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2">
      <style:table-cell-properties fo:border="none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3">
      <style:table-cell-properties fo:border="none"/>
    </style:style>
    <style:style style:name="ce20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table table:name="23.9.21" table:style-name="ta1">
        <table:table-column table:style-name="co19" table:default-cell-style-name="Default"/>
        <table:table-column table:style-name="co1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1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500000*2*8)" office:value-type="float" office:value="47.9799098899476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500000*2*8)" office:value-type="float" office:value="95.06815655531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500000*2*8)" office:value-type="float" office:value="145.887547147744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500000*2*8)" office:value-type="float" office:value="195.048195048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500000*2*8)" office:value-type="float" office:value="245.80478457786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500000*2*8)" office:value-type="float" office:value="295.799924740209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 table:style-name="Default"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393646" calcext:value-type="float">
            <text:p>0.393646</text:p>
          </table:table-cell>
          <table:table-cell table:style-name="Default" office:value-type="float" office:value="0.380856" calcext:value-type="float">
            <text:p>0.3808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5523" calcext:value-type="float">
            <text:p>0.42552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43649" calcext:value-type="float">
            <text:p>0.443649</text:p>
          </table:table-cell>
          <table:table-cell table:number-columns-repeated="8"/>
        </table:table-row>
        <table:table-row table:style-name="ro1">
          <table:table-cell office:value-type="float" office:value="0.397777" calcext:value-type="float">
            <text:p>0.397777</text:p>
          </table:table-cell>
          <table:table-cell table:style-name="Default" office:value-type="float" office:value="0.398264" calcext:value-type="float">
            <text:p>0.398264</text:p>
          </table:table-cell>
          <table:table-cell table:style-name="Default" office:value-type="float" office:value="0.398709" calcext:value-type="float">
            <text:p>0.398709</text:p>
          </table:table-cell>
          <table:table-cell table:style-name="Default" office:value-type="float" office:value="0.396666" calcext:value-type="float">
            <text:p>0.396666</text:p>
          </table:table-cell>
          <table:table-cell table:style-name="Default" office:value-type="float" office:value="0.396625" calcext:value-type="float">
            <text:p>0.396625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394551" calcext:value-type="float">
            <text:p>0.394551</text:p>
          </table:table-cell>
          <table:table-cell office:value-type="float" office:value="0.398939" calcext:value-type="float">
            <text:p>0.398939</text:p>
          </table:table-cell>
          <table:table-cell office:value-type="float" office:value="0.397988" calcext:value-type="float">
            <text:p>0.397988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99934" calcext:value-type="float">
            <text:p>0.399934</text:p>
          </table:table-cell>
          <table:table-cell office:value-type="float" office:value="0.400083" calcext:value-type="float">
            <text:p>0.400083</text:p>
          </table:table-cell>
          <table:table-cell office:value-type="float" office:value="0.394937" calcext:value-type="float">
            <text:p>0.394937</text:p>
          </table:table-cell>
          <table:table-cell/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table:style-name="Default" office:value-type="float" office:value="0.397929" calcext:value-type="float">
            <text:p>0.397929</text:p>
          </table:table-cell>
          <table:table-cell table:style-name="Default" office:value-type="float" office:value="0.398307" calcext:value-type="float">
            <text:p>0.398307</text:p>
          </table:table-cell>
          <table:table-cell table:style-name="Default" office:value-type="float" office:value="0.396366" calcext:value-type="float">
            <text:p>0.396366</text:p>
          </table:table-cell>
          <table:table-cell table:style-name="Default" office:value-type="float" office:value="0.396099" calcext:value-type="float">
            <text:p>0.396099</text:p>
          </table:table-cell>
          <table:table-cell office:value-type="float" office:value="0.394674" calcext:value-type="float">
            <text:p>0.394674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396024" calcext:value-type="float">
            <text:p>0.396024</text:p>
          </table:table-cell>
          <table:table-cell office:value-type="float" office:value="0.394448" calcext:value-type="float">
            <text:p>0.394448</text:p>
          </table:table-cell>
          <table:table-cell office:value-type="float" office:value="0.396756" calcext:value-type="float">
            <text:p>0.396756</text:p>
          </table:table-cell>
          <table:table-cell office:value-type="float" office:value="0.396471" calcext:value-type="float">
            <text:p>0.396471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395466" calcext:value-type="float">
            <text:p>0.395466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399272" calcext:value-type="float">
            <text:p>0.399272</text:p>
          </table:table-cell>
          <table:table-cell office:value-type="float" office:value="0.393153" calcext:value-type="float">
            <text:p>0.393153</text:p>
          </table:table-cell>
          <table:table-cell/>
        </table:table-row>
        <table:table-row table:style-name="ro1">
          <table:table-cell office:value-type="float" office:value="0.426178" calcext:value-type="float">
            <text:p>0.426178</text:p>
          </table:table-cell>
          <table:table-cell table:style-name="Default" office:value-type="float" office:value="0.393265" calcext:value-type="float">
            <text:p>0.393265</text:p>
          </table:table-cell>
          <table:table-cell table:style-name="Default" office:value-type="float" office:value="0.3936" calcext:value-type="float">
            <text:p>0.3936</text:p>
          </table:table-cell>
          <table:table-cell table:style-name="Default" office:value-type="float" office:value="0.391498" calcext:value-type="float">
            <text:p>0.391498</text:p>
          </table:table-cell>
          <table:table-cell table:style-name="Default" office:value-type="float" office:value="0.391265" calcext:value-type="float">
            <text:p>0.391265</text:p>
          </table:table-cell>
          <table:table-cell office:value-type="float" office:value="0.38904" calcext:value-type="float">
            <text:p>0.38904</text:p>
          </table:table-cell>
          <table:table-cell office:value-type="float" office:value="0.390572" calcext:value-type="float">
            <text:p>0.39057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393777" calcext:value-type="float">
            <text:p>0.393777</text:p>
          </table:table-cell>
          <table:table-cell office:value-type="float" office:value="0.392887" calcext:value-type="float">
            <text:p>0.392887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394996" calcext:value-type="float">
            <text:p>0.394996</text:p>
          </table:table-cell>
          <table:table-cell office:value-type="float" office:value="0.389664" calcext:value-type="float">
            <text:p>0.389664</text:p>
          </table:table-cell>
          <table:table-cell/>
        </table:table-row>
        <table:table-row table:style-name="ro1">
          <table:table-cell office:value-type="float" office:value="0.394334" calcext:value-type="float">
            <text:p>0.394334</text:p>
          </table:table-cell>
          <table:table-cell table:style-name="Default" office:value-type="float" office:value="0.398554" calcext:value-type="float">
            <text:p>0.398554</text:p>
          </table:table-cell>
          <table:table-cell table:style-name="Default" office:value-type="float" office:value="0.395916" calcext:value-type="float">
            <text:p>0.395916</text:p>
          </table:table-cell>
          <table:table-cell table:style-name="Default" office:value-type="float" office:value="0.394008" calcext:value-type="float">
            <text:p>0.394008</text:p>
          </table:table-cell>
          <table:table-cell table:style-name="Default" office:value-type="float" office:value="0.39347" calcext:value-type="float">
            <text:p>0.39347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393454" calcext:value-type="float">
            <text:p>0.393454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93787" calcext:value-type="float">
            <text:p>0.393787</text:p>
          </table:table-cell>
          <table:table-cell office:value-type="float" office:value="0.390507" calcext:value-type="float">
            <text:p>0.390507</text:p>
          </table:table-cell>
          <table:table-cell office:value-type="float" office:value="0.392968" calcext:value-type="float">
            <text:p>0.392968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396332" calcext:value-type="float">
            <text:p>0.396332</text:p>
          </table:table-cell>
          <table:table-cell office:value-type="float" office:value="0.425474" calcext:value-type="float">
            <text:p>0.425474</text:p>
          </table:table-cell>
          <table:table-cell office:value-type="string" calcext:value-type="string">
            <text:p>not relevant</text:p>
          </table:table-cell>
        </table:table-row>
        <table:table-row table:style-name="ro1">
          <table:table-cell office:value-type="float" office:value="0.397555" calcext:value-type="float">
            <text:p>0.397555</text:p>
          </table:table-cell>
          <table:table-cell table:style-name="Default" office:value-type="float" office:value="0.399245" calcext:value-type="float">
            <text:p>0.399245</text:p>
          </table:table-cell>
          <table:table-cell table:style-name="Default" office:value-type="float" office:value="0.396104" calcext:value-type="float">
            <text:p>0.396104</text:p>
          </table:table-cell>
          <table:table-cell table:style-name="Default" office:value-type="float" office:value="0.393889" calcext:value-type="float">
            <text:p>0.393889</text:p>
          </table:table-cell>
          <table:table-cell table:style-name="Default" office:value-type="float" office:value="0.393655" calcext:value-type="float">
            <text:p>0.39365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392862" calcext:value-type="float">
            <text:p>0.392862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0.391452" calcext:value-type="float">
            <text:p>0.391452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395287" calcext:value-type="float">
            <text:p>0.395287</text:p>
          </table:table-cell>
          <table:table-cell office:value-type="float" office:value="0.390696" calcext:value-type="float">
            <text:p>0.390696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397135" calcext:value-type="float">
            <text:p>0.397135</text:p>
          </table:table-cell>
          <table:table-cell office:value-type="float" office:value="0.399042" calcext:value-type="float">
            <text:p>0.399042</text:p>
          </table:table-cell>
          <table:table-cell office:value-type="float" office:value="0.409259" calcext:value-type="float">
            <text:p>0.409259</text:p>
          </table:table-cell>
          <table:table-cell/>
        </table:table-row>
        <table:table-row table:style-name="ro1">
          <table:table-cell office:value-type="float" office:value="0.387333" calcext:value-type="float">
            <text:p>0.387333</text:p>
          </table:table-cell>
          <table:table-cell table:style-name="Default" office:value-type="float" office:value="0.387532" calcext:value-type="float">
            <text:p>0.387532</text:p>
          </table:table-cell>
          <table:table-cell table:style-name="Default" office:value-type="float" office:value="0.388377" calcext:value-type="float">
            <text:p>0.388377</text:p>
          </table:table-cell>
          <table:table-cell table:style-name="Default" office:value-type="float" office:value="0.385737" calcext:value-type="float">
            <text:p>0.385737</text:p>
          </table:table-cell>
          <table:table-cell table:style-name="Default" office:value-type="float" office:value="0.385813" calcext:value-type="float">
            <text:p>0.385813</text:p>
          </table:table-cell>
          <table:table-cell office:value-type="float" office:value="0.384186" calcext:value-type="float">
            <text:p>0.384186</text:p>
          </table:table-cell>
          <table:table-cell office:value-type="float" office:value="0.386438" calcext:value-type="float">
            <text:p>0.386438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3717" calcext:value-type="float">
            <text:p>0.383717</text:p>
          </table:table-cell>
          <table:table-cell office:value-type="float" office:value="0.386943" calcext:value-type="float">
            <text:p>0.386943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85316" calcext:value-type="float">
            <text:p>0.385316</text:p>
          </table:table-cell>
          <table:table-cell office:value-type="float" office:value="0.400656" calcext:value-type="float">
            <text:p>0.4006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1127" calcext:value-type="float">
            <text:p>0.421127</text:p>
          </table:table-cell>
          <table:table-cell/>
        </table:table-row>
        <table:table-row table:style-name="ro1">
          <table:table-cell office:value-type="float" office:value="0.386763" calcext:value-type="float">
            <text:p>0.386763</text:p>
          </table:table-cell>
          <table:table-cell table:style-name="Default" office:value-type="float" office:value="0.387636" calcext:value-type="float">
            <text:p>0.387636</text:p>
          </table:table-cell>
          <table:table-cell table:style-name="Default" office:value-type="float" office:value="0.388278" calcext:value-type="float">
            <text:p>0.388278</text:p>
          </table:table-cell>
          <table:table-cell table:style-name="Default" office:value-type="float" office:value="0.386006" calcext:value-type="float">
            <text:p>0.386006</text:p>
          </table:table-cell>
          <table:table-cell table:style-name="Default" office:value-type="float" office:value="0.389524" calcext:value-type="float">
            <text:p>0.389524</text:p>
          </table:table-cell>
          <table:table-cell office:value-type="float" office:value="0.383135" calcext:value-type="float">
            <text:p>0.383135</text:p>
          </table:table-cell>
          <table:table-cell office:value-type="float" office:value="0.384713" calcext:value-type="float">
            <text:p>0.384713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87911" calcext:value-type="float">
            <text:p>0.387911</text:p>
          </table:table-cell>
          <table:table-cell office:value-type="float" office:value="0.388424" calcext:value-type="float">
            <text:p>0.388424</text:p>
          </table:table-cell>
          <table:table-cell office:value-type="float" office:value="0.386887" calcext:value-type="float">
            <text:p>0.386887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35297" calcext:value-type="float">
            <text:p>0.435297</text:p>
          </table:table-cell>
          <table:table-cell office:value-type="float" office:value="0.424006" calcext:value-type="float">
            <text:p>0.424006</text:p>
          </table:table-cell>
          <table:table-cell office:value-type="float" office:value="0.384207" calcext:value-type="float">
            <text:p>0.384207</text:p>
          </table:table-cell>
          <table:table-cell/>
        </table:table-row>
        <table:table-row table:style-name="ro1">
          <table:table-cell office:value-type="float" office:value="0.384602" calcext:value-type="float">
            <text:p>0.384602</text:p>
          </table:table-cell>
          <table:table-cell table:style-name="Default" office:value-type="float" office:value="0.385853" calcext:value-type="float">
            <text:p>0.385853</text:p>
          </table:table-cell>
          <table:table-cell table:style-name="Default" office:value-type="float" office:value="0.386382" calcext:value-type="float">
            <text:p>0.386382</text:p>
          </table:table-cell>
          <table:table-cell table:style-name="Default" office:value-type="float" office:value="0.384624" calcext:value-type="float">
            <text:p>0.384624</text:p>
          </table:table-cell>
          <table:table-cell table:style-name="Default" office:value-type="float" office:value="0.384027" calcext:value-type="float">
            <text:p>0.384027</text:p>
          </table:table-cell>
          <table:table-cell office:value-type="float" office:value="0.382384" calcext:value-type="float">
            <text:p>0.382384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383936" calcext:value-type="float">
            <text:p>0.383936</text:p>
          </table:table-cell>
          <table:table-cell office:value-type="float" office:value="0.381907" calcext:value-type="float">
            <text:p>0.381907</text:p>
          </table:table-cell>
          <table:table-cell office:value-type="float" office:value="0.385017" calcext:value-type="float">
            <text:p>0.385017</text:p>
          </table:table-cell>
          <table:table-cell office:value-type="float" office:value="0.38446" calcext:value-type="float">
            <text:p>0.38446</text:p>
          </table:table-cell>
          <table:table-cell office:value-type="float" office:value="0.407394" calcext:value-type="float">
            <text:p>0.407394</text:p>
          </table:table-cell>
          <table:table-cell office:value-type="float" office:value="0.431835" calcext:value-type="float">
            <text:p>0.431835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0.387606" calcext:value-type="float">
            <text:p>0.387606</text:p>
          </table:table-cell>
          <table:table-cell office:value-type="float" office:value="0.380856" calcext:value-type="float">
            <text:p>0.380856</text:p>
          </table:table-cell>
          <table:table-cell/>
        </table:table-row>
        <table:table-row table:style-name="ro1">
          <table:table-cell office:value-type="float" office:value="0.386893" calcext:value-type="float">
            <text:p>0.386893</text:p>
          </table:table-cell>
          <table:table-cell table:style-name="Default" office:value-type="float" office:value="0.387661" calcext:value-type="float">
            <text:p>0.387661</text:p>
          </table:table-cell>
          <table:table-cell table:style-name="Default" office:value-type="float" office:value="0.387994" calcext:value-type="float">
            <text:p>0.387994</text:p>
          </table:table-cell>
          <table:table-cell table:style-name="Default" office:value-type="float" office:value="0.385839" calcext:value-type="float">
            <text:p>0.385839</text:p>
          </table:table-cell>
          <table:table-cell table:style-name="Default" office:value-type="float" office:value="0.385568" calcext:value-type="float">
            <text:p>0.385568</text:p>
          </table:table-cell>
          <table:table-cell office:value-type="float" office:value="0.382968" calcext:value-type="float">
            <text:p>0.382968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82638" calcext:value-type="float">
            <text:p>0.382638</text:p>
          </table:table-cell>
          <table:table-cell office:value-type="float" office:value="0.388709" calcext:value-type="float">
            <text:p>0.388709</text:p>
          </table:table-cell>
          <table:table-cell office:value-type="float" office:value="0.41047" calcext:value-type="float">
            <text:p>0.41047</text:p>
          </table:table-cell>
          <table:table-cell office:value-type="float" office:value="0.423939" calcext:value-type="float">
            <text:p>0.423939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0.388728" calcext:value-type="float">
            <text:p>0.388728</text:p>
          </table:table-cell>
          <table:table-cell/>
        </table:table-row>
        <table:table-row table:style-name="ro1">
          <table:table-cell office:value-type="float" office:value="0.384909" calcext:value-type="float">
            <text:p>0.384909</text:p>
          </table:table-cell>
          <table:table-cell table:style-name="Default" office:value-type="float" office:value="0.390484" calcext:value-type="float">
            <text:p>0.390484</text:p>
          </table:table-cell>
          <table:table-cell table:style-name="Default" office:value-type="float" office:value="0.386993" calcext:value-type="float">
            <text:p>0.386993</text:p>
          </table:table-cell>
          <table:table-cell table:style-name="Default" office:value-type="float" office:value="0.385078" calcext:value-type="float">
            <text:p>0.385078</text:p>
          </table:table-cell>
          <table:table-cell table:style-name="Default" office:value-type="float" office:value="0.384897" calcext:value-type="float">
            <text:p>0.384897</text:p>
          </table:table-cell>
          <table:table-cell office:value-type="float" office:value="0.383156" calcext:value-type="float">
            <text:p>0.383156</text:p>
          </table:table-cell>
          <table:table-cell office:value-type="float" office:value="0.385579" calcext:value-type="float">
            <text:p>0.385579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82897" calcext:value-type="float">
            <text:p>0.382897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433488" calcext:value-type="float">
            <text:p>0.433488</text:p>
          </table:table-cell>
          <table:table-cell office:value-type="float" office:value="0.405883" calcext:value-type="float">
            <text:p>0.405883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8247" calcext:value-type="float">
            <text:p>0.382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084" calcext:value-type="float">
            <text:p>0.40008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45" calcext:value-type="float">
            <text:p>0.400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6207" calcext:value-type="float">
            <text:p>0.426207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5499" calcext:value-type="float">
            <text:p>0.42549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9263" calcext:value-type="float">
            <text:p>0.40926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43649" calcext:value-type="float">
            <text:p>0.44364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53" calcext:value-type="float">
            <text:p>0.435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1838" calcext:value-type="float">
            <text:p>0.43183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3972" calcext:value-type="float">
            <text:p>0.42397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3526" calcext:value-type="float">
            <text:p>0.43352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ix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391176" calcext:value-type="float">
            <text:p>0.3912</text:p>
          </table:table-cell>
          <table:table-cell table:style-name="ce10" office:value-type="float" office:value="0.366434" calcext:value-type="float">
            <text:p>0.3664</text:p>
          </table:table-cell>
          <table:table-cell table:style-name="ce10" office:value-type="float" office:value="0.473739" calcext:value-type="float">
            <text:p>0.4737</text:p>
          </table:table-cell>
          <table:table-cell table:style-name="ce10" office:value-type="float" office:value="0.375155" calcext:value-type="float">
            <text:p>0.3752</text:p>
          </table:table-cell>
          <table:table-cell table:style-name="ce10" office:value-type="float" office:value="0.374621" calcext:value-type="float">
            <text:p>0.3746</text:p>
          </table:table-cell>
          <table:table-cell table:style-name="ce10" office:value-type="float" office:value="0.377662" calcext:value-type="float">
            <text:p>0.3777</text:p>
          </table:table-cell>
          <table:table-cell table:style-name="ce10" office:value-type="float" office:value="0.410502" calcext:value-type="float">
            <text:p>0.4105</text:p>
          </table:table-cell>
          <table:table-cell table:style-name="ce10" office:value-type="float" office:value="0.379509" calcext:value-type="float">
            <text:p>0.3795</text:p>
          </table:table-cell>
          <table:table-cell table:style-name="ce10" office:value-type="float" office:value="0.451251" calcext:value-type="float">
            <text:p>0.4513</text:p>
          </table:table-cell>
          <table:table-cell table:number-columns-repeated="3"/>
        </table:table-row>
        <table:table-row table:style-name="ro1">
          <table:table-cell table:style-name="ce2" office:value-type="float" office:value="0.389782" calcext:value-type="float">
            <text:p>0.3898</text:p>
          </table:table-cell>
          <table:table-cell office:value-type="float" office:value="0.394873" calcext:value-type="float">
            <text:p>0.3949</text:p>
          </table:table-cell>
          <table:table-cell office:value-type="float" office:value="0.39402" calcext:value-type="float">
            <text:p>0.3940</text:p>
          </table:table-cell>
          <table:table-cell office:value-type="float" office:value="0.394312" calcext:value-type="float">
            <text:p>0.3943</text:p>
          </table:table-cell>
          <table:table-cell office:value-type="float" office:value="0.396663" calcext:value-type="float">
            <text:p>0.3967</text:p>
          </table:table-cell>
          <table:table-cell table:style-name="ce2" office:value-type="float" office:value="0.397019" calcext:value-type="float">
            <text:p>0.3970</text:p>
          </table:table-cell>
          <table:table-cell table:style-name="ce2" office:value-type="float" office:value="0.397198" calcext:value-type="float">
            <text:p>0.3972</text:p>
          </table:table-cell>
          <table:table-cell table:style-name="ce2" office:value-type="float" office:value="0.390009" calcext:value-type="float">
            <text:p>0.3900</text:p>
          </table:table-cell>
          <table:table-cell table:style-name="ce2" office:value-type="float" office:value="0.395504" calcext:value-type="float">
            <text:p>0.395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16" office:value-type="float" office:value="0.39418" calcext:value-type="float">
            <text:p>0.3942</text:p>
          </table:table-cell>
          <table:table-cell table:style-name="ce2" office:value-type="float" office:value="0.3918" calcext:value-type="float">
            <text:p>0.3918</text:p>
          </table:table-cell>
          <table:table-cell table:style-name="ce2" office:value-type="float" office:value="0.392474" calcext:value-type="float">
            <text:p>0.3925</text:p>
          </table:table-cell>
          <table:table-cell table:style-name="ce2" office:value-type="float" office:value="0.392827" calcext:value-type="float">
            <text:p>0.3928</text:p>
          </table:table-cell>
          <table:table-cell table:style-name="ce2" office:value-type="float" office:value="0.392408" calcext:value-type="float">
            <text:p>0.3924</text:p>
          </table:table-cell>
          <table:table-cell table:style-name="ce11" office:value-type="float" office:value="0.3762" calcext:value-type="float">
            <text:p>0.3762</text:p>
          </table:table-cell>
          <table:table-cell/>
        </table:table-row>
        <table:table-row table:style-name="ro1">
          <table:table-cell table:style-name="ce2" office:value-type="float" office:value="0.400437" calcext:value-type="float">
            <text:p>0.4004</text:p>
          </table:table-cell>
          <table:table-cell office:value-type="float" office:value="0.393769" calcext:value-type="float">
            <text:p>0.3938</text:p>
          </table:table-cell>
          <table:table-cell office:value-type="float" office:value="0.392568" calcext:value-type="float">
            <text:p>0.3926</text:p>
          </table:table-cell>
          <table:table-cell office:value-type="float" office:value="0.392491" calcext:value-type="float">
            <text:p>0.3925</text:p>
          </table:table-cell>
          <table:table-cell office:value-type="float" office:value="0.393756" calcext:value-type="float">
            <text:p>0.3938</text:p>
          </table:table-cell>
          <table:table-cell table:style-name="ce2" office:value-type="float" office:value="0.39236" calcext:value-type="float">
            <text:p>0.3924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87391" calcext:value-type="float">
            <text:p>0.3874</text:p>
          </table:table-cell>
          <table:table-cell table:style-name="ce2" office:value-type="float" office:value="0.391556" calcext:value-type="float">
            <text:p>0.3916</text:p>
          </table:table-cell>
          <table:table-cell table:style-name="ce2" office:value-type="float" office:value="0.395008" calcext:value-type="float">
            <text:p>0.3950</text:p>
          </table:table-cell>
          <table:table-cell table:style-name="ce16" office:value-type="float" office:value="0.393478" calcext:value-type="float">
            <text:p>0.3935</text:p>
          </table:table-cell>
          <table:table-cell table:style-name="ce2" office:value-type="float" office:value="0.394667" calcext:value-type="float">
            <text:p>0.3947</text:p>
          </table:table-cell>
          <table:table-cell table:style-name="ce2" office:value-type="float" office:value="0.395465" calcext:value-type="float">
            <text:p>0.3955</text:p>
          </table:table-cell>
          <table:table-cell table:style-name="ce2" office:value-type="float" office:value="0.395909" calcext:value-type="float">
            <text:p>0.3959</text:p>
          </table:table-cell>
          <table:table-cell table:style-name="ce2" office:value-type="float" office:value="0.395782" calcext:value-type="float">
            <text:p>0.3958</text:p>
          </table:table-cell>
          <table:table-cell table:style-name="ce11" office:value-type="float" office:value="0.377662" calcext:value-type="float">
            <text:p>0.3777</text:p>
          </table:table-cell>
          <table:table-cell/>
        </table:table-row>
        <table:table-row table:style-name="ro1">
          <table:table-cell table:style-name="ce2" office:value-type="float" office:value="0.427354" calcext:value-type="float">
            <text:p>0.4274</text:p>
          </table:table-cell>
          <table:table-cell office:value-type="float" office:value="0.389954" calcext:value-type="float">
            <text:p>0.3900</text:p>
          </table:table-cell>
          <table:table-cell office:value-type="float" office:value="0.389328" calcext:value-type="float">
            <text:p>0.3893</text:p>
          </table:table-cell>
          <table:table-cell office:value-type="float" office:value="0.389331" calcext:value-type="float">
            <text:p>0.3893</text:p>
          </table:table-cell>
          <table:table-cell office:value-type="float" office:value="0.391828" calcext:value-type="float">
            <text:p>0.3918</text:p>
          </table:table-cell>
          <table:table-cell table:style-name="ce2" office:value-type="float" office:value="0.391769" calcext:value-type="float">
            <text:p>0.3918</text:p>
          </table:table-cell>
          <table:table-cell table:style-name="ce2" office:value-type="float" office:value="0.392233" calcext:value-type="float">
            <text:p>0.3922</text:p>
          </table:table-cell>
          <table:table-cell table:style-name="ce2" office:value-type="float" office:value="0.384631" calcext:value-type="float">
            <text:p>0.3846</text:p>
          </table:table-cell>
          <table:table-cell table:style-name="ce2" office:value-type="float" office:value="0.390727" calcext:value-type="float">
            <text:p>0.3907</text:p>
          </table:table-cell>
          <table:table-cell table:style-name="ce2" office:value-type="float" office:value="0.390739" calcext:value-type="float">
            <text:p>0.3907</text:p>
          </table:table-cell>
          <table:table-cell table:style-name="ce16" office:value-type="float" office:value="0.389328" calcext:value-type="float">
            <text:p>0.3893</text:p>
          </table:table-cell>
          <table:table-cell table:style-name="ce2" office:value-type="float" office:value="0.386547" calcext:value-type="float">
            <text:p>0.3865</text:p>
          </table:table-cell>
          <table:table-cell table:style-name="ce2" office:value-type="float" office:value="0.387713" calcext:value-type="float">
            <text:p>0.3877</text:p>
          </table:table-cell>
          <table:table-cell table:style-name="ce2" office:value-type="float" office:value="0.387874" calcext:value-type="float">
            <text:p>0.3879</text:p>
          </table:table-cell>
          <table:table-cell table:style-name="ce2" office:value-type="float" office:value="0.387561" calcext:value-type="float">
            <text:p>0.3876</text:p>
          </table:table-cell>
          <table:table-cell table:style-name="ce11" office:value-type="float" office:value="0.375057" calcext:value-type="float">
            <text:p>0.3751</text:p>
          </table:table-cell>
          <table:table-cell/>
        </table:table-row>
        <table:table-row table:style-name="ro1">
          <table:table-cell table:style-name="ce2" office:value-type="float" office:value="0.388115" calcext:value-type="float">
            <text:p>0.3881</text:p>
          </table:table-cell>
          <table:table-cell office:value-type="float" office:value="0.394288" calcext:value-type="float">
            <text:p>0.3943</text:p>
          </table:table-cell>
          <table:table-cell office:value-type="float" office:value="0.397507" calcext:value-type="float">
            <text:p>0.3975</text:p>
          </table:table-cell>
          <table:table-cell office:value-type="float" office:value="0.393122" calcext:value-type="float">
            <text:p>0.3931</text:p>
          </table:table-cell>
          <table:table-cell office:value-type="float" office:value="0.394351" calcext:value-type="float">
            <text:p>0.3944</text:p>
          </table:table-cell>
          <table:table-cell table:style-name="ce2" office:value-type="float" office:value="0.393392" calcext:value-type="float">
            <text:p>0.3934</text:p>
          </table:table-cell>
          <table:table-cell table:style-name="ce2" office:value-type="float" office:value="0.393901" calcext:value-type="float">
            <text:p>0.3939</text:p>
          </table:table-cell>
          <table:table-cell table:style-name="ce2" office:value-type="float" office:value="0.388481" calcext:value-type="float">
            <text:p>0.3885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5616" calcext:value-type="float">
            <text:p>0.3956</text:p>
          </table:table-cell>
          <table:table-cell table:style-name="ce16" office:value-type="float" office:value="0.394268" calcext:value-type="float">
            <text:p>0.3943</text:p>
          </table:table-cell>
          <table:table-cell table:style-name="ce2" office:value-type="float" office:value="0.39548" calcext:value-type="float">
            <text:p>0.3955</text:p>
          </table:table-cell>
          <table:table-cell table:style-name="ce2" office:value-type="float" office:value="0.396163" calcext:value-type="float">
            <text:p>0.3962</text:p>
          </table:table-cell>
          <table:table-cell table:style-name="ce2" office:value-type="float" office:value="0.396517" calcext:value-type="float">
            <text:p>0.3965</text:p>
          </table:table-cell>
          <table:table-cell table:style-name="ce2" office:value-type="float" office:value="0.397356" calcext:value-type="float">
            <text:p>0.3974</text:p>
          </table:table-cell>
          <table:table-cell table:style-name="ce11" office:value-type="float" office:value="0.37534" calcext:value-type="float">
            <text:p>0.3753</text:p>
          </table:table-cell>
          <table:table-cell/>
        </table:table-row>
        <table:table-row table:style-name="ro1">
          <table:table-cell table:style-name="ce2" office:value-type="float" office:value="0.382163" calcext:value-type="float">
            <text:p>0.3822</text:p>
          </table:table-cell>
          <table:table-cell office:value-type="float" office:value="0.387887" calcext:value-type="float">
            <text:p>0.3879</text:p>
          </table:table-cell>
          <table:table-cell office:value-type="float" office:value="0.382616" calcext:value-type="float">
            <text:p>0.3826</text:p>
          </table:table-cell>
          <table:table-cell office:value-type="float" office:value="0.382605" calcext:value-type="float">
            <text:p>0.3826</text:p>
          </table:table-cell>
          <table:table-cell office:value-type="float" office:value="0.385211" calcext:value-type="float">
            <text:p>0.3852</text:p>
          </table:table-cell>
          <table:table-cell table:style-name="ce2" office:value-type="float" office:value="0.389641" calcext:value-type="float">
            <text:p>0.3896</text:p>
          </table:table-cell>
          <table:table-cell table:style-name="ce2" office:value-type="float" office:value="0.385822" calcext:value-type="float">
            <text:p>0.3858</text:p>
          </table:table-cell>
          <table:table-cell table:style-name="ce2" office:value-type="float" office:value="0.377806" calcext:value-type="float">
            <text:p>0.3778</text:p>
          </table:table-cell>
          <table:table-cell table:style-name="ce2" office:value-type="float" office:value="0.388206" calcext:value-type="float">
            <text:p>0.3882</text:p>
          </table:table-cell>
          <table:table-cell table:style-name="ce2" office:value-type="float" office:value="0.383987" calcext:value-type="float">
            <text:p>0.3840</text:p>
          </table:table-cell>
          <table:table-cell table:style-name="ce16" office:value-type="float" office:value="0.382626" calcext:value-type="float">
            <text:p>0.3826</text:p>
          </table:table-cell>
          <table:table-cell table:style-name="ce2" office:value-type="float" office:value="0.379645" calcext:value-type="float">
            <text:p>0.3796</text:p>
          </table:table-cell>
          <table:table-cell table:style-name="ce2" office:value-type="float" office:value="0.38246" calcext:value-type="float">
            <text:p>0.3825</text:p>
          </table:table-cell>
          <table:table-cell table:style-name="ce2" office:value-type="float" office:value="0.441225" calcext:value-type="float">
            <text:p>0.4412</text:p>
          </table:table-cell>
          <table:table-cell table:style-name="ce2" office:value-type="float" office:value="0.470348" calcext:value-type="float">
            <text:p>0.4703</text:p>
          </table:table-cell>
          <table:table-cell table:style-name="ce11" office:value-type="float" office:value="0.374945" calcext:value-type="float">
            <text:p>0.3749</text:p>
          </table:table-cell>
          <table:table-cell/>
        </table:table-row>
        <table:table-row table:style-name="ro1">
          <table:table-cell table:style-name="ce2" office:value-type="float" office:value="0.367638" calcext:value-type="float">
            <text:p>0.3676</text:p>
          </table:table-cell>
          <table:table-cell office:value-type="float" office:value="0.377518" calcext:value-type="float">
            <text:p>0.377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37179" calcext:value-type="float">
            <text:p>0.3718</text:p>
          </table:table-cell>
          <table:table-cell office:value-type="float" office:value="0.372721" calcext:value-type="float">
            <text:p>0.3727</text:p>
          </table:table-cell>
          <table:table-cell table:style-name="ce2" office:value-type="float" office:value="0.376812" calcext:value-type="float">
            <text:p>0.3768</text:p>
          </table:table-cell>
          <table:table-cell table:style-name="ce2" office:value-type="float" office:value="0.372507" calcext:value-type="float">
            <text:p>0.3725</text:p>
          </table:table-cell>
          <table:table-cell table:style-name="ce2" office:value-type="float" office:value="0.366434" calcext:value-type="float">
            <text:p>0.3664</text:p>
          </table:table-cell>
          <table:table-cell table:style-name="ce2" office:value-type="float" office:value="0.375777" calcext:value-type="float">
            <text:p>0.3758</text:p>
          </table:table-cell>
          <table:table-cell table:style-name="ce2" office:value-type="float" office:value="0.374361" calcext:value-type="float">
            <text:p>0.3744</text:p>
          </table:table-cell>
          <table:table-cell table:style-name="ce16" office:value-type="float" office:value="0.387573" calcext:value-type="float">
            <text:p>0.3876</text:p>
          </table:table-cell>
          <table:table-cell table:style-name="ce2" office:value-type="float" office:value="0.435427" calcext:value-type="float">
            <text:p>0.4354</text:p>
          </table:table-cell>
          <table:table-cell table:style-name="ce2" office:value-type="float" office:value="0.473739" calcext:value-type="float">
            <text:p>0.4737</text:p>
          </table:table-cell>
          <table:table-cell table:style-name="ce2" office:value-type="float" office:value="0.425639" calcext:value-type="float">
            <text:p>0.4256</text:p>
          </table:table-cell>
          <table:table-cell table:style-name="ce2" office:value-type="float" office:value="0.404074" calcext:value-type="float">
            <text:p>0.4041</text:p>
          </table:table-cell>
          <table:table-cell table:style-name="ce11" office:value-type="float" office:value="0.3747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6715" calcext:value-type="float">
            <text:p>0.3667</text:p>
          </table:table-cell>
          <table:table-cell office:value-type="float" office:value="0.372603" calcext:value-type="float">
            <text:p>0.3726</text:p>
          </table:table-cell>
          <table:table-cell office:value-type="float" office:value="0.371561" calcext:value-type="float">
            <text:p>0.3716</text:p>
          </table:table-cell>
          <table:table-cell office:value-type="float" office:value="0.376753" calcext:value-type="float">
            <text:p>0.3768</text:p>
          </table:table-cell>
          <table:table-cell office:value-type="float" office:value="0.379068" calcext:value-type="float">
            <text:p>0.3791</text:p>
          </table:table-cell>
          <table:table-cell table:style-name="ce2" office:value-type="float" office:value="0.374682" calcext:value-type="float">
            <text:p>0.3747</text:p>
          </table:table-cell>
          <table:table-cell table:style-name="ce2" office:value-type="float" office:value="0.375295" calcext:value-type="float">
            <text:p>0.3753</text:p>
          </table:table-cell>
          <table:table-cell table:style-name="ce2" office:value-type="float" office:value="0.366878" calcext:value-type="float">
            <text:p>0.3669</text:p>
          </table:table-cell>
          <table:table-cell table:style-name="ce2" office:value-type="float" office:value="0.396618" calcext:value-type="float">
            <text:p>0.3966</text:p>
          </table:table-cell>
          <table:table-cell table:style-name="ce2" office:value-type="float" office:value="0.451949" calcext:value-type="float">
            <text:p>0.4519</text:p>
          </table:table-cell>
          <table:table-cell table:style-name="ce16" office:value-type="float" office:value="0.464265" calcext:value-type="float">
            <text:p>0.4643</text:p>
          </table:table-cell>
          <table:table-cell table:style-name="ce2" office:value-type="float" office:value="0.417562" calcext:value-type="float">
            <text:p>0.4176</text:p>
          </table:table-cell>
          <table:table-cell table:style-name="ce2" office:value-type="float" office:value="0.380566" calcext:value-type="float">
            <text:p>0.3806</text:p>
          </table:table-cell>
          <table:table-cell table:style-name="ce2" office:value-type="float" office:value="0.375455" calcext:value-type="float">
            <text:p>0.3755</text:p>
          </table:table-cell>
          <table:table-cell table:style-name="ce2" office:value-type="float" office:value="0.369327" calcext:value-type="float">
            <text:p>0.3693</text:p>
          </table:table-cell>
          <table:table-cell table:style-name="ce11" office:value-type="float" office:value="0.374674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286" calcext:value-type="float">
            <text:p>0.3683</text:p>
          </table:table-cell>
          <table:table-cell office:value-type="float" office:value="0.37991" calcext:value-type="float">
            <text:p>0.3799</text:p>
          </table:table-cell>
          <table:table-cell office:value-type="float" office:value="0.373638" calcext:value-type="float">
            <text:p>0.3736</text:p>
          </table:table-cell>
          <table:table-cell office:value-type="float" office:value="0.373248" calcext:value-type="float">
            <text:p>0.3732</text:p>
          </table:table-cell>
          <table:table-cell office:value-type="float" office:value="0.374866" calcext:value-type="float">
            <text:p>0.3749</text:p>
          </table:table-cell>
          <table:table-cell table:style-name="ce2" office:value-type="float" office:value="0.378885" calcext:value-type="float">
            <text:p>0.3789</text:p>
          </table:table-cell>
          <table:table-cell table:style-name="ce2" office:value-type="float" office:value="0.401363" calcext:value-type="float">
            <text:p>0.4014</text:p>
          </table:table-cell>
          <table:table-cell table:style-name="ce2" office:value-type="float" office:value="0.440741" calcext:value-type="float">
            <text:p>0.4407</text:p>
          </table:table-cell>
          <table:table-cell table:style-name="ce2" office:value-type="float" office:value="0.452117" calcext:value-type="float">
            <text:p>0.4521</text:p>
          </table:table-cell>
          <table:table-cell table:style-name="ce2" office:value-type="float" office:value="0.41703" calcext:value-type="float">
            <text:p>0.4170</text:p>
          </table:table-cell>
          <table:table-cell table:style-name="ce16" office:value-type="float" office:value="0.375935" calcext:value-type="float">
            <text:p>0.3759</text:p>
          </table:table-cell>
          <table:table-cell table:style-name="ce2" office:value-type="float" office:value="0.376596" calcext:value-type="float">
            <text:p>0.3766</text:p>
          </table:table-cell>
          <table:table-cell table:style-name="ce2" office:value-type="float" office:value="0.377154" calcext:value-type="float">
            <text:p>0.3772</text:p>
          </table:table-cell>
          <table:table-cell table:style-name="ce2" office:value-type="float" office:value="0.377653" calcext:value-type="float">
            <text:p>0.3777</text:p>
          </table:table-cell>
          <table:table-cell table:style-name="ce2" office:value-type="float" office:value="0.377108" calcext:value-type="float">
            <text:p>0.3771</text:p>
          </table:table-cell>
          <table:table-cell table:style-name="ce11" office:value-type="float" office:value="0.37472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809" calcext:value-type="float">
            <text:p>0.3688</text:p>
          </table:table-cell>
          <table:table-cell office:value-type="float" office:value="0.373906" calcext:value-type="float">
            <text:p>0.3739</text:p>
          </table:table-cell>
          <table:table-cell office:value-type="float" office:value="0.373159" calcext:value-type="float">
            <text:p>0.3732</text:p>
          </table:table-cell>
          <table:table-cell office:value-type="float" office:value="0.373233" calcext:value-type="float">
            <text:p>0.3732</text:p>
          </table:table-cell>
          <table:table-cell office:value-type="float" office:value="0.407686" calcext:value-type="float">
            <text:p>0.4077</text:p>
          </table:table-cell>
          <table:table-cell table:style-name="ce2" office:value-type="float" office:value="0.460889" calcext:value-type="float">
            <text:p>0.4609</text:p>
          </table:table-cell>
          <table:table-cell table:style-name="ce2" office:value-type="float" office:value="0.460319" calcext:value-type="float">
            <text:p>0.4603</text:p>
          </table:table-cell>
          <table:table-cell table:style-name="ce2" office:value-type="float" office:value="0.408873" calcext:value-type="float">
            <text:p>0.4089</text:p>
          </table:table-cell>
          <table:table-cell table:style-name="ce2" office:value-type="float" office:value="0.37448" calcext:value-type="float">
            <text:p>0.3745</text:p>
          </table:table-cell>
          <table:table-cell table:style-name="ce2" office:value-type="float" office:value="0.378919" calcext:value-type="float">
            <text:p>0.3789</text:p>
          </table:table-cell>
          <table:table-cell table:style-name="ce16" office:value-type="float" office:value="0.373146" calcext:value-type="float">
            <text:p>0.3731</text:p>
          </table:table-cell>
          <table:table-cell table:style-name="ce2" office:value-type="float" office:value="0.370385" calcext:value-type="float">
            <text:p>0.3704</text:p>
          </table:table-cell>
          <table:table-cell table:style-name="ce2" office:value-type="float" office:value="0.371501" calcext:value-type="float">
            <text:p>0.3715</text:p>
          </table:table-cell>
          <table:table-cell table:style-name="ce2" office:value-type="float" office:value="0.372035" calcext:value-type="float">
            <text:p>0.3720</text:p>
          </table:table-cell>
          <table:table-cell table:style-name="ce2" office:value-type="float" office:value="0.371251" calcext:value-type="float">
            <text:p>0.3713</text:p>
          </table:table-cell>
          <table:table-cell table:style-name="ce11" office:value-type="float" office:value="0.374621" calcext:value-type="float">
            <text:p>0.3746</text:p>
          </table:table-cell>
          <table:table-cell/>
        </table:table-row>
        <table:table-row table:style-name="ro1">
          <table:table-cell table:style-name="ce2" office:value-type="float" office:value="0.368314" calcext:value-type="float">
            <text:p>0.3683</text:p>
          </table:table-cell>
          <table:table-cell office:value-type="float" office:value="0.374416" calcext:value-type="float">
            <text:p>0.3744</text:p>
          </table:table-cell>
          <table:table-cell office:value-type="float" office:value="0.409956" calcext:value-type="float">
            <text:p>0.4100</text:p>
          </table:table-cell>
          <table:table-cell office:value-type="float" office:value="0.460021" calcext:value-type="float">
            <text:p>0.4600</text:p>
          </table:table-cell>
          <table:table-cell office:value-type="float" office:value="0.44364" calcext:value-type="float">
            <text:p>0.4436</text:p>
          </table:table-cell>
          <table:table-cell table:style-name="ce2" office:value-type="float" office:value="0.403546" calcext:value-type="float">
            <text:p>0.4035</text:p>
          </table:table-cell>
          <table:table-cell table:style-name="ce2" office:value-type="float" office:value="0.373705" calcext:value-type="float">
            <text:p>0.3737</text:p>
          </table:table-cell>
          <table:table-cell table:style-name="ce2" office:value-type="float" office:value="0.367893" calcext:value-type="float">
            <text:p>0.3679</text:p>
          </table:table-cell>
          <table:table-cell table:style-name="ce2" office:value-type="float" office:value="0.37211" calcext:value-type="float">
            <text:p>0.3721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16" office:value-type="float" office:value="0.374075" calcext:value-type="float">
            <text:p>0.3741</text:p>
          </table:table-cell>
          <table:table-cell table:style-name="ce2" office:value-type="float" office:value="0.375684" calcext:value-type="float">
            <text:p>0.3757</text:p>
          </table:table-cell>
          <table:table-cell table:style-name="ce2" office:value-type="float" office:value="0.376469" calcext:value-type="float">
            <text:p>0.3765</text:p>
          </table:table-cell>
          <table:table-cell table:style-name="ce2" office:value-type="float" office:value="0.382211" calcext:value-type="float">
            <text:p>0.3822</text:p>
          </table:table-cell>
          <table:table-cell table:style-name="ce2" office:value-type="float" office:value="0.376387" calcext:value-type="float">
            <text:p>0.3764</text:p>
          </table:table-cell>
          <table:table-cell table:style-name="ce11" office:value-type="float" office:value="0.374675" calcext:value-type="float">
            <text:p>0.37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78647" calcext:value-type="float">
            <text:p>0.3786</text:p>
          </table:table-cell>
          <table:table-cell office:value-type="float" office:value="0.384335" calcext:value-type="float">
            <text:p>0.3843</text:p>
          </table:table-cell>
          <table:table-cell office:value-type="float" office:value="0.380822" calcext:value-type="float">
            <text:p>0.3808</text:p>
          </table:table-cell>
          <table:table-cell table:style-name="ce2" office:value-type="float" office:value="0.379509" calcext:value-type="float">
            <text:p>0.3795</text:p>
          </table:table-cell>
          <table:table-cell table:style-name="ce2" office:value-type="float" office:value="0.430994" calcext:value-type="float">
            <text:p>0.4310</text:p>
          </table:table-cell>
          <table:table-cell table:style-name="ce2" office:value-type="float" office:value="0.400839" calcext:value-type="float">
            <text:p>0.4008</text:p>
          </table:table-cell>
          <table:table-cell table:style-name="ce2" office:value-type="float" office:value="0.423131" calcext:value-type="float">
            <text:p>0.4231</text:p>
          </table:table-cell>
          <table:table-cell table:style-name="ce2" office:value-type="float" office:value="0.415931" calcext:value-type="float">
            <text:p>0.4159</text:p>
          </table:table-cell>
          <table:table-cell table:style-name="ce2" office:value-type="float" office:value="0.451251" calcext:value-type="float">
            <text:p>0.4513</text:p>
          </table:table-cell>
          <table:table-cell table:style-name="ce2" office:value-type="float" office:value="0.42771" calcext:value-type="float">
            <text:p>0.427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391545" calcext:value-type="float">
            <text:p>0.3915</text:p>
          </table:table-cell>
          <table:table-cell table:style-name="ce10" office:value-type="float" office:value="0.365609" calcext:value-type="float">
            <text:p>0.3656</text:p>
          </table:table-cell>
          <table:table-cell table:style-name="ce10" office:value-type="float" office:value="0.4667" calcext:value-type="float">
            <text:p>0.4667</text:p>
          </table:table-cell>
          <table:table-cell table:style-name="ce10" office:value-type="float" office:value="0.372397" calcext:value-type="float">
            <text:p>0.3724</text:p>
          </table:table-cell>
          <table:table-cell table:style-name="ce10" office:value-type="float" office:value="0.366429" calcext:value-type="float">
            <text:p>0.3664</text:p>
          </table:table-cell>
          <table:table-cell table:style-name="ce10" office:value-type="float" office:value="0.381212" calcext:value-type="float">
            <text:p>0.3812</text:p>
          </table:table-cell>
          <table:table-cell table:style-name="ce10" office:value-type="float" office:value="0.392109" calcext:value-type="float">
            <text:p>0.3921</text:p>
          </table:table-cell>
          <table:table-cell table:style-name="ce10" office:value-type="float" office:value="0.375988" calcext:value-type="float">
            <text:p>0.3760</text:p>
          </table:table-cell>
          <table:table-cell table:style-name="ce10" office:value-type="float" office:value="0.417655" calcext:value-type="float">
            <text:p>0.4177</text:p>
          </table:table-cell>
          <table:table-cell table:number-columns-repeated="3"/>
        </table:table-row>
        <table:table-row table:style-name="ro1">
          <table:table-cell table:style-name="ce2" office:value-type="float" office:value="0.391227" calcext:value-type="float">
            <text:p>0.3912</text:p>
          </table:table-cell>
          <table:table-cell office:value-type="float" office:value="0.388498" calcext:value-type="float">
            <text:p>0.3885</text:p>
          </table:table-cell>
          <table:table-cell office:value-type="float" office:value="0.38742" calcext:value-type="float">
            <text:p>0.3874</text:p>
          </table:table-cell>
          <table:table-cell office:value-type="float" office:value="0.387144" calcext:value-type="float">
            <text:p>0.3871</text:p>
          </table:table-cell>
          <table:table-cell office:value-type="float" office:value="0.420389" calcext:value-type="float">
            <text:p>0.4204</text:p>
          </table:table-cell>
          <table:table-cell table:style-name="ce2" office:value-type="float" office:value="0.392219" calcext:value-type="float">
            <text:p>0.3922</text:p>
          </table:table-cell>
          <table:table-cell table:style-name="ce2" office:value-type="float" office:value="0.392139" calcext:value-type="float">
            <text:p>0.3921</text:p>
          </table:table-cell>
          <table:table-cell table:style-name="ce2" office:value-type="float" office:value="0.391515" calcext:value-type="float">
            <text:p>0.3915</text:p>
          </table:table-cell>
          <table:table-cell table:style-name="ce2" office:value-type="float" office:value="0.38851" calcext:value-type="float">
            <text:p>0.3885</text:p>
          </table:table-cell>
          <table:table-cell table:style-name="ce2" office:value-type="float" office:value="0.391194" calcext:value-type="float">
            <text:p>0.3912</text:p>
          </table:table-cell>
          <table:table-cell table:style-name="ce16" office:value-type="float" office:value="0.393185" calcext:value-type="float">
            <text:p>0.3932</text:p>
          </table:table-cell>
          <table:table-cell table:style-name="ce2" office:value-type="float" office:value="0.392353" calcext:value-type="float">
            <text:p>0.3924</text:p>
          </table:table-cell>
          <table:table-cell table:style-name="ce2" office:value-type="float" office:value="0.391797" calcext:value-type="float">
            <text:p>0.3918</text:p>
          </table:table-cell>
          <table:table-cell table:style-name="ce2" office:value-type="float" office:value="0.39247" calcext:value-type="float">
            <text:p>0.3925</text:p>
          </table:table-cell>
          <table:table-cell table:style-name="ce11" office:value-type="float" office:value="0.375869" calcext:value-type="float">
            <text:p>0.3759</text:p>
          </table:table-cell>
          <table:table-cell table:style-name="ce2" office:value-type="float" office:value="0.366731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385949" calcext:value-type="float">
            <text:p>0.3859</text:p>
          </table:table-cell>
          <table:table-cell office:value-type="float" office:value="0.390009" calcext:value-type="float">
            <text:p>0.3900</text:p>
          </table:table-cell>
          <table:table-cell office:value-type="float" office:value="0.38885" calcext:value-type="float">
            <text:p>0.3889</text:p>
          </table:table-cell>
          <table:table-cell office:value-type="float" office:value="0.406645" calcext:value-type="float">
            <text:p>0.4066</text:p>
          </table:table-cell>
          <table:table-cell office:value-type="float" office:value="0.412552" calcext:value-type="float">
            <text:p>0.4126</text:p>
          </table:table-cell>
          <table:table-cell table:style-name="ce2" office:value-type="float" office:value="0.389699" calcext:value-type="float">
            <text:p>0.3897</text:p>
          </table:table-cell>
          <table:table-cell table:style-name="ce2" office:value-type="float" office:value="0.39154" calcext:value-type="float">
            <text:p>0.3915</text:p>
          </table:table-cell>
          <table:table-cell table:style-name="ce2" office:value-type="float" office:value="0.389997" calcext:value-type="float">
            <text:p>0.3900</text:p>
          </table:table-cell>
          <table:table-cell table:style-name="ce2" office:value-type="float" office:value="0.39039" calcext:value-type="float">
            <text:p>0.3904</text:p>
          </table:table-cell>
          <table:table-cell table:style-name="ce2" office:value-type="float" office:value="0.389119" calcext:value-type="float">
            <text:p>0.3891</text:p>
          </table:table-cell>
          <table:table-cell table:style-name="ce16" office:value-type="float" office:value="0.390943" calcext:value-type="float">
            <text:p>0.3909</text:p>
          </table:table-cell>
          <table:table-cell table:style-name="ce2" office:value-type="float" office:value="0.389932" calcext:value-type="float">
            <text:p>0.3899</text:p>
          </table:table-cell>
          <table:table-cell table:style-name="ce2" office:value-type="float" office:value="0.3941" calcext:value-type="float">
            <text:p>0.3941</text:p>
          </table:table-cell>
          <table:table-cell table:style-name="ce2" office:value-type="float" office:value="0.390039" calcext:value-type="float">
            <text:p>0.3900</text:p>
          </table:table-cell>
          <table:table-cell table:style-name="ce11" office:value-type="float" office:value="0.37748" calcext:value-type="float">
            <text:p>0.3775</text:p>
          </table:table-cell>
          <table:table-cell table:style-name="ce2" office:value-type="float" office:value="0.366982" calcext:value-type="float">
            <text:p>0.3670</text:p>
          </table:table-cell>
          <table:table-cell/>
        </table:table-row>
        <table:table-row table:style-name="ro1">
          <table:table-cell table:style-name="ce2" office:value-type="float" office:value="0.374374" calcext:value-type="float">
            <text:p>0.3744</text:p>
          </table:table-cell>
          <table:table-cell office:value-type="float" office:value="0.398847" calcext:value-type="float">
            <text:p>0.3988</text:p>
          </table:table-cell>
          <table:table-cell office:value-type="float" office:value="0.440306" calcext:value-type="float">
            <text:p>0.4403</text:p>
          </table:table-cell>
          <table:table-cell office:value-type="float" office:value="0.465952" calcext:value-type="float">
            <text:p>0.4660</text:p>
          </table:table-cell>
          <table:table-cell office:value-type="float" office:value="0.382298" calcext:value-type="float">
            <text:p>0.3823</text:p>
          </table:table-cell>
          <table:table-cell table:style-name="ce2" office:value-type="float" office:value="0.381772" calcext:value-type="float">
            <text:p>0.3818</text:p>
          </table:table-cell>
          <table:table-cell table:style-name="ce2" office:value-type="float" office:value="0.386297" calcext:value-type="float">
            <text:p>0.3863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77761" calcext:value-type="float">
            <text:p>0.3778</text:p>
          </table:table-cell>
          <table:table-cell table:style-name="ce2" office:value-type="float" office:value="0.380821" calcext:value-type="float">
            <text:p>0.3808</text:p>
          </table:table-cell>
          <table:table-cell table:style-name="ce16" office:value-type="float" office:value="0.387611" calcext:value-type="float">
            <text:p>0.3876</text:p>
          </table:table-cell>
          <table:table-cell table:style-name="ce2" office:value-type="float" office:value="0.386432" calcext:value-type="float">
            <text:p>0.3864</text:p>
          </table:table-cell>
          <table:table-cell table:style-name="ce2" office:value-type="float" office:value="0.381562" calcext:value-type="float">
            <text:p>0.3816</text:p>
          </table:table-cell>
          <table:table-cell table:style-name="ce2" office:value-type="float" office:value="0.382361" calcext:value-type="float">
            <text:p>0.3824</text:p>
          </table:table-cell>
          <table:table-cell table:style-name="ce11" office:value-type="float" office:value="0.374718" calcext:value-type="float">
            <text:p>0.3747</text:p>
          </table:table-cell>
          <table:table-cell table:style-name="ce2" office:value-type="float" office:value="0.366732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434164" calcext:value-type="float">
            <text:p>0.4342</text:p>
          </table:table-cell>
          <table:table-cell office:value-type="float" office:value="0.465045" calcext:value-type="float">
            <text:p>0.4650</text:p>
          </table:table-cell>
          <table:table-cell office:value-type="float" office:value="0.432624" calcext:value-type="float">
            <text:p>0.4326</text:p>
          </table:table-cell>
          <table:table-cell office:value-type="float" office:value="0.379305" calcext:value-type="float">
            <text:p>0.3793</text:p>
          </table:table-cell>
          <table:table-cell office:value-type="float" office:value="0.374721" calcext:value-type="float">
            <text:p>0.3747</text:p>
          </table:table-cell>
          <table:table-cell table:style-name="ce2" office:value-type="float" office:value="0.373919" calcext:value-type="float">
            <text:p>0.3739</text:p>
          </table:table-cell>
          <table:table-cell table:style-name="ce2" office:value-type="float" office:value="0.375903" calcext:value-type="float">
            <text:p>0.3759</text:p>
          </table:table-cell>
          <table:table-cell table:style-name="ce2" office:value-type="float" office:value="0.37456" calcext:value-type="float">
            <text:p>0.3746</text:p>
          </table:table-cell>
          <table:table-cell table:style-name="ce2" office:value-type="float" office:value="0.374711" calcext:value-type="float">
            <text:p>0.3747</text:p>
          </table:table-cell>
          <table:table-cell table:style-name="ce2" office:value-type="float" office:value="0.372966" calcext:value-type="float">
            <text:p>0.3730</text:p>
          </table:table-cell>
          <table:table-cell table:style-name="ce16" office:value-type="float" office:value="0.375139" calcext:value-type="float">
            <text:p>0.3751</text:p>
          </table:table-cell>
          <table:table-cell table:style-name="ce2" office:value-type="float" office:value="0.373939" calcext:value-type="float">
            <text:p>0.3739</text:p>
          </table:table-cell>
          <table:table-cell table:style-name="ce2" office:value-type="float" office:value="0.373809" calcext:value-type="float">
            <text:p>0.3738</text:p>
          </table:table-cell>
          <table:table-cell table:style-name="ce2" office:value-type="float" office:value="0.374239" calcext:value-type="float">
            <text:p>0.3742</text:p>
          </table:table-cell>
          <table:table-cell table:style-name="ce11" office:value-type="float" office:value="0.374533" calcext:value-type="float">
            <text:p>0.3745</text:p>
          </table:table-cell>
          <table:table-cell table:style-name="ce2" office:value-type="float" office:value="0.373504" calcext:value-type="float">
            <text:p>0.3735</text:p>
          </table:table-cell>
          <table:table-cell/>
        </table:table-row>
        <table:table-row table:style-name="ro1">
          <table:table-cell table:style-name="ce2" office:value-type="float" office:value="0.426392" calcext:value-type="float">
            <text:p>0.4264</text:p>
          </table:table-cell>
          <table:table-cell office:value-type="float" office:value="0.390191" calcext:value-type="float">
            <text:p>0.3902</text:p>
          </table:table-cell>
          <table:table-cell office:value-type="float" office:value="0.384996" calcext:value-type="float">
            <text:p>0.3850</text:p>
          </table:table-cell>
          <table:table-cell office:value-type="float" office:value="0.383724" calcext:value-type="float">
            <text:p>0.3837</text:p>
          </table:table-cell>
          <table:table-cell office:value-type="float" office:value="0.39042" calcext:value-type="float">
            <text:p>0.3904</text:p>
          </table:table-cell>
          <table:table-cell table:style-name="ce2" office:value-type="float" office:value="0.390454" calcext:value-type="float">
            <text:p>0.3905</text:p>
          </table:table-cell>
          <table:table-cell table:style-name="ce2" office:value-type="float" office:value="0.39025" calcext:value-type="float">
            <text:p>0.3903</text:p>
          </table:table-cell>
          <table:table-cell table:style-name="ce2" office:value-type="float" office:value="0.389959" calcext:value-type="float">
            <text:p>0.3900</text:p>
          </table:table-cell>
          <table:table-cell table:style-name="ce2" office:value-type="float" office:value="0.386291" calcext:value-type="float">
            <text:p>0.3863</text:p>
          </table:table-cell>
          <table:table-cell table:style-name="ce2" office:value-type="float" office:value="0.389691" calcext:value-type="float">
            <text:p>0.3897</text:p>
          </table:table-cell>
          <table:table-cell table:style-name="ce16" office:value-type="float" office:value="0.391772" calcext:value-type="float">
            <text:p>0.3918</text:p>
          </table:table-cell>
          <table:table-cell table:style-name="ce2" office:value-type="float" office:value="0.390733" calcext:value-type="float">
            <text:p>0.3907</text:p>
          </table:table-cell>
          <table:table-cell table:style-name="ce2" office:value-type="float" office:value="0.390325" calcext:value-type="float">
            <text:p>0.3903</text:p>
          </table:table-cell>
          <table:table-cell table:style-name="ce2" office:value-type="float" office:value="0.391013" calcext:value-type="float">
            <text:p>0.3910</text:p>
          </table:table-cell>
          <table:table-cell table:style-name="ce11" office:value-type="float" office:value="0.37468" calcext:value-type="float">
            <text:p>0.3747</text:p>
          </table:table-cell>
          <table:table-cell table:style-name="ce2" office:value-type="float" office:value="0.366767" calcext:value-type="float">
            <text:p>0.3668</text:p>
          </table:table-cell>
          <table:table-cell/>
        </table:table-row>
        <table:table-row table:style-name="ro1">
          <table:table-cell table:style-name="ce2" office:value-type="float" office:value="0.389832" calcext:value-type="float">
            <text:p>0.3898</text:p>
          </table:table-cell>
          <table:table-cell office:value-type="float" office:value="0.39339" calcext:value-type="float">
            <text:p>0.3934</text:p>
          </table:table-cell>
          <table:table-cell office:value-type="float" office:value="0.392293" calcext:value-type="float">
            <text:p>0.3923</text:p>
          </table:table-cell>
          <table:table-cell office:value-type="float" office:value="0.39028" calcext:value-type="float">
            <text:p>0.390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95082" calcext:value-type="float">
            <text:p>0.3951</text:p>
          </table:table-cell>
          <table:table-cell table:style-name="ce2" office:value-type="float" office:value="0.393749" calcext:value-type="float">
            <text:p>0.3937</text:p>
          </table:table-cell>
          <table:table-cell table:style-name="ce2" office:value-type="float" office:value="0.393838" calcext:value-type="float">
            <text:p>0.3938</text:p>
          </table:table-cell>
          <table:table-cell table:style-name="ce2" office:value-type="float" office:value="0.392624" calcext:value-type="float">
            <text:p>0.3926</text:p>
          </table:table-cell>
          <table:table-cell table:style-name="ce16" office:value-type="float" office:value="0.394402" calcext:value-type="float">
            <text:p>0.3944</text:p>
          </table:table-cell>
          <table:table-cell table:style-name="ce2" office:value-type="float" office:value="0.393492" calcext:value-type="float">
            <text:p>0.3935</text:p>
          </table:table-cell>
          <table:table-cell table:style-name="ce2" office:value-type="float" office:value="0.393093" calcext:value-type="float">
            <text:p>0.3931</text:p>
          </table:table-cell>
          <table:table-cell table:style-name="ce2" office:value-type="float" office:value="0.407418" calcext:value-type="float">
            <text:p>0.4074</text:p>
          </table:table-cell>
          <table:table-cell table:style-name="ce11" office:value-type="float" office:value="0.374808" calcext:value-type="float">
            <text:p>0.3748</text:p>
          </table:table-cell>
          <table:table-cell table:style-name="ce2" office:value-type="float" office:value="0.374282" calcext:value-type="float">
            <text:p>0.3743</text:p>
          </table:table-cell>
          <table:table-cell/>
        </table:table-row>
        <table:table-row table:style-name="ro1">
          <table:table-cell table:style-name="ce2" office:value-type="float" office:value="0.380157" calcext:value-type="float">
            <text:p>0.3802</text:p>
          </table:table-cell>
          <table:table-cell office:value-type="float" office:value="0.378676" calcext:value-type="float">
            <text:p>0.3787</text:p>
          </table:table-cell>
          <table:table-cell office:value-type="float" office:value="0.377343" calcext:value-type="float">
            <text:p>0.3773</text:p>
          </table:table-cell>
          <table:table-cell office:value-type="float" office:value="0.375426" calcext:value-type="float">
            <text:p>0.3754</text:p>
          </table:table-cell>
          <table:table-cell office:value-type="float" office:value="0.382013" calcext:value-type="float">
            <text:p>0.3820</text:p>
          </table:table-cell>
          <table:table-cell table:style-name="ce2" office:value-type="float" office:value="0.381952" calcext:value-type="float">
            <text:p>0.3820</text:p>
          </table:table-cell>
          <table:table-cell table:style-name="ce2" office:value-type="float" office:value="0.386406" calcext:value-type="float">
            <text:p>0.3864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78571" calcext:value-type="float">
            <text:p>0.3786</text:p>
          </table:table-cell>
          <table:table-cell table:style-name="ce2" office:value-type="float" office:value="0.380892" calcext:value-type="float">
            <text:p>0.3809</text:p>
          </table:table-cell>
          <table:table-cell table:style-name="ce16" office:value-type="float" office:value="0.387945" calcext:value-type="float">
            <text:p>0.3879</text:p>
          </table:table-cell>
          <table:table-cell table:style-name="ce2" office:value-type="float" office:value="0.402646" calcext:value-type="float">
            <text:p>0.4026</text:p>
          </table:table-cell>
          <table:table-cell table:style-name="ce2" office:value-type="float" office:value="0.437325" calcext:value-type="float">
            <text:p>0.4373</text:p>
          </table:table-cell>
          <table:table-cell table:style-name="ce2" office:value-type="float" office:value="0.4667" calcext:value-type="float">
            <text:p>0.4667</text:p>
          </table:table-cell>
          <table:table-cell table:style-name="ce11" office:value-type="float" office:value="0.374735" calcext:value-type="float">
            <text:p>0.3747</text:p>
          </table:table-cell>
          <table:table-cell table:style-name="ce2" office:value-type="float" office:value="0.366901" calcext:value-type="float">
            <text:p>0.3669</text:p>
          </table:table-cell>
          <table:table-cell/>
        </table:table-row>
        <table:table-row table:style-name="ro1">
          <table:table-cell table:style-name="ce2" office:value-type="float" office:value="0.371632" calcext:value-type="float">
            <text:p>0.3716</text:p>
          </table:table-cell>
          <table:table-cell office:value-type="float" office:value="0.374039" calcext:value-type="float">
            <text:p>0.3740</text:p>
          </table:table-cell>
          <table:table-cell office:value-type="float" office:value="0.372833" calcext:value-type="float">
            <text:p>0.3728</text:p>
          </table:table-cell>
          <table:table-cell office:value-type="float" office:value="0.370618" calcext:value-type="float">
            <text:p>0.3706</text:p>
          </table:table-cell>
          <table:table-cell office:value-type="float" office:value="0.374837" calcext:value-type="float">
            <text:p>0.3748</text:p>
          </table:table-cell>
          <table:table-cell table:style-name="ce2" office:value-type="float" office:value="0.378597" calcext:value-type="float">
            <text:p>0.3786</text:p>
          </table:table-cell>
          <table:table-cell table:style-name="ce2" office:value-type="float" office:value="0.375895" calcext:value-type="float">
            <text:p>0.3759</text:p>
          </table:table-cell>
          <table:table-cell table:style-name="ce2" office:value-type="float" office:value="0.379169" calcext:value-type="float">
            <text:p>0.3792</text:p>
          </table:table-cell>
          <table:table-cell table:style-name="ce2" office:value-type="float" office:value="0.374999" calcext:value-type="float">
            <text:p>0.3750</text:p>
          </table:table-cell>
          <table:table-cell table:style-name="ce2" office:value-type="float" office:value="0.393482" calcext:value-type="float">
            <text:p>0.3935</text:p>
          </table:table-cell>
          <table:table-cell table:style-name="ce16" office:value-type="float" office:value="0.421485" calcext:value-type="float">
            <text:p>0.4215</text:p>
          </table:table-cell>
          <table:table-cell table:style-name="ce2" office:value-type="float" office:value="0.456619" calcext:value-type="float">
            <text:p>0.4566</text:p>
          </table:table-cell>
          <table:table-cell table:style-name="ce2" office:value-type="float" office:value="0.43043" calcext:value-type="float">
            <text:p>0.4304</text:p>
          </table:table-cell>
          <table:table-cell table:style-name="ce2" office:value-type="float" office:value="0.387088" calcext:value-type="float">
            <text:p>0.3871</text:p>
          </table:table-cell>
          <table:table-cell table:style-name="ce11" office:value-type="float" office:value="0.374489" calcext:value-type="float">
            <text:p>0.3745</text:p>
          </table:table-cell>
          <table:table-cell table:style-name="ce2" office:value-type="float" office:value="0.37372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65609" calcext:value-type="float">
            <text:p>0.3656</text:p>
          </table:table-cell>
          <table:table-cell office:value-type="float" office:value="0.369225" calcext:value-type="float">
            <text:p>0.3692</text:p>
          </table:table-cell>
          <table:table-cell office:value-type="float" office:value="0.367967" calcext:value-type="float">
            <text:p>0.3680</text:p>
          </table:table-cell>
          <table:table-cell office:value-type="float" office:value="0.36608" calcext:value-type="float">
            <text:p>0.3661</text:p>
          </table:table-cell>
          <table:table-cell office:value-type="float" office:value="0.3729" calcext:value-type="float">
            <text:p>0.3729</text:p>
          </table:table-cell>
          <table:table-cell table:style-name="ce2" office:value-type="float" office:value="0.372601" calcext:value-type="float">
            <text:p>0.3726</text:p>
          </table:table-cell>
          <table:table-cell table:style-name="ce2" office:value-type="float" office:value="0.377385" calcext:value-type="float">
            <text:p>0.3774</text:p>
          </table:table-cell>
          <table:table-cell table:style-name="ce2" office:value-type="float" office:value="0.397891" calcext:value-type="float">
            <text:p>0.3979</text:p>
          </table:table-cell>
          <table:table-cell table:style-name="ce2" office:value-type="float" office:value="0.428463" calcext:value-type="float">
            <text:p>0.4285</text:p>
          </table:table-cell>
          <table:table-cell table:style-name="ce2" office:value-type="float" office:value="0.457558" calcext:value-type="float">
            <text:p>0.4576</text:p>
          </table:table-cell>
          <table:table-cell table:style-name="ce16" office:value-type="float" office:value="0.439328" calcext:value-type="float">
            <text:p>0.4393</text:p>
          </table:table-cell>
          <table:table-cell table:style-name="ce2" office:value-type="float" office:value="0.385601" calcext:value-type="float">
            <text:p>0.3856</text:p>
          </table:table-cell>
          <table:table-cell table:style-name="ce2" office:value-type="float" office:value="0.377271" calcext:value-type="float">
            <text:p>0.3773</text:p>
          </table:table-cell>
          <table:table-cell table:style-name="ce2" office:value-type="float" office:value="0.373086" calcext:value-type="float">
            <text:p>0.3731</text:p>
          </table:table-cell>
          <table:table-cell table:style-name="ce11" office:value-type="float" office:value="0.381212" calcext:value-type="float">
            <text:p>0.3812</text:p>
          </table:table-cell>
          <table:table-cell table:style-name="ce2" office:value-type="float" office:value="0.366429" calcext:value-type="float">
            <text:p>0.3664</text:p>
          </table:table-cell>
          <table:table-cell/>
        </table:table-row>
        <table:table-row table:style-name="ro1">
          <table:table-cell table:style-name="ce2" office:value-type="float" office:value="0.370424" calcext:value-type="float">
            <text:p>0.3704</text:p>
          </table:table-cell>
          <table:table-cell office:value-type="float" office:value="0.374233" calcext:value-type="float">
            <text:p>0.3742</text:p>
          </table:table-cell>
          <table:table-cell office:value-type="float" office:value="0.377522" calcext:value-type="float">
            <text:p>0.3775</text:p>
          </table:table-cell>
          <table:table-cell office:value-type="float" office:value="0.370465" calcext:value-type="float">
            <text:p>0.3705</text:p>
          </table:table-cell>
          <table:table-cell office:value-type="float" office:value="0.374654" calcext:value-type="float">
            <text:p>0.3747</text:p>
          </table:table-cell>
          <table:table-cell table:style-name="ce2" office:value-type="float" office:value="0.396996" calcext:value-type="float">
            <text:p>0.3970</text:p>
          </table:table-cell>
          <table:table-cell table:style-name="ce2" office:value-type="float" office:value="0.429654" calcext:value-type="float">
            <text:p>0.4297</text:p>
          </table:table-cell>
          <table:table-cell table:style-name="ce2" office:value-type="float" office:value="0.442617" calcext:value-type="float">
            <text:p>0.4426</text:p>
          </table:table-cell>
          <table:table-cell table:style-name="ce2" office:value-type="float" office:value="0.430699" calcext:value-type="float">
            <text:p>0.4307</text:p>
          </table:table-cell>
          <table:table-cell table:style-name="ce2" office:value-type="float" office:value="0.39126" calcext:value-type="float">
            <text:p>0.3913</text:p>
          </table:table-cell>
          <table:table-cell table:style-name="ce16" office:value-type="float" office:value="0.379533" calcext:value-type="float">
            <text:p>0.3795</text:p>
          </table:table-cell>
          <table:table-cell table:style-name="ce2" office:value-type="float" office:value="0.374084" calcext:value-type="float">
            <text:p>0.3741</text:p>
          </table:table-cell>
          <table:table-cell table:style-name="ce2" office:value-type="float" office:value="0.373493" calcext:value-type="float">
            <text:p>0.3735</text:p>
          </table:table-cell>
          <table:table-cell table:style-name="ce2" office:value-type="float" office:value="0.37392" calcext:value-type="float">
            <text:p>0.3739</text:p>
          </table:table-cell>
          <table:table-cell table:style-name="ce11" office:value-type="float" office:value="0.374628" calcext:value-type="float">
            <text:p>0.3746</text:p>
          </table:table-cell>
          <table:table-cell table:style-name="ce2" office:value-type="float" office:value="0.366549" calcext:value-type="float">
            <text:p>0.3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3271" calcext:value-type="float">
            <text:p>0.3833</text:p>
          </table:table-cell>
          <table:table-cell office:value-type="float" office:value="0.38946" calcext:value-type="float">
            <text:p>0.3895</text:p>
          </table:table-cell>
          <table:table-cell office:value-type="float" office:value="0.417655" calcext:value-type="float">
            <text:p>0.4177</text:p>
          </table:table-cell>
          <table:table-cell table:style-name="ce2" office:value-type="float" office:value="0.379132" calcext:value-type="float">
            <text:p>0.3791</text:p>
          </table:table-cell>
          <table:table-cell table:style-name="ce2" office:value-type="float" office:value="0.3786" calcext:value-type="float">
            <text:p>0.3786</text:p>
          </table:table-cell>
          <table:table-cell table:style-name="ce2" office:value-type="float" office:value="0.392993" calcext:value-type="float">
            <text:p>0.3930</text:p>
          </table:table-cell>
          <table:table-cell table:style-name="ce2" office:value-type="float" office:value="0.40708" calcext:value-type="float">
            <text:p>0.4071</text:p>
          </table:table-cell>
          <table:table-cell table:style-name="ce2" office:value-type="float" office:value="0.389331" calcext:value-type="float">
            <text:p>0.3893</text:p>
          </table:table-cell>
          <table:table-cell table:style-name="ce2" office:value-type="float" office:value="0.398739" calcext:value-type="float">
            <text:p>0.3987</text:p>
          </table:table-cell>
          <table:table-cell table:style-name="ce2" office:value-type="float" office:value="0.375988" calcext:value-type="float">
            <text:p>0.3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390492" calcext:value-type="float">
            <text:p>0.3905</text:p>
          </table:table-cell>
          <table:table-cell table:style-name="ce10" office:value-type="float" office:value="0.361167" calcext:value-type="float">
            <text:p>0.3612</text:p>
          </table:table-cell>
          <table:table-cell table:style-name="ce10" office:value-type="float" office:value="0.455544" calcext:value-type="float">
            <text:p>0.4555</text:p>
          </table:table-cell>
          <table:table-cell table:style-name="ce10" office:value-type="float" office:value="0.380205" calcext:value-type="float">
            <text:p>0.3802</text:p>
          </table:table-cell>
          <table:table-cell table:style-name="ce10" office:value-type="float" office:value="0.373706" calcext:value-type="float">
            <text:p>0.3737</text:p>
          </table:table-cell>
          <table:table-cell table:style-name="ce10" office:value-type="float" office:value="0.389259" calcext:value-type="float">
            <text:p>0.3893</text:p>
          </table:table-cell>
          <table:table-cell table:style-name="ce10" office:value-type="float" office:value="0.408812" calcext:value-type="float">
            <text:p>0.4088</text:p>
          </table:table-cell>
          <table:table-cell table:style-name="ce10" office:value-type="float" office:value="0.38049" calcext:value-type="float">
            <text:p>0.3805</text:p>
          </table:table-cell>
          <table:table-cell table:style-name="ce10" office:value-type="float" office:value="0.431895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389142" calcext:value-type="float">
            <text:p>0.3891</text:p>
          </table:table-cell>
          <table:table-cell office:value-type="float" office:value="0.387028" calcext:value-type="float">
            <text:p>0.3870</text:p>
          </table:table-cell>
          <table:table-cell office:value-type="float" office:value="0.386947" calcext:value-type="float">
            <text:p>0.3869</text:p>
          </table:table-cell>
          <table:table-cell office:value-type="float" office:value="0.385942" calcext:value-type="float">
            <text:p>0.3859</text:p>
          </table:table-cell>
          <table:table-cell office:value-type="float" office:value="0.390567" calcext:value-type="float">
            <text:p>0.3906</text:p>
          </table:table-cell>
          <table:table-cell table:style-name="ce2" office:value-type="float" office:value="0.388221" calcext:value-type="float">
            <text:p>0.3882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388749" calcext:value-type="float">
            <text:p>0.3887</text:p>
          </table:table-cell>
          <table:table-cell table:style-name="ce2" office:value-type="float" office:value="0.434461" calcext:value-type="float">
            <text:p>0.4345</text:p>
          </table:table-cell>
          <table:table-cell table:style-name="ce2" office:value-type="float" office:value="0.387129" calcext:value-type="float">
            <text:p>0.3871</text:p>
          </table:table-cell>
          <table:table-cell table:style-name="ce16" office:value-type="float" office:value="0.386093" calcext:value-type="float">
            <text:p>0.3861</text:p>
          </table:table-cell>
          <table:table-cell table:style-name="ce2" office:value-type="float" office:value="0.385378" calcext:value-type="float">
            <text:p>0.3854</text:p>
          </table:table-cell>
          <table:table-cell table:style-name="ce2" office:value-type="float" office:value="0.380078" calcext:value-type="float">
            <text:p>0.3801</text:p>
          </table:table-cell>
          <table:table-cell table:style-name="ce11" office:value-type="float" office:value="0.38366" calcext:value-type="float">
            <text:p>0.3837</text:p>
          </table:table-cell>
          <table:table-cell table:style-name="ce2" office:value-type="float" office:value="0.382081" calcext:value-type="float">
            <text:p>0.3821</text:p>
          </table:table-cell>
          <table:table-cell table:style-name="ce2" office:value-type="float" office:value="0.37409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5694" calcext:value-type="float">
            <text:p>0.3857</text:p>
          </table:table-cell>
          <table:table-cell office:value-type="float" office:value="0.388086" calcext:value-type="float">
            <text:p>0.3881</text:p>
          </table:table-cell>
          <table:table-cell office:value-type="float" office:value="0.388627" calcext:value-type="float">
            <text:p>0.3886</text:p>
          </table:table-cell>
          <table:table-cell office:value-type="float" office:value="0.387097" calcext:value-type="float">
            <text:p>0.3871</text:p>
          </table:table-cell>
          <table:table-cell office:value-type="float" office:value="0.392125" calcext:value-type="float">
            <text:p>0.3921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91479" calcext:value-type="float">
            <text:p>0.3915</text:p>
          </table:table-cell>
          <table:table-cell table:style-name="ce2" office:value-type="float" office:value="0.414369" calcext:value-type="float">
            <text:p>0.4144</text:p>
          </table:table-cell>
          <table:table-cell table:style-name="ce2" office:value-type="float" office:value="0.396432" calcext:value-type="float">
            <text:p>0.3964</text:p>
          </table:table-cell>
          <table:table-cell table:style-name="ce2" office:value-type="float" office:value="0.393899" calcext:value-type="float">
            <text:p>0.3939</text:p>
          </table:table-cell>
          <table:table-cell table:style-name="ce16" office:value-type="float" office:value="0.39282" calcext:value-type="float">
            <text:p>0.3928</text:p>
          </table:table-cell>
          <table:table-cell table:style-name="ce2" office:value-type="float" office:value="0.39109" calcext:value-type="float">
            <text:p>0.3911</text:p>
          </table:table-cell>
          <table:table-cell table:style-name="ce2" office:value-type="float" office:value="0.383203" calcext:value-type="float">
            <text:p>0.3832</text:p>
          </table:table-cell>
          <table:table-cell table:style-name="ce11" office:value-type="float" office:value="0.384843" calcext:value-type="float">
            <text:p>0.3848</text:p>
          </table:table-cell>
          <table:table-cell table:style-name="ce2" office:value-type="float" office:value="0.382262" calcext:value-type="float">
            <text:p>0.3823</text:p>
          </table:table-cell>
          <table:table-cell table:style-name="ce2" office:value-type="float" office:value="0.374198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377048" calcext:value-type="float">
            <text:p>0.3770</text:p>
          </table:table-cell>
          <table:table-cell office:value-type="float" office:value="0.379315" calcext:value-type="float">
            <text:p>0.3793</text:p>
          </table:table-cell>
          <table:table-cell office:value-type="float" office:value="0.379265" calcext:value-type="float">
            <text:p>0.3793</text:p>
          </table:table-cell>
          <table:table-cell office:value-type="float" office:value="0.378381" calcext:value-type="float">
            <text:p>0.3784</text:p>
          </table:table-cell>
          <table:table-cell office:value-type="float" office:value="0.38699" calcext:value-type="float">
            <text:p>0.3870</text:p>
          </table:table-cell>
          <table:table-cell table:style-name="ce2" office:value-type="float" office:value="0.390801" calcext:value-type="float">
            <text:p>0.3908</text:p>
          </table:table-cell>
          <table:table-cell table:style-name="ce2" office:value-type="float" office:value="0.43389" calcext:value-type="float">
            <text:p>0.4339</text:p>
          </table:table-cell>
          <table:table-cell table:style-name="ce2" office:value-type="float" office:value="0.442299" calcext:value-type="float">
            <text:p>0.4423</text:p>
          </table:table-cell>
          <table:table-cell table:style-name="ce2" office:value-type="float" office:value="0.409145" calcext:value-type="float">
            <text:p>0.4091</text:p>
          </table:table-cell>
          <table:table-cell table:style-name="ce2" office:value-type="float" office:value="0.383443" calcext:value-type="float">
            <text:p>0.3834</text:p>
          </table:table-cell>
          <table:table-cell table:style-name="ce16" office:value-type="float" office:value="0.37849" calcext:value-type="float">
            <text:p>0.3785</text:p>
          </table:table-cell>
          <table:table-cell table:style-name="ce2" office:value-type="float" office:value="0.378028" calcext:value-type="float">
            <text:p>0.3780</text:p>
          </table:table-cell>
          <table:table-cell table:style-name="ce2" office:value-type="float" office:value="0.373279" calcext:value-type="float">
            <text:p>0.3733</text:p>
          </table:table-cell>
          <table:table-cell table:style-name="ce11" office:value-type="float" office:value="0.382047" calcext:value-type="float">
            <text:p>0.3820</text:p>
          </table:table-cell>
          <table:table-cell table:style-name="ce2" office:value-type="float" office:value="0.382312" calcext:value-type="float">
            <text:p>0.3823</text:p>
          </table:table-cell>
          <table:table-cell table:style-name="ce2" office:value-type="float" office:value="0.374031" calcext:value-type="float">
            <text:p>0.3740</text:p>
          </table:table-cell>
          <table:table-cell/>
        </table:table-row>
        <table:table-row table:style-name="ro1">
          <table:table-cell table:style-name="ce2" office:value-type="float" office:value="0.364202" calcext:value-type="float">
            <text:p>0.3642</text:p>
          </table:table-cell>
          <table:table-cell office:value-type="float" office:value="0.366905" calcext:value-type="float">
            <text:p>0.3669</text:p>
          </table:table-cell>
          <table:table-cell office:value-type="float" office:value="0.367059" calcext:value-type="float">
            <text:p>0.3671</text:p>
          </table:table-cell>
          <table:table-cell office:value-type="float" office:value="0.365645" calcext:value-type="float">
            <text:p>0.3656</text:p>
          </table:table-cell>
          <table:table-cell office:value-type="float" office:value="0.41925" calcext:value-type="float">
            <text:p>0.4193</text:p>
          </table:table-cell>
          <table:table-cell table:style-name="ce2" office:value-type="float" office:value="0.444646" calcext:value-type="float">
            <text:p>0.4446</text:p>
          </table:table-cell>
          <table:table-cell table:style-name="ce2" office:value-type="float" office:value="0.447652" calcext:value-type="float">
            <text:p>0.4477</text:p>
          </table:table-cell>
          <table:table-cell table:style-name="ce2" office:value-type="float" office:value="0.41627" calcext:value-type="float">
            <text:p>0.4163</text:p>
          </table:table-cell>
          <table:table-cell table:style-name="ce2" office:value-type="float" office:value="0.375338" calcext:value-type="float">
            <text:p>0.3753</text:p>
          </table:table-cell>
          <table:table-cell table:style-name="ce2" office:value-type="float" office:value="0.372953" calcext:value-type="float">
            <text:p>0.3730</text:p>
          </table:table-cell>
          <table:table-cell table:style-name="ce16" office:value-type="float" office:value="0.371802" calcext:value-type="float">
            <text:p>0.3718</text:p>
          </table:table-cell>
          <table:table-cell table:style-name="ce2" office:value-type="float" office:value="0.369943" calcext:value-type="float">
            <text:p>0.3699</text:p>
          </table:table-cell>
          <table:table-cell table:style-name="ce2" office:value-type="float" office:value="0.361167" calcext:value-type="float">
            <text:p>0.3612</text:p>
          </table:table-cell>
          <table:table-cell table:style-name="ce11" office:value-type="float" office:value="0.381907" calcext:value-type="float">
            <text:p>0.3819</text:p>
          </table:table-cell>
          <table:table-cell table:style-name="ce2" office:value-type="float" office:value="0.381893" calcext:value-type="float">
            <text:p>0.3819</text:p>
          </table:table-cell>
          <table:table-cell table:style-name="ce2" office:value-type="float" office:value="0.373894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69179" calcext:value-type="float">
            <text:p>0.3692</text:p>
          </table:table-cell>
          <table:table-cell office:value-type="float" office:value="0.370966" calcext:value-type="float">
            <text:p>0.3710</text:p>
          </table:table-cell>
          <table:table-cell office:value-type="float" office:value="0.416679" calcext:value-type="float">
            <text:p>0.4167</text:p>
          </table:table-cell>
          <table:table-cell office:value-type="float" office:value="0.446811" calcext:value-type="float">
            <text:p>0.4468</text:p>
          </table:table-cell>
          <table:table-cell office:value-type="float" office:value="0.442265" calcext:value-type="float">
            <text:p>0.4423</text:p>
          </table:table-cell>
          <table:table-cell table:style-name="ce2" office:value-type="float" office:value="0.415392" calcext:value-type="float">
            <text:p>0.4154</text:p>
          </table:table-cell>
          <table:table-cell table:style-name="ce2" office:value-type="float" office:value="0.378124" calcext:value-type="float">
            <text:p>0.3781</text:p>
          </table:table-cell>
          <table:table-cell table:style-name="ce2" office:value-type="float" office:value="0.372982" calcext:value-type="float">
            <text:p>0.3730</text:p>
          </table:table-cell>
          <table:table-cell table:style-name="ce2" office:value-type="float" office:value="0.370425" calcext:value-type="float">
            <text:p>0.3704</text:p>
          </table:table-cell>
          <table:table-cell table:style-name="ce2" office:value-type="float" office:value="0.371274" calcext:value-type="float">
            <text:p>0.3713</text:p>
          </table:table-cell>
          <table:table-cell table:style-name="ce16" office:value-type="float" office:value="0.370282" calcext:value-type="float">
            <text:p>0.3703</text:p>
          </table:table-cell>
          <table:table-cell table:style-name="ce2" office:value-type="float" office:value="0.369789" calcext:value-type="float">
            <text:p>0.3698</text:p>
          </table:table-cell>
          <table:table-cell table:style-name="ce2" office:value-type="float" office:value="0.364595" calcext:value-type="float">
            <text:p>0.3646</text:p>
          </table:table-cell>
          <table:table-cell table:style-name="ce11" office:value-type="float" office:value="0.381728" calcext:value-type="float">
            <text:p>0.3817</text:p>
          </table:table-cell>
          <table:table-cell table:style-name="ce2" office:value-type="float" office:value="0.381651" calcext:value-type="float">
            <text:p>0.3817</text:p>
          </table:table-cell>
          <table:table-cell table:style-name="ce2" office:value-type="float" office:value="0.387662" calcext:value-type="float">
            <text:p>0.3877</text:p>
          </table:table-cell>
          <table:table-cell/>
        </table:table-row>
        <table:table-row table:style-name="ro1">
          <table:table-cell table:style-name="ce2" office:value-type="float" office:value="0.403843" calcext:value-type="float">
            <text:p>0.4038</text:p>
          </table:table-cell>
          <table:table-cell office:value-type="float" office:value="0.455544" calcext:value-type="float">
            <text:p>0.4555</text:p>
          </table:table-cell>
          <table:table-cell office:value-type="float" office:value="0.441686" calcext:value-type="float">
            <text:p>0.4417</text:p>
          </table:table-cell>
          <table:table-cell office:value-type="float" office:value="0.410616" calcext:value-type="float">
            <text:p>0.4106</text:p>
          </table:table-cell>
          <table:table-cell office:value-type="float" office:value="0.378085" calcext:value-type="float">
            <text:p>0.3781</text:p>
          </table:table-cell>
          <table:table-cell table:style-name="ce2" office:value-type="float" office:value="0.370303" calcext:value-type="float">
            <text:p>0.3703</text:p>
          </table:table-cell>
          <table:table-cell table:style-name="ce2" office:value-type="float" office:value="0.371896" calcext:value-type="float">
            <text:p>0.3719</text:p>
          </table:table-cell>
          <table:table-cell table:style-name="ce2" office:value-type="float" office:value="0.371939" calcext:value-type="float">
            <text:p>0.3719</text:p>
          </table:table-cell>
          <table:table-cell table:style-name="ce2" office:value-type="float" office:value="0.372759" calcext:value-type="float">
            <text:p>0.3728</text:p>
          </table:table-cell>
          <table:table-cell table:style-name="ce2" office:value-type="float" office:value="0.378808" calcext:value-type="float">
            <text:p>0.3788</text:p>
          </table:table-cell>
          <table:table-cell table:style-name="ce16" office:value-type="float" office:value="0.373105" calcext:value-type="float">
            <text:p>0.3731</text:p>
          </table:table-cell>
          <table:table-cell table:style-name="ce2" office:value-type="float" office:value="0.371208" calcext:value-type="float">
            <text:p>0.3712</text:p>
          </table:table-cell>
          <table:table-cell table:style-name="ce2" office:value-type="float" office:value="0.367636" calcext:value-type="float">
            <text:p>0.3676</text:p>
          </table:table-cell>
          <table:table-cell table:style-name="ce11" office:value-type="float" office:value="0.38186" calcext:value-type="float">
            <text:p>0.3819</text:p>
          </table:table-cell>
          <table:table-cell table:style-name="ce2" office:value-type="float" office:value="0.381693" calcext:value-type="float">
            <text:p>0.3817</text:p>
          </table:table-cell>
          <table:table-cell table:style-name="ce2" office:value-type="float" office:value="0.37370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86765" calcext:value-type="float">
            <text:p>0.3868</text:p>
          </table:table-cell>
          <table:table-cell office:value-type="float" office:value="0.41703" calcext:value-type="float">
            <text:p>0.4170</text:p>
          </table:table-cell>
          <table:table-cell office:value-type="float" office:value="0.389037" calcext:value-type="float">
            <text:p>0.3890</text:p>
          </table:table-cell>
          <table:table-cell office:value-type="float" office:value="0.388079" calcext:value-type="float">
            <text:p>0.3881</text:p>
          </table:table-cell>
          <table:table-cell office:value-type="float" office:value="0.392539" calcext:value-type="float">
            <text:p>0.3925</text:p>
          </table:table-cell>
          <table:table-cell table:style-name="ce2" office:value-type="float" office:value="0.390303" calcext:value-type="float">
            <text:p>0.3903</text:p>
          </table:table-cell>
          <table:table-cell table:style-name="ce2" office:value-type="float" office:value="0.390691" calcext:value-type="float">
            <text:p>0.3907</text:p>
          </table:table-cell>
          <table:table-cell table:style-name="ce2" office:value-type="float" office:value="0.390844" calcext:value-type="float">
            <text:p>0.3908</text:p>
          </table:table-cell>
          <table:table-cell table:style-name="ce2" office:value-type="float" office:value="0.387977" calcext:value-type="float">
            <text:p>0.3880</text:p>
          </table:table-cell>
          <table:table-cell table:style-name="ce2" office:value-type="float" office:value="0.388905" calcext:value-type="float">
            <text:p>0.3889</text:p>
          </table:table-cell>
          <table:table-cell table:style-name="ce16" office:value-type="float" office:value="0.388302" calcext:value-type="float">
            <text:p>0.3883</text:p>
          </table:table-cell>
          <table:table-cell table:style-name="ce2" office:value-type="float" office:value="0.387809" calcext:value-type="float">
            <text:p>0.3878</text:p>
          </table:table-cell>
          <table:table-cell table:style-name="ce2" office:value-type="float" office:value="0.383072" calcext:value-type="float">
            <text:p>0.3831</text:p>
          </table:table-cell>
          <table:table-cell table:style-name="ce11" office:value-type="float" office:value="0.38225" calcext:value-type="float">
            <text:p>0.3823</text:p>
          </table:table-cell>
          <table:table-cell table:style-name="ce2" office:value-type="float" office:value="0.382192" calcext:value-type="float">
            <text:p>0.3822</text:p>
          </table:table-cell>
          <table:table-cell table:style-name="ce2" office:value-type="float" office:value="0.3741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76" calcext:value-type="float">
            <text:p>0.3876</text:p>
          </table:table-cell>
          <table:table-cell office:value-type="float" office:value="0.390845" calcext:value-type="float">
            <text:p>0.3908</text:p>
          </table:table-cell>
          <table:table-cell office:value-type="float" office:value="0.390358" calcext:value-type="float">
            <text:p>0.3904</text:p>
          </table:table-cell>
          <table:table-cell office:value-type="float" office:value="0.388844" calcext:value-type="float">
            <text:p>0.3888</text:p>
          </table:table-cell>
          <table:table-cell office:value-type="float" office:value="0.394252" calcext:value-type="float">
            <text:p>0.3943</text:p>
          </table:table-cell>
          <table:table-cell table:style-name="ce2" office:value-type="float" office:value="0.392492" calcext:value-type="float">
            <text:p>0.3925</text:p>
          </table:table-cell>
          <table:table-cell table:style-name="ce2" office:value-type="float" office:value="0.393509" calcext:value-type="float">
            <text:p>0.3935</text:p>
          </table:table-cell>
          <table:table-cell table:style-name="ce2" office:value-type="float" office:value="0.393529" calcext:value-type="float">
            <text:p>0.3935</text:p>
          </table:table-cell>
          <table:table-cell table:style-name="ce2" office:value-type="float" office:value="0.394566" calcext:value-type="float">
            <text:p>0.3946</text:p>
          </table:table-cell>
          <table:table-cell table:style-name="ce2" office:value-type="float" office:value="0.395753" calcext:value-type="float">
            <text:p>0.3958</text:p>
          </table:table-cell>
          <table:table-cell table:style-name="ce16" office:value-type="float" office:value="0.394832" calcext:value-type="float">
            <text:p>0.3948</text:p>
          </table:table-cell>
          <table:table-cell table:style-name="ce2" office:value-type="float" office:value="0.393203" calcext:value-type="float">
            <text:p>0.3932</text:p>
          </table:table-cell>
          <table:table-cell table:style-name="ce2" office:value-type="float" office:value="0.385237" calcext:value-type="float">
            <text:p>0.3852</text:p>
          </table:table-cell>
          <table:table-cell table:style-name="ce11" office:value-type="float" office:value="0.382242" calcext:value-type="float">
            <text:p>0.3822</text:p>
          </table:table-cell>
          <table:table-cell table:style-name="ce2" office:value-type="float" office:value="0.382107" calcext:value-type="float">
            <text:p>0.3821</text:p>
          </table:table-cell>
          <table:table-cell table:style-name="ce2" office:value-type="float" office:value="0.374124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42793" calcext:value-type="float">
            <text:p>0.4279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3803" calcext:value-type="float">
            <text:p>0.3838</text:p>
          </table:table-cell>
          <table:table-cell office:value-type="float" office:value="0.382834" calcext:value-type="float">
            <text:p>0.3828</text:p>
          </table:table-cell>
          <table:table-cell office:value-type="float" office:value="0.387211" calcext:value-type="float">
            <text:p>0.3872</text:p>
          </table:table-cell>
          <table:table-cell table:style-name="ce2" office:value-type="float" office:value="0.38489" calcext:value-type="float">
            <text:p>0.3849</text:p>
          </table:table-cell>
          <table:table-cell table:style-name="ce2" office:value-type="float" office:value="0.38977" calcext:value-type="float">
            <text:p>0.3898</text:p>
          </table:table-cell>
          <table:table-cell table:style-name="ce2" office:value-type="float" office:value="0.389933" calcext:value-type="float">
            <text:p>0.3899</text:p>
          </table:table-cell>
          <table:table-cell table:style-name="ce2" office:value-type="float" office:value="0.382658" calcext:value-type="float">
            <text:p>0.3827</text:p>
          </table:table-cell>
          <table:table-cell table:style-name="ce2" office:value-type="float" office:value="0.383837" calcext:value-type="float">
            <text:p>0.3838</text:p>
          </table:table-cell>
          <table:table-cell table:style-name="ce16" office:value-type="float" office:value="0.382956" calcext:value-type="float">
            <text:p>0.3830</text:p>
          </table:table-cell>
          <table:table-cell table:style-name="ce2" office:value-type="float" office:value="0.382314" calcext:value-type="float">
            <text:p>0.3823</text:p>
          </table:table-cell>
          <table:table-cell table:style-name="ce2" office:value-type="float" office:value="0.420166" calcext:value-type="float">
            <text:p>0.4202</text:p>
          </table:table-cell>
          <table:table-cell table:style-name="ce11" office:value-type="float" office:value="0.389259" calcext:value-type="float">
            <text:p>0.3893</text:p>
          </table:table-cell>
          <table:table-cell table:style-name="ce2" office:value-type="float" office:value="0.382073" calcext:value-type="float">
            <text:p>0.3821</text:p>
          </table:table-cell>
          <table:table-cell table:style-name="ce2" office:value-type="float" office:value="0.374154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401657" calcext:value-type="float">
            <text:p>0.4017</text:p>
          </table:table-cell>
          <table:table-cell office:value-type="float" office:value="0.371034" calcext:value-type="float">
            <text:p>0.3710</text:p>
          </table:table-cell>
          <table:table-cell office:value-type="float" office:value="0.371301" calcext:value-type="float">
            <text:p>0.3713</text:p>
          </table:table-cell>
          <table:table-cell office:value-type="float" office:value="0.369503" calcext:value-type="float">
            <text:p>0.3695</text:p>
          </table:table-cell>
          <table:table-cell office:value-type="float" office:value="0.375769" calcext:value-type="float">
            <text:p>0.3758</text:p>
          </table:table-cell>
          <table:table-cell table:style-name="ce2" office:value-type="float" office:value="0.378485" calcext:value-type="float">
            <text:p>0.3785</text:p>
          </table:table-cell>
          <table:table-cell table:style-name="ce2" office:value-type="float" office:value="0.375093" calcext:value-type="float">
            <text:p>0.3751</text:p>
          </table:table-cell>
          <table:table-cell table:style-name="ce2" office:value-type="float" office:value="0.374719" calcext:value-type="float">
            <text:p>0.3747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16" office:value-type="float" office:value="0.407227" calcext:value-type="float">
            <text:p>0.4072</text:p>
          </table:table-cell>
          <table:table-cell table:style-name="ce2" office:value-type="float" office:value="0.444948" calcext:value-type="float">
            <text:p>0.4449</text:p>
          </table:table-cell>
          <table:table-cell table:style-name="ce2" office:value-type="float" office:value="0.44691" calcext:value-type="float">
            <text:p>0.4469</text:p>
          </table:table-cell>
          <table:table-cell table:style-name="ce11" office:value-type="float" office:value="0.381827" calcext:value-type="float">
            <text:p>0.3818</text:p>
          </table:table-cell>
          <table:table-cell table:style-name="ce2" office:value-type="float" office:value="0.381688" calcext:value-type="float">
            <text:p>0.3817</text:p>
          </table:table-cell>
          <table:table-cell table:style-name="ce2" office:value-type="float" office:value="0.37381" calcext:value-type="float">
            <text:p>0.37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0617" calcext:value-type="float">
            <text:p>0.3806</text:p>
          </table:table-cell>
          <table:table-cell office:value-type="float" office:value="0.382475" calcext:value-type="float">
            <text:p>0.3825</text:p>
          </table:table-cell>
          <table:table-cell office:value-type="float" office:value="0.409862" calcext:value-type="float">
            <text:p>0.4099</text:p>
          </table:table-cell>
          <table:table-cell table:style-name="ce2" office:value-type="float" office:value="0.431895" calcext:value-type="float">
            <text:p>0.4319</text:p>
          </table:table-cell>
          <table:table-cell table:style-name="ce2" office:value-type="float" office:value="0.424208" calcext:value-type="float">
            <text:p>0.4242</text:p>
          </table:table-cell>
          <table:table-cell table:style-name="ce2" office:value-type="float" office:value="0.429283" calcext:value-type="float">
            <text:p>0.4293</text:p>
          </table:table-cell>
          <table:table-cell table:style-name="ce2" office:value-type="float" office:value="0.38049" calcext:value-type="float">
            <text:p>0.3805</text:p>
          </table:table-cell>
          <table:table-cell table:style-name="ce2" office:value-type="float" office:value="0.3811" calcext:value-type="float">
            <text:p>0.3811</text:p>
          </table:table-cell>
          <table:table-cell table:style-name="ce2" office:value-type="float" office:value="0.408433" calcext:value-type="float">
            <text:p>0.4084</text:p>
          </table:table-cell>
          <table:table-cell table:style-name="ce2" office:value-type="float" office:value="0.431568" calcext:value-type="float">
            <text:p>0.43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393482" calcext:value-type="float">
            <text:p>0.3935</text:p>
          </table:table-cell>
          <table:table-cell table:style-name="ce10" office:value-type="float" office:value="0.36491" calcext:value-type="float">
            <text:p>0.3649</text:p>
          </table:table-cell>
          <table:table-cell table:style-name="ce10" office:value-type="float" office:value="0.471174" calcext:value-type="float">
            <text:p>0.4712</text:p>
          </table:table-cell>
          <table:table-cell table:style-name="ce10" office:value-type="float" office:value="0.380972" calcext:value-type="float">
            <text:p>0.3810</text:p>
          </table:table-cell>
          <table:table-cell table:style-name="ce10" office:value-type="float" office:value="0.373341" calcext:value-type="float">
            <text:p>0.3733</text:p>
          </table:table-cell>
          <table:table-cell table:style-name="ce10" office:value-type="float" office:value="0.388577" calcext:value-type="float">
            <text:p>0.3886</text:p>
          </table:table-cell>
          <table:table-cell table:style-name="ce10" office:value-type="float" office:value="0.419459" calcext:value-type="float">
            <text:p>0.4195</text:p>
          </table:table-cell>
          <table:table-cell table:style-name="ce10" office:value-type="float" office:value="0.383116" calcext:value-type="float">
            <text:p>0.3831</text:p>
          </table:table-cell>
          <table:table-cell table:style-name="ce10" office:value-type="float" office:value="0.444953" calcext:value-type="float">
            <text:p>0.4450</text:p>
          </table:table-cell>
          <table:table-cell table:number-columns-repeated="3"/>
        </table:table-row>
        <table:table-row table:style-name="ro1">
          <table:table-cell table:style-name="ce2" office:value-type="float" office:value="0.393098" calcext:value-type="float">
            <text:p>0.3931</text:p>
          </table:table-cell>
          <table:table-cell office:value-type="float" office:value="0.39497" calcext:value-type="float">
            <text:p>0.3950</text:p>
          </table:table-cell>
          <table:table-cell office:value-type="float" office:value="0.394512" calcext:value-type="float">
            <text:p>0.3945</text:p>
          </table:table-cell>
          <table:table-cell office:value-type="float" office:value="0.397659" calcext:value-type="float">
            <text:p>0.3977</text:p>
          </table:table-cell>
          <table:table-cell office:value-type="float" office:value="0.39773" calcext:value-type="float">
            <text:p>0.3977</text:p>
          </table:table-cell>
          <table:table-cell table:style-name="ce2" office:value-type="float" office:value="0.397487" calcext:value-type="float">
            <text:p>0.3975</text:p>
          </table:table-cell>
          <table:table-cell table:style-name="ce2" office:value-type="float" office:value="0.395162" calcext:value-type="float">
            <text:p>0.3952</text:p>
          </table:table-cell>
          <table:table-cell table:style-name="ce2" office:value-type="float" office:value="0.392727" calcext:value-type="float">
            <text:p>0.3927</text:p>
          </table:table-cell>
          <table:table-cell table:style-name="ce2" office:value-type="float" office:value="0.386798" calcext:value-type="float">
            <text:p>0.3868</text:p>
          </table:table-cell>
          <table:table-cell table:style-name="ce2" office:value-type="float" office:value="0.386127" calcext:value-type="float">
            <text:p>0.3861</text:p>
          </table:table-cell>
          <table:table-cell table:style-name="ce16" office:value-type="float" office:value="0.389547" calcext:value-type="float">
            <text:p>0.3895</text:p>
          </table:table-cell>
          <table:table-cell table:style-name="ce2" office:value-type="float" office:value="0.394891" calcext:value-type="float">
            <text:p>0.3949</text:p>
          </table:table-cell>
          <table:table-cell table:style-name="ce11" office:value-type="float" office:value="0.382837" calcext:value-type="float">
            <text:p>0.3828</text:p>
          </table:table-cell>
          <table:table-cell table:style-name="ce2" office:value-type="float" office:value="0.38164" calcext:value-type="float">
            <text:p>0.3816</text:p>
          </table:table-cell>
          <table:table-cell table:style-name="ce2" office:value-type="float" office:value="0.381746" calcext:value-type="float">
            <text:p>0.3817</text:p>
          </table:table-cell>
          <table:table-cell table:style-name="ce2" office:value-type="float" office:value="0.373906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8319" calcext:value-type="float">
            <text:p>0.3832</text:p>
          </table:table-cell>
          <table:table-cell office:value-type="float" office:value="0.385773" calcext:value-type="float">
            <text:p>0.3858</text:p>
          </table:table-cell>
          <table:table-cell office:value-type="float" office:value="0.384997" calcext:value-type="float">
            <text:p>0.3850</text:p>
          </table:table-cell>
          <table:table-cell office:value-type="float" office:value="0.38755" calcext:value-type="float">
            <text:p>0.3876</text:p>
          </table:table-cell>
          <table:table-cell office:value-type="float" office:value="0.387491" calcext:value-type="float">
            <text:p>0.3875</text:p>
          </table:table-cell>
          <table:table-cell table:style-name="ce2" office:value-type="float" office:value="0.385159" calcext:value-type="float">
            <text:p>0.3852</text:p>
          </table:table-cell>
          <table:table-cell table:style-name="ce2" office:value-type="float" office:value="0.389416" calcext:value-type="float">
            <text:p>0.3894</text:p>
          </table:table-cell>
          <table:table-cell table:style-name="ce2" office:value-type="float" office:value="0.39221" calcext:value-type="float">
            <text:p>0.3922</text:p>
          </table:table-cell>
          <table:table-cell table:style-name="ce2" office:value-type="float" office:value="0.377707" calcext:value-type="float">
            <text:p>0.3777</text:p>
          </table:table-cell>
          <table:table-cell table:style-name="ce2" office:value-type="float" office:value="0.377655" calcext:value-type="float">
            <text:p>0.3777</text:p>
          </table:table-cell>
          <table:table-cell table:style-name="ce16" office:value-type="float" office:value="0.42093" calcext:value-type="float">
            <text:p>0.4209</text:p>
          </table:table-cell>
          <table:table-cell table:style-name="ce2" office:value-type="float" office:value="0.440696" calcext:value-type="float">
            <text:p>0.4407</text:p>
          </table:table-cell>
          <table:table-cell table:style-name="ce11" office:value-type="float" office:value="0.384164" calcext:value-type="float">
            <text:p>0.3842</text:p>
          </table:table-cell>
          <table:table-cell table:style-name="ce2" office:value-type="float" office:value="0.387321" calcext:value-type="float">
            <text:p>0.3873</text:p>
          </table:table-cell>
          <table:table-cell table:style-name="ce2" office:value-type="float" office:value="0.381581" calcext:value-type="float">
            <text:p>0.3816</text:p>
          </table:table-cell>
          <table:table-cell table:style-name="ce2" office:value-type="float" office:value="0.379776" calcext:value-type="float">
            <text:p>0.3798</text:p>
          </table:table-cell>
          <table:table-cell/>
        </table:table-row>
        <table:table-row table:style-name="ro1">
          <table:table-cell table:style-name="ce2" office:value-type="float" office:value="0.375199" calcext:value-type="float">
            <text:p>0.3752</text:p>
          </table:table-cell>
          <table:table-cell office:value-type="float" office:value="0.377451" calcext:value-type="float">
            <text:p>0.3775</text:p>
          </table:table-cell>
          <table:table-cell office:value-type="float" office:value="0.376774" calcext:value-type="float">
            <text:p>0.3768</text:p>
          </table:table-cell>
          <table:table-cell office:value-type="float" office:value="0.384193" calcext:value-type="float">
            <text:p>0.3842</text:p>
          </table:table-cell>
          <table:table-cell office:value-type="float" office:value="0.380172" calcext:value-type="float">
            <text:p>0.3802</text:p>
          </table:table-cell>
          <table:table-cell table:style-name="ce2" office:value-type="float" office:value="0.37993" calcext:value-type="float">
            <text:p>0.3799</text:p>
          </table:table-cell>
          <table:table-cell table:style-name="ce2" office:value-type="float" office:value="0.377789" calcext:value-type="float">
            <text:p>0.3778</text:p>
          </table:table-cell>
          <table:table-cell table:style-name="ce2" office:value-type="float" office:value="0.374804" calcext:value-type="float">
            <text:p>0.3748</text:p>
          </table:table-cell>
          <table:table-cell table:style-name="ce2" office:value-type="float" office:value="0.402534" calcext:value-type="float">
            <text:p>0.4025</text:p>
          </table:table-cell>
          <table:table-cell table:style-name="ce2" office:value-type="float" office:value="0.448142" calcext:value-type="float">
            <text:p>0.4481</text:p>
          </table:table-cell>
          <table:table-cell table:style-name="ce16" office:value-type="float" office:value="0.462247" calcext:value-type="float">
            <text:p>0.4622</text:p>
          </table:table-cell>
          <table:table-cell table:style-name="ce2" office:value-type="float" office:value="0.407522" calcext:value-type="float">
            <text:p>0.4075</text:p>
          </table:table-cell>
          <table:table-cell table:style-name="ce11" office:value-type="float" office:value="0.381401" calcext:value-type="float">
            <text:p>0.3814</text:p>
          </table:table-cell>
          <table:table-cell table:style-name="ce2" office:value-type="float" office:value="0.381352" calcext:value-type="float">
            <text:p>0.3814</text:p>
          </table:table-cell>
          <table:table-cell table:style-name="ce2" office:value-type="float" office:value="0.38165" calcext:value-type="float">
            <text:p>0.3817</text:p>
          </table:table-cell>
          <table:table-cell table:style-name="ce2" office:value-type="float" office:value="0.373426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368685" calcext:value-type="float">
            <text:p>0.3687</text:p>
          </table:table-cell>
          <table:table-cell office:value-type="float" office:value="0.371902" calcext:value-type="float">
            <text:p>0.3719</text:p>
          </table:table-cell>
          <table:table-cell office:value-type="float" office:value="0.370911" calcext:value-type="float">
            <text:p>0.3709</text:p>
          </table:table-cell>
          <table:table-cell office:value-type="float" office:value="0.377891" calcext:value-type="float">
            <text:p>0.3779</text:p>
          </table:table-cell>
          <table:table-cell office:value-type="float" office:value="0.373525" calcext:value-type="float">
            <text:p>0.3735</text:p>
          </table:table-cell>
          <table:table-cell table:style-name="ce2" office:value-type="float" office:value="0.370895" calcext:value-type="float">
            <text:p>0.3709</text:p>
          </table:table-cell>
          <table:table-cell table:style-name="ce2" office:value-type="float" office:value="0.415656" calcext:value-type="float">
            <text:p>0.4157</text:p>
          </table:table-cell>
          <table:table-cell table:style-name="ce2" office:value-type="float" office:value="0.471174" calcext:value-type="float">
            <text:p>0.4712</text:p>
          </table:table-cell>
          <table:table-cell table:style-name="ce2" office:value-type="float" office:value="0.455449" calcext:value-type="float">
            <text:p>0.4554</text:p>
          </table:table-cell>
          <table:table-cell table:style-name="ce2" office:value-type="float" office:value="0.416441" calcext:value-type="float">
            <text:p>0.4164</text:p>
          </table:table-cell>
          <table:table-cell table:style-name="ce16" office:value-type="float" office:value="0.371374" calcext:value-type="float">
            <text:p>0.3714</text:p>
          </table:table-cell>
          <table:table-cell table:style-name="ce2" office:value-type="float" office:value="0.372518" calcext:value-type="float">
            <text:p>0.3725</text:p>
          </table:table-cell>
          <table:table-cell table:style-name="ce11" office:value-type="float" office:value="0.381342" calcext:value-type="float">
            <text:p>0.3813</text:p>
          </table:table-cell>
          <table:table-cell table:style-name="ce2" office:value-type="float" office:value="0.381234" calcext:value-type="float">
            <text:p>0.3812</text:p>
          </table:table-cell>
          <table:table-cell table:style-name="ce2" office:value-type="float" office:value="0.381365" calcext:value-type="float">
            <text:p>0.3814</text:p>
          </table:table-cell>
          <table:table-cell table:style-name="ce2" office:value-type="float" office:value="0.379168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73613" calcext:value-type="float">
            <text:p>0.3736</text:p>
          </table:table-cell>
          <table:table-cell office:value-type="float" office:value="0.375337" calcext:value-type="float">
            <text:p>0.3753</text:p>
          </table:table-cell>
          <table:table-cell office:value-type="float" office:value="0.374594" calcext:value-type="float">
            <text:p>0.3746</text:p>
          </table:table-cell>
          <table:table-cell office:value-type="float" office:value="0.382527" calcext:value-type="float">
            <text:p>0.3825</text:p>
          </table:table-cell>
          <table:table-cell office:value-type="float" office:value="0.416534" calcext:value-type="float">
            <text:p>0.4165</text:p>
          </table:table-cell>
          <table:table-cell table:style-name="ce2" office:value-type="float" office:value="0.453856" calcext:value-type="float">
            <text:p>0.4539</text:p>
          </table:table-cell>
          <table:table-cell table:style-name="ce2" office:value-type="float" office:value="0.456149" calcext:value-type="float">
            <text:p>0.4561</text:p>
          </table:table-cell>
          <table:table-cell table:style-name="ce2" office:value-type="float" office:value="0.408455" calcext:value-type="float">
            <text:p>0.4085</text:p>
          </table:table-cell>
          <table:table-cell table:style-name="ce2" office:value-type="float" office:value="0.370633" calcext:value-type="float">
            <text:p>0.3706</text:p>
          </table:table-cell>
          <table:table-cell table:style-name="ce2" office:value-type="float" office:value="0.365326" calcext:value-type="float">
            <text:p>0.3653</text:p>
          </table:table-cell>
          <table:table-cell table:style-name="ce16" office:value-type="float" office:value="0.374811" calcext:value-type="float">
            <text:p>0.3748</text:p>
          </table:table-cell>
          <table:table-cell table:style-name="ce2" office:value-type="float" office:value="0.375261" calcext:value-type="float">
            <text:p>0.3753</text:p>
          </table:table-cell>
          <table:table-cell table:style-name="ce11" office:value-type="float" office:value="0.381587" calcext:value-type="float">
            <text:p>0.3816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414" calcext:value-type="float">
            <text:p>0.3814</text:p>
          </table:table-cell>
          <table:table-cell table:style-name="ce2" office:value-type="float" office:value="0.379189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68837" calcext:value-type="float">
            <text:p>0.3688</text:p>
          </table:table-cell>
          <table:table-cell office:value-type="float" office:value="0.371437" calcext:value-type="float">
            <text:p>0.3714</text:p>
          </table:table-cell>
          <table:table-cell office:value-type="float" office:value="0.414337" calcext:value-type="float">
            <text:p>0.4143</text:p>
          </table:table-cell>
          <table:table-cell office:value-type="float" office:value="0.464212" calcext:value-type="float">
            <text:p>0.4642</text:p>
          </table:table-cell>
          <table:table-cell office:value-type="float" office:value="0.457491" calcext:value-type="float">
            <text:p>0.4575</text:p>
          </table:table-cell>
          <table:table-cell table:style-name="ce2" office:value-type="float" office:value="0.424534" calcext:value-type="float">
            <text:p>0.4245</text:p>
          </table:table-cell>
          <table:table-cell table:style-name="ce2" office:value-type="float" office:value="0.375085" calcext:value-type="float">
            <text:p>0.3751</text:p>
          </table:table-cell>
          <table:table-cell table:style-name="ce2" office:value-type="float" office:value="0.37385" calcext:value-type="float">
            <text:p>0.3739</text:p>
          </table:table-cell>
          <table:table-cell table:style-name="ce2" office:value-type="float" office:value="0.368935" calcext:value-type="float">
            <text:p>0.3689</text:p>
          </table:table-cell>
          <table:table-cell table:style-name="ce2" office:value-type="float" office:value="0.368089" calcext:value-type="float">
            <text:p>0.3681</text:p>
          </table:table-cell>
          <table:table-cell table:style-name="ce16" office:value-type="float" office:value="0.366043" calcext:value-type="float">
            <text:p>0.3660</text:p>
          </table:table-cell>
          <table:table-cell table:style-name="ce2" office:value-type="float" office:value="0.372151" calcext:value-type="float">
            <text:p>0.3722</text:p>
          </table:table-cell>
          <table:table-cell table:style-name="ce11" office:value-type="float" office:value="0.381346" calcext:value-type="float">
            <text:p>0.3813</text:p>
          </table:table-cell>
          <table:table-cell table:style-name="ce2" office:value-type="float" office:value="0.387648" calcext:value-type="float">
            <text:p>0.3876</text:p>
          </table:table-cell>
          <table:table-cell table:style-name="ce2" office:value-type="float" office:value="0.381264" calcext:value-type="float">
            <text:p>0.3813</text:p>
          </table:table-cell>
          <table:table-cell table:style-name="ce2" office:value-type="float" office:value="0.373341" calcext:value-type="float">
            <text:p>0.3733</text:p>
          </table:table-cell>
          <table:table-cell/>
        </table:table-row>
        <table:table-row table:style-name="ro1">
          <table:table-cell table:style-name="ce2" office:value-type="float" office:value="0.398999" calcext:value-type="float">
            <text:p>0.3990</text:p>
          </table:table-cell>
          <table:table-cell office:value-type="float" office:value="0.45415" calcext:value-type="float">
            <text:p>0.4542</text:p>
          </table:table-cell>
          <table:table-cell office:value-type="float" office:value="0.452305" calcext:value-type="float">
            <text:p>0.4523</text:p>
          </table:table-cell>
          <table:table-cell office:value-type="float" office:value="0.416071" calcext:value-type="float">
            <text:p>0.4161</text:p>
          </table:table-cell>
          <table:table-cell office:value-type="float" office:value="0.386428" calcext:value-type="float">
            <text:p>0.3864</text:p>
          </table:table-cell>
          <table:table-cell table:style-name="ce2" office:value-type="float" office:value="0.377159" calcext:value-type="float">
            <text:p>0.3772</text:p>
          </table:table-cell>
          <table:table-cell table:style-name="ce2" office:value-type="float" office:value="0.3747" calcext:value-type="float">
            <text:p>0.3747</text:p>
          </table:table-cell>
          <table:table-cell table:style-name="ce2" office:value-type="float" office:value="0.371821" calcext:value-type="float">
            <text:p>0.3718</text:p>
          </table:table-cell>
          <table:table-cell table:style-name="ce2" office:value-type="float" office:value="0.365446" calcext:value-type="float">
            <text:p>0.3654</text:p>
          </table:table-cell>
          <table:table-cell table:style-name="ce2" office:value-type="float" office:value="0.36491" calcext:value-type="float">
            <text:p>0.3649</text:p>
          </table:table-cell>
          <table:table-cell table:style-name="ce16" office:value-type="float" office:value="0.368483" calcext:value-type="float">
            <text:p>0.3685</text:p>
          </table:table-cell>
          <table:table-cell table:style-name="ce2" office:value-type="float" office:value="0.378724" calcext:value-type="float">
            <text:p>0.3787</text:p>
          </table:table-cell>
          <table:table-cell table:style-name="ce11" office:value-type="float" office:value="0.387926" calcext:value-type="float">
            <text:p>0.3879</text:p>
          </table:table-cell>
          <table:table-cell table:style-name="ce2" office:value-type="float" office:value="0.381256" calcext:value-type="float">
            <text:p>0.3813</text:p>
          </table:table-cell>
          <table:table-cell table:style-name="ce2" office:value-type="float" office:value="0.387922" calcext:value-type="float">
            <text:p>0.3879</text:p>
          </table:table-cell>
          <table:table-cell table:style-name="ce2" office:value-type="float" office:value="0.373427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428739" calcext:value-type="float">
            <text:p>0.4287</text:p>
          </table:table-cell>
          <table:table-cell office:value-type="float" office:value="0.431211" calcext:value-type="float">
            <text:p>0.4312</text:p>
          </table:table-cell>
          <table:table-cell office:value-type="float" office:value="0.385565" calcext:value-type="float">
            <text:p>0.3856</text:p>
          </table:table-cell>
          <table:table-cell office:value-type="float" office:value="0.386481" calcext:value-type="float">
            <text:p>0.3865</text:p>
          </table:table-cell>
          <table:table-cell office:value-type="float" office:value="0.386546" calcext:value-type="float">
            <text:p>0.3865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7376" calcext:value-type="float">
            <text:p>0.3874</text:p>
          </table:table-cell>
          <table:table-cell table:style-name="ce2" office:value-type="float" office:value="0.37689" calcext:value-type="float">
            <text:p>0.3769</text:p>
          </table:table-cell>
          <table:table-cell table:style-name="ce2" office:value-type="float" office:value="0.376422" calcext:value-type="float">
            <text:p>0.3764</text:p>
          </table:table-cell>
          <table:table-cell table:style-name="ce16" office:value-type="float" office:value="0.37971" calcext:value-type="float">
            <text:p>0.3797</text:p>
          </table:table-cell>
          <table:table-cell table:style-name="ce2" office:value-type="float" office:value="0.385453" calcext:value-type="float">
            <text:p>0.3855</text:p>
          </table:table-cell>
          <table:table-cell table:style-name="ce11" office:value-type="float" office:value="0.381776" calcext:value-type="float">
            <text:p>0.3818</text:p>
          </table:table-cell>
          <table:table-cell table:style-name="ce2" office:value-type="float" office:value="0.381556" calcext:value-type="float">
            <text:p>0.3816</text:p>
          </table:table-cell>
          <table:table-cell table:style-name="ce2" office:value-type="float" office:value="0.381791" calcext:value-type="float">
            <text:p>0.3818</text:p>
          </table:table-cell>
          <table:table-cell table:style-name="ce2" office:value-type="float" office:value="0.373588" calcext:value-type="float">
            <text:p>0.3736</text:p>
          </table:table-cell>
          <table:table-cell/>
        </table:table-row>
        <table:table-row table:style-name="ro1">
          <table:table-cell table:style-name="ce2" office:value-type="float" office:value="0.393301" calcext:value-type="float">
            <text:p>0.3933</text:p>
          </table:table-cell>
          <table:table-cell office:value-type="float" office:value="0.394886" calcext:value-type="float">
            <text:p>0.3949</text:p>
          </table:table-cell>
          <table:table-cell office:value-type="float" office:value="0.394202" calcext:value-type="float">
            <text:p>0.3942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7387" calcext:value-type="float">
            <text:p>0.3974</text:p>
          </table:table-cell>
          <table:table-cell table:style-name="ce2" office:value-type="float" office:value="0.397136" calcext:value-type="float">
            <text:p>0.3971</text:p>
          </table:table-cell>
          <table:table-cell table:style-name="ce2" office:value-type="float" office:value="0.395066" calcext:value-type="float">
            <text:p>0.3951</text:p>
          </table:table-cell>
          <table:table-cell table:style-name="ce2" office:value-type="float" office:value="0.392536" calcext:value-type="float">
            <text:p>0.3925</text:p>
          </table:table-cell>
          <table:table-cell table:style-name="ce2" office:value-type="float" office:value="0.386388" calcext:value-type="float">
            <text:p>0.3864</text:p>
          </table:table-cell>
          <table:table-cell table:style-name="ce2" office:value-type="float" office:value="0.386178" calcext:value-type="float">
            <text:p>0.3862</text:p>
          </table:table-cell>
          <table:table-cell table:style-name="ce16" office:value-type="float" office:value="0.389467" calcext:value-type="float">
            <text:p>0.3895</text:p>
          </table:table-cell>
          <table:table-cell table:style-name="ce2" office:value-type="float" office:value="0.394848" calcext:value-type="float">
            <text:p>0.3948</text:p>
          </table:table-cell>
          <table:table-cell table:style-name="ce11" office:value-type="float" office:value="0.381805" calcext:value-type="float">
            <text:p>0.3818</text:p>
          </table:table-cell>
          <table:table-cell table:style-name="ce2" office:value-type="float" office:value="0.381732" calcext:value-type="float">
            <text:p>0.3817</text:p>
          </table:table-cell>
          <table:table-cell table:style-name="ce2" office:value-type="float" office:value="0.381865" calcext:value-type="float">
            <text:p>0.3819</text:p>
          </table:table-cell>
          <table:table-cell table:style-name="ce2" office:value-type="float" office:value="0.373795" calcext:value-type="float">
            <text:p>0.3738</text:p>
          </table:table-cell>
          <table:table-cell/>
        </table:table-row>
        <table:table-row table:style-name="ro1">
          <table:table-cell table:style-name="ce2" office:value-type="float" office:value="0.403357" calcext:value-type="float">
            <text:p>0.4034</text:p>
          </table:table-cell>
          <table:table-cell office:value-type="float" office:value="0.389065" calcext:value-type="float">
            <text:p>0.3891</text:p>
          </table:table-cell>
          <table:table-cell office:value-type="float" office:value="0.393009" calcext:value-type="float">
            <text:p>0.3930</text:p>
          </table:table-cell>
          <table:table-cell office:value-type="float" office:value="0.390798" calcext:value-type="float">
            <text:p>0.3908</text:p>
          </table:table-cell>
          <table:table-cell office:value-type="float" office:value="0.395175" calcext:value-type="float">
            <text:p>0.3952</text:p>
          </table:table-cell>
          <table:table-cell table:style-name="ce2" office:value-type="float" office:value="0.388199" calcext:value-type="float">
            <text:p>0.3882</text:p>
          </table:table-cell>
          <table:table-cell table:style-name="ce2" office:value-type="float" office:value="0.392751" calcext:value-type="float">
            <text:p>0.3928</text:p>
          </table:table-cell>
          <table:table-cell table:style-name="ce2" office:value-type="float" office:value="0.391449" calcext:value-type="float">
            <text:p>0.3914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81064" calcext:value-type="float">
            <text:p>0.3811</text:p>
          </table:table-cell>
          <table:table-cell table:style-name="ce16" office:value-type="float" office:value="0.38429" calcext:value-type="float">
            <text:p>0.3843</text:p>
          </table:table-cell>
          <table:table-cell table:style-name="ce2" office:value-type="float" office:value="0.433145" calcext:value-type="float">
            <text:p>0.4331</text:p>
          </table:table-cell>
          <table:table-cell table:style-name="ce11" office:value-type="float" office:value="0.381747" calcext:value-type="float">
            <text:p>0.3817</text:p>
          </table:table-cell>
          <table:table-cell table:style-name="ce2" office:value-type="float" office:value="0.381557" calcext:value-type="float">
            <text:p>0.3816</text:p>
          </table:table-cell>
          <table:table-cell table:style-name="ce2" office:value-type="float" office:value="0.388577" calcext:value-type="float">
            <text:p>0.3886</text:p>
          </table:table-cell>
          <table:table-cell table:style-name="ce2" office:value-type="float" office:value="0.373712" calcext:value-type="float">
            <text:p>0.37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1171" calcext:value-type="float">
            <text:p>0.3812</text:p>
          </table:table-cell>
          <table:table-cell office:value-type="float" office:value="0.413562" calcext:value-type="float">
            <text:p>0.4136</text:p>
          </table:table-cell>
          <table:table-cell office:value-type="float" office:value="0.437034" calcext:value-type="float">
            <text:p>0.4370</text:p>
          </table:table-cell>
          <table:table-cell table:style-name="ce2" office:value-type="float" office:value="0.444953" calcext:value-type="float">
            <text:p>0.4450</text:p>
          </table:table-cell>
          <table:table-cell table:style-name="ce2" office:value-type="float" office:value="0.434251" calcext:value-type="float">
            <text:p>0.4343</text:p>
          </table:table-cell>
          <table:table-cell table:style-name="ce2" office:value-type="float" office:value="0.431471" calcext:value-type="float">
            <text:p>0.4315</text:p>
          </table:table-cell>
          <table:table-cell table:style-name="ce2" office:value-type="float" office:value="0.423365" calcext:value-type="float">
            <text:p>0.4234</text:p>
          </table:table-cell>
          <table:table-cell table:style-name="ce2" office:value-type="float" office:value="0.419837" calcext:value-type="float">
            <text:p>0.4198</text:p>
          </table:table-cell>
          <table:table-cell table:style-name="ce2" office:value-type="float" office:value="0.383116" calcext:value-type="float">
            <text:p>0.3831</text:p>
          </table:table-cell>
          <table:table-cell table:style-name="ce2" office:value-type="float" office:value="0.387542" calcext:value-type="float">
            <text:p>0.38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397031" calcext:value-type="float">
            <text:p>0.3970</text:p>
          </table:table-cell>
          <table:table-cell table:style-name="ce10" office:value-type="float" office:value="0.380879" calcext:value-type="float">
            <text:p>0.3809</text:p>
          </table:table-cell>
          <table:table-cell table:style-name="ce10" office:value-type="float" office:value="0.454186" calcext:value-type="float">
            <text:p>0.4542</text:p>
          </table:table-cell>
          <table:table-cell table:style-name="ce10" office:value-type="float" office:value="0.388131" calcext:value-type="float">
            <text:p>0.3881</text:p>
          </table:table-cell>
          <table:table-cell table:style-name="ce10" office:value-type="float" office:value="0.381298" calcext:value-type="float">
            <text:p>0.3813</text:p>
          </table:table-cell>
          <table:table-cell table:style-name="ce10" office:value-type="float" office:value="0.395031" calcext:value-type="float">
            <text:p>0.3950</text:p>
          </table:table-cell>
          <table:table-cell table:style-name="ce10" office:value-type="float" office:value="0.407353" calcext:value-type="float">
            <text:p>0.4074</text:p>
          </table:table-cell>
          <table:table-cell table:style-name="ce10" office:value-type="float" office:value="0.386449" calcext:value-type="float">
            <text:p>0.3864</text:p>
          </table:table-cell>
          <table:table-cell table:style-name="ce10" office:value-type="float" office:value="0.431911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436166" calcext:value-type="float">
            <text:p>0.4362</text:p>
          </table:table-cell>
          <table:table-cell office:value-type="float" office:value="0.406104" calcext:value-type="float">
            <text:p>0.4061</text:p>
          </table:table-cell>
          <table:table-cell office:value-type="float" office:value="0.394562" calcext:value-type="float">
            <text:p>0.394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68" calcext:value-type="float">
            <text:p>0.3927</text:p>
          </table:table-cell>
          <table:table-cell table:style-name="ce2" office:value-type="float" office:value="0.394822" calcext:value-type="float">
            <text:p>0.3948</text:p>
          </table:table-cell>
          <table:table-cell table:style-name="ce2" office:value-type="float" office:value="0.394279" calcext:value-type="float">
            <text:p>0.3943</text:p>
          </table:table-cell>
          <table:table-cell table:style-name="ce2" office:value-type="float" office:value="0.391169" calcext:value-type="float">
            <text:p>0.3912</text:p>
          </table:table-cell>
          <table:table-cell table:style-name="ce2" office:value-type="float" office:value="0.396764" calcext:value-type="float">
            <text:p>0.3968</text:p>
          </table:table-cell>
          <table:table-cell table:style-name="ce2" office:value-type="float" office:value="0.39881" calcext:value-type="float">
            <text:p>0.3988</text:p>
          </table:table-cell>
          <table:table-cell table:style-name="ce16" office:value-type="float" office:value="0.392924" calcext:value-type="float">
            <text:p>0.3929</text:p>
          </table:table-cell>
          <table:table-cell table:style-name="ce11" office:value-type="float" office:value="0.390538" calcext:value-type="float">
            <text:p>0.3905</text:p>
          </table:table-cell>
          <table:table-cell table:style-name="ce2" office:value-type="float" office:value="0.389664" calcext:value-type="float">
            <text:p>0.3897</text:p>
          </table:table-cell>
          <table:table-cell table:style-name="ce2" office:value-type="float" office:value="0.389428" calcext:value-type="float">
            <text:p>0.3894</text:p>
          </table:table-cell>
          <table:table-cell table:style-name="ce2" office:value-type="float" office:value="0.389469" calcext:value-type="float">
            <text:p>0.3895</text:p>
          </table:table-cell>
          <table:table-cell table:style-name="ce2" office:value-type="float" office:value="0.38158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4821" calcext:value-type="float">
            <text:p>0.3948</text:p>
          </table:table-cell>
          <table:table-cell office:value-type="float" office:value="0.399232" calcext:value-type="float">
            <text:p>0.3992</text:p>
          </table:table-cell>
          <table:table-cell office:value-type="float" office:value="0.397569" calcext:value-type="float">
            <text:p>0.3976</text:p>
          </table:table-cell>
          <table:table-cell office:value-type="float" office:value="0.393363" calcext:value-type="float">
            <text:p>0.3934</text:p>
          </table:table-cell>
          <table:table-cell office:value-type="float" office:value="0.394287" calcext:value-type="float">
            <text:p>0.3943</text:p>
          </table:table-cell>
          <table:table-cell table:style-name="ce2" office:value-type="float" office:value="0.398544" calcext:value-type="float">
            <text:p>0.3985</text:p>
          </table:table-cell>
          <table:table-cell table:style-name="ce2" office:value-type="float" office:value="0.398027" calcext:value-type="float">
            <text:p>0.3980</text:p>
          </table:table-cell>
          <table:table-cell table:style-name="ce2" office:value-type="float" office:value="0.392839" calcext:value-type="float">
            <text:p>0.3928</text:p>
          </table:table-cell>
          <table:table-cell table:style-name="ce2" office:value-type="float" office:value="0.395742" calcext:value-type="float">
            <text:p>0.3957</text:p>
          </table:table-cell>
          <table:table-cell table:style-name="ce2" office:value-type="float" office:value="0.397535" calcext:value-type="float">
            <text:p>0.3975</text:p>
          </table:table-cell>
          <table:table-cell table:style-name="ce16" office:value-type="float" office:value="0.400401" calcext:value-type="float">
            <text:p>0.4004</text:p>
          </table:table-cell>
          <table:table-cell table:style-name="ce11" office:value-type="float" office:value="0.392046" calcext:value-type="float">
            <text:p>0.3920</text:p>
          </table:table-cell>
          <table:table-cell table:style-name="ce2" office:value-type="float" office:value="0.38958" calcext:value-type="float">
            <text:p>0.3896</text:p>
          </table:table-cell>
          <table:table-cell table:style-name="ce2" office:value-type="float" office:value="0.389451" calcext:value-type="float">
            <text:p>0.3895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16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5149" calcext:value-type="float">
            <text:p>0.3951</text:p>
          </table:table-cell>
          <table:table-cell office:value-type="float" office:value="0.399344" calcext:value-type="float">
            <text:p>0.3993</text:p>
          </table:table-cell>
          <table:table-cell office:value-type="float" office:value="0.39768" calcext:value-type="float">
            <text:p>0.3977</text:p>
          </table:table-cell>
          <table:table-cell office:value-type="float" office:value="0.393119" calcext:value-type="float">
            <text:p>0.3931</text:p>
          </table:table-cell>
          <table:table-cell office:value-type="float" office:value="0.395926" calcext:value-type="float">
            <text:p>0.3959</text:p>
          </table:table-cell>
          <table:table-cell table:style-name="ce2" office:value-type="float" office:value="0.398079" calcext:value-type="float">
            <text:p>0.3981</text:p>
          </table:table-cell>
          <table:table-cell table:style-name="ce2" office:value-type="float" office:value="0.397592" calcext:value-type="float">
            <text:p>0.3976</text:p>
          </table:table-cell>
          <table:table-cell table:style-name="ce2" office:value-type="float" office:value="0.394285" calcext:value-type="float">
            <text:p>0.3943</text:p>
          </table:table-cell>
          <table:table-cell table:style-name="ce2" office:value-type="float" office:value="0.399924" calcext:value-type="float">
            <text:p>0.3999</text:p>
          </table:table-cell>
          <table:table-cell table:style-name="ce2" office:value-type="float" office:value="0.40187" calcext:value-type="float">
            <text:p>0.4019</text:p>
          </table:table-cell>
          <table:table-cell table:style-name="ce16" office:value-type="float" office:value="0.395975" calcext:value-type="float">
            <text:p>0.3960</text:p>
          </table:table-cell>
          <table:table-cell table:style-name="ce11" office:value-type="float" office:value="0.389488" calcext:value-type="float">
            <text:p>0.3895</text:p>
          </table:table-cell>
          <table:table-cell table:style-name="ce2" office:value-type="float" office:value="0.38966" calcext:value-type="float">
            <text:p>0.3897</text:p>
          </table:table-cell>
          <table:table-cell table:style-name="ce2" office:value-type="float" office:value="0.389305" calcext:value-type="float">
            <text:p>0.3893</text:p>
          </table:table-cell>
          <table:table-cell table:style-name="ce2" office:value-type="float" office:value="0.3894" calcext:value-type="float">
            <text:p>0.3894</text:p>
          </table:table-cell>
          <table:table-cell table:style-name="ce2" office:value-type="float" office:value="0.381639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418641" calcext:value-type="float">
            <text:p>0.4186</text:p>
          </table:table-cell>
          <table:table-cell office:value-type="float" office:value="0.401188" calcext:value-type="float">
            <text:p>0.4012</text:p>
          </table:table-cell>
          <table:table-cell office:value-type="float" office:value="0.39808" calcext:value-type="float">
            <text:p>0.3981</text:p>
          </table:table-cell>
          <table:table-cell office:value-type="float" office:value="0.389799" calcext:value-type="float">
            <text:p>0.3898</text:p>
          </table:table-cell>
          <table:table-cell office:value-type="float" office:value="0.390641" calcext:value-type="float">
            <text:p>0.3906</text:p>
          </table:table-cell>
          <table:table-cell table:style-name="ce2" office:value-type="float" office:value="0.395225" calcext:value-type="float">
            <text:p>0.3952</text:p>
          </table:table-cell>
          <table:table-cell table:style-name="ce2" office:value-type="float" office:value="0.394646" calcext:value-type="float">
            <text:p>0.3946</text:p>
          </table:table-cell>
          <table:table-cell table:style-name="ce2" office:value-type="float" office:value="0.389174" calcext:value-type="float">
            <text:p>0.3892</text:p>
          </table:table-cell>
          <table:table-cell table:style-name="ce2" office:value-type="float" office:value="0.392145" calcext:value-type="float">
            <text:p>0.3921</text:p>
          </table:table-cell>
          <table:table-cell table:style-name="ce2" office:value-type="float" office:value="0.394158" calcext:value-type="float">
            <text:p>0.3942</text:p>
          </table:table-cell>
          <table:table-cell table:style-name="ce16" office:value-type="float" office:value="0.397074" calcext:value-type="float">
            <text:p>0.3971</text:p>
          </table:table-cell>
          <table:table-cell table:style-name="ce11" office:value-type="float" office:value="0.38952" calcext:value-type="float">
            <text:p>0.3895</text:p>
          </table:table-cell>
          <table:table-cell table:style-name="ce2" office:value-type="float" office:value="0.389599" calcext:value-type="float">
            <text:p>0.3896</text:p>
          </table:table-cell>
          <table:table-cell table:style-name="ce2" office:value-type="float" office:value="0.389443" calcext:value-type="float">
            <text:p>0.3894</text:p>
          </table:table-cell>
          <table:table-cell table:style-name="ce2" office:value-type="float" office:value="0.389431" calcext:value-type="float">
            <text:p>0.3894</text:p>
          </table:table-cell>
          <table:table-cell table:style-name="ce2" office:value-type="float" office:value="0.381664" calcext:value-type="float">
            <text:p>0.3817</text:p>
          </table:table-cell>
          <table:table-cell/>
        </table:table-row>
        <table:table-row table:style-name="ro1">
          <table:table-cell table:style-name="ce2" office:value-type="float" office:value="0.454186" calcext:value-type="float">
            <text:p>0.4542</text:p>
          </table:table-cell>
          <table:table-cell office:value-type="float" office:value="0.388811" calcext:value-type="float">
            <text:p>0.3888</text:p>
          </table:table-cell>
          <table:table-cell office:value-type="float" office:value="0.387444" calcext:value-type="float">
            <text:p>0.3874</text:p>
          </table:table-cell>
          <table:table-cell office:value-type="float" office:value="0.382218" calcext:value-type="float">
            <text:p>0.3822</text:p>
          </table:table-cell>
          <table:table-cell office:value-type="float" office:value="0.384813" calcext:value-type="float">
            <text:p>0.3848</text:p>
          </table:table-cell>
          <table:table-cell table:style-name="ce2" office:value-type="float" office:value="0.391185" calcext:value-type="float">
            <text:p>0.3912</text:p>
          </table:table-cell>
          <table:table-cell table:style-name="ce2" office:value-type="float" office:value="0.387026" calcext:value-type="float">
            <text:p>0.3870</text:p>
          </table:table-cell>
          <table:table-cell table:style-name="ce2" office:value-type="float" office:value="0.383287" calcext:value-type="float">
            <text:p>0.3833</text:p>
          </table:table-cell>
          <table:table-cell table:style-name="ce2" office:value-type="float" office:value="0.389555" calcext:value-type="float">
            <text:p>0.3896</text:p>
          </table:table-cell>
          <table:table-cell table:style-name="ce2" office:value-type="float" office:value="0.391602" calcext:value-type="float">
            <text:p>0.3916</text:p>
          </table:table-cell>
          <table:table-cell table:style-name="ce16" office:value-type="float" office:value="0.43581" calcext:value-type="float">
            <text:p>0.4358</text:p>
          </table:table-cell>
          <table:table-cell table:style-name="ce11" office:value-type="float" office:value="0.389473" calcext:value-type="float">
            <text:p>0.3895</text:p>
          </table:table-cell>
          <table:table-cell table:style-name="ce2" office:value-type="float" office:value="0.389439" calcext:value-type="float">
            <text:p>0.3894</text:p>
          </table:table-cell>
          <table:table-cell table:style-name="ce2" office:value-type="float" office:value="0.389142" calcext:value-type="float">
            <text:p>0.3891</text:p>
          </table:table-cell>
          <table:table-cell table:style-name="ce2" office:value-type="float" office:value="0.389212" calcext:value-type="float">
            <text:p>0.3892</text:p>
          </table:table-cell>
          <table:table-cell table:style-name="ce2" office:value-type="float" office:value="0.381298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6716" calcext:value-type="float">
            <text:p>0.3867</text:p>
          </table:table-cell>
          <table:table-cell office:value-type="float" office:value="0.391231" calcext:value-type="float">
            <text:p>0.3912</text:p>
          </table:table-cell>
          <table:table-cell office:value-type="float" office:value="0.389659" calcext:value-type="float">
            <text:p>0.3897</text:p>
          </table:table-cell>
          <table:table-cell office:value-type="float" office:value="0.385133" calcext:value-type="float">
            <text:p>0.3851</text:p>
          </table:table-cell>
          <table:table-cell office:value-type="float" office:value="0.386552" calcext:value-type="float">
            <text:p>0.3866</text:p>
          </table:table-cell>
          <table:table-cell table:style-name="ce2" office:value-type="float" office:value="0.390736" calcext:value-type="float">
            <text:p>0.3907</text:p>
          </table:table-cell>
          <table:table-cell table:style-name="ce2" office:value-type="float" office:value="0.39402" calcext:value-type="float">
            <text:p>0.3940</text:p>
          </table:table-cell>
          <table:table-cell table:style-name="ce2" office:value-type="float" office:value="0.384442" calcext:value-type="float">
            <text:p>0.3844</text:p>
          </table:table-cell>
          <table:table-cell table:style-name="ce2" office:value-type="float" office:value="0.387883" calcext:value-type="float">
            <text:p>0.3879</text:p>
          </table:table-cell>
          <table:table-cell table:style-name="ce2" office:value-type="float" office:value="0.420038" calcext:value-type="float">
            <text:p>0.4200</text:p>
          </table:table-cell>
          <table:table-cell table:style-name="ce16" office:value-type="float" office:value="0.444334" calcext:value-type="float">
            <text:p>0.4443</text:p>
          </table:table-cell>
          <table:table-cell table:style-name="ce11" office:value-type="float" office:value="0.38934" calcext:value-type="float">
            <text:p>0.3893</text:p>
          </table:table-cell>
          <table:table-cell table:style-name="ce2" office:value-type="float" office:value="0.389339" calcext:value-type="float">
            <text:p>0.3893</text:p>
          </table:table-cell>
          <table:table-cell table:style-name="ce2" office:value-type="float" office:value="0.389208" calcext:value-type="float">
            <text:p>0.3892</text:p>
          </table:table-cell>
          <table:table-cell table:style-name="ce2" office:value-type="float" office:value="0.389222" calcext:value-type="float">
            <text:p>0.3892</text:p>
          </table:table-cell>
          <table:table-cell table:style-name="ce2" office:value-type="float" office:value="0.38145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386849" calcext:value-type="float">
            <text:p>0.3868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0092" calcext:value-type="float">
            <text:p>0.3901</text:p>
          </table:table-cell>
          <table:table-cell office:value-type="float" office:value="0.384951" calcext:value-type="float">
            <text:p>0.3850</text:p>
          </table:table-cell>
          <table:table-cell office:value-type="float" office:value="0.387463" calcext:value-type="float">
            <text:p>0.3875</text:p>
          </table:table-cell>
          <table:table-cell table:style-name="ce2" office:value-type="float" office:value="0.390152" calcext:value-type="float">
            <text:p>0.3902</text:p>
          </table:table-cell>
          <table:table-cell table:style-name="ce2" office:value-type="float" office:value="0.389426" calcext:value-type="float">
            <text:p>0.3894</text:p>
          </table:table-cell>
          <table:table-cell table:style-name="ce2" office:value-type="float" office:value="0.385986" calcext:value-type="float">
            <text:p>0.3860</text:p>
          </table:table-cell>
          <table:table-cell table:style-name="ce2" office:value-type="float" office:value="0.398732" calcext:value-type="float">
            <text:p>0.3987</text:p>
          </table:table-cell>
          <table:table-cell table:style-name="ce2" office:value-type="float" office:value="0.442434" calcext:value-type="float">
            <text:p>0.4424</text:p>
          </table:table-cell>
          <table:table-cell table:style-name="ce16" office:value-type="float" office:value="0.418392" calcext:value-type="float">
            <text:p>0.4184</text:p>
          </table:table-cell>
          <table:table-cell table:style-name="ce11" office:value-type="float" office:value="0.389313" calcext:value-type="float">
            <text:p>0.3893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927" calcext:value-type="float">
            <text:p>0.3893</text:p>
          </table:table-cell>
          <table:table-cell table:style-name="ce2" office:value-type="float" office:value="0.389297" calcext:value-type="float">
            <text:p>0.3893</text:p>
          </table:table-cell>
          <table:table-cell table:style-name="ce2" office:value-type="float" office:value="0.381322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269" calcext:value-type="float">
            <text:p>0.3827</text:p>
          </table:table-cell>
          <table:table-cell office:value-type="float" office:value="0.391632" calcext:value-type="float">
            <text:p>0.3916</text:p>
          </table:table-cell>
          <table:table-cell office:value-type="float" office:value="0.385936" calcext:value-type="float">
            <text:p>0.3859</text:p>
          </table:table-cell>
          <table:table-cell office:value-type="float" office:value="0.380879" calcext:value-type="float">
            <text:p>0.3809</text:p>
          </table:table-cell>
          <table:table-cell office:value-type="float" office:value="0.382359" calcext:value-type="float">
            <text:p>0.3824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6413" calcext:value-type="float">
            <text:p>0.3864</text:p>
          </table:table-cell>
          <table:table-cell table:style-name="ce2" office:value-type="float" office:value="0.406434" calcext:value-type="float">
            <text:p>0.4064</text:p>
          </table:table-cell>
          <table:table-cell table:style-name="ce2" office:value-type="float" office:value="0.450956" calcext:value-type="float">
            <text:p>0.4510</text:p>
          </table:table-cell>
          <table:table-cell table:style-name="ce2" office:value-type="float" office:value="0.435286" calcext:value-type="float">
            <text:p>0.4353</text:p>
          </table:table-cell>
          <table:table-cell table:style-name="ce16" office:value-type="float" office:value="0.388523" calcext:value-type="float">
            <text:p>0.3885</text:p>
          </table:table-cell>
          <table:table-cell table:style-name="ce11" office:value-type="float" office:value="0.389272" calcext:value-type="float">
            <text:p>0.3893</text:p>
          </table:table-cell>
          <table:table-cell table:style-name="ce2" office:value-type="float" office:value="0.389427" calcext:value-type="float">
            <text:p>0.3894</text:p>
          </table:table-cell>
          <table:table-cell table:style-name="ce2" office:value-type="float" office:value="0.394474" calcext:value-type="float">
            <text:p>0.3945</text:p>
          </table:table-cell>
          <table:table-cell table:style-name="ce2" office:value-type="float" office:value="0.38925" calcext:value-type="float">
            <text:p>0.3893</text:p>
          </table:table-cell>
          <table:table-cell table:style-name="ce2" office:value-type="float" office:value="0.38373" calcext:value-type="float">
            <text:p>0.3837</text:p>
          </table:table-cell>
          <table:table-cell/>
        </table:table-row>
        <table:table-row table:style-name="ro1">
          <table:table-cell table:style-name="ce2" office:value-type="float" office:value="0.381363" calcext:value-type="float">
            <text:p>0.3814</text:p>
          </table:table-cell>
          <table:table-cell office:value-type="float" office:value="0.386091" calcext:value-type="float">
            <text:p>0.3861</text:p>
          </table:table-cell>
          <table:table-cell office:value-type="float" office:value="0.384531" calcext:value-type="float">
            <text:p>0.3845</text:p>
          </table:table-cell>
          <table:table-cell office:value-type="float" office:value="0.383853" calcext:value-type="float">
            <text:p>0.3839</text:p>
          </table:table-cell>
          <table:table-cell office:value-type="float" office:value="0.38182" calcext:value-type="float">
            <text:p>0.3818</text:p>
          </table:table-cell>
          <table:table-cell table:style-name="ce2" office:value-type="float" office:value="0.384793" calcext:value-type="float">
            <text:p>0.3848</text:p>
          </table:table-cell>
          <table:table-cell table:style-name="ce2" office:value-type="float" office:value="0.406151" calcext:value-type="float">
            <text:p>0.4062</text:p>
          </table:table-cell>
          <table:table-cell table:style-name="ce2" office:value-type="float" office:value="0.453031" calcext:value-type="float">
            <text:p>0.4530</text:p>
          </table:table-cell>
          <table:table-cell table:style-name="ce2" office:value-type="float" office:value="0.445124" calcext:value-type="float">
            <text:p>0.4451</text:p>
          </table:table-cell>
          <table:table-cell table:style-name="ce2" office:value-type="float" office:value="0.388469" calcext:value-type="float">
            <text:p>0.3885</text:p>
          </table:table-cell>
          <table:table-cell table:style-name="ce16" office:value-type="float" office:value="0.382467" calcext:value-type="float">
            <text:p>0.3825</text:p>
          </table:table-cell>
          <table:table-cell table:style-name="ce11" office:value-type="float" office:value="0.389385" calcext:value-type="float">
            <text:p>0.389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242" calcext:value-type="float">
            <text:p>0.3892</text:p>
          </table:table-cell>
          <table:table-cell table:style-name="ce2" office:value-type="float" office:value="0.389177" calcext:value-type="float">
            <text:p>0.3892</text:p>
          </table:table-cell>
          <table:table-cell table:style-name="ce2" office:value-type="float" office:value="0.381376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385295" calcext:value-type="float">
            <text:p>0.3853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383659" calcext:value-type="float">
            <text:p>0.3837</text:p>
          </table:table-cell>
          <table:table-cell office:value-type="float" office:value="0.385033" calcext:value-type="float">
            <text:p>0.3850</text:p>
          </table:table-cell>
          <table:table-cell table:style-name="ce2" office:value-type="float" office:value="0.389687" calcext:value-type="float">
            <text:p>0.3897</text:p>
          </table:table-cell>
          <table:table-cell table:style-name="ce2" office:value-type="float" office:value="0.443234" calcext:value-type="float">
            <text:p>0.4432</text:p>
          </table:table-cell>
          <table:table-cell table:style-name="ce2" office:value-type="float" office:value="0.423155" calcext:value-type="float">
            <text:p>0.4232</text:p>
          </table:table-cell>
          <table:table-cell table:style-name="ce2" office:value-type="float" office:value="0.386806" calcext:value-type="float">
            <text:p>0.3868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16" office:value-type="float" office:value="0.391396" calcext:value-type="float">
            <text:p>0.3914</text:p>
          </table:table-cell>
          <table:table-cell table:style-name="ce11" office:value-type="float" office:value="0.395031" calcext:value-type="float">
            <text:p>0.3950</text:p>
          </table:table-cell>
          <table:table-cell table:style-name="ce2" office:value-type="float" office:value="0.389506" calcext:value-type="float">
            <text:p>0.3895</text:p>
          </table:table-cell>
          <table:table-cell table:style-name="ce2" office:value-type="float" office:value="0.389211" calcext:value-type="float">
            <text:p>0.3892</text:p>
          </table:table-cell>
          <table:table-cell table:style-name="ce2" office:value-type="float" office:value="0.389134" calcext:value-type="float">
            <text:p>0.3891</text:p>
          </table:table-cell>
          <table:table-cell table:style-name="ce2" office:value-type="float" office:value="0.38137" calcext:value-type="float">
            <text:p>0.381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2357" calcext:value-type="float">
            <text:p>0.3924</text:p>
          </table:table-cell>
          <table:table-cell office:value-type="float" office:value="0.388104" calcext:value-type="float">
            <text:p>0.3881</text:p>
          </table:table-cell>
          <table:table-cell office:value-type="float" office:value="0.386449" calcext:value-type="float">
            <text:p>0.3864</text:p>
          </table:table-cell>
          <table:table-cell table:style-name="ce2" office:value-type="float" office:value="0.389196" calcext:value-type="float">
            <text:p>0.3892</text:p>
          </table:table-cell>
          <table:table-cell table:style-name="ce2" office:value-type="float" office:value="0.431911" calcext:value-type="float">
            <text:p>0.4319</text:p>
          </table:table-cell>
          <table:table-cell table:style-name="ce2" office:value-type="float" office:value="0.410612" calcext:value-type="float">
            <text:p>0.4106</text:p>
          </table:table-cell>
          <table:table-cell table:style-name="ce2" office:value-type="float" office:value="0.40443" calcext:value-type="float">
            <text:p>0.4044</text:p>
          </table:table-cell>
          <table:table-cell table:style-name="ce2" office:value-type="float" office:value="0.416592" calcext:value-type="float">
            <text:p>0.4166</text:p>
          </table:table-cell>
          <table:table-cell table:style-name="ce2" office:value-type="float" office:value="0.424945" calcext:value-type="float">
            <text:p>0.4249</text:p>
          </table:table-cell>
          <table:table-cell table:style-name="ce2" office:value-type="float" office:value="0.413939" calcext:value-type="float">
            <text:p>0.41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40153" calcext:value-type="float">
            <text:p>0.4015</text:p>
          </table:table-cell>
          <table:table-cell table:style-name="ce10" office:value-type="float" office:value="0.382237" calcext:value-type="float">
            <text:p>0.3822</text:p>
          </table:table-cell>
          <table:table-cell table:style-name="ce10" office:value-type="float" office:value="0.475778" calcext:value-type="float">
            <text:p>0.4758</text:p>
          </table:table-cell>
          <table:table-cell table:style-name="ce10" office:value-type="float" office:value="0.388235" calcext:value-type="float">
            <text:p>0.3882</text:p>
          </table:table-cell>
          <table:table-cell table:style-name="ce10" office:value-type="float" office:value="0.381062" calcext:value-type="float">
            <text:p>0.3811</text:p>
          </table:table-cell>
          <table:table-cell table:style-name="ce10" office:value-type="float" office:value="0.391792" calcext:value-type="float">
            <text:p>0.3918</text:p>
          </table:table-cell>
          <table:table-cell table:style-name="ce10" office:value-type="float" office:value="0.409975" calcext:value-type="float">
            <text:p>0.4100</text:p>
          </table:table-cell>
          <table:table-cell table:style-name="ce10" office:value-type="float" office:value="0.390636" calcext:value-type="float">
            <text:p>0.3906</text:p>
          </table:table-cell>
          <table:table-cell table:style-name="ce10" office:value-type="float" office:value="0.445063" calcext:value-type="float">
            <text:p>0.4451</text:p>
          </table:table-cell>
          <table:table-cell table:number-columns-repeated="3"/>
        </table:table-row>
        <table:table-row table:style-name="ro1">
          <table:table-cell table:style-name="ce2" office:value-type="float" office:value="0.455982" calcext:value-type="float">
            <text:p>0.4560</text:p>
          </table:table-cell>
          <table:table-cell office:value-type="float" office:value="0.407367" calcext:value-type="float">
            <text:p>0.4074</text:p>
          </table:table-cell>
          <table:table-cell office:value-type="float" office:value="0.400811" calcext:value-type="float">
            <text:p>0.4008</text:p>
          </table:table-cell>
          <table:table-cell office:value-type="float" office:value="0.397777" calcext:value-type="float">
            <text:p>0.3978</text:p>
          </table:table-cell>
          <table:table-cell office:value-type="float" office:value="0.40022" calcext:value-type="float">
            <text:p>0.4002</text:p>
          </table:table-cell>
          <table:table-cell table:style-name="ce2" office:value-type="float" office:value="0.399373" calcext:value-type="float">
            <text:p>0.3994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2912" calcext:value-type="float">
            <text:p>0.3929</text:p>
          </table:table-cell>
          <table:table-cell table:style-name="ce2" office:value-type="float" office:value="0.39391" calcext:value-type="float">
            <text:p>0.3939</text:p>
          </table:table-cell>
          <table:table-cell table:style-name="ce2" office:value-type="float" office:value="0.394215" calcext:value-type="float">
            <text:p>0.3942</text:p>
          </table:table-cell>
          <table:table-cell table:style-name="ce11" office:value-type="float" office:value="0.390369" calcext:value-type="float">
            <text:p>0.3904</text:p>
          </table:table-cell>
          <table:table-cell table:style-name="ce2" office:value-type="float" office:value="0.389411" calcext:value-type="float">
            <text:p>0.3894</text:p>
          </table:table-cell>
          <table:table-cell table:style-name="ce2" office:value-type="float" office:value="0.389246" calcext:value-type="float">
            <text:p>0.3892</text:p>
          </table:table-cell>
          <table:table-cell table:style-name="ce2" office:value-type="float" office:value="0.389264" calcext:value-type="float">
            <text:p>0.3893</text:p>
          </table:table-cell>
          <table:table-cell table:style-name="ce2" office:value-type="float" office:value="0.38935" calcext:value-type="float">
            <text:p>0.3894</text:p>
          </table:table-cell>
          <table:table-cell table:style-name="ce2" office:value-type="float" office:value="0.381381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402086" calcext:value-type="float">
            <text:p>0.4021</text:p>
          </table:table-cell>
          <table:table-cell office:value-type="float" office:value="0.412416" calcext:value-type="float">
            <text:p>0.4124</text:p>
          </table:table-cell>
          <table:table-cell office:value-type="float" office:value="0.402585" calcext:value-type="float">
            <text:p>0.4026</text:p>
          </table:table-cell>
          <table:table-cell office:value-type="float" office:value="0.400061" calcext:value-type="float">
            <text:p>0.4001</text:p>
          </table:table-cell>
          <table:table-cell office:value-type="float" office:value="0.400816" calcext:value-type="float">
            <text:p>0.4008</text:p>
          </table:table-cell>
          <table:table-cell table:style-name="ce2" office:value-type="float" office:value="0.399881" calcext:value-type="float">
            <text:p>0.3999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5725" calcext:value-type="float">
            <text:p>0.3957</text:p>
          </table:table-cell>
          <table:table-cell table:style-name="ce2" office:value-type="float" office:value="0.396687" calcext:value-type="float">
            <text:p>0.3967</text:p>
          </table:table-cell>
          <table:table-cell table:style-name="ce2" office:value-type="float" office:value="0.397045" calcext:value-type="float">
            <text:p>0.3970</text:p>
          </table:table-cell>
          <table:table-cell table:style-name="ce11" office:value-type="float" office:value="0.391792" calcext:value-type="float">
            <text:p>0.3918</text:p>
          </table:table-cell>
          <table:table-cell table:style-name="ce2" office:value-type="float" office:value="0.389559" calcext:value-type="float">
            <text:p>0.3896</text:p>
          </table:table-cell>
          <table:table-cell table:style-name="ce2" office:value-type="float" office:value="0.389312" calcext:value-type="float">
            <text:p>0.3893</text:p>
          </table:table-cell>
          <table:table-cell table:style-name="ce2" office:value-type="float" office:value="0.389236" calcext:value-type="float">
            <text:p>0.3892</text:p>
          </table:table-cell>
          <table:table-cell table:style-name="ce2" office:value-type="float" office:value="0.389397" calcext:value-type="float">
            <text:p>0.3894</text:p>
          </table:table-cell>
          <table:table-cell table:style-name="ce2" office:value-type="float" office:value="0.381455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03561" calcext:value-type="float">
            <text:p>0.4036</text:p>
          </table:table-cell>
          <table:table-cell office:value-type="float" office:value="0.405168" calcext:value-type="float">
            <text:p>0.4052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40078" calcext:value-type="float">
            <text:p>0.4008</text:p>
          </table:table-cell>
          <table:table-cell office:value-type="float" office:value="0.40322" calcext:value-type="float">
            <text:p>0.4032</text:p>
          </table:table-cell>
          <table:table-cell table:style-name="ce2" office:value-type="float" office:value="0.402603" calcext:value-type="float">
            <text:p>0.4026</text:p>
          </table:table-cell>
          <table:table-cell table:style-name="ce2" office:value-type="float" office:value="0.395558" calcext:value-type="float">
            <text:p>0.3956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6677" calcext:value-type="float">
            <text:p>0.3967</text:p>
          </table:table-cell>
          <table:table-cell table:style-name="ce2" office:value-type="float" office:value="0.397139" calcext:value-type="float">
            <text:p>0.3971</text:p>
          </table:table-cell>
          <table:table-cell table:style-name="ce11" office:value-type="float" office:value="0.389415" calcext:value-type="float">
            <text:p>0.3894</text:p>
          </table:table-cell>
          <table:table-cell table:style-name="ce2" office:value-type="float" office:value="0.389665" calcext:value-type="float">
            <text:p>0.3897</text:p>
          </table:table-cell>
          <table:table-cell table:style-name="ce2" office:value-type="float" office:value="0.389424" calcext:value-type="float">
            <text:p>0.3894</text:p>
          </table:table-cell>
          <table:table-cell table:style-name="ce2" office:value-type="float" office:value="0.389317" calcext:value-type="float">
            <text:p>0.3893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150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18967" calcext:value-type="float">
            <text:p>0.4190</text:p>
          </table:table-cell>
          <table:table-cell office:value-type="float" office:value="0.402402" calcext:value-type="float">
            <text:p>0.4024</text:p>
          </table:table-cell>
          <table:table-cell office:value-type="float" office:value="0.400798" calcext:value-type="float">
            <text:p>0.4008</text:p>
          </table:table-cell>
          <table:table-cell office:value-type="float" office:value="0.398214" calcext:value-type="float">
            <text:p>0.3982</text:p>
          </table:table-cell>
          <table:table-cell office:value-type="float" office:value="0.402969" calcext:value-type="float">
            <text:p>0.4030</text:p>
          </table:table-cell>
          <table:table-cell table:style-name="ce2" office:value-type="float" office:value="0.403201" calcext:value-type="float">
            <text:p>0.4032</text:p>
          </table:table-cell>
          <table:table-cell table:style-name="ce2" office:value-type="float" office:value="0.393944" calcext:value-type="float">
            <text:p>0.3939</text:p>
          </table:table-cell>
          <table:table-cell table:style-name="ce2" office:value-type="float" office:value="0.39397" calcext:value-type="float">
            <text:p>0.3940</text:p>
          </table:table-cell>
          <table:table-cell table:style-name="ce2" office:value-type="float" office:value="0.394982" calcext:value-type="float">
            <text:p>0.3950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11" office:value-type="float" office:value="0.389364" calcext:value-type="float">
            <text:p>0.3894</text:p>
          </table:table-cell>
          <table:table-cell table:style-name="ce2" office:value-type="float" office:value="0.389501" calcext:value-type="float">
            <text:p>0.3895</text:p>
          </table:table-cell>
          <table:table-cell table:style-name="ce2" office:value-type="float" office:value="0.389289" calcext:value-type="float">
            <text:p>0.3893</text:p>
          </table:table-cell>
          <table:table-cell table:style-name="ce2" office:value-type="float" office:value="0.389276" calcext:value-type="float">
            <text:p>0.3893</text:p>
          </table:table-cell>
          <table:table-cell table:style-name="ce2" office:value-type="float" office:value="0.389386" calcext:value-type="float">
            <text:p>0.3894</text:p>
          </table:table-cell>
          <table:table-cell table:style-name="ce2" office:value-type="float" office:value="0.381467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68666" calcext:value-type="float">
            <text:p>0.4687</text:p>
          </table:table-cell>
          <table:table-cell office:value-type="float" office:value="0.397338" calcext:value-type="float">
            <text:p>0.3973</text:p>
          </table:table-cell>
          <table:table-cell office:value-type="float" office:value="0.392274" calcext:value-type="float">
            <text:p>0.3923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892" calcext:value-type="float">
            <text:p>0.3919</text:p>
          </table:table-cell>
          <table:table-cell table:style-name="ce2" office:value-type="float" office:value="0.391221" calcext:value-type="float">
            <text:p>0.3912</text:p>
          </table:table-cell>
          <table:table-cell table:style-name="ce2" office:value-type="float" office:value="0.383782" calcext:value-type="float">
            <text:p>0.3838</text:p>
          </table:table-cell>
          <table:table-cell table:style-name="ce2" office:value-type="float" office:value="0.384074" calcext:value-type="float">
            <text:p>0.3841</text:p>
          </table:table-cell>
          <table:table-cell table:style-name="ce2" office:value-type="float" office:value="0.38496" calcext:value-type="float">
            <text:p>0.3850</text:p>
          </table:table-cell>
          <table:table-cell table:style-name="ce2" office:value-type="float" office:value="0.433027" calcext:value-type="float">
            <text:p>0.4330</text:p>
          </table:table-cell>
          <table:table-cell table:style-name="ce11" office:value-type="float" office:value="0.389164" calcext:value-type="float">
            <text:p>0.3892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178" calcext:value-type="float">
            <text:p>0.3892</text:p>
          </table:table-cell>
          <table:table-cell table:style-name="ce2" office:value-type="float" office:value="0.389241" calcext:value-type="float">
            <text:p>0.3892</text:p>
          </table:table-cell>
          <table:table-cell table:style-name="ce2" office:value-type="float" office:value="0.389228" calcext:value-type="float">
            <text:p>0.3892</text:p>
          </table:table-cell>
          <table:table-cell table:style-name="ce2" office:value-type="float" office:value="0.386113" calcext:value-type="float">
            <text:p>0.3861</text:p>
          </table:table-cell>
          <table:table-cell/>
        </table:table-row>
        <table:table-row table:style-name="ro1">
          <table:table-cell table:style-name="ce2" office:value-type="float" office:value="0.393006" calcext:value-type="float">
            <text:p>0.3930</text:p>
          </table:table-cell>
          <table:table-cell office:value-type="float" office:value="0.395008" calcext:value-type="float">
            <text:p>0.3950</text:p>
          </table:table-cell>
          <table:table-cell office:value-type="float" office:value="0.393319" calcext:value-type="float">
            <text:p>0.393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3" calcext:value-type="float">
            <text:p>0.3913</text:p>
          </table:table-cell>
          <table:table-cell table:style-name="ce2" office:value-type="float" office:value="0.390765" calcext:value-type="float">
            <text:p>0.3908</text:p>
          </table:table-cell>
          <table:table-cell table:style-name="ce2" office:value-type="float" office:value="0.385652" calcext:value-type="float">
            <text:p>0.3857</text:p>
          </table:table-cell>
          <table:table-cell table:style-name="ce2" office:value-type="float" office:value="0.386371" calcext:value-type="float">
            <text:p>0.3864</text:p>
          </table:table-cell>
          <table:table-cell table:style-name="ce2" office:value-type="float" office:value="0.427797" calcext:value-type="float">
            <text:p>0.4278</text:p>
          </table:table-cell>
          <table:table-cell table:style-name="ce2" office:value-type="float" office:value="0.461146" calcext:value-type="float">
            <text:p>0.4611</text:p>
          </table:table-cell>
          <table:table-cell table:style-name="ce11" office:value-type="float" office:value="0.389098" calcext:value-type="float">
            <text:p>0.3891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08" calcext:value-type="float">
            <text:p>0.3891</text:p>
          </table:table-cell>
          <table:table-cell table:style-name="ce2" office:value-type="float" office:value="0.389015" calcext:value-type="float">
            <text:p>0.3890</text:p>
          </table:table-cell>
          <table:table-cell table:style-name="ce2" office:value-type="float" office:value="0.389206" calcext:value-type="float">
            <text:p>0.3892</text:p>
          </table:table-cell>
          <table:table-cell table:style-name="ce2" office:value-type="float" office:value="0.386392" calcext:value-type="float">
            <text:p>0.3864</text:p>
          </table:table-cell>
          <table:table-cell/>
        </table:table-row>
        <table:table-row table:style-name="ro1">
          <table:table-cell table:style-name="ce2" office:value-type="float" office:value="0.392378" calcext:value-type="float">
            <text:p>0.3924</text:p>
          </table:table-cell>
          <table:table-cell office:value-type="float" office:value="0.394302" calcext:value-type="float">
            <text:p>0.3943</text:p>
          </table:table-cell>
          <table:table-cell office:value-type="float" office:value="0.396577" calcext:value-type="float">
            <text:p>0.3966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2015" calcext:value-type="float">
            <text:p>0.3920</text:p>
          </table:table-cell>
          <table:table-cell table:style-name="ce2" office:value-type="float" office:value="0.39147" calcext:value-type="float">
            <text:p>0.3915</text:p>
          </table:table-cell>
          <table:table-cell table:style-name="ce2" office:value-type="float" office:value="0.383246" calcext:value-type="float">
            <text:p>0.3832</text:p>
          </table:table-cell>
          <table:table-cell table:style-name="ce2" office:value-type="float" office:value="0.421989" calcext:value-type="float">
            <text:p>0.4220</text:p>
          </table:table-cell>
          <table:table-cell table:style-name="ce2" office:value-type="float" office:value="0.459093" calcext:value-type="float">
            <text:p>0.4591</text:p>
          </table:table-cell>
          <table:table-cell table:style-name="ce2" office:value-type="float" office:value="0.408162" calcext:value-type="float">
            <text:p>0.4082</text:p>
          </table:table-cell>
          <table:table-cell table:style-name="ce11" office:value-type="float" office:value="0.389032" calcext:value-type="float">
            <text:p>0.3890</text:p>
          </table:table-cell>
          <table:table-cell table:style-name="ce2" office:value-type="float" office:value="0.389284" calcext:value-type="float">
            <text:p>0.3893</text:p>
          </table:table-cell>
          <table:table-cell table:style-name="ce2" office:value-type="float" office:value="0.389048" calcext:value-type="float">
            <text:p>0.3890</text:p>
          </table:table-cell>
          <table:table-cell table:style-name="ce2" office:value-type="float" office:value="0.389078" calcext:value-type="float">
            <text:p>0.3891</text:p>
          </table:table-cell>
          <table:table-cell table:style-name="ce2" office:value-type="float" office:value="0.389087" calcext:value-type="float">
            <text:p>0.3891</text:p>
          </table:table-cell>
          <table:table-cell table:style-name="ce2" office:value-type="float" office:value="0.381062" calcext:value-type="float">
            <text:p>0.3811</text:p>
          </table:table-cell>
          <table:table-cell/>
        </table:table-row>
        <table:table-row table:style-name="ro1">
          <table:table-cell table:style-name="ce2" office:value-type="float" office:value="0.393346" calcext:value-type="float">
            <text:p>0.3933</text:p>
          </table:table-cell>
          <table:table-cell office:value-type="float" office:value="0.395848" calcext:value-type="float">
            <text:p>0.3958</text:p>
          </table:table-cell>
          <table:table-cell office:value-type="float" office:value="0.393977" calcext:value-type="float">
            <text:p>0.3940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1584" calcext:value-type="float">
            <text:p>0.3916</text:p>
          </table:table-cell>
          <table:table-cell table:style-name="ce2" office:value-type="float" office:value="0.391412" calcext:value-type="float">
            <text:p>0.3914</text:p>
          </table:table-cell>
          <table:table-cell table:style-name="ce2" office:value-type="float" office:value="0.402106" calcext:value-type="float">
            <text:p>0.4021</text:p>
          </table:table-cell>
          <table:table-cell table:style-name="ce2" office:value-type="float" office:value="0.44865" calcext:value-type="float">
            <text:p>0.4487</text:p>
          </table:table-cell>
          <table:table-cell table:style-name="ce2" office:value-type="float" office:value="0.415021" calcext:value-type="float">
            <text:p>0.4150</text:p>
          </table:table-cell>
          <table:table-cell table:style-name="ce2" office:value-type="float" office:value="0.387686" calcext:value-type="float">
            <text:p>0.3877</text:p>
          </table:table-cell>
          <table:table-cell table:style-name="ce11" office:value-type="float" office:value="0.389052" calcext:value-type="float">
            <text:p>0.3891</text:p>
          </table:table-cell>
          <table:table-cell table:style-name="ce2" office:value-type="float" office:value="0.389234" calcext:value-type="float">
            <text:p>0.3892</text:p>
          </table:table-cell>
          <table:table-cell table:style-name="ce2" office:value-type="float" office:value="0.389109" calcext:value-type="float">
            <text:p>0.3891</text:p>
          </table:table-cell>
          <table:table-cell table:style-name="ce2" office:value-type="float" office:value="0.389052" calcext:value-type="float">
            <text:p>0.3891</text:p>
          </table:table-cell>
          <table:table-cell table:style-name="ce2" office:value-type="float" office:value="0.389164" calcext:value-type="float">
            <text:p>0.3892</text:p>
          </table:table-cell>
          <table:table-cell table:style-name="ce2" office:value-type="float" office:value="0.386522" calcext:value-type="float">
            <text:p>0.3865</text:p>
          </table:table-cell>
          <table:table-cell/>
        </table:table-row>
        <table:table-row table:style-name="ro1">
          <table:table-cell table:style-name="ce2" office:value-type="float" office:value="0.395052" calcext:value-type="float">
            <text:p>0.3951</text:p>
          </table:table-cell>
          <table:table-cell office:value-type="float" office:value="0.400876" calcext:value-type="float">
            <text:p>0.4009</text:p>
          </table:table-cell>
          <table:table-cell office:value-type="float" office:value="0.395676" calcext:value-type="float">
            <text:p>0.3957</text:p>
          </table:table-cell>
          <table:table-cell office:value-type="float" office:value="0.392163" calcext:value-type="float">
            <text:p>0.3922</text:p>
          </table:table-cell>
          <table:table-cell office:value-type="float" office:value="0.394927" calcext:value-type="float">
            <text:p>0.3949</text:p>
          </table:table-cell>
          <table:table-cell table:style-name="ce2" office:value-type="float" office:value="0.394294" calcext:value-type="float">
            <text:p>0.3943</text:p>
          </table:table-cell>
          <table:table-cell table:style-name="ce2" office:value-type="float" office:value="0.444064" calcext:value-type="float">
            <text:p>0.4441</text:p>
          </table:table-cell>
          <table:table-cell table:style-name="ce2" office:value-type="float" office:value="0.426542" calcext:value-type="float">
            <text:p>0.4265</text:p>
          </table:table-cell>
          <table:table-cell table:style-name="ce2" office:value-type="float" office:value="0.387222" calcext:value-type="float">
            <text:p>0.3872</text:p>
          </table:table-cell>
          <table:table-cell table:style-name="ce2" office:value-type="float" office:value="0.388544" calcext:value-type="float">
            <text:p>0.3885</text:p>
          </table:table-cell>
          <table:table-cell table:style-name="ce11" office:value-type="float" office:value="0.389113" calcext:value-type="float">
            <text:p>0.3891</text:p>
          </table:table-cell>
          <table:table-cell table:style-name="ce2" office:value-type="float" office:value="0.389328" calcext:value-type="float">
            <text:p>0.3893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9104" calcext:value-type="float">
            <text:p>0.3891</text:p>
          </table:table-cell>
          <table:table-cell table:style-name="ce2" office:value-type="float" office:value="0.381285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8788" calcext:value-type="float">
            <text:p>0.3888</text:p>
          </table:table-cell>
          <table:table-cell office:value-type="float" office:value="0.394797" calcext:value-type="float">
            <text:p>0.3948</text:p>
          </table:table-cell>
          <table:table-cell office:value-type="float" office:value="0.389508" calcext:value-type="float">
            <text:p>0.3895</text:p>
          </table:table-cell>
          <table:table-cell office:value-type="float" office:value="0.386638" calcext:value-type="float">
            <text:p>0.3866</text:p>
          </table:table-cell>
          <table:table-cell office:value-type="float" office:value="0.398042" calcext:value-type="float">
            <text:p>0.3980</text:p>
          </table:table-cell>
          <table:table-cell table:style-name="ce2" office:value-type="float" office:value="0.475778" calcext:value-type="float">
            <text:p>0.4758</text:p>
          </table:table-cell>
          <table:table-cell table:style-name="ce2" office:value-type="float" office:value="0.452383" calcext:value-type="float">
            <text:p>0.4524</text:p>
          </table:table-cell>
          <table:table-cell table:style-name="ce2" office:value-type="float" office:value="0.382237" calcext:value-type="float">
            <text:p>0.3822</text:p>
          </table:table-cell>
          <table:table-cell table:style-name="ce2" office:value-type="float" office:value="0.383235" calcext:value-type="float">
            <text:p>0.3832</text:p>
          </table:table-cell>
          <table:table-cell table:style-name="ce2" office:value-type="float" office:value="0.383732" calcext:value-type="float">
            <text:p>0.3837</text:p>
          </table:table-cell>
          <table:table-cell table:style-name="ce11" office:value-type="float" office:value="0.389021" calcext:value-type="float">
            <text:p>0.3890</text:p>
          </table:table-cell>
          <table:table-cell table:style-name="ce2" office:value-type="float" office:value="0.389286" calcext:value-type="float">
            <text:p>0.3893</text:p>
          </table:table-cell>
          <table:table-cell table:style-name="ce2" office:value-type="float" office:value="0.389022" calcext:value-type="float">
            <text:p>0.3890</text:p>
          </table:table-cell>
          <table:table-cell table:style-name="ce2" office:value-type="float" office:value="0.389027" calcext:value-type="float">
            <text:p>0.3890</text:p>
          </table:table-cell>
          <table:table-cell table:style-name="ce2" office:value-type="float" office:value="0.389144" calcext:value-type="float">
            <text:p>0.3891</text:p>
          </table:table-cell>
          <table:table-cell table:style-name="ce2" office:value-type="float" office:value="0.381112" calcext:value-type="float">
            <text:p>0.38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5451" calcext:value-type="float">
            <text:p>0.3955</text:p>
          </table:table-cell>
          <table:table-cell office:value-type="float" office:value="0.390636" calcext:value-type="float">
            <text:p>0.3906</text:p>
          </table:table-cell>
          <table:table-cell office:value-type="float" office:value="0.392823" calcext:value-type="float">
            <text:p>0.3928</text:p>
          </table:table-cell>
          <table:table-cell table:style-name="ce2" office:value-type="float" office:value="0.391419" calcext:value-type="float">
            <text:p>0.3914</text:p>
          </table:table-cell>
          <table:table-cell table:style-name="ce2" office:value-type="float" office:value="0.425793" calcext:value-type="float">
            <text:p>0.4258</text:p>
          </table:table-cell>
          <table:table-cell table:style-name="ce2" office:value-type="float" office:value="0.420974" calcext:value-type="float">
            <text:p>0.4210</text:p>
          </table:table-cell>
          <table:table-cell table:style-name="ce2" office:value-type="float" office:value="0.405757" calcext:value-type="float">
            <text:p>0.4058</text:p>
          </table:table-cell>
          <table:table-cell table:style-name="ce2" office:value-type="float" office:value="0.404896" calcext:value-type="float">
            <text:p>0.4049</text:p>
          </table:table-cell>
          <table:table-cell table:style-name="ce2" office:value-type="float" office:value="0.412418" calcext:value-type="float">
            <text:p>0.4124</text:p>
          </table:table-cell>
          <table:table-cell table:style-name="ce2" office:value-type="float" office:value="0.445063" calcext:value-type="float">
            <text:p>0.4451</text:p>
          </table:table-cell>
          <table:table-cell table:number-columns-repeated="5"/>
        </table:table-row>
      </table:table>
      <table:table table:name="7.10.21" table:style-name="ta1">
        <table:shapes>
          <draw:frame draw:z-index="0" draw:style-name="gr1" draw:text-style-name="P1" svg:width="6.2988in" svg:height="3.5429in" svg:x="12.3421in" svg:y="0.2067in">
            <draw:object draw:notify-on-update-of-ranges="'7.10.21'.L34:'7.10.21'.L39 '7.10.21'.F34:'7.10.21'.F39 '7.10.21'.I34:'7.10.21'.I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3902in" svg:y="4.1181in">
            <draw:object draw:notify-on-update-of-ranges="'7.10.21'.N34:'7.10.21'.N39 '7.10.21'.H34:'7.10.21'.H39 '7.10.21'.K34:'7.10.21'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748in" svg:y="7.8929in">
            <draw:object draw:notify-on-update-of-ranges="'7.10.21'.M34:'7.10.21'.M39 '7.10.21'.G34:'7.10.21'.G39 '7.10.21'.J34:'7.10.21'.J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1000" calcext:value-type="float">
            <text:p>1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(8/1000000)" office:value-type="float" office:value="8000" calcext:value-type="float">
            <text:p>8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[.B3]*2*8)" office:value-type="float" office:value="23.9899549449738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[.B3]*2*8)" office:value-type="float" office:value="47.5340782776575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[.B3]*2*8)" office:value-type="float" office:value="72.9437735738721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[.B3]*2*8)" office:value-type="float" office:value="97.5240975240975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[.B3]*2*8)" office:value-type="float" office:value="122.90239228893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[.B3]*2*8)" office:value-type="float" office:value="147.899962370105" calcext:value-type="float">
            <text:p>14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table:style-name="ce2" office:value-type="float" office:value="0.393646" calcext:value-type="float">
            <text:p>0.3936</text:p>
          </table:table-cell>
          <table:table-cell table:style-name="ce2" office:value-type="float" office:value="0.380856" calcext:value-type="float">
            <text:p>0.3809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5523" calcext:value-type="float">
            <text:p>0.4255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table:number-columns-repeated="7"/>
        </table:table-row>
        <table:table-row table:style-name="ro1">
          <table:table-cell table:style-name="ce2" office:value-type="float" office:value="0.397777" calcext:value-type="float">
            <text:p>0.3978</text:p>
          </table:table-cell>
          <table:table-cell table:style-name="ce2" office:value-type="float" office:value="0.398264" calcext:value-type="float">
            <text:p>0.3983</text:p>
          </table:table-cell>
          <table:table-cell table:style-name="ce2" office:value-type="float" office:value="0.398709" calcext:value-type="float">
            <text:p>0.3987</text:p>
          </table:table-cell>
          <table:table-cell table:style-name="ce2" office:value-type="float" office:value="0.396666" calcext:value-type="float">
            <text:p>0.3967</text:p>
          </table:table-cell>
          <table:table-cell table:style-name="ce2" office:value-type="float" office:value="0.396625" calcext:value-type="float">
            <text:p>0.3966</text:p>
          </table:table-cell>
          <table:table-cell table:style-name="ce2" office:value-type="float" office:value="0.394265" calcext:value-type="float">
            <text:p>0.3943</text:p>
          </table:table-cell>
          <table:table-cell table:style-name="ce2" office:value-type="float" office:value="0.395578" calcext:value-type="float">
            <text:p>0.3956</text:p>
          </table:table-cell>
          <table:table-cell table:style-name="ce2" office:value-type="float" office:value="0.396058" calcext:value-type="float">
            <text:p>0.3961</text:p>
          </table:table-cell>
          <table:table-cell table:style-name="ce2" office:value-type="float" office:value="0.394551" calcext:value-type="float">
            <text:p>0.3946</text:p>
          </table:table-cell>
          <table:table-cell table:style-name="ce2"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table:style-name="ce2" office:value-type="float" office:value="0.393371" calcext:value-type="float">
            <text:p>0.3934</text:p>
          </table:table-cell>
          <table:table-cell table:style-name="ce2" office:value-type="float" office:value="0.395702" calcext:value-type="float">
            <text:p>0.3957</text:p>
          </table:table-cell>
          <table:table-cell table:style-name="ce2" office:value-type="float" office:value="0.399934" calcext:value-type="float">
            <text:p>0.3999</text:p>
          </table:table-cell>
          <table:table-cell table:style-name="ce2" office:value-type="float" office:value="0.400083" calcext:value-type="float">
            <text:p>0.4001</text:p>
          </table:table-cell>
          <table:table-cell table:style-name="ce2" office:value-type="float" office:value="0.394937" calcext:value-type="float">
            <text:p>0.3949</text:p>
          </table:table-cell>
        </table:table-row>
        <table:table-row table:style-name="ro1">
          <table:table-cell table:style-name="ce2" office:value-type="float" office:value="0.396914" calcext:value-type="float">
            <text:p>0.3969</text:p>
          </table:table-cell>
          <table:table-cell table:style-name="ce2" office:value-type="float" office:value="0.397929" calcext:value-type="float">
            <text:p>0.3979</text:p>
          </table:table-cell>
          <table:table-cell table:style-name="ce2" office:value-type="float" office:value="0.398307" calcext:value-type="float">
            <text:p>0.3983</text:p>
          </table:table-cell>
          <table:table-cell table:style-name="ce2" office:value-type="float" office:value="0.396366" calcext:value-type="float">
            <text:p>0.3964</text:p>
          </table:table-cell>
          <table:table-cell table:style-name="ce2" office:value-type="float" office:value="0.396099" calcext:value-type="float">
            <text:p>0.3961</text:p>
          </table:table-cell>
          <table:table-cell table:style-name="ce2" office:value-type="float" office:value="0.394674" calcext:value-type="float">
            <text:p>0.3947</text:p>
          </table:table-cell>
          <table:table-cell table:style-name="ce2" office:value-type="float" office:value="0.400445" calcext:value-type="float">
            <text:p>0.4004</text:p>
          </table:table-cell>
          <table:table-cell table:style-name="ce2" office:value-type="float" office:value="0.396024" calcext:value-type="float">
            <text:p>0.3960</text:p>
          </table:table-cell>
          <table:table-cell table:style-name="ce2" office:value-type="float" office:value="0.394448" calcext:value-type="float">
            <text:p>0.3944</text:p>
          </table:table-cell>
          <table:table-cell table:style-name="ce2"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table:style-name="ce2" office:value-type="float" office:value="0.393549" calcext:value-type="float">
            <text:p>0.3935</text:p>
          </table:table-cell>
          <table:table-cell table:style-name="ce2" office:value-type="float" office:value="0.395466" calcext:value-type="float">
            <text:p>0.3955</text:p>
          </table:table-cell>
          <table:table-cell table:style-name="ce2" office:value-type="float" office:value="0.399735" calcext:value-type="float">
            <text:p>0.3997</text:p>
          </table:table-cell>
          <table:table-cell table:style-name="ce2" office:value-type="float" office:value="0.399272" calcext:value-type="float">
            <text:p>0.3993</text:p>
          </table:table-cell>
          <table:table-cell table:style-name="ce2" office:value-type="float" office:value="0.393153" calcext:value-type="float">
            <text:p>0.3932</text:p>
          </table:table-cell>
        </table:table-row>
        <table:table-row table:style-name="ro1">
          <table:table-cell table:style-name="ce2" office:value-type="float" office:value="0.426178" calcext:value-type="float">
            <text:p>0.4262</text:p>
          </table:table-cell>
          <table:table-cell table:style-name="ce2" office:value-type="float" office:value="0.393265" calcext:value-type="float">
            <text:p>0.3933</text:p>
          </table:table-cell>
          <table:table-cell table:style-name="ce2" office:value-type="float" office:value="0.3936" calcext:value-type="float">
            <text:p>0.3936</text:p>
          </table:table-cell>
          <table:table-cell table:style-name="ce2" office:value-type="float" office:value="0.391498" calcext:value-type="float">
            <text:p>0.3915</text:p>
          </table:table-cell>
          <table:table-cell table:style-name="ce2" office:value-type="float" office:value="0.391265" calcext:value-type="float">
            <text:p>0.3913</text:p>
          </table:table-cell>
          <table:table-cell table:style-name="ce2" office:value-type="float" office:value="0.38904" calcext:value-type="float">
            <text:p>0.3890</text:p>
          </table:table-cell>
          <table:table-cell table:style-name="ce2" office:value-type="float" office:value="0.390572" calcext:value-type="float">
            <text:p>0.3906</text:p>
          </table:table-cell>
          <table:table-cell table:style-name="ce2" office:value-type="float" office:value="0.390901" calcext:value-type="float">
            <text:p>0.3909</text:p>
          </table:table-cell>
          <table:table-cell table:style-name="ce2" office:value-type="float" office:value="0.38926" calcext:value-type="float">
            <text:p>0.3893</text:p>
          </table:table-cell>
          <table:table-cell table:style-name="ce2"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table:style-name="ce2" office:value-type="float" office:value="0.388084" calcext:value-type="float">
            <text:p>0.3881</text:p>
          </table:table-cell>
          <table:table-cell table:style-name="ce2" office:value-type="float" office:value="0.390491" calcext:value-type="float">
            <text:p>0.3905</text:p>
          </table:table-cell>
          <table:table-cell table:style-name="ce2" office:value-type="float" office:value="0.394878" calcext:value-type="float">
            <text:p>0.3949</text:p>
          </table:table-cell>
          <table:table-cell table:style-name="ce2" office:value-type="float" office:value="0.394996" calcext:value-type="float">
            <text:p>0.3950</text:p>
          </table:table-cell>
          <table:table-cell table:style-name="ce2" office:value-type="float" office:value="0.389664" calcext:value-type="float">
            <text:p>0.3897</text:p>
          </table:table-cell>
        </table:table-row>
        <table:table-row table:style-name="ro1">
          <table:table-cell table:style-name="ce2" office:value-type="float" office:value="0.394334" calcext:value-type="float">
            <text:p>0.3943</text:p>
          </table:table-cell>
          <table:table-cell table:style-name="ce2" office:value-type="float" office:value="0.398554" calcext:value-type="float">
            <text:p>0.3986</text:p>
          </table:table-cell>
          <table:table-cell table:style-name="ce2" office:value-type="float" office:value="0.395916" calcext:value-type="float">
            <text:p>0.3959</text:p>
          </table:table-cell>
          <table:table-cell table:style-name="ce2" office:value-type="float" office:value="0.394008" calcext:value-type="float">
            <text:p>0.3940</text:p>
          </table:table-cell>
          <table:table-cell table:style-name="ce2" office:value-type="float" office:value="0.39347" calcext:value-type="float">
            <text:p>0.3935</text:p>
          </table:table-cell>
          <table:table-cell table:style-name="ce2" office:value-type="float" office:value="0.3919" calcext:value-type="float">
            <text:p>0.3919</text:p>
          </table:table-cell>
          <table:table-cell table:style-name="ce2" office:value-type="float" office:value="0.394125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391851" calcext:value-type="float">
            <text:p>0.3919</text:p>
          </table:table-cell>
          <table:table-cell table:style-name="ce2"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table:style-name="ce2" office:value-type="float" office:value="0.390507" calcext:value-type="float">
            <text:p>0.3905</text:p>
          </table:table-cell>
          <table:table-cell table:style-name="ce2" office:value-type="float" office:value="0.392968" calcext:value-type="float">
            <text:p>0.3930</text:p>
          </table:table-cell>
          <table:table-cell table:style-name="ce2" office:value-type="float" office:value="0.397268" calcext:value-type="float">
            <text:p>0.3973</text:p>
          </table:table-cell>
          <table:table-cell table:style-name="ce2" office:value-type="float" office:value="0.396332" calcext:value-type="float">
            <text:p>0.3963</text:p>
          </table:table-cell>
          <table:table-cell table:style-name="ce2" office:value-type="float" office:value="0.425474" calcext:value-type="float">
            <text:p>0.4255</text:p>
          </table:table-cell>
        </table:table-row>
        <table:table-row table:style-name="ro1">
          <table:table-cell table:style-name="ce2" office:value-type="float" office:value="0.397555" calcext:value-type="float">
            <text:p>0.3976</text:p>
          </table:table-cell>
          <table:table-cell table:style-name="ce2" office:value-type="float" office:value="0.399245" calcext:value-type="float">
            <text:p>0.3992</text:p>
          </table:table-cell>
          <table:table-cell table:style-name="ce2" office:value-type="float" office:value="0.396104" calcext:value-type="float">
            <text:p>0.3961</text:p>
          </table:table-cell>
          <table:table-cell table:style-name="ce2" office:value-type="float" office:value="0.393889" calcext:value-type="float">
            <text:p>0.3939</text:p>
          </table:table-cell>
          <table:table-cell table:style-name="ce2" office:value-type="float" office:value="0.393655" calcext:value-type="float">
            <text:p>0.3937</text:p>
          </table:table-cell>
          <table:table-cell table:style-name="ce2" office:value-type="float" office:value="0.391309" calcext:value-type="float">
            <text:p>0.3913</text:p>
          </table:table-cell>
          <table:table-cell table:style-name="ce2" office:value-type="float" office:value="0.392862" calcext:value-type="float">
            <text:p>0.3929</text:p>
          </table:table-cell>
          <table:table-cell table:style-name="ce2" office:value-type="float" office:value="0.393467" calcext:value-type="float">
            <text:p>0.3935</text:p>
          </table:table-cell>
          <table:table-cell table:style-name="ce2" office:value-type="float" office:value="0.391452" calcext:value-type="float">
            <text:p>0.3915</text:p>
          </table:table-cell>
          <table:table-cell table:style-name="ce2"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table:style-name="ce2" office:value-type="float" office:value="0.390696" calcext:value-type="float">
            <text:p>0.3907</text:p>
          </table:table-cell>
          <table:table-cell table:style-name="ce2" office:value-type="float" office:value="0.392745" calcext:value-type="float">
            <text:p>0.3927</text:p>
          </table:table-cell>
          <table:table-cell table:style-name="ce2" office:value-type="float" office:value="0.397135" calcext:value-type="float">
            <text:p>0.3971</text:p>
          </table:table-cell>
          <table:table-cell table:style-name="ce2" office:value-type="float" office:value="0.399042" calcext:value-type="float">
            <text:p>0.3990</text:p>
          </table:table-cell>
          <table:table-cell table:style-name="ce2" office:value-type="float" office:value="0.409259" calcext:value-type="float">
            <text:p>0.4093</text:p>
          </table:table-cell>
        </table:table-row>
        <table:table-row table:style-name="ro1">
          <table:table-cell table:style-name="ce2" office:value-type="float" office:value="0.387333" calcext:value-type="float">
            <text:p>0.3873</text:p>
          </table:table-cell>
          <table:table-cell table:style-name="ce2" office:value-type="float" office:value="0.387532" calcext:value-type="float">
            <text:p>0.3875</text:p>
          </table:table-cell>
          <table:table-cell table:style-name="ce2" office:value-type="float" office:value="0.388377" calcext:value-type="float">
            <text:p>0.3884</text:p>
          </table:table-cell>
          <table:table-cell table:style-name="ce2" office:value-type="float" office:value="0.385737" calcext:value-type="float">
            <text:p>0.3857</text:p>
          </table:table-cell>
          <table:table-cell table:style-name="ce2" office:value-type="float" office:value="0.385813" calcext:value-type="float">
            <text:p>0.3858</text:p>
          </table:table-cell>
          <table:table-cell table:style-name="ce2" office:value-type="float" office:value="0.384186" calcext:value-type="float">
            <text:p>0.3842</text:p>
          </table:table-cell>
          <table:table-cell table:style-name="ce2" office:value-type="float" office:value="0.386438" calcext:value-type="float">
            <text:p>0.3864</text:p>
          </table:table-cell>
          <table:table-cell table:style-name="ce2" office:value-type="float" office:value="0.385762" calcext:value-type="float">
            <text:p>0.3858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table:style-name="ce2" office:value-type="float" office:value="0.382987" calcext:value-type="float">
            <text:p>0.3830</text:p>
          </table:table-cell>
          <table:table-cell table:style-name="ce2" office:value-type="float" office:value="0.385316" calcext:value-type="float">
            <text:p>0.3853</text:p>
          </table:table-cell>
          <table:table-cell table:style-name="ce2" office:value-type="float" office:value="0.400656" calcext:value-type="float">
            <text:p>0.4007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1127" calcext:value-type="float">
            <text:p>0.4211</text:p>
          </table:table-cell>
        </table:table-row>
        <table:table-row table:style-name="ro1">
          <table:table-cell table:style-name="ce2" office:value-type="float" office:value="0.386763" calcext:value-type="float">
            <text:p>0.3868</text:p>
          </table:table-cell>
          <table:table-cell table:style-name="ce2" office:value-type="float" office:value="0.387636" calcext:value-type="float">
            <text:p>0.3876</text:p>
          </table:table-cell>
          <table:table-cell table:style-name="ce2" office:value-type="float" office:value="0.388278" calcext:value-type="float">
            <text:p>0.3883</text:p>
          </table:table-cell>
          <table:table-cell table:style-name="ce2" office:value-type="float" office:value="0.386006" calcext:value-type="float">
            <text:p>0.3860</text:p>
          </table:table-cell>
          <table:table-cell table:style-name="ce2" office:value-type="float" office:value="0.389524" calcext:value-type="float">
            <text:p>0.3895</text:p>
          </table:table-cell>
          <table:table-cell table:style-name="ce2" office:value-type="float" office:value="0.383135" calcext:value-type="float">
            <text:p>0.3831</text:p>
          </table:table-cell>
          <table:table-cell table:style-name="ce2" office:value-type="float" office:value="0.384713" calcext:value-type="float">
            <text:p>0.3847</text:p>
          </table:table-cell>
          <table:table-cell table:style-name="ce2" office:value-type="float" office:value="0.384769" calcext:value-type="float">
            <text:p>0.3848</text:p>
          </table:table-cell>
          <table:table-cell table:style-name="ce2" office:value-type="float" office:value="0.387911" calcext:value-type="float">
            <text:p>0.3879</text:p>
          </table:table-cell>
          <table:table-cell table:style-name="ce2"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table:style-name="ce2" office:value-type="float" office:value="0.382191" calcext:value-type="float">
            <text:p>0.3822</text:p>
          </table:table-cell>
          <table:table-cell table:style-name="ce2" office:value-type="float" office:value="0.40124" calcext:value-type="float">
            <text:p>0.4012</text:p>
          </table:table-cell>
          <table:table-cell table:style-name="ce2" office:value-type="float" office:value="0.435297" calcext:value-type="float">
            <text:p>0.4353</text:p>
          </table:table-cell>
          <table:table-cell table:style-name="ce2" office:value-type="float" office:value="0.424006" calcext:value-type="float">
            <text:p>0.4240</text:p>
          </table:table-cell>
          <table:table-cell table:style-name="ce2" office:value-type="float" office:value="0.384207" calcext:value-type="float">
            <text:p>0.3842</text:p>
          </table:table-cell>
        </table:table-row>
        <table:table-row table:style-name="ro1">
          <table:table-cell table:style-name="ce2" office:value-type="float" office:value="0.384602" calcext:value-type="float">
            <text:p>0.3846</text:p>
          </table:table-cell>
          <table:table-cell table:style-name="ce2" office:value-type="float" office:value="0.385853" calcext:value-type="float">
            <text:p>0.3859</text:p>
          </table:table-cell>
          <table:table-cell table:style-name="ce2" office:value-type="float" office:value="0.386382" calcext:value-type="float">
            <text:p>0.3864</text:p>
          </table:table-cell>
          <table:table-cell table:style-name="ce2" office:value-type="float" office:value="0.384624" calcext:value-type="float">
            <text:p>0.3846</text:p>
          </table:table-cell>
          <table:table-cell table:style-name="ce2" office:value-type="float" office:value="0.384027" calcext:value-type="float">
            <text:p>0.3840</text:p>
          </table:table-cell>
          <table:table-cell table:style-name="ce2" office:value-type="float" office:value="0.382384" calcext:value-type="float">
            <text:p>0.3824</text:p>
          </table:table-cell>
          <table:table-cell table:style-name="ce2" office:value-type="float" office:value="0.388306" calcext:value-type="float">
            <text:p>0.3883</text:p>
          </table:table-cell>
          <table:table-cell table:style-name="ce2" office:value-type="float" office:value="0.383936" calcext:value-type="float">
            <text:p>0.3839</text:p>
          </table:table-cell>
          <table:table-cell table:style-name="ce2" office:value-type="float" office:value="0.381907" calcext:value-type="float">
            <text:p>0.3819</text:p>
          </table:table-cell>
          <table:table-cell table:style-name="ce2"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table:style-name="ce2" office:value-type="float" office:value="0.407394" calcext:value-type="float">
            <text:p>0.4074</text:p>
          </table:table-cell>
          <table:table-cell table:style-name="ce2" office:value-type="float" office:value="0.431835" calcext:value-type="float">
            <text:p>0.4318</text:p>
          </table:table-cell>
          <table:table-cell table:style-name="ce2" office:value-type="float" office:value="0.424402" calcext:value-type="float">
            <text:p>0.4244</text:p>
          </table:table-cell>
          <table:table-cell table:style-name="ce2" office:value-type="float" office:value="0.387606" calcext:value-type="float">
            <text:p>0.3876</text:p>
          </table:table-cell>
          <table:table-cell table:style-name="ce2" office:value-type="float" office:value="0.380856" calcext:value-type="float">
            <text:p>0.3809</text:p>
          </table:table-cell>
        </table:table-row>
        <table:table-row table:style-name="ro1">
          <table:table-cell table:style-name="ce2" office:value-type="float" office:value="0.386893" calcext:value-type="float">
            <text:p>0.3869</text:p>
          </table:table-cell>
          <table:table-cell table:style-name="ce2" office:value-type="float" office:value="0.387661" calcext:value-type="float">
            <text:p>0.3877</text:p>
          </table:table-cell>
          <table:table-cell table:style-name="ce2" office:value-type="float" office:value="0.387994" calcext:value-type="float">
            <text:p>0.3880</text:p>
          </table:table-cell>
          <table:table-cell table:style-name="ce2" office:value-type="float" office:value="0.385839" calcext:value-type="float">
            <text:p>0.3858</text:p>
          </table:table-cell>
          <table:table-cell table:style-name="ce2" office:value-type="float" office:value="0.385568" calcext:value-type="float">
            <text:p>0.3856</text:p>
          </table:table-cell>
          <table:table-cell table:style-name="ce2" office:value-type="float" office:value="0.382968" calcext:value-type="float">
            <text:p>0.3830</text:p>
          </table:table-cell>
          <table:table-cell table:style-name="ce2" office:value-type="float" office:value="0.383893" calcext:value-type="float">
            <text:p>0.3839</text:p>
          </table:table-cell>
          <table:table-cell table:style-name="ce2" office:value-type="float" office:value="0.384475" calcext:value-type="float">
            <text:p>0.3845</text:p>
          </table:table-cell>
          <table:table-cell table:style-name="ce2" office:value-type="float" office:value="0.382638" calcext:value-type="float">
            <text:p>0.3826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table:style-name="ce2" office:value-type="float" office:value="0.423939" calcext:value-type="float">
            <text:p>0.4239</text:p>
          </table:table-cell>
          <table:table-cell table:style-name="ce2" office:value-type="float" office:value="0.409971" calcext:value-type="float">
            <text:p>0.4100</text:p>
          </table:table-cell>
          <table:table-cell table:style-name="ce2" office:value-type="float" office:value="0.389301" calcext:value-type="float">
            <text:p>0.3893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88728" calcext:value-type="float">
            <text:p>0.3887</text:p>
          </table:table-cell>
        </table:table-row>
        <table:table-row table:style-name="ro1">
          <table:table-cell table:style-name="ce2" office:value-type="float" office:value="0.384909" calcext:value-type="float">
            <text:p>0.3849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5078" calcext:value-type="float">
            <text:p>0.3851</text:p>
          </table:table-cell>
          <table:table-cell table:style-name="ce2" office:value-type="float" office:value="0.384897" calcext:value-type="float">
            <text:p>0.3849</text:p>
          </table:table-cell>
          <table:table-cell table:style-name="ce2" office:value-type="float" office:value="0.383156" calcext:value-type="float">
            <text:p>0.3832</text:p>
          </table:table-cell>
          <table:table-cell table:style-name="ce2" office:value-type="float" office:value="0.385579" calcext:value-type="float">
            <text:p>0.3856</text:p>
          </table:table-cell>
          <table:table-cell table:style-name="ce2" office:value-type="float" office:value="0.384343" calcext:value-type="float">
            <text:p>0.3843</text:p>
          </table:table-cell>
          <table:table-cell table:style-name="ce2" office:value-type="float" office:value="0.382897" calcext:value-type="float">
            <text:p>0.3829</text:p>
          </table:table-cell>
          <table:table-cell table:style-name="ce2"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table:style-name="ce2" office:value-type="float" office:value="0.405883" calcext:value-type="float">
            <text:p>0.4059</text:p>
          </table:table-cell>
          <table:table-cell table:style-name="ce2" office:value-type="float" office:value="0.388223" calcext:value-type="float">
            <text:p>0.3882</text:p>
          </table:table-cell>
          <table:table-cell table:style-name="ce2" office:value-type="float" office:value="0.38886" calcext:value-type="float">
            <text:p>0.3889</text:p>
          </table:table-cell>
          <table:table-cell table:style-name="ce2" office:value-type="float" office:value="0.388128" calcext:value-type="float">
            <text:p>0.3881</text:p>
          </table:table-cell>
          <table:table-cell table:style-name="ce2" office:value-type="float" office:value="0.38247" calcext:value-type="float">
            <text:p>0.38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400084" calcext:value-type="float">
            <text:p>0.4001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26207" calcext:value-type="float">
            <text:p>0.4262</text:p>
          </table:table-cell>
          <table:table-cell table:style-name="ce2" office:value-type="float" office:value="0.425499" calcext:value-type="float">
            <text:p>0.4255</text:p>
          </table:table-cell>
          <table:table-cell table:style-name="ce2" office:value-type="float" office:value="0.409263" calcext:value-type="float">
            <text:p>0.4093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office:value-type="float" office:value="0.4353" calcext:value-type="float">
            <text:p>0.4353</text:p>
          </table:table-cell>
          <table:table-cell table:style-name="ce2"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table:style-name="ce2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6727" calcext:value-type="float">
            <text:p>0.3967</text:p>
          </table:table-cell>
          <table:table-cell table:style-name="ce16" office:value-type="float" office:value="0.386137" calcext:value-type="float">
            <text:p>0.3861</text:p>
          </table:table-cell>
          <table:table-cell table:style-name="ce16" office:value-type="float" office:value="0.42503" calcext:value-type="float">
            <text:p>0.4250</text:p>
          </table:table-cell>
          <table:table-cell table:style-name="ce16" office:value-type="float" office:value="0.390392" calcext:value-type="float">
            <text:p>0.3904</text:p>
          </table:table-cell>
          <table:table-cell table:style-name="ce16" office:value-type="float" office:value="0.374917" calcext:value-type="float">
            <text:p>0.3749</text:p>
          </table:table-cell>
          <table:table-cell table:style-name="ce16" office:value-type="float" office:value="0.390397" calcext:value-type="float">
            <text:p>0.3904</text:p>
          </table:table-cell>
          <table:table-cell table:style-name="ce16" office:value-type="float" office:value="0.432178" calcext:value-type="float">
            <text:p>0.4322</text:p>
          </table:table-cell>
          <table:table-cell table:style-name="ce16" office:value-type="float" office:value="0.409447" calcext:value-type="float">
            <text:p>0.4094</text:p>
          </table:table-cell>
          <table:table-cell table:style-name="ce16" office:value-type="float" office:value="0.476549" calcext:value-type="float">
            <text:p>0.476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25796" calcext:value-type="float">
            <text:p>0.4258</text:p>
          </table:table-cell>
          <table:table-cell table:style-name="ce16" office:value-type="float" office:value="0.389499" calcext:value-type="float">
            <text:p>0.3895</text:p>
          </table:table-cell>
          <table:table-cell table:style-name="ce16" office:value-type="float" office:value="0.467159" calcext:value-type="float">
            <text:p>0.4672</text:p>
          </table:table-cell>
          <table:table-cell table:style-name="ce16" office:value-type="float" office:value="0.428304" calcext:value-type="float">
            <text:p>0.4283</text:p>
          </table:table-cell>
          <table:table-cell table:style-name="ce16" office:value-type="float" office:value="0.389577" calcext:value-type="float">
            <text:p>0.3896</text:p>
          </table:table-cell>
          <table:table-cell table:style-name="ce16" office:value-type="float" office:value="0.436552" calcext:value-type="float">
            <text:p>0.4366</text:p>
          </table:table-cell>
          <table:table-cell table:style-name="ce16" office:value-type="float" office:value="0.495815" calcext:value-type="float">
            <text:p>0.4958</text:p>
          </table:table-cell>
          <table:table-cell table:style-name="ce16" office:value-type="float" office:value="0.455854" calcext:value-type="float">
            <text:p>0.4559</text:p>
          </table:table-cell>
          <table:table-cell table:style-name="ce16" office:value-type="float" office:value="0.572332" calcext:value-type="float">
            <text:p>0.5723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7654" calcext:value-type="float">
            <text:p>0.3977</text:p>
          </table:table-cell>
          <table:table-cell table:style-name="ce16" office:value-type="float" office:value="0.378775" calcext:value-type="float">
            <text:p>0.3788</text:p>
          </table:table-cell>
          <table:table-cell table:style-name="ce16" office:value-type="float" office:value="0.452737" calcext:value-type="float">
            <text:p>0.4527</text:p>
          </table:table-cell>
          <table:table-cell table:style-name="ce16" office:value-type="float" office:value="0.385221" calcext:value-type="float">
            <text:p>0.3852</text:p>
          </table:table-cell>
          <table:table-cell table:style-name="ce16" office:value-type="float" office:value="0.374797" calcext:value-type="float">
            <text:p>0.3748</text:p>
          </table:table-cell>
          <table:table-cell table:style-name="ce16" office:value-type="float" office:value="0.393167" calcext:value-type="float">
            <text:p>0.3932</text:p>
          </table:table-cell>
          <table:table-cell table:style-name="ce16" office:value-type="float" office:value="0.453307" calcext:value-type="float">
            <text:p>0.4533</text:p>
          </table:table-cell>
          <table:table-cell table:style-name="ce16" office:value-type="float" office:value="0.415177" calcext:value-type="float">
            <text:p>0.4152</text:p>
          </table:table-cell>
          <table:table-cell table:style-name="ce16" office:value-type="float" office:value="0.479478" calcext:value-type="float">
            <text:p>0.479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32779" calcext:value-type="float">
            <text:p>0.4328</text:p>
          </table:table-cell>
          <table:table-cell table:style-name="ce16" office:value-type="float" office:value="0.382437" calcext:value-type="float">
            <text:p>0.3824</text:p>
          </table:table-cell>
          <table:table-cell table:style-name="ce16" office:value-type="float" office:value="0.510013" calcext:value-type="float">
            <text:p>0.5100</text:p>
          </table:table-cell>
          <table:table-cell table:style-name="ce16" office:value-type="float" office:value="0.433658" calcext:value-type="float">
            <text:p>0.4337</text:p>
          </table:table-cell>
          <table:table-cell table:style-name="ce16" office:value-type="float" office:value="0.399213" calcext:value-type="float">
            <text:p>0.3992</text:p>
          </table:table-cell>
          <table:table-cell table:style-name="ce16" office:value-type="float" office:value="0.483611" calcext:value-type="float">
            <text:p>0.4836</text:p>
          </table:table-cell>
          <table:table-cell table:style-name="ce16" office:value-type="float" office:value="0.534016" calcext:value-type="float">
            <text:p>0.5340</text:p>
          </table:table-cell>
          <table:table-cell table:style-name="ce16" office:value-type="float" office:value="0.420327" calcext:value-type="float">
            <text:p>0.4203</text:p>
          </table:table-cell>
          <table:table-cell table:style-name="ce16" office:value-type="float" office:value="0.60086" calcext:value-type="float">
            <text:p>0.6009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0278" calcext:value-type="float">
            <text:p>0.4028</text:p>
          </table:table-cell>
          <table:table-cell table:style-name="ce16" office:value-type="float" office:value="0.375845" calcext:value-type="float">
            <text:p>0.3758</text:p>
          </table:table-cell>
          <table:table-cell table:style-name="ce16" office:value-type="float" office:value="0.447915" calcext:value-type="float">
            <text:p>0.4479</text:p>
          </table:table-cell>
          <table:table-cell table:style-name="ce16" office:value-type="float" office:value="0.399032" calcext:value-type="float">
            <text:p>0.3990</text:p>
          </table:table-cell>
          <table:table-cell table:style-name="ce16" office:value-type="float" office:value="0.379606" calcext:value-type="float">
            <text:p>0.3796</text:p>
          </table:table-cell>
          <table:table-cell table:style-name="ce16" office:value-type="float" office:value="0.410102" calcext:value-type="float">
            <text:p>0.4101</text:p>
          </table:table-cell>
          <table:table-cell table:style-name="ce16" office:value-type="float" office:value="0.454741" calcext:value-type="float">
            <text:p>0.4547</text:p>
          </table:table-cell>
          <table:table-cell table:style-name="ce16" office:value-type="float" office:value="0.427663" calcext:value-type="float">
            <text:p>0.4277</text:p>
          </table:table-cell>
          <table:table-cell table:style-name="ce16" office:value-type="float" office:value="0.499705" calcext:value-type="float">
            <text:p>0.4997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4006" calcext:value-type="float">
            <text:p>0.4140</text:p>
          </table:table-cell>
          <table:table-cell table:style-name="ce16" office:value-type="float" office:value="0.405685" calcext:value-type="float">
            <text:p>0.4057</text:p>
          </table:table-cell>
          <table:table-cell table:style-name="ce16" office:value-type="float" office:value="0.435548" calcext:value-type="float">
            <text:p>0.4355</text:p>
          </table:table-cell>
          <table:table-cell table:style-name="ce16" office:value-type="float" office:value="0.398896" calcext:value-type="float">
            <text:p>0.3989</text:p>
          </table:table-cell>
          <table:table-cell table:style-name="ce16" office:value-type="float" office:value="0.376167" calcext:value-type="float">
            <text:p>0.3762</text:p>
          </table:table-cell>
          <table:table-cell table:style-name="ce16" office:value-type="float" office:value="0.408507" calcext:value-type="float">
            <text:p>0.4085</text:p>
          </table:table-cell>
          <table:table-cell table:style-name="ce16" office:value-type="float" office:value="0.439378" calcext:value-type="float">
            <text:p>0.4394</text:p>
          </table:table-cell>
          <table:table-cell table:style-name="ce16" office:value-type="float" office:value="0.425941" calcext:value-type="float">
            <text:p>0.4259</text:p>
          </table:table-cell>
          <table:table-cell table:style-name="ce16" office:value-type="float" office:value="0.446928" calcext:value-type="float">
            <text:p>0.4469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96727" calcext:value-type="float">
            <text:p>0.396727</text:p>
          </table:table-cell>
          <table:table-cell office:value-type="float" office:value="0.386137" calcext:value-type="float">
            <text:p>0.386137</text:p>
          </table:table-cell>
          <table:table-cell office:value-type="float" office:value="0.42503" calcext:value-type="float">
            <text:p>0.42503</text:p>
          </table:table-cell>
          <table:table-cell office:value-type="float" office:value="0.390392" calcext:value-type="float">
            <text:p>0.390392</text:p>
          </table:table-cell>
          <table:table-cell office:value-type="float" office:value="0.374917" calcext:value-type="float">
            <text:p>0.374917</text:p>
          </table:table-cell>
          <table:table-cell office:value-type="float" office:value="0.390397" calcext:value-type="float">
            <text:p>0.390397</text:p>
          </table:table-cell>
          <table:table-cell office:value-type="float" office:value="0.432178" calcext:value-type="float">
            <text:p>0.432178</text:p>
          </table:table-cell>
          <table:table-cell office:value-type="float" office:value="0.409447" calcext:value-type="float">
            <text:p>0.409447</text:p>
          </table:table-cell>
          <table:table-cell office:value-type="float" office:value="0.476549" calcext:value-type="float">
            <text:p>0.4765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5796" calcext:value-type="float">
            <text:p>0.425796</text:p>
          </table:table-cell>
          <table:table-cell office:value-type="float" office:value="0.389499" calcext:value-type="float">
            <text:p>0.389499</text:p>
          </table:table-cell>
          <table:table-cell office:value-type="float" office:value="0.467159" calcext:value-type="float">
            <text:p>0.467159</text:p>
          </table:table-cell>
          <table:table-cell office:value-type="float" office:value="0.428304" calcext:value-type="float">
            <text:p>0.428304</text:p>
          </table:table-cell>
          <table:table-cell office:value-type="float" office:value="0.389577" calcext:value-type="float">
            <text:p>0.389577</text:p>
          </table:table-cell>
          <table:table-cell office:value-type="float" office:value="0.436552" calcext:value-type="float">
            <text:p>0.436552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455854" calcext:value-type="float">
            <text:p>0.455854</text:p>
          </table:table-cell>
          <table:table-cell office:value-type="float" office:value="0.572332" calcext:value-type="float">
            <text:p>0.5723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7654" calcext:value-type="float">
            <text:p>0.397654</text:p>
          </table:table-cell>
          <table:table-cell office:value-type="float" office:value="0.378775" calcext:value-type="float">
            <text:p>0.378775</text:p>
          </table:table-cell>
          <table:table-cell office:value-type="float" office:value="0.452737" calcext:value-type="float">
            <text:p>0.452737</text:p>
          </table:table-cell>
          <table:table-cell office:value-type="float" office:value="0.385221" calcext:value-type="float">
            <text:p>0.385221</text:p>
          </table:table-cell>
          <table:table-cell office:value-type="float" office:value="0.374797" calcext:value-type="float">
            <text:p>0.374797</text:p>
          </table:table-cell>
          <table:table-cell office:value-type="float" office:value="0.393167" calcext:value-type="float">
            <text:p>0.393167</text:p>
          </table:table-cell>
          <table:table-cell office:value-type="float" office:value="0.453307" calcext:value-type="float">
            <text:p>0.453307</text:p>
          </table:table-cell>
          <table:table-cell office:value-type="float" office:value="0.415177" calcext:value-type="float">
            <text:p>0.415177</text:p>
          </table:table-cell>
          <table:table-cell office:value-type="float" office:value="0.479478" calcext:value-type="float">
            <text:p>0.4794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2779" calcext:value-type="float">
            <text:p>0.432779</text:p>
          </table:table-cell>
          <table:table-cell office:value-type="float" office:value="0.382437" calcext:value-type="float">
            <text:p>0.382437</text:p>
          </table:table-cell>
          <table:table-cell office:value-type="float" office:value="0.510013" calcext:value-type="float">
            <text:p>0.510013</text:p>
          </table:table-cell>
          <table:table-cell office:value-type="float" office:value="0.433658" calcext:value-type="float">
            <text:p>0.433658</text:p>
          </table:table-cell>
          <table:table-cell office:value-type="float" office:value="0.399213" calcext:value-type="float">
            <text:p>0.399213</text:p>
          </table:table-cell>
          <table:table-cell office:value-type="float" office:value="0.483611" calcext:value-type="float">
            <text:p>0.483611</text:p>
          </table:table-cell>
          <table:table-cell office:value-type="float" office:value="0.534016" calcext:value-type="float">
            <text:p>0.534016</text:p>
          </table:table-cell>
          <table:table-cell office:value-type="float" office:value="0.420327" calcext:value-type="float">
            <text:p>0.420327</text:p>
          </table:table-cell>
          <table:table-cell office:value-type="float" office:value="0.60086" calcext:value-type="float">
            <text:p>0.600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375845" calcext:value-type="float">
            <text:p>0.375845</text:p>
          </table:table-cell>
          <table:table-cell office:value-type="float" office:value="0.447915" calcext:value-type="float">
            <text:p>0.447915</text:p>
          </table:table-cell>
          <table:table-cell office:value-type="float" office:value="0.399032" calcext:value-type="float">
            <text:p>0.399032</text:p>
          </table:table-cell>
          <table:table-cell office:value-type="float" office:value="0.379606" calcext:value-type="float">
            <text:p>0.379606</text:p>
          </table:table-cell>
          <table:table-cell office:value-type="float" office:value="0.410102" calcext:value-type="float">
            <text:p>0.410102</text:p>
          </table:table-cell>
          <table:table-cell office:value-type="float" office:value="0.454741" calcext:value-type="float">
            <text:p>0.454741</text:p>
          </table:table-cell>
          <table:table-cell office:value-type="float" office:value="0.427663" calcext:value-type="float">
            <text:p>0.427663</text:p>
          </table:table-cell>
          <table:table-cell office:value-type="float" office:value="0.499705" calcext:value-type="float">
            <text:p>0.4997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006" calcext:value-type="float">
            <text:p>0.414006</text:p>
          </table:table-cell>
          <table:table-cell office:value-type="float" office:value="0.405685" calcext:value-type="float">
            <text:p>0.405685</text:p>
          </table:table-cell>
          <table:table-cell office:value-type="float" office:value="0.435548" calcext:value-type="float">
            <text:p>0.435548</text:p>
          </table:table-cell>
          <table:table-cell office:value-type="float" office:value="0.398896" calcext:value-type="float">
            <text:p>0.398896</text:p>
          </table:table-cell>
          <table:table-cell office:value-type="float" office:value="0.376167" calcext:value-type="float">
            <text:p>0.376167</text:p>
          </table:table-cell>
          <table:table-cell office:value-type="float" office:value="0.408507" calcext:value-type="float">
            <text:p>0.408507</text:p>
          </table:table-cell>
          <table:table-cell office:value-type="float" office:value="0.439378" calcext:value-type="float">
            <text:p>0.439378</text:p>
          </table:table-cell>
          <table:table-cell office:value-type="float" office:value="0.425941" calcext:value-type="float">
            <text:p>0.425941</text:p>
          </table:table-cell>
          <table:table-cell office:value-type="float" office:value="0.446928" calcext:value-type="float">
            <text:p>0.44692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923" calcext:value-type="float">
            <text:p>0.3992</text:p>
          </table:table-cell>
          <table:table-cell table:style-name="ce16" office:value-type="float" office:value="0.381214" calcext:value-type="float">
            <text:p>0.3812</text:p>
          </table:table-cell>
          <table:table-cell table:style-name="ce16" office:value-type="float" office:value="0.457515" calcext:value-type="float">
            <text:p>0.4575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383072" calcext:value-type="float">
            <text:p>0.3831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457844" calcext:value-type="float">
            <text:p>0.4578</text:p>
          </table:table-cell>
          <table:table-cell table:style-name="ce16" office:value-type="float" office:value="0.447417" calcext:value-type="float">
            <text:p>0.4474</text:p>
          </table:table-cell>
          <table:table-cell table:style-name="ce16" office:value-type="float" office:value="0.47583" calcext:value-type="float">
            <text:p>0.4758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01393" calcext:value-type="float">
            <text:p>0.4014</text:p>
          </table:table-cell>
          <table:table-cell table:style-name="ce16" office:value-type="float" office:value="0.3853" calcext:value-type="float">
            <text:p>0.3853</text:p>
          </table:table-cell>
          <table:table-cell table:style-name="ce16" office:value-type="float" office:value="0.436871" calcext:value-type="float">
            <text:p>0.4369</text:p>
          </table:table-cell>
          <table:table-cell table:style-name="ce16" office:value-type="float" office:value="0.396159" calcext:value-type="float">
            <text:p>0.3962</text:p>
          </table:table-cell>
          <table:table-cell table:style-name="ce16" office:value-type="float" office:value="0.379595" calcext:value-type="float">
            <text:p>0.3796</text:p>
          </table:table-cell>
          <table:table-cell table:style-name="ce16" office:value-type="float" office:value="0.406611" calcext:value-type="float">
            <text:p>0.4066</text:p>
          </table:table-cell>
          <table:table-cell table:style-name="ce16" office:value-type="float" office:value="0.443387" calcext:value-type="float">
            <text:p>0.4434</text:p>
          </table:table-cell>
          <table:table-cell table:style-name="ce16" office:value-type="float" office:value="0.40881" calcext:value-type="float">
            <text:p>0.4088</text:p>
          </table:table-cell>
          <table:table-cell table:style-name="ce16" office:value-type="float" office:value="0.491927" calcext:value-type="float">
            <text:p>0.4919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5862" calcext:value-type="float">
            <text:p>0.3959</text:p>
          </table:table-cell>
          <table:table-cell table:style-name="ce16" office:value-type="float" office:value="0.375826" calcext:value-type="float">
            <text:p>0.3758</text:p>
          </table:table-cell>
          <table:table-cell table:style-name="ce16" office:value-type="float" office:value="0.44915" calcext:value-type="float">
            <text:p>0.4492</text:p>
          </table:table-cell>
          <table:table-cell table:style-name="ce16" office:value-type="float" office:value="0.382922" calcext:value-type="float">
            <text:p>0.3829</text:p>
          </table:table-cell>
          <table:table-cell table:style-name="ce16" office:value-type="float" office:value="0.37915" calcext:value-type="float">
            <text:p>0.3792</text:p>
          </table:table-cell>
          <table:table-cell table:style-name="ce16" office:value-type="float" office:value="0.385201" calcext:value-type="float">
            <text:p>0.3852</text:p>
          </table:table-cell>
          <table:table-cell table:style-name="ce16" office:value-type="float" office:value="0.449486" calcext:value-type="float">
            <text:p>0.4495</text:p>
          </table:table-cell>
          <table:table-cell table:style-name="ce16" office:value-type="float" office:value="0.409917" calcext:value-type="float">
            <text:p>0.4099</text:p>
          </table:table-cell>
          <table:table-cell table:style-name="ce16" office:value-type="float" office:value="0.461304" calcext:value-type="float">
            <text:p>0.4613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24975" calcext:value-type="float">
            <text:p>0.4250</text:p>
          </table:table-cell>
          <table:table-cell table:style-name="ce16" office:value-type="float" office:value="0.381904" calcext:value-type="float">
            <text:p>0.3819</text:p>
          </table:table-cell>
          <table:table-cell table:style-name="ce16" office:value-type="float" office:value="0.482376" calcext:value-type="float">
            <text:p>0.4824</text:p>
          </table:table-cell>
          <table:table-cell table:style-name="ce16" office:value-type="float" office:value="0.391554" calcext:value-type="float">
            <text:p>0.3916</text:p>
          </table:table-cell>
          <table:table-cell table:style-name="ce16" office:value-type="float" office:value="0.379293" calcext:value-type="float">
            <text:p>0.3793</text:p>
          </table:table-cell>
          <table:table-cell table:style-name="ce16" office:value-type="float" office:value="0.40079" calcext:value-type="float">
            <text:p>0.4008</text:p>
          </table:table-cell>
          <table:table-cell table:style-name="ce16" office:value-type="float" office:value="0.486897" calcext:value-type="float">
            <text:p>0.4869</text:p>
          </table:table-cell>
          <table:table-cell table:style-name="ce16" office:value-type="float" office:value="0.449926" calcext:value-type="float">
            <text:p>0.4499</text:p>
          </table:table-cell>
          <table:table-cell table:style-name="ce16" office:value-type="float" office:value="0.552165" calcext:value-type="float">
            <text:p>0.5522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27998" calcext:value-type="float">
            <text:p>0.4280</text:p>
          </table:table-cell>
          <table:table-cell table:style-name="ce16" office:value-type="float" office:value="0.410474" calcext:value-type="float">
            <text:p>0.4105</text:p>
          </table:table-cell>
          <table:table-cell table:style-name="ce16" office:value-type="float" office:value="0.483361" calcext:value-type="float">
            <text:p>0.4834</text:p>
          </table:table-cell>
          <table:table-cell table:style-name="ce16" office:value-type="float" office:value="0.538265" calcext:value-type="float">
            <text:p>0.5383</text:p>
          </table:table-cell>
          <table:table-cell table:style-name="ce16" office:value-type="float" office:value="0.390129" calcext:value-type="float">
            <text:p>0.3901</text:p>
          </table:table-cell>
          <table:table-cell table:style-name="ce16" office:value-type="float" office:value="0.636816" calcext:value-type="float">
            <text:p>0.6368</text:p>
          </table:table-cell>
          <table:table-cell table:style-name="ce16" office:value-type="float" office:value="0.648785" calcext:value-type="float">
            <text:p>0.6488</text:p>
          </table:table-cell>
          <table:table-cell table:style-name="ce16" office:value-type="float" office:value="0.436956" calcext:value-type="float">
            <text:p>0.4370</text:p>
          </table:table-cell>
          <table:table-cell table:style-name="ce16" office:value-type="float" office:value="0.912079" calcext:value-type="float">
            <text:p>0.9121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3937" calcext:value-type="float">
            <text:p>0.4139</text:p>
          </table:table-cell>
          <table:table-cell table:style-name="ce16" office:value-type="float" office:value="0.388291" calcext:value-type="float">
            <text:p>0.3883</text:p>
          </table:table-cell>
          <table:table-cell table:style-name="ce16" office:value-type="float" office:value="0.459135" calcext:value-type="float">
            <text:p>0.4591</text:p>
          </table:table-cell>
          <table:table-cell table:style-name="ce16" office:value-type="float" office:value="0.392527" calcext:value-type="float">
            <text:p>0.3925</text:p>
          </table:table-cell>
          <table:table-cell table:style-name="ce16" office:value-type="float" office:value="0.389115" calcext:value-type="float">
            <text:p>0.3891</text:p>
          </table:table-cell>
          <table:table-cell table:style-name="ce16" office:value-type="float" office:value="0.397149" calcext:value-type="float">
            <text:p>0.3971</text:p>
          </table:table-cell>
          <table:table-cell table:style-name="ce16" office:value-type="float" office:value="0.460366" calcext:value-type="float">
            <text:p>0.4604</text:p>
          </table:table-cell>
          <table:table-cell table:style-name="ce16" office:value-type="float" office:value="0.413913" calcext:value-type="float">
            <text:p>0.4139</text:p>
          </table:table-cell>
          <table:table-cell table:style-name="ce16" office:value-type="float" office:value="0.499123" calcext:value-type="float">
            <text:p>0.4991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479627" calcext:value-type="float">
            <text:p>0.4796</text:p>
          </table:table-cell>
          <table:table-cell table:style-name="ce16" office:value-type="float" office:value="0.429185" calcext:value-type="float">
            <text:p>0.4292</text:p>
          </table:table-cell>
          <table:table-cell table:style-name="ce16" office:value-type="float" office:value="0.544865" calcext:value-type="float">
            <text:p>0.5449</text:p>
          </table:table-cell>
          <table:table-cell table:style-name="ce16" office:value-type="float" office:value="0.512588" calcext:value-type="float">
            <text:p>0.5126</text:p>
          </table:table-cell>
          <table:table-cell table:style-name="ce16" office:value-type="float" office:value="0.445462" calcext:value-type="float">
            <text:p>0.4455</text:p>
          </table:table-cell>
          <table:table-cell table:style-name="ce16" office:value-type="float" office:value="0.515225" calcext:value-type="float">
            <text:p>0.5152</text:p>
          </table:table-cell>
          <table:table-cell table:style-name="ce16" office:value-type="float" office:value="0.592838" calcext:value-type="float">
            <text:p>0.5928</text:p>
          </table:table-cell>
          <table:table-cell table:style-name="ce16" office:value-type="float" office:value="0.524168" calcext:value-type="float">
            <text:p>0.5242</text:p>
          </table:table-cell>
          <table:table-cell table:style-name="ce16" office:value-type="float" office:value="0.656161" calcext:value-type="float">
            <text:p>0.6562</text:p>
          </table:table-cell>
          <table:table-cell table:number-columns-repeated="2"/>
        </table:table-row>
        <table:table-row table:style-name="ro1">
          <table:table-cell table:style-name="ce2" office:value-type="float" office:value="0.5125" calcext:value-type="float">
            <text:p>0.5125</text:p>
          </table:table-cell>
          <table:table-cell table:style-name="ce2" office:value-type="float" office:value="0.440145" calcext:value-type="float">
            <text:p>0.4401</text:p>
          </table:table-cell>
          <table:table-cell table:style-name="ce2" office:value-type="float" office:value="0.511388" calcext:value-type="float">
            <text:p>0.5114</text:p>
          </table:table-cell>
          <table:table-cell table:style-name="ce2" office:value-type="float" office:value="0.497329" calcext:value-type="float">
            <text:p>0.4973</text:p>
          </table:table-cell>
          <table:table-cell table:style-name="ce2" office:value-type="float" office:value="0.43481" calcext:value-type="float">
            <text:p>0.4348</text:p>
          </table:table-cell>
          <table:table-cell table:style-name="ce2" office:value-type="float" office:value="0.478825" calcext:value-type="float">
            <text:p>0.4788</text:p>
          </table:table-cell>
          <table:table-cell table:style-name="ce2" office:value-type="float" office:value="0.434418" calcext:value-type="float">
            <text:p>0.4344</text:p>
          </table:table-cell>
          <table:table-cell table:style-name="ce2" office:value-type="float" office:value="0.474674" calcext:value-type="float">
            <text:p>0.4747</text:p>
          </table:table-cell>
          <table:table-cell table:style-name="ce2" office:value-type="float" office:value="0.457953" calcext:value-type="float">
            <text:p>0.4580</text:p>
          </table:table-cell>
          <table:table-cell table:style-name="ce2" office:value-type="float" office:value="0.403479" calcext:value-type="float">
            <text:p>0.4035</text:p>
          </table:table-cell>
          <table:table-cell table:style-name="ce16" office:value-type="float" office:value="0.472219" calcext:value-type="float">
            <text:p>0.4722</text:p>
          </table:table-cell>
          <table:table-cell table:style-name="ce2" office:value-type="float" office:value="0.516692" calcext:value-type="float">
            <text:p>0.5167</text:p>
          </table:table-cell>
          <table:table-cell table:style-name="ce2" office:value-type="float" office:value="0.490296" calcext:value-type="float">
            <text:p>0.4903</text:p>
          </table:table-cell>
          <table:table-cell table:style-name="ce2" office:value-type="float" office:value="0.490086" calcext:value-type="float">
            <text:p>0.4901</text:p>
          </table:table-cell>
          <table:table-cell table:style-name="ce2" office:value-type="float" office:value="0.497654" calcext:value-type="float">
            <text:p>0.4977</text:p>
          </table:table-cell>
          <table:table-cell table:style-name="ce16" office:value-type="float" office:value="0.521695" calcext:value-type="float">
            <text:p>0.5217</text:p>
          </table:table-cell>
        </table:table-row>
        <table:table-row table:style-name="ro1">
          <table:table-cell table:style-name="ce2" office:value-type="float" office:value="0.447022" calcext:value-type="float">
            <text:p>0.4470</text:p>
          </table:table-cell>
          <table:table-cell table:style-name="ce2" office:value-type="float" office:value="0.438657" calcext:value-type="float">
            <text:p>0.4387</text:p>
          </table:table-cell>
          <table:table-cell table:style-name="ce2" office:value-type="float" office:value="0.453826" calcext:value-type="float">
            <text:p>0.4538</text:p>
          </table:table-cell>
          <table:table-cell table:style-name="ce2" office:value-type="float" office:value="0.494568" calcext:value-type="float">
            <text:p>0.4946</text:p>
          </table:table-cell>
          <table:table-cell table:style-name="ce2" office:value-type="float" office:value="0.46959" calcext:value-type="float">
            <text:p>0.4696</text:p>
          </table:table-cell>
          <table:table-cell table:style-name="ce2" office:value-type="float" office:value="0.50211" calcext:value-type="float">
            <text:p>0.5021</text:p>
          </table:table-cell>
          <table:table-cell table:style-name="ce2" office:value-type="float" office:value="0.463651" calcext:value-type="float">
            <text:p>0.4637</text:p>
          </table:table-cell>
          <table:table-cell table:style-name="ce2" office:value-type="float" office:value="0.438962" calcext:value-type="float">
            <text:p>0.4390</text:p>
          </table:table-cell>
          <table:table-cell table:style-name="ce2" office:value-type="float" office:value="0.473057" calcext:value-type="float">
            <text:p>0.4731</text:p>
          </table:table-cell>
          <table:table-cell table:style-name="ce2" office:value-type="float" office:value="0.436722" calcext:value-type="float">
            <text:p>0.4367</text:p>
          </table:table-cell>
          <table:table-cell table:style-name="ce16" office:value-type="float" office:value="0.468534" calcext:value-type="float">
            <text:p>0.4685</text:p>
          </table:table-cell>
          <table:table-cell table:style-name="ce2" office:value-type="float" office:value="0.427539" calcext:value-type="float">
            <text:p>0.4275</text:p>
          </table:table-cell>
          <table:table-cell table:style-name="ce2" office:value-type="float" office:value="0.445047" calcext:value-type="float">
            <text:p>0.4450</text:p>
          </table:table-cell>
          <table:table-cell table:style-name="ce2" office:value-type="float" office:value="0.476935" calcext:value-type="float">
            <text:p>0.4769</text:p>
          </table:table-cell>
          <table:table-cell table:style-name="ce2" office:value-type="float" office:value="0.503894" calcext:value-type="float">
            <text:p>0.5039</text:p>
          </table:table-cell>
          <table:table-cell table:style-name="ce16" office:value-type="float" office:value="0.448099" calcext:value-type="float">
            <text:p>0.4481</text:p>
          </table:table-cell>
        </table:table-row>
        <table:table-row table:style-name="ro1">
          <table:table-cell table:style-name="ce2" office:value-type="float" office:value="0.453177" calcext:value-type="float">
            <text:p>0.4532</text:p>
          </table:table-cell>
          <table:table-cell table:style-name="ce2" office:value-type="float" office:value="0.402657" calcext:value-type="float">
            <text:p>0.4027</text:p>
          </table:table-cell>
          <table:table-cell table:style-name="ce2" office:value-type="float" office:value="0.423541" calcext:value-type="float">
            <text:p>0.4235</text:p>
          </table:table-cell>
          <table:table-cell table:style-name="ce2" office:value-type="float" office:value="0.552098" calcext:value-type="float">
            <text:p>0.5521</text:p>
          </table:table-cell>
          <table:table-cell table:style-name="ce2" office:value-type="float" office:value="0.548382" calcext:value-type="float">
            <text:p>0.5484</text:p>
          </table:table-cell>
          <table:table-cell table:style-name="ce2" office:value-type="float" office:value="0.566293" calcext:value-type="float">
            <text:p>0.5663</text:p>
          </table:table-cell>
          <table:table-cell table:style-name="ce2" office:value-type="float" office:value="0.509008" calcext:value-type="float">
            <text:p>0.5090</text:p>
          </table:table-cell>
          <table:table-cell table:style-name="ce2" office:value-type="float" office:value="0.440317" calcext:value-type="float">
            <text:p>0.4403</text:p>
          </table:table-cell>
          <table:table-cell table:style-name="ce2" office:value-type="float" office:value="0.415756" calcext:value-type="float">
            <text:p>0.4158</text:p>
          </table:table-cell>
          <table:table-cell table:style-name="ce2" office:value-type="float" office:value="0.438287" calcext:value-type="float">
            <text:p>0.4383</text:p>
          </table:table-cell>
          <table:table-cell table:style-name="ce16" office:value-type="float" office:value="0.424311" calcext:value-type="float">
            <text:p>0.4243</text:p>
          </table:table-cell>
          <table:table-cell table:style-name="ce2" office:value-type="float" office:value="0.435242" calcext:value-type="float">
            <text:p>0.4352</text:p>
          </table:table-cell>
          <table:table-cell table:style-name="ce2" office:value-type="float" office:value="0.429672" calcext:value-type="float">
            <text:p>0.4297</text:p>
          </table:table-cell>
          <table:table-cell table:style-name="ce2" office:value-type="float" office:value="0.453827" calcext:value-type="float">
            <text:p>0.4538</text:p>
          </table:table-cell>
          <table:table-cell table:style-name="ce2" office:value-type="float" office:value="0.434488" calcext:value-type="float">
            <text:p>0.4345</text:p>
          </table:table-cell>
          <table:table-cell table:style-name="ce16" office:value-type="float" office:value="0.424368" calcext:value-type="float">
            <text:p>0.4244</text:p>
          </table:table-cell>
        </table:table-row>
        <table:table-row table:style-name="ro1">
          <table:table-cell table:style-name="ce2" office:value-type="float" office:value="0.477589" calcext:value-type="float">
            <text:p>0.4776</text:p>
          </table:table-cell>
          <table:table-cell table:style-name="ce2" office:value-type="float" office:value="0.58168" calcext:value-type="float">
            <text:p>0.5817</text:p>
          </table:table-cell>
          <table:table-cell table:style-name="ce2" office:value-type="float" office:value="0.624947" calcext:value-type="float">
            <text:p>0.6249</text:p>
          </table:table-cell>
          <table:table-cell table:style-name="ce2" office:value-type="float" office:value="0.518908" calcext:value-type="float">
            <text:p>0.5189</text:p>
          </table:table-cell>
          <table:table-cell table:style-name="ce2" office:value-type="float" office:value="0.458261" calcext:value-type="float">
            <text:p>0.4583</text:p>
          </table:table-cell>
          <table:table-cell table:style-name="ce2" office:value-type="float" office:value="0.459076" calcext:value-type="float">
            <text:p>0.4591</text:p>
          </table:table-cell>
          <table:table-cell table:style-name="ce2" office:value-type="float" office:value="0.399443" calcext:value-type="float">
            <text:p>0.3994</text:p>
          </table:table-cell>
          <table:table-cell table:style-name="ce2" office:value-type="float" office:value="0.444301" calcext:value-type="float">
            <text:p>0.4443</text:p>
          </table:table-cell>
          <table:table-cell table:style-name="ce2" office:value-type="float" office:value="0.419934" calcext:value-type="float">
            <text:p>0.4199</text:p>
          </table:table-cell>
          <table:table-cell table:style-name="ce2" office:value-type="float" office:value="0.403125" calcext:value-type="float">
            <text:p>0.4031</text:p>
          </table:table-cell>
          <table:table-cell table:style-name="ce16" office:value-type="float" office:value="0.437679" calcext:value-type="float">
            <text:p>0.4377</text:p>
          </table:table-cell>
          <table:table-cell table:style-name="ce2" office:value-type="float" office:value="0.43725" calcext:value-type="float">
            <text:p>0.4373</text:p>
          </table:table-cell>
          <table:table-cell table:style-name="ce2" office:value-type="float" office:value="0.483821" calcext:value-type="float">
            <text:p>0.4838</text:p>
          </table:table-cell>
          <table:table-cell table:style-name="ce2" office:value-type="float" office:value="0.480117" calcext:value-type="float">
            <text:p>0.4801</text:p>
          </table:table-cell>
          <table:table-cell table:style-name="ce2" office:value-type="float" office:value="0.451933" calcext:value-type="float">
            <text:p>0.4519</text:p>
          </table:table-cell>
          <table:table-cell table:style-name="ce16" office:value-type="float" office:value="0.471146" calcext:value-type="float">
            <text:p>0.4711</text:p>
          </table:table-cell>
        </table:table-row>
        <table:table-row table:style-name="ro1">
          <table:table-cell table:style-name="ce2" office:value-type="float" office:value="0.549563" calcext:value-type="float">
            <text:p>0.5496</text:p>
          </table:table-cell>
          <table:table-cell table:style-name="ce2" office:value-type="float" office:value="0.519957" calcext:value-type="float">
            <text:p>0.5200</text:p>
          </table:table-cell>
          <table:table-cell table:style-name="ce2" office:value-type="float" office:value="0.48683" calcext:value-type="float">
            <text:p>0.4868</text:p>
          </table:table-cell>
          <table:table-cell table:style-name="ce2" office:value-type="float" office:value="0.490877" calcext:value-type="float">
            <text:p>0.4909</text:p>
          </table:table-cell>
          <table:table-cell table:style-name="ce2" office:value-type="float" office:value="0.46156" calcext:value-type="float">
            <text:p>0.4616</text:p>
          </table:table-cell>
          <table:table-cell table:style-name="ce2" office:value-type="float" office:value="0.507445" calcext:value-type="float">
            <text:p>0.5074</text:p>
          </table:table-cell>
          <table:table-cell table:style-name="ce2" office:value-type="float" office:value="0.459197" calcext:value-type="float">
            <text:p>0.4592</text:p>
          </table:table-cell>
          <table:table-cell table:style-name="ce2" office:value-type="float" office:value="0.459486" calcext:value-type="float">
            <text:p>0.4595</text:p>
          </table:table-cell>
          <table:table-cell table:style-name="ce2" office:value-type="float" office:value="0.455231" calcext:value-type="float">
            <text:p>0.4552</text:p>
          </table:table-cell>
          <table:table-cell table:style-name="ce2" office:value-type="float" office:value="0.47447" calcext:value-type="float">
            <text:p>0.4745</text:p>
          </table:table-cell>
          <table:table-cell table:style-name="ce16" office:value-type="float" office:value="0.483929" calcext:value-type="float">
            <text:p>0.4839</text:p>
          </table:table-cell>
          <table:table-cell table:style-name="ce2" office:value-type="float" office:value="0.494511" calcext:value-type="float">
            <text:p>0.4945</text:p>
          </table:table-cell>
          <table:table-cell table:style-name="ce2" office:value-type="float" office:value="0.470802" calcext:value-type="float">
            <text:p>0.4708</text:p>
          </table:table-cell>
          <table:table-cell table:style-name="ce2" office:value-type="float" office:value="0.472916" calcext:value-type="float">
            <text:p>0.4729</text:p>
          </table:table-cell>
          <table:table-cell table:style-name="ce2" office:value-type="float" office:value="0.494362" calcext:value-type="float">
            <text:p>0.4944</text:p>
          </table:table-cell>
          <table:table-cell table:style-name="ce16" office:value-type="float" office:value="0.59818" calcext:value-type="float">
            <text:p>0.5982</text:p>
          </table:table-cell>
        </table:table-row>
        <table:table-row table:style-name="ro1">
          <table:table-cell table:style-name="ce2" office:value-type="float" office:value="0.475136" calcext:value-type="float">
            <text:p>0.4751</text:p>
          </table:table-cell>
          <table:table-cell table:style-name="ce2" office:value-type="float" office:value="0.409372" calcext:value-type="float">
            <text:p>0.4094</text:p>
          </table:table-cell>
          <table:table-cell table:style-name="ce2" office:value-type="float" office:value="0.508803" calcext:value-type="float">
            <text:p>0.5088</text:p>
          </table:table-cell>
          <table:table-cell table:style-name="ce2" office:value-type="float" office:value="0.481727" calcext:value-type="float">
            <text:p>0.4817</text:p>
          </table:table-cell>
          <table:table-cell table:style-name="ce2" office:value-type="float" office:value="0.479729" calcext:value-type="float">
            <text:p>0.4797</text:p>
          </table:table-cell>
          <table:table-cell table:style-name="ce2" office:value-type="float" office:value="0.475037" calcext:value-type="float">
            <text:p>0.4750</text:p>
          </table:table-cell>
          <table:table-cell table:style-name="ce2" office:value-type="float" office:value="0.493841" calcext:value-type="float">
            <text:p>0.4938</text:p>
          </table:table-cell>
          <table:table-cell table:style-name="ce2" office:value-type="float" office:value="0.491312" calcext:value-type="float">
            <text:p>0.4913</text:p>
          </table:table-cell>
          <table:table-cell table:style-name="ce2" office:value-type="float" office:value="0.477043" calcext:value-type="float">
            <text:p>0.4770</text:p>
          </table:table-cell>
          <table:table-cell table:style-name="ce2" office:value-type="float" office:value="0.41962" calcext:value-type="float">
            <text:p>0.4196</text:p>
          </table:table-cell>
          <table:table-cell table:style-name="ce16" office:value-type="float" office:value="0.464505" calcext:value-type="float">
            <text:p>0.4645</text:p>
          </table:table-cell>
          <table:table-cell table:style-name="ce2" office:value-type="float" office:value="0.493098" calcext:value-type="float">
            <text:p>0.4931</text:p>
          </table:table-cell>
          <table:table-cell table:style-name="ce2" office:value-type="float" office:value="0.440177" calcext:value-type="float">
            <text:p>0.4402</text:p>
          </table:table-cell>
          <table:table-cell table:style-name="ce2" office:value-type="float" office:value="0.498227" calcext:value-type="float">
            <text:p>0.4982</text:p>
          </table:table-cell>
          <table:table-cell table:style-name="ce2" office:value-type="float" office:value="0.464004" calcext:value-type="float">
            <text:p>0.4640</text:p>
          </table:table-cell>
          <table:table-cell table:style-name="ce16" office:value-type="float" office:value="0.492622" calcext:value-type="float">
            <text:p>0.4926</text:p>
          </table:table-cell>
        </table:table-row>
        <table:table-row table:style-name="ro1">
          <table:table-cell table:style-name="ce2" office:value-type="float" office:value="0.468682" calcext:value-type="float">
            <text:p>0.4687</text:p>
          </table:table-cell>
          <table:table-cell table:style-name="ce2" office:value-type="float" office:value="0.486354" calcext:value-type="float">
            <text:p>0.4864</text:p>
          </table:table-cell>
          <table:table-cell table:style-name="ce2" office:value-type="float" office:value="0.486975" calcext:value-type="float">
            <text:p>0.4870</text:p>
          </table:table-cell>
          <table:table-cell table:style-name="ce2" office:value-type="float" office:value="0.468473" calcext:value-type="float">
            <text:p>0.4685</text:p>
          </table:table-cell>
          <table:table-cell table:style-name="ce2" office:value-type="float" office:value="0.512606" calcext:value-type="float">
            <text:p>0.5126</text:p>
          </table:table-cell>
          <table:table-cell table:style-name="ce2" office:value-type="float" office:value="0.523429" calcext:value-type="float">
            <text:p>0.5234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2" office:value-type="float" office:value="0.457956" calcext:value-type="float">
            <text:p>0.4580</text:p>
          </table:table-cell>
          <table:table-cell table:style-name="ce2" office:value-type="float" office:value="0.483931" calcext:value-type="float">
            <text:p>0.4839</text:p>
          </table:table-cell>
          <table:table-cell table:style-name="ce2" office:value-type="float" office:value="0.507595" calcext:value-type="float">
            <text:p>0.5076</text:p>
          </table:table-cell>
          <table:table-cell table:style-name="ce16" office:value-type="float" office:value="0.474631" calcext:value-type="float">
            <text:p>0.4746</text:p>
          </table:table-cell>
          <table:table-cell table:style-name="ce2" office:value-type="float" office:value="0.455116" calcext:value-type="float">
            <text:p>0.4551</text:p>
          </table:table-cell>
          <table:table-cell table:style-name="ce2" office:value-type="float" office:value="0.461143" calcext:value-type="float">
            <text:p>0.4611</text:p>
          </table:table-cell>
          <table:table-cell table:style-name="ce2" office:value-type="float" office:value="0.475193" calcext:value-type="float">
            <text:p>0.4752</text:p>
          </table:table-cell>
          <table:table-cell table:style-name="ce2" office:value-type="float" office:value="0.458225" calcext:value-type="float">
            <text:p>0.4582</text:p>
          </table:table-cell>
          <table:table-cell table:style-name="ce16" office:value-type="float" office:value="0.480643" calcext:value-type="float">
            <text:p>0.4806</text:p>
          </table:table-cell>
        </table:table-row>
        <table:table-row table:style-name="ro1">
          <table:table-cell table:style-name="ce2" office:value-type="float" office:value="0.494298" calcext:value-type="float">
            <text:p>0.4943</text:p>
          </table:table-cell>
          <table:table-cell table:style-name="ce2" office:value-type="float" office:value="0.510111" calcext:value-type="float">
            <text:p>0.5101</text:p>
          </table:table-cell>
          <table:table-cell table:style-name="ce2" office:value-type="float" office:value="0.552142" calcext:value-type="float">
            <text:p>0.5521</text:p>
          </table:table-cell>
          <table:table-cell table:style-name="ce2" office:value-type="float" office:value="0.493407" calcext:value-type="float">
            <text:p>0.4934</text:p>
          </table:table-cell>
          <table:table-cell table:style-name="ce2" office:value-type="float" office:value="0.483193" calcext:value-type="float">
            <text:p>0.4832</text:p>
          </table:table-cell>
          <table:table-cell table:style-name="ce2" office:value-type="float" office:value="0.581638" calcext:value-type="float">
            <text:p>0.5816</text:p>
          </table:table-cell>
          <table:table-cell table:style-name="ce2" office:value-type="float" office:value="0.489915" calcext:value-type="float">
            <text:p>0.4899</text:p>
          </table:table-cell>
          <table:table-cell table:style-name="ce2" office:value-type="float" office:value="0.492041" calcext:value-type="float">
            <text:p>0.4920</text:p>
          </table:table-cell>
          <table:table-cell table:style-name="ce2" office:value-type="float" office:value="0.569702" calcext:value-type="float">
            <text:p>0.5697</text:p>
          </table:table-cell>
          <table:table-cell table:style-name="ce2" office:value-type="float" office:value="0.569724" calcext:value-type="float">
            <text:p>0.5697</text:p>
          </table:table-cell>
          <table:table-cell table:style-name="ce16" office:value-type="float" office:value="0.511417" calcext:value-type="float">
            <text:p>0.5114</text:p>
          </table:table-cell>
          <table:table-cell table:style-name="ce2" office:value-type="float" office:value="0.528486" calcext:value-type="float">
            <text:p>0.5285</text:p>
          </table:table-cell>
          <table:table-cell table:style-name="ce2" office:value-type="float" office:value="0.498775" calcext:value-type="float">
            <text:p>0.4988</text:p>
          </table:table-cell>
          <table:table-cell table:style-name="ce2" office:value-type="float" office:value="0.464652" calcext:value-type="float">
            <text:p>0.4647</text:p>
          </table:table-cell>
          <table:table-cell table:style-name="ce2" office:value-type="float" office:value="0.518347" calcext:value-type="float">
            <text:p>0.5183</text:p>
          </table:table-cell>
          <table:table-cell table:style-name="ce16" office:value-type="float" office:value="0.546057" calcext:value-type="float">
            <text:p>0.5461</text:p>
          </table:table-cell>
        </table:table-row>
        <table:table-row table:style-name="ro1">
          <table:table-cell table:style-name="ce2" office:value-type="float" office:value="0.518362" calcext:value-type="float">
            <text:p>0.5184</text:p>
          </table:table-cell>
          <table:table-cell table:style-name="ce2" office:value-type="float" office:value="0.498248" calcext:value-type="float">
            <text:p>0.4982</text:p>
          </table:table-cell>
          <table:table-cell table:style-name="ce2" office:value-type="float" office:value="0.437426" calcext:value-type="float">
            <text:p>0.4374</text:p>
          </table:table-cell>
          <table:table-cell table:style-name="ce2" office:value-type="float" office:value="0.521289" calcext:value-type="float">
            <text:p>0.5213</text:p>
          </table:table-cell>
          <table:table-cell table:style-name="ce2" office:value-type="float" office:value="0.488314" calcext:value-type="float">
            <text:p>0.4883</text:p>
          </table:table-cell>
          <table:table-cell table:style-name="ce2" office:value-type="float" office:value="0.483732" calcext:value-type="float">
            <text:p>0.4837</text:p>
          </table:table-cell>
          <table:table-cell table:style-name="ce2" office:value-type="float" office:value="0.514559" calcext:value-type="float">
            <text:p>0.5146</text:p>
          </table:table-cell>
          <table:table-cell table:style-name="ce2" office:value-type="float" office:value="0.518606" calcext:value-type="float">
            <text:p>0.5186</text:p>
          </table:table-cell>
          <table:table-cell table:style-name="ce2" office:value-type="float" office:value="0.478274" calcext:value-type="float">
            <text:p>0.4783</text:p>
          </table:table-cell>
          <table:table-cell table:style-name="ce2" office:value-type="float" office:value="0.511611" calcext:value-type="float">
            <text:p>0.5116</text:p>
          </table:table-cell>
          <table:table-cell table:style-name="ce16" office:value-type="float" office:value="0.529844" calcext:value-type="float">
            <text:p>0.5298</text:p>
          </table:table-cell>
          <table:table-cell table:style-name="ce2" office:value-type="float" office:value="0.488606" calcext:value-type="float">
            <text:p>0.4886</text:p>
          </table:table-cell>
          <table:table-cell table:style-name="ce2" office:value-type="float" office:value="0.497401" calcext:value-type="float">
            <text:p>0.4974</text:p>
          </table:table-cell>
          <table:table-cell table:style-name="ce2" office:value-type="float" office:value="0.456239" calcext:value-type="float">
            <text:p>0.4562</text:p>
          </table:table-cell>
          <table:table-cell table:style-name="ce2" office:value-type="float" office:value="0.493677" calcext:value-type="float">
            <text:p>0.4937</text:p>
          </table:table-cell>
          <table:table-cell table:style-name="ce16" office:value-type="float" office:value="0.581537" calcext:value-type="float">
            <text:p>0.5815</text:p>
          </table:table-cell>
        </table:table-row>
        <table:table-row table:style-name="ro1">
          <table:table-cell table:style-name="ce2" office:value-type="float" office:value="0.515372" calcext:value-type="float">
            <text:p>0.5154</text:p>
          </table:table-cell>
          <table:table-cell table:style-name="ce2" office:value-type="float" office:value="0.508198" calcext:value-type="float">
            <text:p>0.5082</text:p>
          </table:table-cell>
          <table:table-cell table:style-name="ce2" office:value-type="float" office:value="0.469863" calcext:value-type="float">
            <text:p>0.4699</text:p>
          </table:table-cell>
          <table:table-cell table:style-name="ce2" office:value-type="float" office:value="0.445166" calcext:value-type="float">
            <text:p>0.4452</text:p>
          </table:table-cell>
          <table:table-cell table:style-name="ce2" office:value-type="float" office:value="0.460949" calcext:value-type="float">
            <text:p>0.4609</text:p>
          </table:table-cell>
          <table:table-cell table:style-name="ce2" office:value-type="float" office:value="0.448326" calcext:value-type="float">
            <text:p>0.4483</text:p>
          </table:table-cell>
          <table:table-cell table:style-name="ce2" office:value-type="float" office:value="0.460468" calcext:value-type="float">
            <text:p>0.4605</text:p>
          </table:table-cell>
          <table:table-cell table:style-name="ce2" office:value-type="float" office:value="0.453003" calcext:value-type="float">
            <text:p>0.4530</text:p>
          </table:table-cell>
          <table:table-cell table:style-name="ce2" office:value-type="float" office:value="0.471259" calcext:value-type="float">
            <text:p>0.4713</text:p>
          </table:table-cell>
          <table:table-cell table:style-name="ce2" office:value-type="float" office:value="0.452411" calcext:value-type="float">
            <text:p>0.4524</text:p>
          </table:table-cell>
          <table:table-cell table:style-name="ce16" office:value-type="float" office:value="0.493" calcext:value-type="float">
            <text:p>0.4930</text:p>
          </table:table-cell>
          <table:table-cell table:style-name="ce2" office:value-type="float" office:value="0.459214" calcext:value-type="float">
            <text:p>0.4592</text:p>
          </table:table-cell>
          <table:table-cell table:style-name="ce2" office:value-type="float" office:value="0.482157" calcext:value-type="float">
            <text:p>0.4822</text:p>
          </table:table-cell>
          <table:table-cell table:style-name="ce2" office:value-type="float" office:value="0.473841" calcext:value-type="float">
            <text:p>0.4738</text:p>
          </table:table-cell>
          <table:table-cell table:style-name="ce2" office:value-type="float" office:value="0.46482" calcext:value-type="float">
            <text:p>0.4648</text:p>
          </table:table-cell>
          <table:table-cell table:style-name="ce16" office:value-type="float" office:value="0.570642" calcext:value-type="float">
            <text:p>0.570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552175" calcext:value-type="float">
            <text:p>0.5522</text:p>
          </table:table-cell>
          <table:table-cell table:style-name="ce2" office:value-type="float" office:value="0.524168" calcext:value-type="float">
            <text:p>0.5242</text:p>
          </table:table-cell>
          <table:table-cell table:style-name="ce2" office:value-type="float" office:value="0.59646" calcext:value-type="float">
            <text:p>0.5965</text:p>
          </table:table-cell>
          <table:table-cell table:style-name="ce2" office:value-type="float" office:value="0.656161" calcext:value-type="float">
            <text:p>0.6562</text:p>
          </table:table-cell>
          <table:table-cell table:style-name="ce2" office:value-type="float" office:value="0.62814" calcext:value-type="float">
            <text:p>0.6281</text:p>
          </table:table-cell>
          <table:table-cell table:style-name="ce2" office:value-type="float" office:value="0.536948" calcext:value-type="float">
            <text:p>0.5369</text:p>
          </table:table-cell>
          <table:table-cell table:style-name="ce2" office:value-type="float" office:value="0.552456" calcext:value-type="float">
            <text:p>0.5525</text:p>
          </table:table-cell>
          <table:table-cell table:style-name="ce2" office:value-type="float" office:value="0.62858" calcext:value-type="float">
            <text:p>0.6286</text:p>
          </table:table-cell>
          <table:table-cell table:style-name="ce2" office:value-type="float" office:value="0.612451" calcext:value-type="float">
            <text:p>0.6125</text:p>
          </table:table-cell>
          <table:table-cell table:style-name="ce2" office:value-type="float" office:value="0.60018" calcext:value-type="float">
            <text:p>0.600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16"/>
          <table:table-cell table:style-name="ce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6"/>
          <table:table-cell table:style-name="ce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408511" calcext:value-type="float">
            <text:p>0.4085</text:p>
          </table:table-cell>
          <table:table-cell table:style-name="ce2" office:value-type="float" office:value="0.382224" calcext:value-type="float">
            <text:p>0.3822</text:p>
          </table:table-cell>
          <table:table-cell table:style-name="ce2" office:value-type="float" office:value="0.463173" calcext:value-type="float">
            <text:p>0.4632</text:p>
          </table:table-cell>
          <table:table-cell table:style-name="ce2" office:value-type="float" office:value="0.474608" calcext:value-type="float">
            <text:p>0.4746</text:p>
          </table:table-cell>
          <table:table-cell table:style-name="ce2" office:value-type="float" office:value="0.374448" calcext:value-type="float">
            <text:p>0.3744</text:p>
          </table:table-cell>
          <table:table-cell table:style-name="ce16" office:value-type="float" office:value="0.480329" calcext:value-type="float">
            <text:p>0.4803</text:p>
          </table:table-cell>
          <table:table-cell table:style-name="ce2" office:value-type="float" office:value="0.527122" calcext:value-type="float">
            <text:p>0.5271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16"/>
          <table:table-cell table:style-name="ce2"/>
        </table:table-row>
        <table:table-row table:style-name="ro1">
          <table:table-cell table:style-name="ce2" office:value-type="float" office:value="0.397471" calcext:value-type="float">
            <text:p>0.3975</text:p>
          </table:table-cell>
          <table:table-cell table:style-name="ce2" office:value-type="float" office:value="0.40023" calcext:value-type="float">
            <text:p>0.4002</text:p>
          </table:table-cell>
          <table:table-cell table:style-name="ce2" office:value-type="float" office:value="0.403011" calcext:value-type="float">
            <text:p>0.4030</text:p>
          </table:table-cell>
          <table:table-cell table:style-name="ce2" office:value-type="float" office:value="0.402636" calcext:value-type="float">
            <text:p>0.4026</text:p>
          </table:table-cell>
          <table:table-cell table:style-name="ce2" office:value-type="float" office:value="0.398232" calcext:value-type="float">
            <text:p>0.3982</text:p>
          </table:table-cell>
          <table:table-cell table:style-name="ce2" office:value-type="float" office:value="0.395963" calcext:value-type="float">
            <text:p>0.3960</text:p>
          </table:table-cell>
          <table:table-cell table:style-name="ce2" office:value-type="float" office:value="0.395085" calcext:value-type="float">
            <text:p>0.3951</text:p>
          </table:table-cell>
          <table:table-cell table:style-name="ce2" office:value-type="float" office:value="0.394358" calcext:value-type="float">
            <text:p>0.3944</text:p>
          </table:table-cell>
          <table:table-cell table:style-name="ce2" office:value-type="float" office:value="0.399764" calcext:value-type="float">
            <text:p>0.3998</text:p>
          </table:table-cell>
          <table:table-cell table:style-name="ce2" office:value-type="float" office:value="0.397629" calcext:value-type="float">
            <text:p>0.3976</text:p>
          </table:table-cell>
          <table:table-cell table:style-name="ce16" office:value-type="float" office:value="0.39803" calcext:value-type="float">
            <text:p>0.3980</text:p>
          </table:table-cell>
          <table:table-cell table:style-name="ce2" office:value-type="float" office:value="0.397966" calcext:value-type="float">
            <text:p>0.3980</text:p>
          </table:table-cell>
          <table:table-cell table:style-name="ce2" office:value-type="float" office:value="0.396894" calcext:value-type="float">
            <text:p>0.3969</text:p>
          </table:table-cell>
          <table:table-cell table:style-name="ce2" office:value-type="float" office:value="0.396302" calcext:value-type="float">
            <text:p>0.3963</text:p>
          </table:table-cell>
          <table:table-cell table:style-name="ce16" office:value-type="float" office:value="0.376553" calcext:value-type="float">
            <text:p>0.3766</text:p>
          </table:table-cell>
          <table:table-cell table:style-name="ce2" office:value-type="float" office:value="0.37095" calcext:value-type="float">
            <text:p>0.3710</text:p>
          </table:table-cell>
        </table:table-row>
        <table:table-row table:style-name="ro1">
          <table:table-cell table:style-name="ce2" office:value-type="float" office:value="0.384133" calcext:value-type="float">
            <text:p>0.3841</text:p>
          </table:table-cell>
          <table:table-cell table:style-name="ce2" office:value-type="float" office:value="0.3876" calcext:value-type="float">
            <text:p>0.3876</text:p>
          </table:table-cell>
          <table:table-cell table:style-name="ce2" office:value-type="float" office:value="0.393039" calcext:value-type="float">
            <text:p>0.3930</text:p>
          </table:table-cell>
          <table:table-cell table:style-name="ce2" office:value-type="float" office:value="0.390341" calcext:value-type="float">
            <text:p>0.3903</text:p>
          </table:table-cell>
          <table:table-cell table:style-name="ce2" office:value-type="float" office:value="0.386593" calcext:value-type="float">
            <text:p>0.3866</text:p>
          </table:table-cell>
          <table:table-cell table:style-name="ce2" office:value-type="float" office:value="0.384335" calcext:value-type="float">
            <text:p>0.3843</text:p>
          </table:table-cell>
          <table:table-cell table:style-name="ce2" office:value-type="float" office:value="0.383208" calcext:value-type="float">
            <text:p>0.3832</text:p>
          </table:table-cell>
          <table:table-cell table:style-name="ce2" office:value-type="float" office:value="0.402884" calcext:value-type="float">
            <text:p>0.4029</text:p>
          </table:table-cell>
          <table:table-cell table:style-name="ce2" office:value-type="float" office:value="0.450037" calcext:value-type="float">
            <text:p>0.4500</text:p>
          </table:table-cell>
          <table:table-cell table:style-name="ce2" office:value-type="float" office:value="0.441864" calcext:value-type="float">
            <text:p>0.4419</text:p>
          </table:table-cell>
          <table:table-cell table:style-name="ce16" office:value-type="float" office:value="0.385475" calcext:value-type="float">
            <text:p>0.3855</text:p>
          </table:table-cell>
          <table:table-cell table:style-name="ce2" office:value-type="float" office:value="0.386485" calcext:value-type="float">
            <text:p>0.3865</text:p>
          </table:table-cell>
          <table:table-cell table:style-name="ce2" office:value-type="float" office:value="0.384786" calcext:value-type="float">
            <text:p>0.3848</text:p>
          </table:table-cell>
          <table:table-cell table:style-name="ce2" office:value-type="float" office:value="0.383817" calcext:value-type="float">
            <text:p>0.3838</text:p>
          </table:table-cell>
          <table:table-cell table:style-name="ce16" office:value-type="float" office:value="0.376692" calcext:value-type="float">
            <text:p>0.3767</text:p>
          </table:table-cell>
          <table:table-cell table:style-name="ce2" office:value-type="float" office:value="0.370475" calcext:value-type="float">
            <text:p>0.3705</text:p>
          </table:table-cell>
        </table:table-row>
        <table:table-row table:style-name="ro1">
          <table:table-cell table:style-name="ce2" office:value-type="float" office:value="0.373893" calcext:value-type="float">
            <text:p>0.3739</text:p>
          </table:table-cell>
          <table:table-cell table:style-name="ce2" office:value-type="float" office:value="0.377144" calcext:value-type="float">
            <text:p>0.3771</text:p>
          </table:table-cell>
          <table:table-cell table:style-name="ce2" office:value-type="float" office:value="0.380572" calcext:value-type="float">
            <text:p>0.3806</text:p>
          </table:table-cell>
          <table:table-cell table:style-name="ce2" office:value-type="float" office:value="0.380303" calcext:value-type="float">
            <text:p>0.3803</text:p>
          </table:table-cell>
          <table:table-cell table:style-name="ce2" office:value-type="float" office:value="0.374831" calcext:value-type="float">
            <text:p>0.3748</text:p>
          </table:table-cell>
          <table:table-cell table:style-name="ce2" office:value-type="float" office:value="0.392645" calcext:value-type="float">
            <text:p>0.3926</text:p>
          </table:table-cell>
          <table:table-cell table:style-name="ce2" office:value-type="float" office:value="0.444998" calcext:value-type="float">
            <text:p>0.4450</text:p>
          </table:table-cell>
          <table:table-cell table:style-name="ce2" office:value-type="float" office:value="0.45147" calcext:value-type="float">
            <text:p>0.4515</text:p>
          </table:table-cell>
          <table:table-cell table:style-name="ce2" office:value-type="float" office:value="0.434176" calcext:value-type="float">
            <text:p>0.4342</text:p>
          </table:table-cell>
          <table:table-cell table:style-name="ce2" office:value-type="float" office:value="0.407653" calcext:value-type="float">
            <text:p>0.4077</text:p>
          </table:table-cell>
          <table:table-cell table:style-name="ce16" office:value-type="float" office:value="0.37376" calcext:value-type="float">
            <text:p>0.3738</text:p>
          </table:table-cell>
          <table:table-cell table:style-name="ce2" office:value-type="float" office:value="0.374304" calcext:value-type="float">
            <text:p>0.3743</text:p>
          </table:table-cell>
          <table:table-cell table:style-name="ce2" office:value-type="float" office:value="0.373012" calcext:value-type="float">
            <text:p>0.3730</text:p>
          </table:table-cell>
          <table:table-cell table:style-name="ce2" office:value-type="float" office:value="0.37143" calcext:value-type="float">
            <text:p>0.3714</text:p>
          </table:table-cell>
          <table:table-cell table:style-name="ce16" office:value-type="float" office:value="0.37668" calcext:value-type="float">
            <text:p>0.3767</text:p>
          </table:table-cell>
          <table:table-cell table:style-name="ce2" office:value-type="float" office:value="0.368325" calcext:value-type="float">
            <text:p>0.3683</text:p>
          </table:table-cell>
        </table:table-row>
        <table:table-row table:style-name="ro1">
          <table:table-cell table:style-name="ce2" office:value-type="float" office:value="0.380575" calcext:value-type="float">
            <text:p>0.3806</text:p>
          </table:table-cell>
          <table:table-cell table:style-name="ce2" office:value-type="float" office:value="0.385602" calcext:value-type="float">
            <text:p>0.3856</text:p>
          </table:table-cell>
          <table:table-cell table:style-name="ce2" office:value-type="float" office:value="0.390132" calcext:value-type="float">
            <text:p>0.3901</text:p>
          </table:table-cell>
          <table:table-cell table:style-name="ce2" office:value-type="float" office:value="0.413424" calcext:value-type="float">
            <text:p>0.4134</text:p>
          </table:table-cell>
          <table:table-cell table:style-name="ce2" office:value-type="float" office:value="0.486727" calcext:value-type="float">
            <text:p>0.4867</text:p>
          </table:table-cell>
          <table:table-cell table:style-name="ce2" office:value-type="float" office:value="0.512943" calcext:value-type="float">
            <text:p>0.5129</text:p>
          </table:table-cell>
          <table:table-cell table:style-name="ce2" office:value-type="float" office:value="0.44018" calcext:value-type="float">
            <text:p>0.4402</text:p>
          </table:table-cell>
          <table:table-cell table:style-name="ce2" office:value-type="float" office:value="0.395325" calcext:value-type="float">
            <text:p>0.3953</text:p>
          </table:table-cell>
          <table:table-cell table:style-name="ce2" office:value-type="float" office:value="0.389898" calcext:value-type="float">
            <text:p>0.3899</text:p>
          </table:table-cell>
          <table:table-cell table:style-name="ce2" office:value-type="float" office:value="0.383073" calcext:value-type="float">
            <text:p>0.3831</text:p>
          </table:table-cell>
          <table:table-cell table:style-name="ce16" office:value-type="float" office:value="0.388112" calcext:value-type="float">
            <text:p>0.3881</text:p>
          </table:table-cell>
          <table:table-cell table:style-name="ce2" office:value-type="float" office:value="0.382434" calcext:value-type="float">
            <text:p>0.3824</text:p>
          </table:table-cell>
          <table:table-cell table:style-name="ce2" office:value-type="float" office:value="0.413293" calcext:value-type="float">
            <text:p>0.4133</text:p>
          </table:table-cell>
          <table:table-cell table:style-name="ce2" office:value-type="float" office:value="0.386894" calcext:value-type="float">
            <text:p>0.3869</text:p>
          </table:table-cell>
          <table:table-cell table:style-name="ce16" office:value-type="float" office:value="0.399858" calcext:value-type="float">
            <text:p>0.3999</text:p>
          </table:table-cell>
          <table:table-cell table:style-name="ce2" office:value-type="float" office:value="0.38288" calcext:value-type="float">
            <text:p>0.3829</text:p>
          </table:table-cell>
        </table:table-row>
        <table:table-row table:style-name="ro1">
          <table:table-cell table:style-name="ce2" office:value-type="float" office:value="0.415782" calcext:value-type="float">
            <text:p>0.4158</text:p>
          </table:table-cell>
          <table:table-cell table:style-name="ce2" office:value-type="float" office:value="0.479108" calcext:value-type="float">
            <text:p>0.4791</text:p>
          </table:table-cell>
          <table:table-cell table:style-name="ce2" office:value-type="float" office:value="0.536881" calcext:value-type="float">
            <text:p>0.5369</text:p>
          </table:table-cell>
          <table:table-cell table:style-name="ce2" office:value-type="float" office:value="0.56817" calcext:value-type="float">
            <text:p>0.5682</text:p>
          </table:table-cell>
          <table:table-cell table:style-name="ce2" office:value-type="float" office:value="0.466822" calcext:value-type="float">
            <text:p>0.4668</text:p>
          </table:table-cell>
          <table:table-cell table:style-name="ce2" office:value-type="float" office:value="0.404098" calcext:value-type="float">
            <text:p>0.4041</text:p>
          </table:table-cell>
          <table:table-cell table:style-name="ce2" office:value-type="float" office:value="0.397734" calcext:value-type="float">
            <text:p>0.3977</text:p>
          </table:table-cell>
          <table:table-cell table:style-name="ce2" office:value-type="float" office:value="0.39441" calcext:value-type="float">
            <text:p>0.3944</text:p>
          </table:table-cell>
          <table:table-cell table:style-name="ce2" office:value-type="float" office:value="0.402831" calcext:value-type="float">
            <text:p>0.4028</text:p>
          </table:table-cell>
          <table:table-cell table:style-name="ce2" office:value-type="float" office:value="0.410133" calcext:value-type="float">
            <text:p>0.4101</text:p>
          </table:table-cell>
          <table:table-cell table:style-name="ce16" office:value-type="float" office:value="0.407039" calcext:value-type="float">
            <text:p>0.4070</text:p>
          </table:table-cell>
          <table:table-cell table:style-name="ce2" office:value-type="float" office:value="0.399834" calcext:value-type="float">
            <text:p>0.3998</text:p>
          </table:table-cell>
          <table:table-cell table:style-name="ce2" office:value-type="float" office:value="0.464471" calcext:value-type="float">
            <text:p>0.4645</text:p>
          </table:table-cell>
          <table:table-cell table:style-name="ce2" office:value-type="float" office:value="0.413156" calcext:value-type="float">
            <text:p>0.4132</text:p>
          </table:table-cell>
          <table:table-cell table:style-name="ce16" office:value-type="float" office:value="0.459942" calcext:value-type="float">
            <text:p>0.4599</text:p>
          </table:table-cell>
          <table:table-cell table:style-name="ce2" office:value-type="float" office:value="0.447242" calcext:value-type="float">
            <text:p>0.4472</text:p>
          </table:table-cell>
        </table:table-row>
        <table:table-row table:style-name="ro1">
          <table:table-cell office:value-type="float" office:value="0.52468" calcext:value-type="float">
            <text:p>0.52468</text:p>
          </table:table-cell>
          <table:table-cell office:value-type="float" office:value="0.483675" calcext:value-type="float">
            <text:p>0.483675</text:p>
          </table:table-cell>
          <table:table-cell office:value-type="float" office:value="0.532807" calcext:value-type="float">
            <text:p>0.532807</text:p>
          </table:table-cell>
          <table:table-cell office:value-type="float" office:value="0.392147" calcext:value-type="float">
            <text:p>0.392147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399053" calcext:value-type="float">
            <text:p>0.399053</text:p>
          </table:table-cell>
          <table:table-cell office:value-type="float" office:value="0.389551" calcext:value-type="float">
            <text:p>0.389551</text:p>
          </table:table-cell>
          <table:table-cell office:value-type="float" office:value="0.399061" calcext:value-type="float">
            <text:p>0.399061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391275" calcext:value-type="float">
            <text:p>0.391275</text:p>
          </table:table-cell>
          <table:table-cell office:value-type="float" office:value="0.390239" calcext:value-type="float">
            <text:p>0.390239</text:p>
          </table:table-cell>
          <table:table-cell office:value-type="float" office:value="0.388314" calcext:value-type="float">
            <text:p>0.388314</text:p>
          </table:table-cell>
          <table:table-cell office:value-type="float" office:value="0.389716" calcext:value-type="float">
            <text:p>0.389716</text:p>
          </table:table-cell>
          <table:table-cell office:value-type="float" office:value="0.624223" calcext:value-type="float">
            <text:p>0.624223</text:p>
          </table:table-cell>
          <table:table-cell office:value-type="float" office:value="0.610014" calcext:value-type="float">
            <text:p>0.610014</text:p>
          </table:table-cell>
        </table:table-row>
        <table:table-row table:style-name="ro1">
          <table:table-cell office:value-type="float" office:value="0.448869" calcext:value-type="float">
            <text:p>0.448869</text:p>
          </table:table-cell>
          <table:table-cell office:value-type="float" office:value="0.448608" calcext:value-type="float">
            <text:p>0.448608</text:p>
          </table:table-cell>
          <table:table-cell office:value-type="float" office:value="0.433337" calcext:value-type="float">
            <text:p>0.433337</text:p>
          </table:table-cell>
          <table:table-cell office:value-type="float" office:value="0.423114" calcext:value-type="float">
            <text:p>0.423114</text:p>
          </table:table-cell>
          <table:table-cell office:value-type="float" office:value="0.442964" calcext:value-type="float">
            <text:p>0.442964</text:p>
          </table:table-cell>
          <table:table-cell office:value-type="float" office:value="0.411764" calcext:value-type="float">
            <text:p>0.411764</text:p>
          </table:table-cell>
          <table:table-cell office:value-type="float" office:value="0.420518" calcext:value-type="float">
            <text:p>0.420518</text:p>
          </table:table-cell>
          <table:table-cell office:value-type="float" office:value="0.429948" calcext:value-type="float">
            <text:p>0.429948</text:p>
          </table:table-cell>
          <table:table-cell office:value-type="float" office:value="0.448192" calcext:value-type="float">
            <text:p>0.44819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428469" calcext:value-type="float">
            <text:p>0.428469</text:p>
          </table:table-cell>
          <table:table-cell office:value-type="float" office:value="0.448933" calcext:value-type="float">
            <text:p>0.448933</text:p>
          </table:table-cell>
          <table:table-cell office:value-type="float" office:value="0.429977" calcext:value-type="float">
            <text:p>0.429977</text:p>
          </table:table-cell>
          <table:table-cell office:value-type="float" office:value="0.414961" calcext:value-type="float">
            <text:p>0.414961</text:p>
          </table:table-cell>
          <table:table-cell office:value-type="float" office:value="0.695286" calcext:value-type="float">
            <text:p>0.695286</text:p>
          </table:table-cell>
          <table:table-cell office:value-type="float" office:value="0.663434" calcext:value-type="float">
            <text:p>0.663434</text:p>
          </table:table-cell>
        </table:table-row>
        <table:table-row table:style-name="ro1">
          <table:table-cell office:value-type="float" office:value="0.391565" calcext:value-type="float">
            <text:p>0.391565</text:p>
          </table:table-cell>
          <table:table-cell office:value-type="float" office:value="0.395268" calcext:value-type="float">
            <text:p>0.395268</text:p>
          </table:table-cell>
          <table:table-cell table:style-name="ce2" office:value-type="float" office:value="0.39477" calcext:value-type="float">
            <text:p>0.3948</text:p>
          </table:table-cell>
          <table:table-cell table:style-name="ce2" office:value-type="float" office:value="0.391607" calcext:value-type="float">
            <text:p>0.3916</text:p>
          </table:table-cell>
          <table:table-cell table:style-name="ce2" office:value-type="float" office:value="0.391017" calcext:value-type="float">
            <text:p>0.3910</text:p>
          </table:table-cell>
          <table:table-cell table:style-name="ce2" office:value-type="float" office:value="0.386681" calcext:value-type="float">
            <text:p>0.3867</text:p>
          </table:table-cell>
          <table:table-cell table:style-name="ce2" office:value-type="float" office:value="0.392604" calcext:value-type="float">
            <text:p>0.3926</text:p>
          </table:table-cell>
          <table:table-cell table:style-name="ce2" office:value-type="float" office:value="0.39179" calcext:value-type="float">
            <text:p>0.3918</text:p>
          </table:table-cell>
          <table:table-cell table:style-name="ce2" office:value-type="float" office:value="0.397977" calcext:value-type="float">
            <text:p>0.3980</text:p>
          </table:table-cell>
          <table:table-cell table:style-name="ce2" office:value-type="float" office:value="0.388958" calcext:value-type="float">
            <text:p>0.3890</text:p>
          </table:table-cell>
          <table:table-cell table:style-name="ce2" office:value-type="float" office:value="0.390697" calcext:value-type="float">
            <text:p>0.3907</text:p>
          </table:table-cell>
          <table:table-cell table:style-name="ce2" office:value-type="float" office:value="0.391618" calcext:value-type="float">
            <text:p>0.39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89731" calcext:value-type="float">
            <text:p>0.389731</text:p>
          </table:table-cell>
          <table:table-cell office:value-type="float" office:value="0.544149" calcext:value-type="float">
            <text:p>0.544149</text:p>
          </table:table-cell>
          <table:table-cell office:value-type="float" office:value="0.546971" calcext:value-type="float">
            <text:p>0.546971</text:p>
          </table:table-cell>
        </table:table-row>
        <table:table-row table:style-name="ro1">
          <table:table-cell office:value-type="float" office:value="0.3958" calcext:value-type="float">
            <text:p>0.3958</text:p>
          </table:table-cell>
          <table:table-cell office:value-type="float" office:value="0.398628" calcext:value-type="float">
            <text:p>0.398628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97161" calcext:value-type="float">
            <text:p>0.397161</text:p>
          </table:table-cell>
          <table:table-cell office:value-type="float" office:value="0.393679" calcext:value-type="float">
            <text:p>0.393679</text:p>
          </table:table-cell>
          <table:table-cell office:value-type="float" office:value="0.389776" calcext:value-type="float">
            <text:p>0.389776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394577" calcext:value-type="float">
            <text:p>0.394577</text:p>
          </table:table-cell>
          <table:table-cell office:value-type="float" office:value="0.397114" calcext:value-type="float">
            <text:p>0.397114</text:p>
          </table:table-cell>
          <table:table-cell office:value-type="float" office:value="0.39095" calcext:value-type="float">
            <text:p>0.39095</text:p>
          </table:table-cell>
          <table:table-cell office:value-type="float" office:value="0.393557" calcext:value-type="float">
            <text:p>0.393557</text:p>
          </table:table-cell>
          <table:table-cell office:value-type="float" office:value="0.394386" calcext:value-type="float">
            <text:p>0.394386</text:p>
          </table:table-cell>
          <table:table-cell office:value-type="float" office:value="0.394459" calcext:value-type="float">
            <text:p>0.394459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0.462405" calcext:value-type="float">
            <text:p>0.462405</text:p>
          </table:table-cell>
          <table:table-cell office:value-type="float" office:value="0.463499" calcext:value-type="float">
            <text:p>0.463499</text:p>
          </table:table-cell>
        </table:table-row>
        <table:table-row table:style-name="ro1">
          <table:table-cell office:value-type="float" office:value="0.396989" calcext:value-type="float">
            <text:p>0.396989</text:p>
          </table:table-cell>
          <table:table-cell office:value-type="float" office:value="0.400196" calcext:value-type="float">
            <text:p>0.400196</text:p>
          </table:table-cell>
          <table:table-cell office:value-type="float" office:value="0.399912" calcext:value-type="float">
            <text:p>0.399912</text:p>
          </table:table-cell>
          <table:table-cell office:value-type="float" office:value="0.397149" calcext:value-type="float">
            <text:p>0.397149</text:p>
          </table:table-cell>
          <table:table-cell office:value-type="float" office:value="0.396889" calcext:value-type="float">
            <text:p>0.396889</text:p>
          </table:table-cell>
          <table:table-cell office:value-type="float" office:value="0.392401" calcext:value-type="float">
            <text:p>0.392401</text:p>
          </table:table-cell>
          <table:table-cell office:value-type="float" office:value="0.395931" calcext:value-type="float">
            <text:p>0.395931</text:p>
          </table:table-cell>
          <table:table-cell office:value-type="float" office:value="0.396898" calcext:value-type="float">
            <text:p>0.396898</text:p>
          </table:table-cell>
          <table:table-cell office:value-type="float" office:value="0.403207" calcext:value-type="float">
            <text:p>0.403207</text:p>
          </table:table-cell>
          <table:table-cell office:value-type="float" office:value="0.393766" calcext:value-type="float">
            <text:p>0.393766</text:p>
          </table:table-cell>
          <table:table-cell office:value-type="float" office:value="0.396232" calcext:value-type="float">
            <text:p>0.396232</text:p>
          </table:table-cell>
          <table:table-cell office:value-type="float" office:value="0.398127" calcext:value-type="float">
            <text:p>0.398127</text:p>
          </table:table-cell>
          <table:table-cell office:value-type="float" office:value="0.397366" calcext:value-type="float">
            <text:p>0.397366</text:p>
          </table:table-cell>
          <table:table-cell office:value-type="float" office:value="0.396176" calcext:value-type="float">
            <text:p>0.396176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0.371078" calcext:value-type="float">
            <text:p>0.37107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03212" calcext:value-type="float">
            <text:p>0.4032</text:p>
          </table:table-cell>
          <table:table-cell table:style-name="ce2" office:value-type="float" office:value="0.450333" calcext:value-type="float">
            <text:p>0.4503</text:p>
          </table:table-cell>
          <table:table-cell table:style-name="ce2" office:value-type="float" office:value="0.451764" calcext:value-type="float">
            <text:p>0.4518</text:p>
          </table:table-cell>
          <table:table-cell table:style-name="ce2" office:value-type="float" office:value="0.513353" calcext:value-type="float">
            <text:p>0.5134</text:p>
          </table:table-cell>
          <table:table-cell table:style-name="ce2" office:value-type="float" office:value="0.569954" calcext:value-type="float">
            <text:p>0.5700</text:p>
          </table:table-cell>
          <table:table-cell table:style-name="ce2" office:value-type="float" office:value="0.637964" calcext:value-type="float">
            <text:p>0.6380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2" office:value-type="float" office:value="0.548499" calcext:value-type="float">
            <text:p>0.5485</text:p>
          </table:table-cell>
          <table:table-cell table:style-name="ce16" office:value-type="float" office:value="0.463811" calcext:value-type="float">
            <text:p>0.4638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/>
          <table:table-cell table:style-name="ce16"/>
          <table:table-cell table:style-name="ce2" table:number-columns-repeated="2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39555" calcext:value-type="float">
            <text:p>0.3956</text:p>
          </table:table-cell>
          <table:table-cell table:style-name="ce2" office:value-type="float" office:value="0.378365" calcext:value-type="float">
            <text:p>0.3784</text:p>
          </table:table-cell>
          <table:table-cell table:style-name="ce2" office:value-type="float" office:value="0.420574" calcext:value-type="float">
            <text:p>0.4206</text:p>
          </table:table-cell>
          <table:table-cell table:style-name="ce2" office:value-type="float" office:value="0.392885" calcext:value-type="float">
            <text:p>0.3929</text:p>
          </table:table-cell>
          <table:table-cell table:style-name="ce2" office:value-type="float" office:value="0.377949" calcext:value-type="float">
            <text:p>0.3779</text:p>
          </table:table-cell>
          <table:table-cell table:style-name="ce16" office:value-type="float" office:value="0.399945" calcext:value-type="float">
            <text:p>0.3999</text:p>
          </table:table-cell>
          <table:table-cell table:style-name="ce2" office:value-type="float" office:value="0.43276" calcext:value-type="float">
            <text:p>0.4328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79303" calcext:value-type="float">
            <text:p>0.4793</text:p>
          </table:table-cell>
          <table:table-cell table:style-name="ce2" table:number-columns-repeated="2"/>
        </table:table-row>
        <table:table-row table:style-name="ro1">
          <table:table-cell office:value-type="float" office:value="0.398277" calcext:value-type="float">
            <text:p>0.398277</text:p>
          </table:table-cell>
          <table:table-cell table:style-name="ce2" office:value-type="float" office:value="0.400506" calcext:value-type="float">
            <text:p>0.4005</text:p>
          </table:table-cell>
          <table:table-cell table:style-name="ce2" office:value-type="float" office:value="0.396978" calcext:value-type="float">
            <text:p>0.3970</text:p>
          </table:table-cell>
          <table:table-cell table:style-name="ce2" office:value-type="float" office:value="0.412522" calcext:value-type="float">
            <text:p>0.4125</text:p>
          </table:table-cell>
          <table:table-cell table:style-name="ce2" office:value-type="float" office:value="0.394707" calcext:value-type="float">
            <text:p>0.3947</text:p>
          </table:table-cell>
          <table:table-cell table:style-name="ce2" office:value-type="float" office:value="0.395894" calcext:value-type="float">
            <text:p>0.3959</text:p>
          </table:table-cell>
          <table:table-cell table:style-name="ce2" office:value-type="float" office:value="0.394619" calcext:value-type="float">
            <text:p>0.3946</text:p>
          </table:table-cell>
          <table:table-cell table:style-name="ce2" office:value-type="float" office:value="0.39861" calcext:value-type="float">
            <text:p>0.3986</text:p>
          </table:table-cell>
          <table:table-cell table:style-name="ce2" office:value-type="float" office:value="0.393277" calcext:value-type="float">
            <text:p>0.3933</text:p>
          </table:table-cell>
          <table:table-cell table:style-name="ce2" office:value-type="float" office:value="0.396823" calcext:value-type="float">
            <text:p>0.3968</text:p>
          </table:table-cell>
          <table:table-cell table:style-name="ce16" office:value-type="float" office:value="0.396502" calcext:value-type="float">
            <text:p>0.396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2" office:value-type="float" office:value="0.394737" calcext:value-type="float">
            <text:p>0.3947</text:p>
          </table:table-cell>
          <table:table-cell table:style-name="ce16" office:value-type="float" office:value="0.389203" calcext:value-type="float">
            <text:p>0.3892</text:p>
          </table:table-cell>
          <table:table-cell table:style-name="ce2" office:value-type="float" office:value="0.383967" calcext:value-type="float">
            <text:p>0.3840</text:p>
          </table:table-cell>
          <table:table-cell table:style-name="ce2" office:value-type="float" office:value="0.375879" calcext:value-type="float">
            <text:p>0.3759</text:p>
          </table:table-cell>
        </table:table-row>
        <table:table-row table:style-name="ro1">
          <table:table-cell office:value-type="float" office:value="0.379883" calcext:value-type="float">
            <text:p>0.379883</text:p>
          </table:table-cell>
          <table:table-cell table:style-name="ce2" office:value-type="float" office:value="0.401698" calcext:value-type="float">
            <text:p>0.4017</text:p>
          </table:table-cell>
          <table:table-cell table:style-name="ce2" office:value-type="float" office:value="0.431592" calcext:value-type="float">
            <text:p>0.4316</text:p>
          </table:table-cell>
          <table:table-cell table:style-name="ce2" office:value-type="float" office:value="0.469064" calcext:value-type="float">
            <text:p>0.4691</text:p>
          </table:table-cell>
          <table:table-cell table:style-name="ce2" office:value-type="float" office:value="0.434649" calcext:value-type="float">
            <text:p>0.4346</text:p>
          </table:table-cell>
          <table:table-cell table:style-name="ce2" office:value-type="float" office:value="0.37907" calcext:value-type="float">
            <text:p>0.3791</text:p>
          </table:table-cell>
          <table:table-cell table:style-name="ce2" office:value-type="float" office:value="0.382173" calcext:value-type="float">
            <text:p>0.3822</text:p>
          </table:table-cell>
          <table:table-cell table:style-name="ce2" office:value-type="float" office:value="0.378637" calcext:value-type="float">
            <text:p>0.3786</text:p>
          </table:table-cell>
          <table:table-cell table:style-name="ce2" office:value-type="float" office:value="0.375206" calcext:value-type="float">
            <text:p>0.3752</text:p>
          </table:table-cell>
          <table:table-cell table:style-name="ce2" office:value-type="float" office:value="0.37916" calcext:value-type="float">
            <text:p>0.3792</text:p>
          </table:table-cell>
          <table:table-cell table:style-name="ce16" office:value-type="float" office:value="0.379742" calcext:value-type="float">
            <text:p>0.3797</text:p>
          </table:table-cell>
          <table:table-cell table:style-name="ce2" office:value-type="float" office:value="0.377863" calcext:value-type="float">
            <text:p>0.3779</text:p>
          </table:table-cell>
          <table:table-cell table:style-name="ce2" office:value-type="float" office:value="0.37781" calcext:value-type="float">
            <text:p>0.3778</text:p>
          </table:table-cell>
          <table:table-cell table:style-name="ce16" office:value-type="float" office:value="0.384857" calcext:value-type="float">
            <text:p>0.3849</text:p>
          </table:table-cell>
          <table:table-cell table:style-name="ce2" office:value-type="float" office:value="0.383969" calcext:value-type="float">
            <text:p>0.3840</text:p>
          </table:table-cell>
          <table:table-cell table:style-name="ce2" office:value-type="float" office:value="0.376" calcext:value-type="float">
            <text:p>0.3760</text:p>
          </table:table-cell>
        </table:table-row>
        <table:table-row table:style-name="ro1">
          <table:table-cell office:value-type="float" office:value="0.437496" calcext:value-type="float">
            <text:p>0.437496</text:p>
          </table:table-cell>
          <table:table-cell table:style-name="ce2" office:value-type="float" office:value="0.467105" calcext:value-type="float">
            <text:p>0.4671</text:p>
          </table:table-cell>
          <table:table-cell table:style-name="ce2" office:value-type="float" office:value="0.447065" calcext:value-type="float">
            <text:p>0.4471</text:p>
          </table:table-cell>
          <table:table-cell table:style-name="ce2" office:value-type="float" office:value="0.397372" calcext:value-type="float">
            <text:p>0.3974</text:p>
          </table:table-cell>
          <table:table-cell table:style-name="ce2" office:value-type="float" office:value="0.378826" calcext:value-type="float">
            <text:p>0.3788</text:p>
          </table:table-cell>
          <table:table-cell table:style-name="ce2" office:value-type="float" office:value="0.374514" calcext:value-type="float">
            <text:p>0.3745</text:p>
          </table:table-cell>
          <table:table-cell table:style-name="ce2" office:value-type="float" office:value="0.373628" calcext:value-type="float">
            <text:p>0.3736</text:p>
          </table:table-cell>
          <table:table-cell table:style-name="ce2" office:value-type="float" office:value="0.374339" calcext:value-type="float">
            <text:p>0.3743</text:p>
          </table:table-cell>
          <table:table-cell table:style-name="ce2" office:value-type="float" office:value="0.370902" calcext:value-type="float">
            <text:p>0.3709</text:p>
          </table:table-cell>
          <table:table-cell table:style-name="ce2" office:value-type="float" office:value="0.374632" calcext:value-type="float">
            <text:p>0.3746</text:p>
          </table:table-cell>
          <table:table-cell table:style-name="ce16" office:value-type="float" office:value="0.375497" calcext:value-type="float">
            <text:p>0.3755</text:p>
          </table:table-cell>
          <table:table-cell table:style-name="ce2" office:value-type="float" office:value="0.374565" calcext:value-type="float">
            <text:p>0.3746</text:p>
          </table:table-cell>
          <table:table-cell table:style-name="ce2" office:value-type="float" office:value="0.373023" calcext:value-type="float">
            <text:p>0.3730</text:p>
          </table:table-cell>
          <table:table-cell table:style-name="ce16" office:value-type="float" office:value="0.38401" calcext:value-type="float">
            <text:p>0.3840</text:p>
          </table:table-cell>
          <table:table-cell table:style-name="ce2" office:value-type="float" office:value="0.383832" calcext:value-type="float">
            <text:p>0.3838</text:p>
          </table:table-cell>
          <table:table-cell table:style-name="ce2" office:value-type="float" office:value="0.375892" calcext:value-type="float">
            <text:p>0.3759</text:p>
          </table:table-cell>
        </table:table-row>
        <table:table-row table:style-name="ro1">
          <table:table-cell office:value-type="float" office:value="0.426636" calcext:value-type="float">
            <text:p>0.426636</text:p>
          </table:table-cell>
          <table:table-cell table:style-name="ce2" office:value-type="float" office:value="0.415309" calcext:value-type="float">
            <text:p>0.4153</text:p>
          </table:table-cell>
          <table:table-cell table:style-name="ce2" office:value-type="float" office:value="0.390668" calcext:value-type="float">
            <text:p>0.3907</text:p>
          </table:table-cell>
          <table:table-cell table:style-name="ce2" office:value-type="float" office:value="0.390989" calcext:value-type="float">
            <text:p>0.3910</text:p>
          </table:table-cell>
          <table:table-cell table:style-name="ce2" office:value-type="float" office:value="0.389014" calcext:value-type="float">
            <text:p>0.3890</text:p>
          </table:table-cell>
          <table:table-cell table:style-name="ce2" office:value-type="float" office:value="0.390267" calcext:value-type="float">
            <text:p>0.3903</text:p>
          </table:table-cell>
          <table:table-cell table:style-name="ce2" office:value-type="float" office:value="0.389285" calcext:value-type="float">
            <text:p>0.3893</text:p>
          </table:table-cell>
          <table:table-cell table:style-name="ce2" office:value-type="float" office:value="0.390683" calcext:value-type="float">
            <text:p>0.3907</text:p>
          </table:table-cell>
          <table:table-cell table:style-name="ce2" office:value-type="float" office:value="0.387577" calcext:value-type="float">
            <text:p>0.3876</text:p>
          </table:table-cell>
          <table:table-cell table:style-name="ce2" office:value-type="float" office:value="0.390469" calcext:value-type="float">
            <text:p>0.3905</text:p>
          </table:table-cell>
          <table:table-cell table:style-name="ce16" office:value-type="float" office:value="0.390164" calcext:value-type="float">
            <text:p>0.3902</text:p>
          </table:table-cell>
          <table:table-cell table:style-name="ce2" office:value-type="float" office:value="0.39054" calcext:value-type="float">
            <text:p>0.3905</text:p>
          </table:table-cell>
          <table:table-cell table:style-name="ce2" office:value-type="float" office:value="0.389833" calcext:value-type="float">
            <text:p>0.3898</text:p>
          </table:table-cell>
          <table:table-cell table:style-name="ce16" office:value-type="float" office:value="0.384241" calcext:value-type="float">
            <text:p>0.3842</text:p>
          </table:table-cell>
          <table:table-cell table:style-name="ce2" office:value-type="float" office:value="0.384569" calcext:value-type="float">
            <text:p>0.3846</text:p>
          </table:table-cell>
          <table:table-cell table:style-name="ce2" office:value-type="float" office:value="0.376221" calcext:value-type="float">
            <text:p>0.3762</text:p>
          </table:table-cell>
        </table:table-row>
        <table:table-row table:style-name="ro1">
          <table:table-cell table:style-name="ce2" office:value-type="float" office:value="0.398895" calcext:value-type="float">
            <text:p>0.3989</text:p>
          </table:table-cell>
          <table:table-cell table:style-name="ce2" office:value-type="float" office:value="0.400788" calcext:value-type="float">
            <text:p>0.4008</text:p>
          </table:table-cell>
          <table:table-cell table:style-name="ce2" office:value-type="float" office:value="0.39702" calcext:value-type="float">
            <text:p>0.3970</text:p>
          </table:table-cell>
          <table:table-cell table:style-name="ce2" office:value-type="float" office:value="0.397601" calcext:value-type="float">
            <text:p>0.3976</text:p>
          </table:table-cell>
          <table:table-cell table:style-name="ce2" office:value-type="float" office:value="0.398672" calcext:value-type="float">
            <text:p>0.3987</text:p>
          </table:table-cell>
          <table:table-cell table:style-name="ce2" office:value-type="float" office:value="0.396324" calcext:value-type="float">
            <text:p>0.3963</text:p>
          </table:table-cell>
          <table:table-cell table:style-name="ce2" office:value-type="float" office:value="0.39505" calcext:value-type="float">
            <text:p>0.3951</text:p>
          </table:table-cell>
          <table:table-cell table:style-name="ce2" office:value-type="float" office:value="0.397013" calcext:value-type="float">
            <text:p>0.3970</text:p>
          </table:table-cell>
          <table:table-cell table:style-name="ce2" office:value-type="float" office:value="0.394183" calcext:value-type="float">
            <text:p>0.3942</text:p>
          </table:table-cell>
          <table:table-cell table:style-name="ce2" office:value-type="float" office:value="0.396725" calcext:value-type="float">
            <text:p>0.3967</text:p>
          </table:table-cell>
          <table:table-cell table:style-name="ce16" office:value-type="float" office:value="0.396972" calcext:value-type="float">
            <text:p>0.3970</text:p>
          </table:table-cell>
          <table:table-cell table:style-name="ce2" office:value-type="float" office:value="0.396709" calcext:value-type="float">
            <text:p>0.3967</text:p>
          </table:table-cell>
          <table:table-cell table:style-name="ce2" office:value-type="float" office:value="0.395387" calcext:value-type="float">
            <text:p>0.3954</text:p>
          </table:table-cell>
          <table:table-cell table:style-name="ce16" office:value-type="float" office:value="0.3842" calcext:value-type="float">
            <text:p>0.3842</text:p>
          </table:table-cell>
          <table:table-cell table:style-name="ce2" office:value-type="float" office:value="0.384446" calcext:value-type="float">
            <text:p>0.3844</text:p>
          </table:table-cell>
          <table:table-cell table:style-name="ce2" office:value-type="float" office:value="0.376136" calcext:value-type="float">
            <text:p>0.3761</text:p>
          </table:table-cell>
        </table:table-row>
        <table:table-row table:style-name="ro1">
          <table:table-cell office:value-type="float" office:value="0.421531" calcext:value-type="float">
            <text:p>0.421531</text:p>
          </table:table-cell>
          <table:table-cell office:value-type="float" office:value="0.397402" calcext:value-type="float">
            <text:p>0.397402</text:p>
          </table:table-cell>
          <table:table-cell office:value-type="float" office:value="0.394571" calcext:value-type="float">
            <text:p>0.394571</text:p>
          </table:table-cell>
          <table:table-cell office:value-type="float" office:value="0.394218" calcext:value-type="float">
            <text:p>0.394218</text:p>
          </table:table-cell>
          <table:table-cell office:value-type="float" office:value="0.392376" calcext:value-type="float">
            <text:p>0.392376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0.392283" calcext:value-type="float">
            <text:p>0.392283</text:p>
          </table:table-cell>
          <table:table-cell office:value-type="float" office:value="0.393465" calcext:value-type="float">
            <text:p>0.393465</text:p>
          </table:table-cell>
          <table:table-cell office:value-type="float" office:value="0.391909" calcext:value-type="float">
            <text:p>0.391909</text:p>
          </table:table-cell>
          <table:table-cell office:value-type="float" office:value="0.393873" calcext:value-type="float">
            <text:p>0.393873</text:p>
          </table:table-cell>
          <table:table-cell office:value-type="float" office:value="0.394084" calcext:value-type="float">
            <text:p>0.394084</text:p>
          </table:table-cell>
          <table:table-cell office:value-type="float" office:value="0.393668" calcext:value-type="float">
            <text:p>0.393668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384335" calcext:value-type="float">
            <text:p>0.384335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76275" calcext:value-type="float">
            <text:p>0.376275</text:p>
          </table:table-cell>
        </table:table-row>
        <table:table-row table:style-name="ro1">
          <table:table-cell office:value-type="float" office:value="0.399872" calcext:value-type="float">
            <text:p>0.399872</text:p>
          </table:table-cell>
          <table:table-cell office:value-type="float" office:value="0.400955" calcext:value-type="float">
            <text:p>0.400955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0.397841" calcext:value-type="float">
            <text:p>0.397841</text:p>
          </table:table-cell>
          <table:table-cell office:value-type="float" office:value="0.39565" calcext:value-type="float">
            <text:p>0.39565</text:p>
          </table:table-cell>
          <table:table-cell office:value-type="float" office:value="0.396881" calcext:value-type="float">
            <text:p>0.396881</text:p>
          </table:table-cell>
          <table:table-cell office:value-type="float" office:value="0.395457" calcext:value-type="float">
            <text:p>0.395457</text:p>
          </table:table-cell>
          <table:table-cell office:value-type="float" office:value="0.396305" calcext:value-type="float">
            <text:p>0.396305</text:p>
          </table:table-cell>
          <table:table-cell office:value-type="float" office:value="0.395077" calcext:value-type="float">
            <text:p>0.395077</text:p>
          </table:table-cell>
          <table:table-cell office:value-type="float" office:value="0.397111" calcext:value-type="float">
            <text:p>0.397111</text:p>
          </table:table-cell>
          <table:table-cell office:value-type="float" office:value="0.397118" calcext:value-type="float">
            <text:p>0.397118</text:p>
          </table:table-cell>
          <table:table-cell office:value-type="float" office:value="0.396642" calcext:value-type="float">
            <text:p>0.396642</text:p>
          </table:table-cell>
          <table:table-cell office:value-type="float" office:value="0.396539" calcext:value-type="float">
            <text:p>0.396539</text:p>
          </table:table-cell>
          <table:table-cell office:value-type="float" office:value="0.384917" calcext:value-type="float">
            <text:p>0.384917</text:p>
          </table:table-cell>
          <table:table-cell office:value-type="float" office:value="0.38393" calcext:value-type="float">
            <text:p>0.38393</text:p>
          </table:table-cell>
          <table:table-cell office:value-type="float" office:value="0.377135" calcext:value-type="float">
            <text:p>0.377135</text:p>
          </table:table-cell>
        </table:table-row>
        <table:table-row table:style-name="ro1">
          <table:table-cell office:value-type="float" office:value="0.397517" calcext:value-type="float">
            <text:p>0.397517</text:p>
          </table:table-cell>
          <table:table-cell office:value-type="float" office:value="0.400455" calcext:value-type="float">
            <text:p>0.400455</text:p>
          </table:table-cell>
          <table:table-cell table:style-name="ce2" office:value-type="float" office:value="0.397789" calcext:value-type="float">
            <text:p>0.3978</text:p>
          </table:table-cell>
          <table:table-cell table:style-name="ce2" office:value-type="float" office:value="0.397764" calcext:value-type="float">
            <text:p>0.3978</text:p>
          </table:table-cell>
          <table:table-cell table:style-name="ce2" office:value-type="float" office:value="0.39613" calcext:value-type="float">
            <text:p>0.3961</text:p>
          </table:table-cell>
          <table:table-cell table:style-name="ce2" office:value-type="float" office:value="0.396595" calcext:value-type="float">
            <text:p>0.3966</text:p>
          </table:table-cell>
          <table:table-cell table:style-name="ce2" office:value-type="float" office:value="0.395324" calcext:value-type="float">
            <text:p>0.3953</text:p>
          </table:table-cell>
          <table:table-cell table:style-name="ce2" office:value-type="float" office:value="0.39615" calcext:value-type="float">
            <text:p>0.3962</text:p>
          </table:table-cell>
          <table:table-cell table:style-name="ce2" office:value-type="float" office:value="0.394488" calcext:value-type="float">
            <text:p>0.3945</text:p>
          </table:table-cell>
          <table:table-cell table:style-name="ce2" office:value-type="float" office:value="0.396889" calcext:value-type="float">
            <text:p>0.3969</text:p>
          </table:table-cell>
          <table:table-cell table:style-name="ce2" office:value-type="float" office:value="0.397137" calcext:value-type="float">
            <text:p>0.3971</text:p>
          </table:table-cell>
          <table:table-cell table:style-name="ce2" office:value-type="float" office:value="0.397168" calcext:value-type="float">
            <text:p>0.3972</text:p>
          </table:table-cell>
          <table:table-cell office:value-type="float" office:value="0.396238" calcext:value-type="float">
            <text:p>0.396238</text:p>
          </table:table-cell>
          <table:table-cell office:value-type="float" office:value="0.384732" calcext:value-type="float">
            <text:p>0.384732</text:p>
          </table:table-cell>
          <table:table-cell office:value-type="float" office:value="0.384183" calcext:value-type="float">
            <text:p>0.384183</text:p>
          </table:table-cell>
          <table:table-cell office:value-type="float" office:value="0.377082" calcext:value-type="float">
            <text:p>0.377082</text:p>
          </table:table-cell>
        </table:table-row>
        <table:table-row table:style-name="ro1">
          <table:table-cell office:value-type="float" office:value="0.397946" calcext:value-type="float">
            <text:p>0.397946</text:p>
          </table:table-cell>
          <table:table-cell office:value-type="float" office:value="0.403279" calcext:value-type="float">
            <text:p>0.403279</text:p>
          </table:table-cell>
          <table:table-cell office:value-type="float" office:value="0.396772" calcext:value-type="float">
            <text:p>0.396772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394719" calcext:value-type="float">
            <text:p>0.394719</text:p>
          </table:table-cell>
          <table:table-cell office:value-type="float" office:value="0.395089" calcext:value-type="float">
            <text:p>0.395089</text:p>
          </table:table-cell>
          <table:table-cell office:value-type="float" office:value="0.395377" calcext:value-type="float">
            <text:p>0.395377</text:p>
          </table:table-cell>
          <table:table-cell office:value-type="float" office:value="0.394801" calcext:value-type="float">
            <text:p>0.394801</text:p>
          </table:table-cell>
          <table:table-cell office:value-type="float" office:value="0.393126" calcext:value-type="float">
            <text:p>0.393126</text:p>
          </table:table-cell>
          <table:table-cell office:value-type="float" office:value="0.395866" calcext:value-type="float">
            <text:p>0.395866</text:p>
          </table:table-cell>
          <table:table-cell office:value-type="float" office:value="0.396041" calcext:value-type="float">
            <text:p>0.396041</text:p>
          </table:table-cell>
          <table:table-cell office:value-type="float" office:value="0.396206" calcext:value-type="float">
            <text:p>0.396206</text:p>
          </table:table-cell>
          <table:table-cell office:value-type="float" office:value="0.398505" calcext:value-type="float">
            <text:p>0.398505</text:p>
          </table:table-cell>
          <table:table-cell office:value-type="float" office:value="0.426618" calcext:value-type="float">
            <text:p>0.426618</text:p>
          </table:table-cell>
          <table:table-cell office:value-type="float" office:value="0.394624" calcext:value-type="float">
            <text:p>0.394624</text:p>
          </table:table-cell>
          <table:table-cell office:value-type="float" office:value="0.381944" calcext:value-type="float">
            <text:p>0.381944</text:p>
          </table:table-cell>
        </table:table-row>
        <table:table-row table:style-name="ro1">
          <table:table-cell office:value-type="float" office:value="0.392544" calcext:value-type="float">
            <text:p>0.392544</text:p>
          </table:table-cell>
          <table:table-cell office:value-type="float" office:value="0.395353" calcext:value-type="float">
            <text:p>0.395353</text:p>
          </table:table-cell>
          <table:table-cell office:value-type="float" office:value="0.392672" calcext:value-type="float">
            <text:p>0.392672</text:p>
          </table:table-cell>
          <table:table-cell office:value-type="float" office:value="0.392612" calcext:value-type="float">
            <text:p>0.392612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108" calcext:value-type="float">
            <text:p>0.39108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389732" calcext:value-type="float">
            <text:p>0.389732</text:p>
          </table:table-cell>
          <table:table-cell office:value-type="float" office:value="0.388779" calcext:value-type="float">
            <text:p>0.388779</text:p>
          </table:table-cell>
          <table:table-cell office:value-type="float" office:value="0.392057" calcext:value-type="float">
            <text:p>0.392057</text:p>
          </table:table-cell>
          <table:table-cell office:value-type="float" office:value="0.391817" calcext:value-type="float">
            <text:p>0.391817</text:p>
          </table:table-cell>
          <table:table-cell office:value-type="float" office:value="0.392032" calcext:value-type="float">
            <text:p>0.392032</text:p>
          </table:table-cell>
          <table:table-cell office:value-type="float" office:value="0.390809" calcext:value-type="float">
            <text:p>0.390809</text:p>
          </table:table-cell>
          <table:table-cell office:value-type="float" office:value="0.454112" calcext:value-type="float">
            <text:p>0.454112</text:p>
          </table:table-cell>
          <table:table-cell office:value-type="float" office:value="0.47883" calcext:value-type="float">
            <text:p>0.47883</text:p>
          </table:table-cell>
          <table:table-cell office:value-type="float" office:value="0.456408" calcext:value-type="float">
            <text:p>0.45640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12746" calcext:value-type="float">
            <text:p>0.4127</text:p>
          </table:table-cell>
          <table:table-cell table:style-name="ce2" office:value-type="float" office:value="0.469364" calcext:value-type="float">
            <text:p>0.4694</text:p>
          </table:table-cell>
          <table:table-cell table:style-name="ce2" office:value-type="float" office:value="0.467393" calcext:value-type="float">
            <text:p>0.4674</text:p>
          </table:table-cell>
          <table:table-cell table:style-name="ce2" office:value-type="float" office:value="0.427026" calcext:value-type="float">
            <text:p>0.4270</text:p>
          </table:table-cell>
          <table:table-cell table:style-name="ce2" office:value-type="float" office:value="0.401002" calcext:value-type="float">
            <text:p>0.4010</text:p>
          </table:table-cell>
          <table:table-cell table:style-name="ce2" office:value-type="float" office:value="0.421889" calcext:value-type="float">
            <text:p>0.4219</text:p>
          </table:table-cell>
          <table:table-cell table:style-name="ce2" office:value-type="float" office:value="0.401234" calcext:value-type="float">
            <text:p>0.4012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26958" calcext:value-type="float">
            <text:p>0.4270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16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/>
          <table:table-cell table:style-name="ce16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482914" calcext:value-type="float">
            <text:p>0.4829</text:p>
          </table:table-cell>
          <table:table-cell table:style-name="ce2" office:value-type="float" office:value="0.429151" calcext:value-type="float">
            <text:p>0.4292</text:p>
          </table:table-cell>
          <table:table-cell table:style-name="ce2" office:value-type="float" office:value="0.554668" calcext:value-type="float">
            <text:p>0.5547</text:p>
          </table:table-cell>
          <table:table-cell table:style-name="ce2" office:value-type="float" office:value="0.508576" calcext:value-type="float">
            <text:p>0.5086</text:p>
          </table:table-cell>
          <table:table-cell table:style-name="ce2" office:value-type="float" office:value="0.46501" calcext:value-type="float">
            <text:p>0.4650</text:p>
          </table:table-cell>
          <table:table-cell table:style-name="ce16" office:value-type="float" office:value="0.5539" calcext:value-type="float">
            <text:p>0.5539</text:p>
          </table:table-cell>
          <table:table-cell table:style-name="ce2" office:value-type="float" office:value="0.597099" calcext:value-type="float">
            <text:p>0.5971</text:p>
          </table:table-cell>
          <table:table-cell table:style-name="ce16" office:value-type="float" office:value="0.54474" calcext:value-type="float">
            <text:p>0.5447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table:number-columns-repeated="2"/>
        </table:table-row>
        <table:table-row table:style-name="ro1">
          <table:table-cell office:value-type="float" office:value="0.423207" calcext:value-type="float">
            <text:p>0.423207</text:p>
          </table:table-cell>
          <table:table-cell office:value-type="float" office:value="0.536203" calcext:value-type="float">
            <text:p>0.536203</text:p>
          </table:table-cell>
          <table:table-cell office:value-type="float" office:value="0.488164" calcext:value-type="float">
            <text:p>0.488164</text:p>
          </table:table-cell>
          <table:table-cell office:value-type="float" office:value="0.465735" calcext:value-type="float">
            <text:p>0.465735</text:p>
          </table:table-cell>
          <table:table-cell office:value-type="float" office:value="0.393742" calcext:value-type="float">
            <text:p>0.393742</text:p>
          </table:table-cell>
          <table:table-cell office:value-type="float" office:value="0.45071" calcext:value-type="float">
            <text:p>0.45071</text:p>
          </table:table-cell>
          <table:table-cell office:value-type="float" office:value="0.451402" calcext:value-type="float">
            <text:p>0.451402</text:p>
          </table:table-cell>
          <table:table-cell office:value-type="float" office:value="0.459711" calcext:value-type="float">
            <text:p>0.459711</text:p>
          </table:table-cell>
          <table:table-cell office:value-type="float" office:value="0.440326" calcext:value-type="float">
            <text:p>0.440326</text:p>
          </table:table-cell>
          <table:table-cell office:value-type="float" office:value="0.447413" calcext:value-type="float">
            <text:p>0.447413</text:p>
          </table:table-cell>
          <table:table-cell office:value-type="float" office:value="0.457917" calcext:value-type="float">
            <text:p>0.457917</text:p>
          </table:table-cell>
          <table:table-cell office:value-type="float" office:value="0.546828" calcext:value-type="float">
            <text:p>0.546828</text:p>
          </table:table-cell>
          <table:table-cell office:value-type="float" office:value="0.510004" calcext:value-type="float">
            <text:p>0.510004</text:p>
          </table:table-cell>
          <table:table-cell office:value-type="float" office:value="0.484369" calcext:value-type="float">
            <text:p>0.484369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455557" calcext:value-type="float">
            <text:p>0.455557</text:p>
          </table:table-cell>
        </table:table-row>
        <table:table-row table:style-name="ro1">
          <table:table-cell office:value-type="float" office:value="0.450971" calcext:value-type="float">
            <text:p>0.450971</text:p>
          </table:table-cell>
          <table:table-cell office:value-type="float" office:value="0.465061" calcext:value-type="float">
            <text:p>0.465061</text:p>
          </table:table-cell>
          <table:table-cell office:value-type="float" office:value="0.504869" calcext:value-type="float">
            <text:p>0.504869</text:p>
          </table:table-cell>
          <table:table-cell office:value-type="float" office:value="0.461431" calcext:value-type="float">
            <text:p>0.461431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480145" calcext:value-type="float">
            <text:p>0.480145</text:p>
          </table:table-cell>
          <table:table-cell office:value-type="float" office:value="0.49198" calcext:value-type="float">
            <text:p>0.49198</text:p>
          </table:table-cell>
          <table:table-cell office:value-type="float" office:value="0.487351" calcext:value-type="float">
            <text:p>0.487351</text:p>
          </table:table-cell>
          <table:table-cell office:value-type="float" office:value="0.481414" calcext:value-type="float">
            <text:p>0.481414</text:p>
          </table:table-cell>
          <table:table-cell office:value-type="float" office:value="0.467468" calcext:value-type="float">
            <text:p>0.467468</text:p>
          </table:table-cell>
          <table:table-cell office:value-type="float" office:value="0.477411" calcext:value-type="float">
            <text:p>0.477411</text:p>
          </table:table-cell>
          <table:table-cell office:value-type="float" office:value="0.508075" calcext:value-type="float">
            <text:p>0.508075</text:p>
          </table:table-cell>
          <table:table-cell office:value-type="float" office:value="0.511334" calcext:value-type="float">
            <text:p>0.511334</text:p>
          </table:table-cell>
          <table:table-cell office:value-type="float" office:value="0.481746" calcext:value-type="float">
            <text:p>0.481746</text:p>
          </table:table-cell>
          <table:table-cell office:value-type="float" office:value="0.482466" calcext:value-type="float">
            <text:p>0.482466</text:p>
          </table:table-cell>
          <table:table-cell office:value-type="float" office:value="0.529402" calcext:value-type="float">
            <text:p>0.529402</text:p>
          </table:table-cell>
        </table:table-row>
        <table:table-row table:style-name="ro1">
          <table:table-cell office:value-type="float" office:value="0.444564" calcext:value-type="float">
            <text:p>0.444564</text:p>
          </table:table-cell>
          <table:table-cell office:value-type="float" office:value="0.510019" calcext:value-type="float">
            <text:p>0.510019</text:p>
          </table:table-cell>
          <table:table-cell table:style-name="ce2" office:value-type="float" office:value="0.557246" calcext:value-type="float">
            <text:p>0.5572</text:p>
          </table:table-cell>
          <table:table-cell table:style-name="ce2" office:value-type="float" office:value="0.609278" calcext:value-type="float">
            <text:p>0.6093</text:p>
          </table:table-cell>
          <table:table-cell table:style-name="ce2" office:value-type="float" office:value="0.448781" calcext:value-type="float">
            <text:p>0.4488</text:p>
          </table:table-cell>
          <table:table-cell table:style-name="ce2" office:value-type="float" office:value="0.501219" calcext:value-type="float">
            <text:p>0.5012</text:p>
          </table:table-cell>
          <table:table-cell table:style-name="ce2" office:value-type="float" office:value="0.504396" calcext:value-type="float">
            <text:p>0.5044</text:p>
          </table:table-cell>
          <table:table-cell table:style-name="ce2" office:value-type="float" office:value="0.480449" calcext:value-type="float">
            <text:p>0.4804</text:p>
          </table:table-cell>
          <table:table-cell table:style-name="ce2" office:value-type="float" office:value="0.450267" calcext:value-type="float">
            <text:p>0.4503</text:p>
          </table:table-cell>
          <table:table-cell table:style-name="ce2" office:value-type="float" office:value="0.470034" calcext:value-type="float">
            <text:p>0.4700</text:p>
          </table:table-cell>
          <table:table-cell table:style-name="ce2" office:value-type="float" office:value="0.508923" calcext:value-type="float">
            <text:p>0.5089</text:p>
          </table:table-cell>
          <table:table-cell table:style-name="ce2" office:value-type="float" office:value="0.429174" calcext:value-type="float">
            <text:p>0.4292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478624" calcext:value-type="float">
            <text:p>0.478624</text:p>
          </table:table-cell>
          <table:table-cell office:value-type="float" office:value="0.477186" calcext:value-type="float">
            <text:p>0.477186</text:p>
          </table:table-cell>
          <table:table-cell office:value-type="float" office:value="0.477556" calcext:value-type="float">
            <text:p>0.477556</text:p>
          </table:table-cell>
        </table:table-row>
        <table:table-row table:style-name="ro1">
          <table:table-cell office:value-type="float" office:value="0.428272" calcext:value-type="float">
            <text:p>0.428272</text:p>
          </table:table-cell>
          <table:table-cell office:value-type="float" office:value="0.59793" calcext:value-type="float">
            <text:p>0.59793</text:p>
          </table:table-cell>
          <table:table-cell office:value-type="float" office:value="0.58709" calcext:value-type="float">
            <text:p>0.58709</text:p>
          </table:table-cell>
          <table:table-cell office:value-type="float" office:value="0.443621" calcext:value-type="float">
            <text:p>0.443621</text:p>
          </table:table-cell>
          <table:table-cell office:value-type="float" office:value="0.421466" calcext:value-type="float">
            <text:p>0.421466</text:p>
          </table:table-cell>
          <table:table-cell office:value-type="float" office:value="0.48776" calcext:value-type="float">
            <text:p>0.48776</text:p>
          </table:table-cell>
          <table:table-cell office:value-type="float" office:value="0.517227" calcext:value-type="float">
            <text:p>0.517227</text:p>
          </table:table-cell>
          <table:table-cell office:value-type="float" office:value="0.47411" calcext:value-type="float">
            <text:p>0.47411</text:p>
          </table:table-cell>
          <table:table-cell office:value-type="float" office:value="0.444185" calcext:value-type="float">
            <text:p>0.444185</text:p>
          </table:table-cell>
          <table:table-cell office:value-type="float" office:value="0.517224" calcext:value-type="float">
            <text:p>0.517224</text:p>
          </table:table-cell>
          <table:table-cell office:value-type="float" office:value="0.463917" calcext:value-type="float">
            <text:p>0.463917</text:p>
          </table:table-cell>
          <table:table-cell office:value-type="float" office:value="0.507726" calcext:value-type="float">
            <text:p>0.507726</text:p>
          </table:table-cell>
          <table:table-cell office:value-type="float" office:value="0.562306" calcext:value-type="float">
            <text:p>0.562306</text:p>
          </table:table-cell>
          <table:table-cell office:value-type="float" office:value="0.513929" calcext:value-type="float">
            <text:p>0.513929</text:p>
          </table:table-cell>
          <table:table-cell office:value-type="float" office:value="0.570287" calcext:value-type="float">
            <text:p>0.570287</text:p>
          </table:table-cell>
          <table:table-cell office:value-type="float" office:value="0.463318" calcext:value-type="float">
            <text:p>0.463318</text:p>
          </table:table-cell>
        </table:table-row>
        <table:table-row table:style-name="ro1">
          <table:table-cell office:value-type="float" office:value="0.647436" calcext:value-type="float">
            <text:p>0.647436</text:p>
          </table:table-cell>
          <table:table-cell office:value-type="float" office:value="0.565841" calcext:value-type="float">
            <text:p>0.565841</text:p>
          </table:table-cell>
          <table:table-cell office:value-type="float" office:value="0.480709" calcext:value-type="float">
            <text:p>0.480709</text:p>
          </table:table-cell>
          <table:table-cell office:value-type="float" office:value="0.49979" calcext:value-type="float">
            <text:p>0.49979</text:p>
          </table:table-cell>
          <table:table-cell office:value-type="float" office:value="0.498332" calcext:value-type="float">
            <text:p>0.498332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463709" calcext:value-type="float">
            <text:p>0.463709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469945" calcext:value-type="float">
            <text:p>0.469945</text:p>
          </table:table-cell>
          <table:table-cell office:value-type="float" office:value="0.44686" calcext:value-type="float">
            <text:p>0.4468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46065" calcext:value-type="float">
            <text:p>0.446065</text:p>
          </table:table-cell>
          <table:table-cell office:value-type="float" office:value="0.547439" calcext:value-type="float">
            <text:p>0.547439</text:p>
          </table:table-cell>
          <table:table-cell office:value-type="float" office:value="0.450909" calcext:value-type="float">
            <text:p>0.450909</text:p>
          </table:table-cell>
          <table:table-cell office:value-type="float" office:value="0.639845" calcext:value-type="float">
            <text:p>0.639845</text:p>
          </table:table-cell>
          <table:table-cell office:value-type="float" office:value="0.4109" calcext:value-type="float">
            <text:p>0.4109</text:p>
          </table:table-cell>
        </table:table-row>
        <table:table-row table:style-name="ro1">
          <table:table-cell table:style-name="ce5" office:value-type="float" office:value="0.502477" calcext:value-type="float">
            <text:p>0.502477</text:p>
          </table:table-cell>
          <table:table-cell table:style-name="ce5" office:value-type="float" office:value="0.482382" calcext:value-type="float">
            <text:p>0.482382</text:p>
          </table:table-cell>
          <table:table-cell office:value-type="float" office:value="0.492236" calcext:value-type="float">
            <text:p>0.492236</text:p>
          </table:table-cell>
          <table:table-cell office:value-type="float" office:value="0.496381" calcext:value-type="float">
            <text:p>0.496381</text:p>
          </table:table-cell>
          <table:table-cell office:value-type="float" office:value="0.423353" calcext:value-type="float">
            <text:p>0.423353</text:p>
          </table:table-cell>
          <table:table-cell office:value-type="float" office:value="0.502933" calcext:value-type="float">
            <text:p>0.502933</text:p>
          </table:table-cell>
          <table:table-cell office:value-type="float" office:value="0.47313" calcext:value-type="float">
            <text:p>0.47313</text:p>
          </table:table-cell>
          <table:table-cell office:value-type="float" office:value="0.474662" calcext:value-type="float">
            <text:p>0.474662</text:p>
          </table:table-cell>
          <table:table-cell office:value-type="float" office:value="0.462882" calcext:value-type="float">
            <text:p>0.462882</text:p>
          </table:table-cell>
          <table:table-cell office:value-type="float" office:value="0.412422" calcext:value-type="float">
            <text:p>0.412422</text:p>
          </table:table-cell>
          <table:table-cell office:value-type="float" office:value="0.442481" calcext:value-type="float">
            <text:p>0.442481</text:p>
          </table:table-cell>
          <table:table-cell office:value-type="float" office:value="0.469888" calcext:value-type="float">
            <text:p>0.469888</text:p>
          </table:table-cell>
          <table:table-cell office:value-type="float" office:value="0.541967" calcext:value-type="float">
            <text:p>0.541967</text:p>
          </table:table-cell>
          <table:table-cell office:value-type="float" office:value="0.555365" calcext:value-type="float">
            <text:p>0.555365</text:p>
          </table:table-cell>
          <table:table-cell office:value-type="float" office:value="0.530375" calcext:value-type="float">
            <text:p>0.530375</text:p>
          </table:table-cell>
          <table:table-cell office:value-type="float" office:value="0.473882" calcext:value-type="float">
            <text:p>0.473882</text:p>
          </table:table-cell>
        </table:table-row>
        <table:table-row table:style-name="ro1">
          <table:table-cell table:style-name="ce20" office:value-type="float" office:value="0.55124" calcext:value-type="float">
            <text:p>0.55124</text:p>
          </table:table-cell>
          <table:table-cell table:style-name="ce20" office:value-type="float" office:value="0.49734" calcext:value-type="float">
            <text:p>0.49734</text:p>
          </table:table-cell>
          <table:table-cell table:style-name="ce20" office:value-type="float" office:value="0.494936" calcext:value-type="float">
            <text:p>0.494936</text:p>
          </table:table-cell>
          <table:table-cell table:style-name="ce20" office:value-type="float" office:value="0.44588" calcext:value-type="float">
            <text:p>0.44588</text:p>
          </table:table-cell>
          <table:table-cell table:style-name="ce20" office:value-type="float" office:value="0.481807" calcext:value-type="float">
            <text:p>0.481807</text:p>
          </table:table-cell>
          <table:table-cell table:style-name="ce16" office:value-type="float" office:value="0.477195" calcext:value-type="float">
            <text:p>0.4772</text:p>
          </table:table-cell>
          <table:table-cell table:style-name="ce16" office:value-type="float" office:value="0.505948" calcext:value-type="float">
            <text:p>0.5059</text:p>
          </table:table-cell>
          <table:table-cell table:style-name="ce16" office:value-type="float" office:value="0.422313" calcext:value-type="float">
            <text:p>0.4223</text:p>
          </table:table-cell>
          <table:table-cell table:style-name="ce16" office:value-type="float" office:value="0.533411" calcext:value-type="float">
            <text:p>0.5334</text:p>
          </table:table-cell>
          <table:table-cell table:style-name="ce16" office:value-type="float" office:value="0.461757" calcext:value-type="float">
            <text:p>0.4618</text:p>
          </table:table-cell>
          <table:table-cell table:style-name="ce16" office:value-type="float" office:value="0.524954" calcext:value-type="float">
            <text:p>0.5250</text:p>
          </table:table-cell>
          <table:table-cell table:style-name="ce16" office:value-type="float" office:value="0.485301" calcext:value-type="float">
            <text:p>0.4853</text:p>
          </table:table-cell>
          <table:table-cell table:style-name="ce16" office:value-type="float" office:value="0.542497" calcext:value-type="float">
            <text:p>0.5425</text:p>
          </table:table-cell>
          <table:table-cell table:style-name="ce16" office:value-type="float" office:value="0.549864" calcext:value-type="float">
            <text:p>0.5499</text:p>
          </table:table-cell>
          <table:table-cell office:value-type="float" office:value="0.593592" calcext:value-type="float">
            <text:p>0.593592</text:p>
          </table:table-cell>
          <table:table-cell office:value-type="float" office:value="0.50779" calcext:value-type="float">
            <text:p>0.50779</text:p>
          </table:table-cell>
        </table:table-row>
        <table:table-row table:style-name="ro1">
          <table:table-cell table:style-name="ce2" office:value-type="float" office:value="0.504666" calcext:value-type="float">
            <text:p>0.5047</text:p>
          </table:table-cell>
          <table:table-cell table:style-name="ce2" office:value-type="float" office:value="0.4781" calcext:value-type="float">
            <text:p>0.4781</text:p>
          </table:table-cell>
          <table:table-cell table:style-name="ce2" office:value-type="float" office:value="0.47315" calcext:value-type="float">
            <text:p>0.4732</text:p>
          </table:table-cell>
          <table:table-cell table:style-name="ce2" office:value-type="float" office:value="0.449607" calcext:value-type="float">
            <text:p>0.4496</text:p>
          </table:table-cell>
          <table:table-cell table:style-name="ce2" office:value-type="float" office:value="0.471146" calcext:value-type="float">
            <text:p>0.4711</text:p>
          </table:table-cell>
          <table:table-cell table:style-name="ce2" office:value-type="float" office:value="0.475395" calcext:value-type="float">
            <text:p>0.4754</text:p>
          </table:table-cell>
          <table:table-cell table:style-name="ce2" office:value-type="float" office:value="0.502677" calcext:value-type="float">
            <text:p>0.5027</text:p>
          </table:table-cell>
          <table:table-cell table:style-name="ce2" office:value-type="float" office:value="0.507671" calcext:value-type="float">
            <text:p>0.5077</text:p>
          </table:table-cell>
          <table:table-cell table:style-name="ce2" office:value-type="float" office:value="0.458385" calcext:value-type="float">
            <text:p>0.4584</text:p>
          </table:table-cell>
          <table:table-cell table:style-name="ce2" office:value-type="float" office:value="0.478965" calcext:value-type="float">
            <text:p>0.4790</text:p>
          </table:table-cell>
          <table:table-cell table:style-name="ce16" office:value-type="float" office:value="0.455745" calcext:value-type="float">
            <text:p>0.4557</text:p>
          </table:table-cell>
          <table:table-cell table:style-name="ce16" office:value-type="float" office:value="0.507554" calcext:value-type="float">
            <text:p>0.5076</text:p>
          </table:table-cell>
          <table:table-cell table:style-name="ce2" office:value-type="float" office:value="0.487816" calcext:value-type="float">
            <text:p>0.4878</text:p>
          </table:table-cell>
          <table:table-cell table:style-name="ce2" office:value-type="float" office:value="0.500703" calcext:value-type="float">
            <text:p>0.5007</text:p>
          </table:table-cell>
          <table:table-cell table:style-name="ce2" office:value-type="float" office:value="0.466797" calcext:value-type="float">
            <text:p>0.4668</text:p>
          </table:table-cell>
          <table:table-cell table:style-name="ce2" office:value-type="float" office:value="0.516724" calcext:value-type="float">
            <text:p>0.5167</text:p>
          </table:table-cell>
        </table:table-row>
        <table:table-row table:style-name="ro1">
          <table:table-cell table:style-name="ce2" office:value-type="float" office:value="0.507325" calcext:value-type="float">
            <text:p>0.5073</text:p>
          </table:table-cell>
          <table:table-cell table:style-name="ce2" office:value-type="float" office:value="0.52699" calcext:value-type="float">
            <text:p>0.5270</text:p>
          </table:table-cell>
          <table:table-cell table:style-name="ce2" office:value-type="float" office:value="0.463576" calcext:value-type="float">
            <text:p>0.4636</text:p>
          </table:table-cell>
          <table:table-cell table:style-name="ce2" office:value-type="float" office:value="0.468526" calcext:value-type="float">
            <text:p>0.4685</text:p>
          </table:table-cell>
          <table:table-cell table:style-name="ce2" office:value-type="float" office:value="0.424793" calcext:value-type="float">
            <text:p>0.4248</text:p>
          </table:table-cell>
          <table:table-cell table:style-name="ce2" office:value-type="float" office:value="0.468787" calcext:value-type="float">
            <text:p>0.4688</text:p>
          </table:table-cell>
          <table:table-cell table:style-name="ce2" office:value-type="float" office:value="0.489272" calcext:value-type="float">
            <text:p>0.4893</text:p>
          </table:table-cell>
          <table:table-cell table:style-name="ce2" office:value-type="float" office:value="0.478375" calcext:value-type="float">
            <text:p>0.4784</text:p>
          </table:table-cell>
          <table:table-cell table:style-name="ce2" office:value-type="float" office:value="0.480482" calcext:value-type="float">
            <text:p>0.4805</text:p>
          </table:table-cell>
          <table:table-cell table:style-name="ce2" office:value-type="float" office:value="0.462098" calcext:value-type="float">
            <text:p>0.4621</text:p>
          </table:table-cell>
          <table:table-cell table:style-name="ce16" office:value-type="float" office:value="0.479694" calcext:value-type="float">
            <text:p>0.4797</text:p>
          </table:table-cell>
          <table:table-cell table:style-name="ce16" office:value-type="float" office:value="0.461619" calcext:value-type="float">
            <text:p>0.4616</text:p>
          </table:table-cell>
          <table:table-cell table:style-name="ce2" office:value-type="float" office:value="0.554586" calcext:value-type="float">
            <text:p>0.5546</text:p>
          </table:table-cell>
          <table:table-cell table:style-name="ce2" office:value-type="float" office:value="0.456108" calcext:value-type="float">
            <text:p>0.4561</text:p>
          </table:table-cell>
          <table:table-cell table:style-name="ce2" office:value-type="float" office:value="0.547118" calcext:value-type="float">
            <text:p>0.5471</text:p>
          </table:table-cell>
          <table:table-cell table:style-name="ce2" office:value-type="float" office:value="0.463824" calcext:value-type="float">
            <text:p>0.4638</text:p>
          </table:table-cell>
        </table:table-row>
        <table:table-row table:style-name="ro1">
          <table:table-cell table:style-name="ce2" office:value-type="float" office:value="0.454939" calcext:value-type="float">
            <text:p>0.4549</text:p>
          </table:table-cell>
          <table:table-cell table:style-name="ce2" office:value-type="float" office:value="0.487327" calcext:value-type="float">
            <text:p>0.4873</text:p>
          </table:table-cell>
          <table:table-cell table:style-name="ce2" office:value-type="float" office:value="0.46798" calcext:value-type="float">
            <text:p>0.4680</text:p>
          </table:table-cell>
          <table:table-cell table:style-name="ce2" office:value-type="float" office:value="0.502553" calcext:value-type="float">
            <text:p>0.5026</text:p>
          </table:table-cell>
          <table:table-cell table:style-name="ce2" office:value-type="float" office:value="0.478432" calcext:value-type="float">
            <text:p>0.4784</text:p>
          </table:table-cell>
          <table:table-cell table:style-name="ce2" office:value-type="float" office:value="0.466926" calcext:value-type="float">
            <text:p>0.4669</text:p>
          </table:table-cell>
          <table:table-cell table:style-name="ce2" office:value-type="float" office:value="0.476272" calcext:value-type="float">
            <text:p>0.4763</text:p>
          </table:table-cell>
          <table:table-cell table:style-name="ce2" office:value-type="float" office:value="0.448975" calcext:value-type="float">
            <text:p>0.4490</text:p>
          </table:table-cell>
          <table:table-cell table:style-name="ce2" office:value-type="float" office:value="0.477647" calcext:value-type="float">
            <text:p>0.4776</text:p>
          </table:table-cell>
          <table:table-cell table:style-name="ce2" office:value-type="float" office:value="0.45987" calcext:value-type="float">
            <text:p>0.4599</text:p>
          </table:table-cell>
          <table:table-cell table:style-name="ce16" office:value-type="float" office:value="0.528401" calcext:value-type="float">
            <text:p>0.5284</text:p>
          </table:table-cell>
          <table:table-cell table:style-name="ce16" office:value-type="float" office:value="0.494817" calcext:value-type="float">
            <text:p>0.4948</text:p>
          </table:table-cell>
          <table:table-cell table:style-name="ce2" office:value-type="float" office:value="0.44736" calcext:value-type="float">
            <text:p>0.4474</text:p>
          </table:table-cell>
          <table:table-cell table:style-name="ce2" office:value-type="float" office:value="0.495421" calcext:value-type="float">
            <text:p>0.4954</text:p>
          </table:table-cell>
          <table:table-cell table:style-name="ce2" office:value-type="float" office:value="0.486949" calcext:value-type="float">
            <text:p>0.4869</text:p>
          </table:table-cell>
          <table:table-cell table:style-name="ce2" office:value-type="float" office:value="0.478776" calcext:value-type="float">
            <text:p>0.4788</text:p>
          </table:table-cell>
        </table:table-row>
        <table:table-row table:style-name="ro1">
          <table:table-cell table:style-name="ce2" table:number-columns-repeated="10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580388" calcext:value-type="float">
            <text:p>0.5804</text:p>
          </table:table-cell>
          <table:table-cell table:style-name="ce2" office:value-type="float" office:value="0.558475" calcext:value-type="float">
            <text:p>0.5585</text:p>
          </table:table-cell>
          <table:table-cell table:style-name="ce2" office:value-type="float" office:value="0.63217" calcext:value-type="float">
            <text:p>0.6322</text:p>
          </table:table-cell>
          <table:table-cell table:style-name="ce2" office:value-type="float" office:value="0.615993" calcext:value-type="float">
            <text:p>0.6160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office:value-type="float" office:value="0.584326" calcext:value-type="float">
            <text:p>0.5843</text:p>
          </table:table-cell>
          <table:table-cell table:style-name="ce2" office:value-type="float" office:value="0.628174" calcext:value-type="float">
            <text:p>0.6282</text:p>
          </table:table-cell>
          <table:table-cell table:style-name="ce2" office:value-type="float" office:value="0.54474" calcext:value-type="float">
            <text:p>0.5447</text:p>
          </table:table-cell>
          <table:table-cell table:style-name="ce16" office:value-type="float" office:value="0.584492" calcext:value-type="float">
            <text:p>0.5845</text:p>
          </table:table-cell>
          <table:table-cell table:style-name="ce16" office:value-type="float" office:value="0.558986" calcext:value-type="float">
            <text:p>0.5590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9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404391" calcext:value-type="float">
            <text:p>0.4044</text:p>
          </table:table-cell>
          <table:table-cell table:style-name="ce2" office:value-type="float" office:value="0.37942" calcext:value-type="float">
            <text:p>0.3794</text:p>
          </table:table-cell>
          <table:table-cell table:style-name="ce2" office:value-type="float" office:value="0.444077" calcext:value-type="float">
            <text:p>0.4441</text:p>
          </table:table-cell>
          <table:table-cell table:style-name="ce2" office:value-type="float" office:value="0.404864" calcext:value-type="float">
            <text:p>0.4049</text:p>
          </table:table-cell>
          <table:table-cell table:style-name="ce2" office:value-type="float" office:value="0.388459" calcext:value-type="float">
            <text:p>0.3885</text:p>
          </table:table-cell>
          <table:table-cell table:style-name="ce16" office:value-type="float" office:value="0.415073" calcext:value-type="float">
            <text:p>0.4151</text:p>
          </table:table-cell>
          <table:table-cell table:style-name="ce16" office:value-type="float" office:value="0.448801" calcext:value-type="float">
            <text:p>0.4488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table:number-columns-repeated="2"/>
        </table:table-row>
        <table:table-row table:style-name="ro1">
          <table:table-cell office:value-type="float" office:value="0.394105" calcext:value-type="float">
            <text:p>0.394105</text:p>
          </table:table-cell>
          <table:table-cell office:value-type="float" office:value="0.396949" calcext:value-type="float">
            <text:p>0.396949</text:p>
          </table:table-cell>
          <table:table-cell office:value-type="float" office:value="0.387852" calcext:value-type="float">
            <text:p>0.387852</text:p>
          </table:table-cell>
          <table:table-cell office:value-type="float" office:value="0.386309" calcext:value-type="float">
            <text:p>0.386309</text:p>
          </table:table-cell>
          <table:table-cell office:value-type="float" office:value="0.393723" calcext:value-type="float">
            <text:p>0.393723</text:p>
          </table:table-cell>
          <table:table-cell office:value-type="float" office:value="0.43301" calcext:value-type="float">
            <text:p>0.43301</text:p>
          </table:table-cell>
          <table:table-cell office:value-type="float" office:value="0.498751" calcext:value-type="float">
            <text:p>0.498751</text:p>
          </table:table-cell>
          <table:table-cell office:value-type="float" office:value="0.385195" calcext:value-type="float">
            <text:p>0.385195</text:p>
          </table:table-cell>
          <table:table-cell office:value-type="float" office:value="0.416022" calcext:value-type="float">
            <text:p>0.416022</text:p>
          </table:table-cell>
          <table:table-cell office:value-type="float" office:value="0.400051" calcext:value-type="float">
            <text:p>0.400051</text:p>
          </table:table-cell>
          <table:table-cell office:value-type="float" office:value="0.423556" calcext:value-type="float">
            <text:p>0.423556</text:p>
          </table:table-cell>
          <table:table-cell office:value-type="float" office:value="0.392847" calcext:value-type="float">
            <text:p>0.392847</text:p>
          </table:table-cell>
          <table:table-cell office:value-type="float" office:value="0.392392" calcext:value-type="float">
            <text:p>0.392392</text:p>
          </table:table-cell>
          <table:table-cell office:value-type="float" office:value="0.401552" calcext:value-type="float">
            <text:p>0.401552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385744" calcext:value-type="float">
            <text:p>0.385744</text:p>
          </table:table-cell>
        </table:table-row>
        <table:table-row table:style-name="ro1">
          <table:table-cell office:value-type="float" office:value="0.381883" calcext:value-type="float">
            <text:p>0.381883</text:p>
          </table:table-cell>
          <table:table-cell office:value-type="float" office:value="0.382487" calcext:value-type="float">
            <text:p>0.382487</text:p>
          </table:table-cell>
          <table:table-cell office:value-type="float" office:value="0.376756" calcext:value-type="float">
            <text:p>0.376756</text:p>
          </table:table-cell>
          <table:table-cell office:value-type="float" office:value="0.43003" calcext:value-type="float">
            <text:p>0.43003</text:p>
          </table:table-cell>
          <table:table-cell office:value-type="float" office:value="0.473489" calcext:value-type="float">
            <text:p>0.473489</text:p>
          </table:table-cell>
          <table:table-cell office:value-type="float" office:value="0.460313" calcext:value-type="float">
            <text:p>0.460313</text:p>
          </table:table-cell>
          <table:table-cell office:value-type="float" office:value="0.408058" calcext:value-type="float">
            <text:p>0.408058</text:p>
          </table:table-cell>
          <table:table-cell office:value-type="float" office:value="0.37336" calcext:value-type="float">
            <text:p>0.37336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0.390434" calcext:value-type="float">
            <text:p>0.390434</text:p>
          </table:table-cell>
          <table:table-cell office:value-type="float" office:value="0.411376" calcext:value-type="float">
            <text:p>0.411376</text:p>
          </table:table-cell>
          <table:table-cell office:value-type="float" office:value="0.39278" calcext:value-type="float">
            <text:p>0.39278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0.397384" calcext:value-type="float">
            <text:p>0.397384</text:p>
          </table:table-cell>
          <table:table-cell office:value-type="float" office:value="0.393448" calcext:value-type="float">
            <text:p>0.393448</text:p>
          </table:table-cell>
          <table:table-cell office:value-type="float" office:value="0.388778" calcext:value-type="float">
            <text:p>0.388778</text:p>
          </table:table-cell>
        </table:table-row>
        <table:table-row table:style-name="ro1">
          <table:table-cell office:value-type="float" office:value="0.382789" calcext:value-type="float">
            <text:p>0.382789</text:p>
          </table:table-cell>
          <table:table-cell office:value-type="float" office:value="0.440211" calcext:value-type="float">
            <text:p>0.440211</text:p>
          </table:table-cell>
          <table:table-cell table:style-name="ce2" office:value-type="float" office:value="0.4703" calcext:value-type="float">
            <text:p>0.4703</text:p>
          </table:table-cell>
          <table:table-cell table:style-name="ce2" office:value-type="float" office:value="0.457456" calcext:value-type="float">
            <text:p>0.4575</text:p>
          </table:table-cell>
          <table:table-cell table:style-name="ce2" office:value-type="float" office:value="0.412981" calcext:value-type="float">
            <text:p>0.4130</text:p>
          </table:table-cell>
          <table:table-cell table:style-name="ce2" office:value-type="float" office:value="0.371617" calcext:value-type="float">
            <text:p>0.3716</text:p>
          </table:table-cell>
          <table:table-cell table:style-name="ce2" office:value-type="float" office:value="0.372122" calcext:value-type="float">
            <text:p>0.3721</text:p>
          </table:table-cell>
          <table:table-cell table:style-name="ce2" office:value-type="float" office:value="0.372031" calcext:value-type="float">
            <text:p>0.3720</text:p>
          </table:table-cell>
          <table:table-cell table:style-name="ce2" office:value-type="float" office:value="0.405828" calcext:value-type="float">
            <text:p>0.4058</text:p>
          </table:table-cell>
          <table:table-cell table:style-name="ce2" office:value-type="float" office:value="0.392973" calcext:value-type="float">
            <text:p>0.3930</text:p>
          </table:table-cell>
          <table:table-cell table:style-name="ce2" office:value-type="float" office:value="0.40991" calcext:value-type="float">
            <text:p>0.4099</text:p>
          </table:table-cell>
          <table:table-cell table:style-name="ce2" office:value-type="float" office:value="0.398471" calcext:value-type="float">
            <text:p>0.3985</text:p>
          </table:table-cell>
          <table:table-cell office:value-type="float" office:value="0.391965" calcext:value-type="float">
            <text:p>0.391965</text:p>
          </table:table-cell>
          <table:table-cell office:value-type="float" office:value="0.403443" calcext:value-type="float">
            <text:p>0.403443</text:p>
          </table:table-cell>
          <table:table-cell office:value-type="float" office:value="0.399097" calcext:value-type="float">
            <text:p>0.399097</text:p>
          </table:table-cell>
          <table:table-cell office:value-type="float" office:value="0.386028" calcext:value-type="float">
            <text:p>0.386028</text:p>
          </table:table-cell>
        </table:table-row>
        <table:table-row table:style-name="ro1">
          <table:table-cell office:value-type="float" office:value="0.439132" calcext:value-type="float">
            <text:p>0.439132</text:p>
          </table:table-cell>
          <table:table-cell office:value-type="float" office:value="0.463002" calcext:value-type="float">
            <text:p>0.463002</text:p>
          </table:table-cell>
          <table:table-cell office:value-type="float" office:value="0.426812" calcext:value-type="float">
            <text:p>0.426812</text:p>
          </table:table-cell>
          <table:table-cell office:value-type="float" office:value="0.37987" calcext:value-type="float">
            <text:p>0.37987</text:p>
          </table:table-cell>
          <table:table-cell office:value-type="float" office:value="0.381805" calcext:value-type="float">
            <text:p>0.381805</text:p>
          </table:table-cell>
          <table:table-cell office:value-type="float" office:value="0.378502" calcext:value-type="float">
            <text:p>0.378502</text:p>
          </table:table-cell>
          <table:table-cell office:value-type="float" office:value="0.379133" calcext:value-type="float">
            <text:p>0.379133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0.409901" calcext:value-type="float">
            <text:p>0.409901</text:p>
          </table:table-cell>
          <table:table-cell office:value-type="float" office:value="0.394424" calcext:value-type="float">
            <text:p>0.394424</text:p>
          </table:table-cell>
          <table:table-cell office:value-type="float" office:value="0.413926" calcext:value-type="float">
            <text:p>0.413926</text:p>
          </table:table-cell>
          <table:table-cell office:value-type="float" office:value="0.392567" calcext:value-type="float">
            <text:p>0.392567</text:p>
          </table:table-cell>
          <table:table-cell office:value-type="float" office:value="0.391708" calcext:value-type="float">
            <text:p>0.39170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94446" calcext:value-type="float">
            <text:p>0.394446</text:p>
          </table:table-cell>
          <table:table-cell office:value-type="float" office:value="0.386546" calcext:value-type="float">
            <text:p>0.386546</text:p>
          </table:table-cell>
        </table:table-row>
        <table:table-row table:style-name="ro1">
          <table:table-cell office:value-type="float" office:value="0.420986" calcext:value-type="float">
            <text:p>0.420986</text:p>
          </table:table-cell>
          <table:table-cell office:value-type="float" office:value="0.408375" calcext:value-type="float">
            <text:p>0.408375</text:p>
          </table:table-cell>
          <table:table-cell office:value-type="float" office:value="0.395565" calcext:value-type="float">
            <text:p>0.395565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395309" calcext:value-type="float">
            <text:p>0.395309</text:p>
          </table:table-cell>
          <table:table-cell office:value-type="float" office:value="0.392854" calcext:value-type="float">
            <text:p>0.392854</text:p>
          </table:table-cell>
          <table:table-cell office:value-type="float" office:value="0.398688" calcext:value-type="float">
            <text:p>0.398688</text:p>
          </table:table-cell>
          <table:table-cell office:value-type="float" office:value="0.396469" calcext:value-type="float">
            <text:p>0.396469</text:p>
          </table:table-cell>
          <table:table-cell office:value-type="float" office:value="0.421711" calcext:value-type="float">
            <text:p>0.421711</text:p>
          </table:table-cell>
          <table:table-cell office:value-type="float" office:value="0.407145" calcext:value-type="float">
            <text:p>0.407145</text:p>
          </table:table-cell>
          <table:table-cell office:value-type="float" office:value="0.425572" calcext:value-type="float">
            <text:p>0.425572</text:p>
          </table:table-cell>
          <table:table-cell office:value-type="float" office:value="0.392747" calcext:value-type="float">
            <text:p>0.392747</text:p>
          </table:table-cell>
          <table:table-cell office:value-type="float" office:value="0.392422" calcext:value-type="float">
            <text:p>0.392422</text:p>
          </table:table-cell>
          <table:table-cell office:value-type="float" office:value="0.398397" calcext:value-type="float">
            <text:p>0.398397</text:p>
          </table:table-cell>
          <table:table-cell office:value-type="float" office:value="0.395451" calcext:value-type="float">
            <text:p>0.395451</text:p>
          </table:table-cell>
          <table:table-cell office:value-type="float" office:value="0.387048" calcext:value-type="float">
            <text:p>0.387048</text:p>
          </table:table-cell>
        </table:table-row>
        <table:table-row table:style-name="ro1">
          <table:table-cell table:style-name="ce5" office:value-type="float" office:value="0.45872" calcext:value-type="float">
            <text:p>0.45872</text:p>
          </table:table-cell>
          <table:table-cell table:style-name="ce5" office:value-type="float" office:value="0.396685" calcext:value-type="float">
            <text:p>0.396685</text:p>
          </table:table-cell>
          <table:table-cell office:value-type="float" office:value="0.390728" calcext:value-type="float">
            <text:p>0.390728</text:p>
          </table:table-cell>
          <table:table-cell office:value-type="float" office:value="0.388748" calcext:value-type="float">
            <text:p>0.388748</text:p>
          </table:table-cell>
          <table:table-cell office:value-type="float" office:value="0.390683" calcext:value-type="float">
            <text:p>0.390683</text:p>
          </table:table-cell>
          <table:table-cell office:value-type="float" office:value="0.389431" calcext:value-type="float">
            <text:p>0.389431</text:p>
          </table:table-cell>
          <table:table-cell office:value-type="float" office:value="0.388208" calcext:value-type="float">
            <text:p>0.388208</text:p>
          </table:table-cell>
          <table:table-cell office:value-type="float" office:value="0.387885" calcext:value-type="float">
            <text:p>0.387885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402233" calcext:value-type="float">
            <text:p>0.402233</text:p>
          </table:table-cell>
          <table:table-cell office:value-type="float" office:value="0.421316" calcext:value-type="float">
            <text:p>0.421316</text:p>
          </table:table-cell>
          <table:table-cell office:value-type="float" office:value="0.397672" calcext:value-type="float">
            <text:p>0.397672</text:p>
          </table:table-cell>
          <table:table-cell office:value-type="float" office:value="0.39256" calcext:value-type="float">
            <text:p>0.39256</text:p>
          </table:table-cell>
          <table:table-cell office:value-type="float" office:value="0.397373" calcext:value-type="float">
            <text:p>0.397373</text:p>
          </table:table-cell>
          <table:table-cell office:value-type="float" office:value="0.399517" calcext:value-type="float">
            <text:p>0.399517</text:p>
          </table:table-cell>
          <table:table-cell office:value-type="float" office:value="0.384925" calcext:value-type="float">
            <text:p>0.384925</text:p>
          </table:table-cell>
        </table:table-row>
        <table:table-row table:style-name="ro1">
          <table:table-cell table:style-name="ce20" office:value-type="float" office:value="0.400627" calcext:value-type="float">
            <text:p>0.400627</text:p>
          </table:table-cell>
          <table:table-cell table:style-name="ce20" office:value-type="float" office:value="0.403168" calcext:value-type="float">
            <text:p>0.403168</text:p>
          </table:table-cell>
          <table:table-cell table:style-name="ce20" office:value-type="float" office:value="0.397715" calcext:value-type="float">
            <text:p>0.397715</text:p>
          </table:table-cell>
          <table:table-cell table:style-name="ce20" office:value-type="float" office:value="0.3929" calcext:value-type="float">
            <text:p>0.3929</text:p>
          </table:table-cell>
          <table:table-cell table:style-name="ce20" office:value-type="float" office:value="0.394505" calcext:value-type="float">
            <text:p>0.394505</text:p>
          </table:table-cell>
          <table:table-cell table:style-name="ce16" office:value-type="float" office:value="0.393715" calcext:value-type="float">
            <text:p>0.3937</text:p>
          </table:table-cell>
          <table:table-cell table:style-name="ce16" office:value-type="float" office:value="0.391913" calcext:value-type="float">
            <text:p>0.3919</text:p>
          </table:table-cell>
          <table:table-cell table:style-name="ce16" office:value-type="float" office:value="0.391518" calcext:value-type="float">
            <text:p>0.3915</text:p>
          </table:table-cell>
          <table:table-cell table:style-name="ce16" office:value-type="float" office:value="0.420554" calcext:value-type="float">
            <text:p>0.4206</text:p>
          </table:table-cell>
          <table:table-cell table:style-name="ce16" office:value-type="float" office:value="0.406193" calcext:value-type="float">
            <text:p>0.4062</text:p>
          </table:table-cell>
          <table:table-cell table:style-name="ce16" office:value-type="float" office:value="0.427615" calcext:value-type="float">
            <text:p>0.4276</text:p>
          </table:table-cell>
          <table:table-cell table:style-name="ce16" office:value-type="float" office:value="0.442633" calcext:value-type="float">
            <text:p>0.4426</text:p>
          </table:table-cell>
          <table:table-cell table:style-name="ce16" office:value-type="float" office:value="0.444009" calcext:value-type="float">
            <text:p>0.4440</text:p>
          </table:table-cell>
          <table:table-cell table:style-name="ce16" office:value-type="float" office:value="0.437588" calcext:value-type="float">
            <text:p>0.4376</text:p>
          </table:table-cell>
          <table:table-cell office:value-type="float" office:value="0.409634" calcext:value-type="float">
            <text:p>0.409634</text:p>
          </table:table-cell>
          <table:table-cell office:value-type="float" office:value="0.384503" calcext:value-type="float">
            <text:p>0.384503</text:p>
          </table:table-cell>
        </table:table-row>
        <table:table-row table:style-name="ro1">
          <table:table-cell table:style-name="ce2" office:value-type="float" office:value="0.398667" calcext:value-type="float">
            <text:p>0.3987</text:p>
          </table:table-cell>
          <table:table-cell table:style-name="ce2" office:value-type="float" office:value="0.399114" calcext:value-type="float">
            <text:p>0.3991</text:p>
          </table:table-cell>
          <table:table-cell table:style-name="ce2" office:value-type="float" office:value="0.399747" calcext:value-type="float">
            <text:p>0.3997</text:p>
          </table:table-cell>
          <table:table-cell table:style-name="ce2" office:value-type="float" office:value="0.396428" calcext:value-type="float">
            <text:p>0.3964</text:p>
          </table:table-cell>
          <table:table-cell table:style-name="ce2" office:value-type="float" office:value="0.398584" calcext:value-type="float">
            <text:p>0.3986</text:p>
          </table:table-cell>
          <table:table-cell table:style-name="ce2" office:value-type="float" office:value="0.392742" calcext:value-type="float">
            <text:p>0.3927</text:p>
          </table:table-cell>
          <table:table-cell table:style-name="ce2" office:value-type="float" office:value="0.392628" calcext:value-type="float">
            <text:p>0.3926</text:p>
          </table:table-cell>
          <table:table-cell table:style-name="ce2" office:value-type="float" office:value="0.391949" calcext:value-type="float">
            <text:p>0.3919</text:p>
          </table:table-cell>
          <table:table-cell table:style-name="ce2" office:value-type="float" office:value="0.421519" calcext:value-type="float">
            <text:p>0.4215</text:p>
          </table:table-cell>
          <table:table-cell table:style-name="ce2" office:value-type="float" office:value="0.406907" calcext:value-type="float">
            <text:p>0.4069</text:p>
          </table:table-cell>
          <table:table-cell table:style-name="ce16" office:value-type="float" office:value="0.425519" calcext:value-type="float">
            <text:p>0.4255</text:p>
          </table:table-cell>
          <table:table-cell table:style-name="ce2" office:value-type="float" office:value="0.435761" calcext:value-type="float">
            <text:p>0.4358</text:p>
          </table:table-cell>
          <table:table-cell table:style-name="ce2" office:value-type="float" office:value="0.415855" calcext:value-type="float">
            <text:p>0.4159</text:p>
          </table:table-cell>
          <table:table-cell table:style-name="ce2" office:value-type="float" office:value="0.421993" calcext:value-type="float">
            <text:p>0.4220</text:p>
          </table:table-cell>
          <table:table-cell table:style-name="ce2" office:value-type="float" office:value="0.43339" calcext:value-type="float">
            <text:p>0.4334</text:p>
          </table:table-cell>
          <table:table-cell table:style-name="ce2" office:value-type="float" office:value="0.431718" calcext:value-type="float">
            <text:p>0.4317</text:p>
          </table:table-cell>
        </table:table-row>
        <table:table-row table:style-name="ro1">
          <table:table-cell table:style-name="ce2" office:value-type="float" office:value="0.40059" calcext:value-type="float">
            <text:p>0.4006</text:p>
          </table:table-cell>
          <table:table-cell table:style-name="ce2" office:value-type="float" office:value="0.403897" calcext:value-type="float">
            <text:p>0.4039</text:p>
          </table:table-cell>
          <table:table-cell table:style-name="ce2" office:value-type="float" office:value="0.400142" calcext:value-type="float">
            <text:p>0.4001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95191" calcext:value-type="float">
            <text:p>0.3952</text:p>
          </table:table-cell>
          <table:table-cell table:style-name="ce2" office:value-type="float" office:value="0.39333" calcext:value-type="float">
            <text:p>0.3933</text:p>
          </table:table-cell>
          <table:table-cell table:style-name="ce2" office:value-type="float" office:value="0.394061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421432" calcext:value-type="float">
            <text:p>0.4214</text:p>
          </table:table-cell>
          <table:table-cell table:style-name="ce2" office:value-type="float" office:value="0.40689" calcext:value-type="float">
            <text:p>0.4069</text:p>
          </table:table-cell>
          <table:table-cell table:style-name="ce16" office:value-type="float" office:value="0.425405" calcext:value-type="float">
            <text:p>0.4254</text:p>
          </table:table-cell>
          <table:table-cell table:style-name="ce2" office:value-type="float" office:value="0.403854" calcext:value-type="float">
            <text:p>0.4039</text:p>
          </table:table-cell>
          <table:table-cell table:style-name="ce2" office:value-type="float" office:value="0.422083" calcext:value-type="float">
            <text:p>0.4221</text:p>
          </table:table-cell>
          <table:table-cell table:style-name="ce2" office:value-type="float" office:value="0.437828" calcext:value-type="float">
            <text:p>0.4378</text:p>
          </table:table-cell>
          <table:table-cell table:style-name="ce2" office:value-type="float" office:value="0.438274" calcext:value-type="float">
            <text:p>0.4383</text:p>
          </table:table-cell>
          <table:table-cell table:style-name="ce2" office:value-type="float" office:value="0.404801" calcext:value-type="float">
            <text:p>0.4048</text:p>
          </table:table-cell>
        </table:table-row>
        <table:table-row table:style-name="ro1">
          <table:table-cell table:style-name="ce2" office:value-type="float" office:value="0.401303" calcext:value-type="float">
            <text:p>0.4013</text:p>
          </table:table-cell>
          <table:table-cell table:style-name="ce2" office:value-type="float" office:value="0.402207" calcext:value-type="float">
            <text:p>0.4022</text:p>
          </table:table-cell>
          <table:table-cell table:style-name="ce2" office:value-type="float" office:value="0.399179" calcext:value-type="float">
            <text:p>0.3992</text:p>
          </table:table-cell>
          <table:table-cell table:style-name="ce2" office:value-type="float" office:value="0.396218" calcext:value-type="float">
            <text:p>0.3962</text:p>
          </table:table-cell>
          <table:table-cell table:style-name="ce2" office:value-type="float" office:value="0.397704" calcext:value-type="float">
            <text:p>0.3977</text:p>
          </table:table-cell>
          <table:table-cell table:style-name="ce2" office:value-type="float" office:value="0.396143" calcext:value-type="float">
            <text:p>0.3961</text:p>
          </table:table-cell>
          <table:table-cell table:style-name="ce2" office:value-type="float" office:value="0.396908" calcext:value-type="float">
            <text:p>0.3969</text:p>
          </table:table-cell>
          <table:table-cell table:style-name="ce2" office:value-type="float" office:value="0.39566" calcext:value-type="float">
            <text:p>0.3957</text:p>
          </table:table-cell>
          <table:table-cell table:style-name="ce2" office:value-type="float" office:value="0.423079" calcext:value-type="float">
            <text:p>0.4231</text:p>
          </table:table-cell>
          <table:table-cell table:style-name="ce2" office:value-type="float" office:value="0.409828" calcext:value-type="float">
            <text:p>0.4098</text:p>
          </table:table-cell>
          <table:table-cell table:style-name="ce16" office:value-type="float" office:value="0.427068" calcext:value-type="float">
            <text:p>0.4271</text:p>
          </table:table-cell>
          <table:table-cell table:style-name="ce2" office:value-type="float" office:value="0.396049" calcext:value-type="float">
            <text:p>0.3960</text:p>
          </table:table-cell>
          <table:table-cell table:style-name="ce2" office:value-type="float" office:value="0.392744" calcext:value-type="float">
            <text:p>0.3927</text:p>
          </table:table-cell>
          <table:table-cell table:style-name="ce2" office:value-type="float" office:value="0.397999" calcext:value-type="float">
            <text:p>0.3980</text:p>
          </table:table-cell>
          <table:table-cell table:style-name="ce2" office:value-type="float" office:value="0.401573" calcext:value-type="float">
            <text:p>0.4016</text:p>
          </table:table-cell>
          <table:table-cell table:style-name="ce2" office:value-type="float" office:value="0.421974" calcext:value-type="float">
            <text:p>0.4220</text:p>
          </table:table-cell>
        </table:table-row>
        <table:table-row table:style-name="ro1">
          <table:table-cell table:style-name="ce2" table:number-columns-repeated="10"/>
          <table:table-cell table:style-name="ce16"/>
          <table:table-cell table:style-name="ce2" table:number-columns-repeated="5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99046" calcext:value-type="float">
            <text:p>0.4990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office:value-type="float" office:value="0.470643" calcext:value-type="float">
            <text:p>0.4706</text:p>
          </table:table-cell>
          <table:table-cell table:style-name="ce2" office:value-type="float" office:value="0.463347" calcext:value-type="float">
            <text:p>0.4633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59056" calcext:value-type="float">
            <text:p>0.4591</text:p>
          </table:table-cell>
          <table:table-cell table:style-name="ce2" office:value-type="float" office:value="0.444317" calcext:value-type="float">
            <text:p>0.4443</text:p>
          </table:table-cell>
          <table:table-cell table:style-name="ce2" office:value-type="float" office:value="0.43623" calcext:value-type="float">
            <text:p>0.4362</text:p>
          </table:table-cell>
          <table:table-cell table:style-name="ce16" office:value-type="float" office:value="0.438582" calcext:value-type="float">
            <text:p>0.4386</text:p>
          </table:table-cell>
          <table:table-cell table:style-name="ce2" office:value-type="float" office:value="0.42737" calcext:value-type="float">
            <text:p>0.4274</text:p>
          </table:table-cell>
          <table:table-cell table:style-name="ce2"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271" calcext:value-type="float">
            <text:p>0.414271</text:p>
          </table:table-cell>
          <table:table-cell office:value-type="float" office:value="0.37754" calcext:value-type="float">
            <text:p>0.37754</text:p>
          </table:table-cell>
          <table:table-cell office:value-type="float" office:value="0.479531" calcext:value-type="float">
            <text:p>0.479531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388094" calcext:value-type="float">
            <text:p>0.388094</text:p>
          </table:table-cell>
          <table:table-cell office:value-type="float" office:value="0.519316" calcext:value-type="float">
            <text:p>0.519316</text:p>
          </table:table-cell>
          <table:table-cell office:value-type="float" office:value="0.48834" calcext:value-type="float">
            <text:p>0.48834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559073" calcext:value-type="float">
            <text:p>0.559073</text:p>
          </table:table-cell>
          <table:table-cell table:number-columns-repeated="2"/>
        </table:table-row>
        <table:table-row table:style-name="ro1">
          <table:table-cell office:value-type="float" office:value="0.426244" calcext:value-type="float">
            <text:p>0.426244</text:p>
          </table:table-cell>
          <table:table-cell table:style-name="ce2" office:value-type="float" office:value="0.427794" calcext:value-type="float">
            <text:p>0.4278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494326" calcext:value-type="float">
            <text:p>0.494326</text:p>
          </table:table-cell>
          <table:table-cell office:value-type="float" office:value="0.494674" calcext:value-type="float">
            <text:p>0.494674</text:p>
          </table:table-cell>
          <table:table-cell office:value-type="float" office:value="0.544566" calcext:value-type="float">
            <text:p>0.544566</text:p>
          </table:table-cell>
          <table:table-cell office:value-type="float" office:value="0.441363" calcext:value-type="float">
            <text:p>0.441363</text:p>
          </table:table-cell>
          <table:table-cell office:value-type="float" office:value="0.417153" calcext:value-type="float">
            <text:p>0.417153</text:p>
          </table:table-cell>
          <table:table-cell office:value-type="float" office:value="0.463915" calcext:value-type="float">
            <text:p>0.463915</text:p>
          </table:table-cell>
          <table:table-cell office:value-type="float" office:value="0.422562" calcext:value-type="float">
            <text:p>0.422562</text:p>
          </table:table-cell>
          <table:table-cell office:value-type="float" office:value="0.441666" calcext:value-type="float">
            <text:p>0.441666</text:p>
          </table:table-cell>
          <table:table-cell office:value-type="float" office:value="0.440514" calcext:value-type="float">
            <text:p>0.440514</text:p>
          </table:table-cell>
          <table:table-cell office:value-type="float" office:value="0.505084" calcext:value-type="float">
            <text:p>0.505084</text:p>
          </table:table-cell>
          <table:table-cell office:value-type="float" office:value="0.439903" calcext:value-type="float">
            <text:p>0.43990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438086" calcext:value-type="float">
            <text:p>0.438086</text:p>
          </table:table-cell>
        </table:table-row>
        <table:table-row table:style-name="ro1">
          <table:table-cell office:value-type="float" office:value="0.378295" calcext:value-type="float">
            <text:p>0.378295</text:p>
          </table:table-cell>
          <table:table-cell table:style-name="ce2" office:value-type="float" office:value="0.412451" calcext:value-type="float">
            <text:p>0.4125</text:p>
          </table:table-cell>
          <table:table-cell office:value-type="float" office:value="0.452644" calcext:value-type="float">
            <text:p>0.452644</text:p>
          </table:table-cell>
          <table:table-cell office:value-type="float" office:value="0.483667" calcext:value-type="float">
            <text:p>0.483667</text:p>
          </table:table-cell>
          <table:table-cell office:value-type="float" office:value="0.455027" calcext:value-type="float">
            <text:p>0.455027</text:p>
          </table:table-cell>
          <table:table-cell office:value-type="float" office:value="0.389669" calcext:value-type="float">
            <text:p>0.389669</text:p>
          </table:table-cell>
          <table:table-cell office:value-type="float" office:value="0.37281" calcext:value-type="float">
            <text:p>0.37281</text:p>
          </table:table-cell>
          <table:table-cell office:value-type="float" office:value="0.371502" calcext:value-type="float">
            <text:p>0.371502</text:p>
          </table:table-cell>
          <table:table-cell office:value-type="float" office:value="0.413845" calcext:value-type="float">
            <text:p>0.413845</text:p>
          </table:table-cell>
          <table:table-cell office:value-type="float" office:value="0.371917" calcext:value-type="float">
            <text:p>0.371917</text:p>
          </table:table-cell>
          <table:table-cell office:value-type="float" office:value="0.514383" calcext:value-type="float">
            <text:p>0.514383</text:p>
          </table:table-cell>
          <table:table-cell office:value-type="float" office:value="0.553521" calcext:value-type="float">
            <text:p>0.553521</text:p>
          </table:table-cell>
          <table:table-cell office:value-type="float" office:value="0.558778" calcext:value-type="float">
            <text:p>0.558778</text:p>
          </table:table-cell>
          <table:table-cell office:value-type="float" office:value="0.438205" calcext:value-type="float">
            <text:p>0.438205</text:p>
          </table:table-cell>
          <table:table-cell office:value-type="float" office:value="0.395743" calcext:value-type="float">
            <text:p>0.395743</text:p>
          </table:table-cell>
          <table:table-cell office:value-type="float" office:value="0.389749" calcext:value-type="float">
            <text:p>0.389749</text:p>
          </table:table-cell>
        </table:table-row>
        <table:table-row table:style-name="ro1">
          <table:table-cell office:value-type="float" office:value="0.474031" calcext:value-type="float">
            <text:p>0.474031</text:p>
          </table:table-cell>
          <table:table-cell table:style-name="ce2" office:value-type="float" office:value="0.500227" calcext:value-type="float">
            <text:p>0.5002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386858" calcext:value-type="float">
            <text:p>0.386858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384752" calcext:value-type="float">
            <text:p>0.384752</text:p>
          </table:table-cell>
          <table:table-cell office:value-type="float" office:value="0.381948" calcext:value-type="float">
            <text:p>0.381948</text:p>
          </table:table-cell>
          <table:table-cell office:value-type="float" office:value="0.382847" calcext:value-type="float">
            <text:p>0.382847</text:p>
          </table:table-cell>
          <table:table-cell office:value-type="float" office:value="0.421485" calcext:value-type="float">
            <text:p>0.421485</text:p>
          </table:table-cell>
          <table:table-cell office:value-type="float" office:value="0.383346" calcext:value-type="float">
            <text:p>0.383346</text:p>
          </table:table-cell>
          <table:table-cell office:value-type="float" office:value="0.392446" calcext:value-type="float">
            <text:p>0.392446</text:p>
          </table:table-cell>
          <table:table-cell office:value-type="float" office:value="0.390785" calcext:value-type="float">
            <text:p>0.390785</text:p>
          </table:table-cell>
          <table:table-cell office:value-type="float" office:value="0.390069" calcext:value-type="float">
            <text:p>0.390069</text:p>
          </table:table-cell>
          <table:table-cell office:value-type="float" office:value="0.390603" calcext:value-type="float">
            <text:p>0.390603</text:p>
          </table:table-cell>
          <table:table-cell office:value-type="float" office:value="0.395767" calcext:value-type="float">
            <text:p>0.395767</text:p>
          </table:table-cell>
          <table:table-cell office:value-type="float" office:value="0.388004" calcext:value-type="float">
            <text:p>0.388004</text:p>
          </table:table-cell>
        </table:table-row>
        <table:table-row table:style-name="ro1">
          <table:table-cell office:value-type="float" office:value="0.43652" calcext:value-type="float">
            <text:p>0.43652</text:p>
          </table:table-cell>
          <table:table-cell table:style-name="ce2" office:value-type="float" office:value="0.408233" calcext:value-type="float">
            <text:p>0.4082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0.401976" calcext:value-type="float">
            <text:p>0.401976</text:p>
          </table:table-cell>
          <table:table-cell office:value-type="float" office:value="0.401424" calcext:value-type="float">
            <text:p>0.401424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01016" calcext:value-type="float">
            <text:p>0.401016</text:p>
          </table:table-cell>
          <table:table-cell office:value-type="float" office:value="0.434698" calcext:value-type="float">
            <text:p>0.434698</text:p>
          </table:table-cell>
          <table:table-cell office:value-type="float" office:value="0.401455" calcext:value-type="float">
            <text:p>0.401455</text:p>
          </table:table-cell>
          <table:table-cell office:value-type="float" office:value="0.391042" calcext:value-type="float">
            <text:p>0.391042</text:p>
          </table:table-cell>
          <table:table-cell office:value-type="float" office:value="0.38998" calcext:value-type="float">
            <text:p>0.38998</text:p>
          </table:table-cell>
          <table:table-cell office:value-type="float" office:value="0.390134" calcext:value-type="float">
            <text:p>0.390134</text:p>
          </table:table-cell>
          <table:table-cell office:value-type="float" office:value="0.390957" calcext:value-type="float">
            <text:p>0.390957</text:p>
          </table:table-cell>
          <table:table-cell office:value-type="float" office:value="0.395946" calcext:value-type="float">
            <text:p>0.395946</text:p>
          </table:table-cell>
          <table:table-cell office:value-type="float" office:value="0.38919" calcext:value-type="float">
            <text:p>0.38919</text:p>
          </table:table-cell>
        </table:table-row>
        <table:table-row table:style-name="ro1">
          <table:table-cell office:value-type="float" office:value="0.409537" calcext:value-type="float">
            <text:p>0.409537</text:p>
          </table:table-cell>
          <table:table-cell table:style-name="ce2" office:value-type="float" office:value="0.409769" calcext:value-type="float">
            <text:p>0.4098</text:p>
          </table:table-cell>
          <table:table-cell office:value-type="float" office:value="0.405214" calcext:value-type="float">
            <text:p>0.405214</text:p>
          </table:table-cell>
          <table:table-cell office:value-type="float" office:value="0.403249" calcext:value-type="float">
            <text:p>0.403249</text:p>
          </table:table-cell>
          <table:table-cell office:value-type="float" office:value="0.402737" calcext:value-type="float">
            <text:p>0.402737</text:p>
          </table:table-cell>
          <table:table-cell office:value-type="float" office:value="0.404551" calcext:value-type="float">
            <text:p>0.404551</text:p>
          </table:table-cell>
          <table:table-cell office:value-type="float" office:value="0.401733" calcext:value-type="float">
            <text:p>0.401733</text:p>
          </table:table-cell>
          <table:table-cell office:value-type="float" office:value="0.404105" calcext:value-type="float">
            <text:p>0.404105</text:p>
          </table:table-cell>
          <table:table-cell office:value-type="float" office:value="0.435429" calcext:value-type="float">
            <text:p>0.435429</text:p>
          </table:table-cell>
          <table:table-cell office:value-type="float" office:value="0.432631" calcext:value-type="float">
            <text:p>0.432631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.390814" calcext:value-type="float">
            <text:p>0.390814</text:p>
          </table:table-cell>
          <table:table-cell office:value-type="float" office:value="0.390504" calcext:value-type="float">
            <text:p>0.390504</text:p>
          </table:table-cell>
          <table:table-cell office:value-type="float" office:value="0.39275" calcext:value-type="float">
            <text:p>0.39275</text:p>
          </table:table-cell>
          <table:table-cell office:value-type="float" office:value="0.397578" calcext:value-type="float">
            <text:p>0.397578</text:p>
          </table:table-cell>
          <table:table-cell office:value-type="float" office:value="0.388229" calcext:value-type="float">
            <text:p>0.388229</text:p>
          </table:table-cell>
        </table:table-row>
        <table:table-row table:style-name="ro1">
          <table:table-cell office:value-type="float" office:value="0.421992" calcext:value-type="float">
            <text:p>0.421992</text:p>
          </table:table-cell>
          <table:table-cell table:style-name="ce2" office:value-type="float" office:value="0.395269" calcext:value-type="float">
            <text:p>0.3953</text:p>
          </table:table-cell>
          <table:table-cell office:value-type="float" office:value="0.39235" calcext:value-type="float">
            <text:p>0.39235</text:p>
          </table:table-cell>
          <table:table-cell office:value-type="float" office:value="0.392023" calcext:value-type="float">
            <text:p>0.392023</text:p>
          </table:table-cell>
          <table:table-cell office:value-type="float" office:value="0.388892" calcext:value-type="float">
            <text:p>0.388892</text:p>
          </table:table-cell>
          <table:table-cell office:value-type="float" office:value="0.391098" calcext:value-type="float">
            <text:p>0.391098</text:p>
          </table:table-cell>
          <table:table-cell office:value-type="float" office:value="0.388286" calcext:value-type="float">
            <text:p>0.388286</text:p>
          </table:table-cell>
          <table:table-cell office:value-type="float" office:value="0.416328" calcext:value-type="float">
            <text:p>0.416328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0.390286" calcext:value-type="float">
            <text:p>0.390286</text:p>
          </table:table-cell>
          <table:table-cell office:value-type="float" office:value="0.390694" calcext:value-type="float">
            <text:p>0.390694</text:p>
          </table:table-cell>
          <table:table-cell office:value-type="float" office:value="0.390677" calcext:value-type="float">
            <text:p>0.390677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5688" calcext:value-type="float">
            <text:p>0.395688</text:p>
          </table:table-cell>
          <table:table-cell office:value-type="float" office:value="0.388299" calcext:value-type="float">
            <text:p>0.388299</text:p>
          </table:table-cell>
        </table:table-row>
        <table:table-row table:style-name="ro1">
          <table:table-cell office:value-type="float" office:value="0.391741" calcext:value-type="float">
            <text:p>0.391741</text:p>
          </table:table-cell>
          <table:table-cell table:style-name="ce2" office:value-type="float" office:value="0.391614" calcext:value-type="float">
            <text:p>0.3916</text:p>
          </table:table-cell>
          <table:table-cell office:value-type="float" office:value="0.388079" calcext:value-type="float">
            <text:p>0.388079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0.386516" calcext:value-type="float">
            <text:p>0.386516</text:p>
          </table:table-cell>
          <table:table-cell office:value-type="float" office:value="0.402507" calcext:value-type="float">
            <text:p>0.402507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0.490682" calcext:value-type="float">
            <text:p>0.490682</text:p>
          </table:table-cell>
          <table:table-cell office:value-type="float" office:value="0.497553" calcext:value-type="float">
            <text:p>0.497553</text:p>
          </table:table-cell>
          <table:table-cell office:value-type="float" office:value="0.394928" calcext:value-type="float">
            <text:p>0.394928</text:p>
          </table:table-cell>
          <table:table-cell office:value-type="float" office:value="0.396887" calcext:value-type="float">
            <text:p>0.396887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0095" calcext:value-type="float">
            <text:p>0.390095</text:p>
          </table:table-cell>
          <table:table-cell office:value-type="float" office:value="0.390307" calcext:value-type="float">
            <text:p>0.390307</text:p>
          </table:table-cell>
          <table:table-cell office:value-type="float" office:value="0.41118" calcext:value-type="float">
            <text:p>0.41118</text:p>
          </table:table-cell>
          <table:table-cell office:value-type="float" office:value="0.38787" calcext:value-type="float">
            <text:p>0.38787</text:p>
          </table:table-cell>
        </table:table-row>
        <table:table-row table:style-name="ro1">
          <table:table-cell office:value-type="float" office:value="0.390691" calcext:value-type="float">
            <text:p>0.390691</text:p>
          </table:table-cell>
          <table:table-cell table:style-name="ce2" office:value-type="float" office:value="0.389875" calcext:value-type="float">
            <text:p>0.3899</text:p>
          </table:table-cell>
          <table:table-cell office:value-type="float" office:value="0.387843" calcext:value-type="float">
            <text:p>0.387843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7471" calcext:value-type="float">
            <text:p>0.487471</text:p>
          </table:table-cell>
          <table:table-cell office:value-type="float" office:value="0.467231" calcext:value-type="float">
            <text:p>0.46723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427759" calcext:value-type="float">
            <text:p>0.427759</text:p>
          </table:table-cell>
          <table:table-cell office:value-type="float" office:value="0.390294" calcext:value-type="float">
            <text:p>0.390294</text:p>
          </table:table-cell>
          <table:table-cell office:value-type="float" office:value="0.390609" calcext:value-type="float">
            <text:p>0.390609</text:p>
          </table:table-cell>
          <table:table-cell office:value-type="float" office:value="0.389886" calcext:value-type="float">
            <text:p>0.389886</text:p>
          </table:table-cell>
          <table:table-cell office:value-type="float" office:value="0.39028" calcext:value-type="float">
            <text:p>0.39028</text:p>
          </table:table-cell>
          <table:table-cell office:value-type="float" office:value="0.390563" calcext:value-type="float">
            <text:p>0.390563</text:p>
          </table:table-cell>
          <table:table-cell office:value-type="float" office:value="0.395778" calcext:value-type="float">
            <text:p>0.395778</text:p>
          </table:table-cell>
          <table:table-cell office:value-type="float" office:value="0.38735" calcext:value-type="float">
            <text:p>0.38735</text:p>
          </table:table-cell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table:style-name="ce2" office:value-type="float" office:value="0.389231" calcext:value-type="float">
            <text:p>0.3892</text:p>
          </table:table-cell>
          <table:table-cell office:value-type="float" office:value="0.433129" calcext:value-type="float">
            <text:p>0.433129</text:p>
          </table:table-cell>
          <table:table-cell office:value-type="float" office:value="0.493849" calcext:value-type="float">
            <text:p>0.493849</text:p>
          </table:table-cell>
          <table:table-cell office:value-type="float" office:value="0.485543" calcext:value-type="float">
            <text:p>0.485543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381069" calcext:value-type="float">
            <text:p>0.381069</text:p>
          </table:table-cell>
          <table:table-cell office:value-type="float" office:value="0.381773" calcext:value-type="float">
            <text:p>0.381773</text:p>
          </table:table-cell>
          <table:table-cell office:value-type="float" office:value="0.421437" calcext:value-type="float">
            <text:p>0.421437</text:p>
          </table:table-cell>
          <table:table-cell office:value-type="float" office:value="0.382472" calcext:value-type="float">
            <text:p>0.382472</text:p>
          </table:table-cell>
          <table:table-cell office:value-type="float" office:value="0.390953" calcext:value-type="float">
            <text:p>0.390953</text:p>
          </table:table-cell>
          <table:table-cell office:value-type="float" office:value="0.390351" calcext:value-type="float">
            <text:p>0.390351</text:p>
          </table:table-cell>
          <table:table-cell office:value-type="float" office:value="0.390328" calcext:value-type="float">
            <text:p>0.390328</text:p>
          </table:table-cell>
          <table:table-cell office:value-type="float" office:value="0.394402" calcext:value-type="float">
            <text:p>0.394402</text:p>
          </table:table-cell>
          <table:table-cell office:value-type="float" office:value="0.403849" calcext:value-type="float">
            <text:p>0.403849</text:p>
          </table:table-cell>
          <table:table-cell office:value-type="float" office:value="0.386055" calcext:value-type="float">
            <text:p>0.386055</text:p>
          </table:table-cell>
        </table:table-row>
        <table:table-row table:style-name="ro1">
          <table:table-cell office:value-type="float" office:value="0.430889" calcext:value-type="float">
            <text:p>0.430889</text:p>
          </table:table-cell>
          <table:table-cell table:style-name="ce2" office:value-type="float" office:value="0.486261" calcext:value-type="float">
            <text:p>0.4863</text:p>
          </table:table-cell>
          <table:table-cell office:value-type="float" office:value="0.481141" calcext:value-type="float">
            <text:p>0.481141</text:p>
          </table:table-cell>
          <table:table-cell office:value-type="float" office:value="0.426167" calcext:value-type="float">
            <text:p>0.426167</text:p>
          </table:table-cell>
          <table:table-cell office:value-type="float" office:value="0.387015" calcext:value-type="float">
            <text:p>0.387015</text:p>
          </table:table-cell>
          <table:table-cell office:value-type="float" office:value="0.384685" calcext:value-type="float">
            <text:p>0.384685</text:p>
          </table:table-cell>
          <table:table-cell office:value-type="float" office:value="0.381754" calcext:value-type="float">
            <text:p>0.381754</text:p>
          </table:table-cell>
          <table:table-cell office:value-type="float" office:value="0.382265" calcext:value-type="float">
            <text:p>0.382265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.382647" calcext:value-type="float">
            <text:p>0.382647</text:p>
          </table:table-cell>
          <table:table-cell office:value-type="float" office:value="0.389952" calcext:value-type="float">
            <text:p>0.389952</text:p>
          </table:table-cell>
          <table:table-cell office:value-type="float" office:value="0.395204" calcext:value-type="float">
            <text:p>0.395204</text:p>
          </table:table-cell>
          <table:table-cell office:value-type="float" office:value="0.39017" calcext:value-type="float">
            <text:p>0.39017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office:value-type="float" office:value="0.544859" calcext:value-type="float">
            <text:p>0.544859</text:p>
          </table:table-cell>
          <table:table-cell office:value-type="float" office:value="0.559073" calcext:value-type="float">
            <text:p>0.559073</text:p>
          </table:table-cell>
          <table:table-cell office:value-type="float" office:value="0.500563" calcext:value-type="float">
            <text:p>0.500563</text:p>
          </table:table-cell>
          <table:table-cell office:value-type="float" office:value="0.436842" calcext:value-type="float">
            <text:p>0.436842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495263" calcext:value-type="float">
            <text:p>0.495263</text:p>
          </table:table-cell>
          <table:table-cell office:value-type="float" office:value="0.497866" calcext:value-type="float">
            <text:p>0.497866</text:p>
          </table:table-cell>
          <table:table-cell office:value-type="float" office:value="0.487819" calcext:value-type="float">
            <text:p>0.487819</text:p>
          </table:table-cell>
          <table:table-cell office:value-type="float" office:value="0.494159" calcext:value-type="float">
            <text:p>0.494159</text:p>
          </table:table-cell>
          <table:table-cell office:value-type="float" office:value="0.487457" calcext:value-type="float">
            <text:p>0.487457</text:p>
          </table:table-cell>
          <table:table-cell table:number-columns-repeated="4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2.5661in" svg:y="8.05in">
            <draw:object draw:notify-on-update-of-ranges="'13.10.21'.N34:'13.10.21'.N39 '13.10.21'.H34:'13.10.21'.H39 '13.10.21'.K34:'13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ce2"/>
        <table:table-column table:style-name="co22" table:default-cell-style-name="ce2"/>
        <table:table-column table:style-name="co10" table:default-cell-style-name="ce2"/>
        <table:table-column table:style-name="co23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ce16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ce2"/>
        <table:table-column table:style-name="co2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5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80000" calcext:value-type="float">
            <text:p>80,000</text:p>
          </table:table-cell>
          <table:table-cell table:style-name="Default" table:number-columns-repeated="14"/>
          <table:table-cell office:value-type="string" calcext:value-type="string">
            <text:p>total MB</text:p>
          </table:table-cell>
          <table:table-cell table:style-name="ce1" table:formula="of:=SUM([.R2:.R3])" office:value-type="float" office:value="53600" calcext:value-type="float">
            <text:p>5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5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8.3927911958" calcext:value-type="float">
            <text:p>3838.39</text:p>
          </table:table-cell>
          <table:table-cell table:style-name="ce9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R2]/[.R7]" office:value-type="float" office:value="0.211026114481667" calcext:value-type="float">
            <text:p>0.21</text:p>
          </table:table-cell>
          <table:table-cell table:style-name="ce8" table:formula="of:=[.R3]/[.S7]" office:value-type="float" office:value="12.3152709359606" calcext:value-type="float">
            <text:p>12.32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5.4525244252" calcext:value-type="float">
            <text:p>7605.45</text:p>
          </table:table-cell>
          <table:table-cell table:style-name="ce9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R2]/[.R8]" office:value-type="float" office:value="0.219808637186449" calcext:value-type="float">
            <text:p>0.22</text:p>
          </table:table-cell>
          <table:table-cell table:style-name="ce8" table:formula="of:=[.R3]/[.S8]" office:value-type="float" office:value="6.15384615384615" calcext:value-type="float">
            <text:p>6.1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1.0037718195" calcext:value-type="float">
            <text:p>11671.00</text:p>
          </table:table-cell>
          <table:table-cell table:style-name="ce9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11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R2]/[.R9]" office:value-type="float" office:value="0.232785033291683" calcext:value-type="float">
            <text:p>0.23</text:p>
          </table:table-cell>
          <table:table-cell table:style-name="ce8" table:formula="of:=[.R3]/[.S9]" office:value-type="float" office:value="4.00841767712196" calcext:value-type="float">
            <text:p>4.01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3.8556038556" calcext:value-type="float">
            <text:p>15603.86</text:p>
          </table:table-cell>
          <table:table-cell table:style-name="ce9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R2]/[.R10]" office:value-type="float" office:value="0.245633680712338" calcext:value-type="float">
            <text:p>0.25</text:p>
          </table:table-cell>
          <table:table-cell table:style-name="ce8" table:formula="of:=[.R3]/[.S10]" office:value-type="float" office:value="2.98151460942159" calcext:value-type="float">
            <text:p>2.98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4.3827662292" calcext:value-type="float">
            <text:p>19664.38</text:p>
          </table:table-cell>
          <table:table-cell table:style-name="ce9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11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R2]/[.R11]" office:value-type="float" office:value="0.26176498893273" calcext:value-type="float">
            <text:p>0.26</text:p>
          </table:table-cell>
          <table:table-cell table:style-name="ce8" table:formula="of:=[.R3]/[.S11]" office:value-type="float" office:value="2.36225122541782" calcext:value-type="float">
            <text:p>2.36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3.9939792167" calcext:value-type="float">
            <text:p>23663.99</text:p>
          </table:table-cell>
          <table:table-cell table:style-name="ce9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11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R2]/[.R12]" office:value-type="float" office:value="0.279513317987504" calcext:value-type="float">
            <text:p>0.28</text:p>
          </table:table-cell>
          <table:table-cell table:style-name="ce8" table:formula="of:=[.R3]/[.S12]" office:value-type="float" office:value="1.95713866327429" calcext:value-type="float">
            <text:p>1.96</text:p>
          </table:table-cell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2"/>
          <table:table-cell table:number-columns-repeated="6"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office:value-type="float" office:value="0.400083" calcext:value-type="float">
            <text:p>0.4001</text:p>
          </table:table-cell>
          <table:table-cell office:value-type="float" office:value="0.394937" calcext:value-type="float">
            <text:p>0.3949</text:p>
          </table:table-cell>
          <table:table-cell/>
          <table:table-cell table:formula="of:=[.R16]/1000000"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office:value-type="float" office:value="0.399272" calcext:value-type="float">
            <text:p>0.3993</text:p>
          </table:table-cell>
          <table:table-cell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office:value-type="float" office:value="0.394996" calcext:value-type="float">
            <text:p>0.3950</text:p>
          </table:table-cell>
          <table:table-cell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office:value-type="float" office:value="0.396332" calcext:value-type="float">
            <text:p>0.3963</text:p>
          </table:table-cell>
          <table:table-cell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office:value-type="float" office:value="0.399042" calcext:value-type="float">
            <text:p>0.3990</text:p>
          </table:table-cell>
          <table:table-cell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office:value-type="float" office:value="0.424006" calcext:value-type="float">
            <text:p>0.4240</text:p>
          </table:table-cell>
          <table:table-cell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office:value-type="float" office:value="0.387606" calcext:value-type="float">
            <text:p>0.3876</text:p>
          </table:table-cell>
          <table:table-cell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office:value-type="float" office:value="0.393491" calcext:value-type="float">
            <text:p>0.3935</text:p>
          </table:table-cell>
          <table:table-cell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office:value-type="float" office:value="0.388128" calcext:value-type="float">
            <text:p>0.3881</text:p>
          </table:table-cell>
          <table:table-cell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2399" calcext:value-type="float">
            <text:p>239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.665463" calcext:value-type="float">
            <text:p>3.6655</text:p>
          </table:table-cell>
          <table:table-cell table:style-name="ce16" office:value-type="float" office:value="3.62922" calcext:value-type="float">
            <text:p>3.6292</text:p>
          </table:table-cell>
          <table:table-cell table:style-name="ce16" office:value-type="float" office:value="3.871935" calcext:value-type="float">
            <text:p>3.8719</text:p>
          </table:table-cell>
          <table:table-cell table:number-columns-repeated="2" table:style-name="ce16" office:value-type="float" office:value="4.562454" calcext:value-type="float">
            <text:p>4.5625</text:p>
          </table:table-cell>
          <table:table-cell office:value-type="float" office:value="5.551327" calcext:value-type="float">
            <text:p>5.5513</text:p>
          </table:table-cell>
          <table:table-cell table:style-name="ce16" office:value-type="float" office:value="4.562742" calcext:value-type="float">
            <text:p>4.5627</text:p>
          </table:table-cell>
          <table:table-cell table:style-name="ce16" office:value-type="float" office:value="3.74362" calcext:value-type="float">
            <text:p>3.7436</text:p>
          </table:table-cell>
          <table:table-cell table:style-name="ce16" office:value-type="float" office:value="5.551754" calcext:value-type="float">
            <text:p>5.55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4753" calcext:value-type="float">
            <text:p>475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3.675769" calcext:value-type="float">
            <text:p>3.6758</text:p>
          </table:table-cell>
          <table:table-cell table:style-name="ce16" office:value-type="float" office:value="3.520884" calcext:value-type="float">
            <text:p>3.5209</text:p>
          </table:table-cell>
          <table:table-cell table:style-name="ce16" office:value-type="float" office:value="3.833448" calcext:value-type="float">
            <text:p>3.8334</text:p>
          </table:table-cell>
          <table:table-cell table:style-name="ce16" office:value-type="float" office:value="5.83671" calcext:value-type="float">
            <text:p>5.8367</text:p>
          </table:table-cell>
          <table:table-cell table:style-name="ce16" office:value-type="float" office:value="5.175016" calcext:value-type="float">
            <text:p>5.1750</text:p>
          </table:table-cell>
          <table:table-cell office:value-type="float" office:value="6.311746" calcext:value-type="float">
            <text:p>6.3117</text:p>
          </table:table-cell>
          <table:table-cell table:style-name="ce16" office:value-type="float" office:value="6.020565" calcext:value-type="float">
            <text:p>6.0206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7.576095" calcext:value-type="float">
            <text:p>7.576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9752" calcext:value-type="float">
            <text:p>975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3.754087" calcext:value-type="float">
            <text:p>3.7541</text:p>
          </table:table-cell>
          <table:table-cell table:style-name="ce16" office:value-type="float" office:value="3.600533" calcext:value-type="float">
            <text:p>3.6005</text:p>
          </table:table-cell>
          <table:table-cell table:style-name="ce16" office:value-type="float" office:value="3.907516" calcext:value-type="float">
            <text:p>3.9075</text:p>
          </table:table-cell>
          <table:table-cell table:style-name="ce16" office:value-type="float" office:value="6.479678" calcext:value-type="float">
            <text:p>6.4797</text:p>
          </table:table-cell>
          <table:table-cell table:style-name="ce16" office:value-type="float" office:value="5.693498" calcext:value-type="float">
            <text:p>5.6935</text:p>
          </table:table-cell>
          <table:table-cell office:value-type="float" office:value="7.348314" calcext:value-type="float">
            <text:p>7.3483</text:p>
          </table:table-cell>
          <table:table-cell table:style-name="ce16" office:value-type="float" office:value="7.294979" calcext:value-type="float">
            <text:p>7.2950</text:p>
          </table:table-cell>
          <table:table-cell table:style-name="ce16" office:value-type="float" office:value="6.151063" calcext:value-type="float">
            <text:p>6.1511</text:p>
          </table:table-cell>
          <table:table-cell table:style-name="ce16" office:value-type="float" office:value="8.072969" calcext:value-type="float">
            <text:p>8.073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2290" calcext:value-type="float">
            <text:p>1229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3.735643" calcext:value-type="float">
            <text:p>3.7356</text:p>
          </table:table-cell>
          <table:table-cell table:style-name="ce16" office:value-type="float" office:value="3.56415" calcext:value-type="float">
            <text:p>3.5642</text:p>
          </table:table-cell>
          <table:table-cell table:style-name="ce16" office:value-type="float" office:value="3.947991" calcext:value-type="float">
            <text:p>3.9480</text:p>
          </table:table-cell>
          <table:table-cell table:style-name="ce16" office:value-type="float" office:value="6.045986" calcext:value-type="float">
            <text:p>6.0460</text:p>
          </table:table-cell>
          <table:table-cell table:style-name="ce16" office:value-type="float" office:value="4.856866" calcext:value-type="float">
            <text:p>4.8569</text:p>
          </table:table-cell>
          <table:table-cell office:value-type="float" office:value="7.241239" calcext:value-type="float">
            <text:p>7.2412</text:p>
          </table:table-cell>
          <table:table-cell table:style-name="ce16" office:value-type="float" office:value="7.244437" calcext:value-type="float">
            <text:p>7.2444</text:p>
          </table:table-cell>
          <table:table-cell table:style-name="ce16" office:value-type="float" office:value="6.186162" calcext:value-type="float">
            <text:p>6.1862</text:p>
          </table:table-cell>
          <table:table-cell table:style-name="ce16" office:value-type="float" office:value="8.072641" calcext:value-type="float">
            <text:p>8.07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4790" calcext:value-type="float">
            <text:p>1479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3.754768" calcext:value-type="float">
            <text:p>3.7548</text:p>
          </table:table-cell>
          <table:table-cell table:style-name="ce16" office:value-type="float" office:value="3.636337" calcext:value-type="float">
            <text:p>3.6363</text:p>
          </table:table-cell>
          <table:table-cell table:style-name="ce16" office:value-type="float" office:value="3.800333" calcext:value-type="float">
            <text:p>3.8003</text:p>
          </table:table-cell>
          <table:table-cell table:style-name="ce16" office:value-type="float" office:value="6.123757" calcext:value-type="float">
            <text:p>6.1238</text:p>
          </table:table-cell>
          <table:table-cell table:style-name="ce16" office:value-type="float" office:value="4.918979" calcext:value-type="float">
            <text:p>4.9190</text:p>
          </table:table-cell>
          <table:table-cell office:value-type="float" office:value="7.463296" calcext:value-type="float">
            <text:p>7.4633</text:p>
          </table:table-cell>
          <table:table-cell table:style-name="ce16" office:value-type="float" office:value="7.463619" calcext:value-type="float">
            <text:p>7.4636</text:p>
          </table:table-cell>
          <table:table-cell table:style-name="ce16" office:value-type="float" office:value="6.250473" calcext:value-type="float">
            <text:p>6.2505</text:p>
          </table:table-cell>
          <table:table-cell table:style-name="ce16" office:value-type="float" office:value="8.262591" calcext:value-type="float">
            <text:p>8.26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65463" calcext:value-type="float">
            <text:p>3.665463</text:p>
          </table:table-cell>
          <table:table-cell table:style-name="Default" office:value-type="float" office:value="3.62922" calcext:value-type="float">
            <text:p>3.62922</text:p>
          </table:table-cell>
          <table:table-cell table:style-name="Default" office:value-type="float" office:value="3.871935" calcext:value-type="float">
            <text:p>3.871935</text:p>
          </table:table-cell>
          <table:table-cell table:number-columns-repeated="2" table:style-name="Default" office:value-type="float" office:value="4.562454" calcext:value-type="float">
            <text:p>4.562454</text:p>
          </table:table-cell>
          <table:table-cell table:style-name="Default" office:value-type="float" office:value="5.551327" calcext:value-type="float">
            <text:p>5.551327</text:p>
          </table:table-cell>
          <table:table-cell table:style-name="Default" office:value-type="float" office:value="4.562742" calcext:value-type="float">
            <text:p>4.56274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626912" calcext:value-type="float">
            <text:p>3.6269</text:p>
          </table:table-cell>
          <table:table-cell office:value-type="float" office:value="3.621707" calcext:value-type="float">
            <text:p>3.6217</text:p>
          </table:table-cell>
          <table:table-cell office:value-type="float" office:value="3.610145" calcext:value-type="float">
            <text:p>3.6101</text:p>
          </table:table-cell>
          <table:table-cell office:value-type="float" office:value="3.614441" calcext:value-type="float">
            <text:p>3.6144</text:p>
          </table:table-cell>
          <table:table-cell office:value-type="float" office:value="3.618261" calcext:value-type="float">
            <text:p>3.6183</text:p>
          </table:table-cell>
          <table:table-cell office:value-type="float" office:value="3.608596" calcext:value-type="float">
            <text:p>3.6086</text:p>
          </table:table-cell>
          <table:table-cell office:value-type="float" office:value="3.611923" calcext:value-type="float">
            <text:p>3.6119</text:p>
          </table:table-cell>
          <table:table-cell office:value-type="float" office:value="3.613123" calcext:value-type="float">
            <text:p>3.6131</text:p>
          </table:table-cell>
          <table:table-cell office:value-type="float" office:value="3.630169" calcext:value-type="float">
            <text:p>3.6302</text:p>
          </table:table-cell>
          <table:table-cell office:value-type="float" office:value="3.616305" calcext:value-type="float">
            <text:p>3.6163</text:p>
          </table:table-cell>
          <table:table-cell table:style-name="ce2" office:value-type="float" office:value="3.617017" calcext:value-type="float">
            <text:p>3.6170</text:p>
          </table:table-cell>
          <table:table-cell office:value-type="float" office:value="3.59966" calcext:value-type="float">
            <text:p>3.5997</text:p>
          </table:table-cell>
          <table:table-cell office:value-type="float" office:value="3.617642" calcext:value-type="float">
            <text:p>3.6176</text:p>
          </table:table-cell>
          <table:table-cell office:value-type="float" office:value="3.607022" calcext:value-type="float">
            <text:p>3.6070</text:p>
          </table:table-cell>
          <table:table-cell office:value-type="float" office:value="3.621642" calcext:value-type="float">
            <text:p>3.6216</text:p>
          </table:table-cell>
          <table:table-cell office:value-type="float" office:value="3.720597" calcext:value-type="float">
            <text:p>3.7206</text:p>
          </table:table-cell>
          <table:table-cell table:number-columns-repeated="5"/>
        </table:table-row>
        <table:table-row table:style-name="ro1">
          <table:table-cell office:value-type="float" office:value="3.744858" calcext:value-type="float">
            <text:p>3.7449</text:p>
          </table:table-cell>
          <table:table-cell office:value-type="float" office:value="3.722325" calcext:value-type="float">
            <text:p>3.7223</text:p>
          </table:table-cell>
          <table:table-cell office:value-type="float" office:value="3.691979" calcext:value-type="float">
            <text:p>3.6920</text:p>
          </table:table-cell>
          <table:table-cell office:value-type="float" office:value="3.73459" calcext:value-type="float">
            <text:p>3.7346</text:p>
          </table:table-cell>
          <table:table-cell office:value-type="float" office:value="3.741375" calcext:value-type="float">
            <text:p>3.7414</text:p>
          </table:table-cell>
          <table:table-cell office:value-type="float" office:value="3.719055" calcext:value-type="float">
            <text:p>3.7191</text:p>
          </table:table-cell>
          <table:table-cell office:value-type="float" office:value="3.721979" calcext:value-type="float">
            <text:p>3.7220</text:p>
          </table:table-cell>
          <table:table-cell office:value-type="float" office:value="3.726017" calcext:value-type="float">
            <text:p>3.7260</text:p>
          </table:table-cell>
          <table:table-cell office:value-type="float" office:value="3.751486" calcext:value-type="float">
            <text:p>3.7515</text:p>
          </table:table-cell>
          <table:table-cell office:value-type="float" office:value="3.715744" calcext:value-type="float">
            <text:p>3.7157</text:p>
          </table:table-cell>
          <table:table-cell table:style-name="ce2" office:value-type="float" office:value="3.729749" calcext:value-type="float">
            <text:p>3.7297</text:p>
          </table:table-cell>
          <table:table-cell office:value-type="float" office:value="3.721707" calcext:value-type="float">
            <text:p>3.7217</text:p>
          </table:table-cell>
          <table:table-cell office:value-type="float" office:value="4.065968" calcext:value-type="float">
            <text:p>4.0660</text:p>
          </table:table-cell>
          <table:table-cell office:value-type="float" office:value="3.714455" calcext:value-type="float">
            <text:p>3.7145</text:p>
          </table:table-cell>
          <table:table-cell office:value-type="float" office:value="3.73662" calcext:value-type="float">
            <text:p>3.7366</text:p>
          </table:table-cell>
          <table:table-cell office:value-type="float" office:value="5.551327" calcext:value-type="float">
            <text:p>5.5513</text:p>
          </table:table-cell>
          <table:table-cell table:number-columns-repeated="5"/>
        </table:table-row>
        <table:table-row table:style-name="ro1">
          <table:table-cell office:value-type="float" office:value="3.611207" calcext:value-type="float">
            <text:p>3.6112</text:p>
          </table:table-cell>
          <table:table-cell office:value-type="float" office:value="3.589667" calcext:value-type="float">
            <text:p>3.5897</text:p>
          </table:table-cell>
          <table:table-cell office:value-type="float" office:value="3.580982" calcext:value-type="float">
            <text:p>3.5810</text:p>
          </table:table-cell>
          <table:table-cell office:value-type="float" office:value="3.60582" calcext:value-type="float">
            <text:p>3.6058</text:p>
          </table:table-cell>
          <table:table-cell office:value-type="float" office:value="3.615557" calcext:value-type="float">
            <text:p>3.6156</text:p>
          </table:table-cell>
          <table:table-cell office:value-type="float" office:value="3.59582" calcext:value-type="float">
            <text:p>3.5958</text:p>
          </table:table-cell>
          <table:table-cell office:value-type="float" office:value="3.590761" calcext:value-type="float">
            <text:p>3.5908</text:p>
          </table:table-cell>
          <table:table-cell office:value-type="float" office:value="3.584026" calcext:value-type="float">
            <text:p>3.5840</text:p>
          </table:table-cell>
          <table:table-cell office:value-type="float" office:value="3.600295" calcext:value-type="float">
            <text:p>3.6003</text:p>
          </table:table-cell>
          <table:table-cell office:value-type="float" office:value="3.589943" calcext:value-type="float">
            <text:p>3.5899</text:p>
          </table:table-cell>
          <table:table-cell table:style-name="ce2" office:value-type="float" office:value="3.578517" calcext:value-type="float">
            <text:p>3.5785</text:p>
          </table:table-cell>
          <table:table-cell office:value-type="float" office:value="3.639439" calcext:value-type="float">
            <text:p>3.6394</text:p>
          </table:table-cell>
          <table:table-cell office:value-type="float" office:value="3.59045" calcext:value-type="float">
            <text:p>3.5905</text:p>
          </table:table-cell>
          <table:table-cell office:value-type="float" office:value="3.582088" calcext:value-type="float">
            <text:p>3.5821</text:p>
          </table:table-cell>
          <table:table-cell office:value-type="float" office:value="3.598246" calcext:value-type="float">
            <text:p>3.5982</text:p>
          </table:table-cell>
          <table:table-cell office:value-type="float" office:value="4.768003" calcext:value-type="float">
            <text:p>4.7680</text:p>
          </table:table-cell>
          <table:table-cell table:number-columns-repeated="5"/>
        </table:table-row>
        <table:table-row table:style-name="ro1">
          <table:table-cell office:value-type="float" office:value="3.602346" calcext:value-type="float">
            <text:p>3.6023</text:p>
          </table:table-cell>
          <table:table-cell office:value-type="float" office:value="3.590289" calcext:value-type="float">
            <text:p>3.5903</text:p>
          </table:table-cell>
          <table:table-cell office:value-type="float" office:value="3.600632" calcext:value-type="float">
            <text:p>3.6006</text:p>
          </table:table-cell>
          <table:table-cell office:value-type="float" office:value="3.595768" calcext:value-type="float">
            <text:p>3.5958</text:p>
          </table:table-cell>
          <table:table-cell office:value-type="float" office:value="3.61918" calcext:value-type="float">
            <text:p>3.6192</text:p>
          </table:table-cell>
          <table:table-cell office:value-type="float" office:value="3.621445" calcext:value-type="float">
            <text:p>3.6214</text:p>
          </table:table-cell>
          <table:table-cell office:value-type="float" office:value="3.614303" calcext:value-type="float">
            <text:p>3.6143</text:p>
          </table:table-cell>
          <table:table-cell office:value-type="float" office:value="3.598506" calcext:value-type="float">
            <text:p>3.5985</text:p>
          </table:table-cell>
          <table:table-cell office:value-type="float" office:value="3.606051" calcext:value-type="float">
            <text:p>3.6061</text:p>
          </table:table-cell>
          <table:table-cell office:value-type="float" office:value="3.601302" calcext:value-type="float">
            <text:p>3.6013</text:p>
          </table:table-cell>
          <table:table-cell table:style-name="ce2" office:value-type="float" office:value="3.595578" calcext:value-type="float">
            <text:p>3.5956</text:p>
          </table:table-cell>
          <table:table-cell office:value-type="float" office:value="3.578007" calcext:value-type="float">
            <text:p>3.5780</text:p>
          </table:table-cell>
          <table:table-cell office:value-type="float" office:value="3.605689" calcext:value-type="float">
            <text:p>3.6057</text:p>
          </table:table-cell>
          <table:table-cell office:value-type="float" office:value="3.594403" calcext:value-type="float">
            <text:p>3.5944</text:p>
          </table:table-cell>
          <table:table-cell office:value-type="float" office:value="3.608565" calcext:value-type="float">
            <text:p>3.6086</text:p>
          </table:table-cell>
          <table:table-cell office:value-type="float" office:value="3.743434" calcext:value-type="float">
            <text:p>3.7434</text:p>
          </table:table-cell>
          <table:table-cell table:number-columns-repeated="5"/>
        </table:table-row>
        <table:table-row table:style-name="ro1">
          <table:table-cell office:value-type="float" office:value="3.621225" calcext:value-type="float">
            <text:p>3.6212</text:p>
          </table:table-cell>
          <table:table-cell office:value-type="float" office:value="3.613053" calcext:value-type="float">
            <text:p>3.6131</text:p>
          </table:table-cell>
          <table:table-cell office:value-type="float" office:value="3.620774" calcext:value-type="float">
            <text:p>3.6208</text:p>
          </table:table-cell>
          <table:table-cell office:value-type="float" office:value="3.612614" calcext:value-type="float">
            <text:p>3.6126</text:p>
          </table:table-cell>
          <table:table-cell office:value-type="float" office:value="3.633915" calcext:value-type="float">
            <text:p>3.6339</text:p>
          </table:table-cell>
          <table:table-cell office:value-type="float" office:value="3.633567" calcext:value-type="float">
            <text:p>3.6336</text:p>
          </table:table-cell>
          <table:table-cell office:value-type="float" office:value="3.61827" calcext:value-type="float">
            <text:p>3.6183</text:p>
          </table:table-cell>
          <table:table-cell office:value-type="float" office:value="3.608655" calcext:value-type="float">
            <text:p>3.6087</text:p>
          </table:table-cell>
          <table:table-cell office:value-type="float" office:value="3.616369" calcext:value-type="float">
            <text:p>3.6164</text:p>
          </table:table-cell>
          <table:table-cell office:value-type="float" office:value="3.611053" calcext:value-type="float">
            <text:p>3.6111</text:p>
          </table:table-cell>
          <table:table-cell table:style-name="ce2" office:value-type="float" office:value="3.596956" calcext:value-type="float">
            <text:p>3.5970</text:p>
          </table:table-cell>
          <table:table-cell office:value-type="float" office:value="3.59099" calcext:value-type="float">
            <text:p>3.5910</text:p>
          </table:table-cell>
          <table:table-cell office:value-type="float" office:value="3.617185" calcext:value-type="float">
            <text:p>3.6172</text:p>
          </table:table-cell>
          <table:table-cell office:value-type="float" office:value="3.608085" calcext:value-type="float">
            <text:p>3.6081</text:p>
          </table:table-cell>
          <table:table-cell office:value-type="float" office:value="3.62093" calcext:value-type="float">
            <text:p>3.6209</text:p>
          </table:table-cell>
          <table:table-cell office:value-type="float" office:value="3.754349" calcext:value-type="float">
            <text:p>3.7543</text:p>
          </table:table-cell>
          <table:table-cell table:number-columns-repeated="5"/>
        </table:table-row>
        <table:table-row table:style-name="ro1">
          <table:table-cell table:style-name="ce16" office:value-type="float" office:value="3.6615" calcext:value-type="float">
            <text:p>3.6615</text:p>
          </table:table-cell>
          <table:table-cell table:style-name="ce16" office:value-type="float" office:value="3.646005" calcext:value-type="float">
            <text:p>3.6460</text:p>
          </table:table-cell>
          <table:table-cell table:style-name="ce16" office:value-type="float" office:value="3.656817" calcext:value-type="float">
            <text:p>3.6568</text:p>
          </table:table-cell>
          <table:table-cell table:style-name="ce16" office:value-type="float" office:value="3.647468" calcext:value-type="float">
            <text:p>3.6475</text:p>
          </table:table-cell>
          <table:table-cell table:style-name="ce16" office:value-type="float" office:value="3.685061" calcext:value-type="float">
            <text:p>3.6851</text:p>
          </table:table-cell>
          <table:table-cell table:style-name="ce16" office:value-type="float" office:value="3.676112" calcext:value-type="float">
            <text:p>3.6761</text:p>
          </table:table-cell>
          <table:table-cell table:style-name="ce16" office:value-type="float" office:value="3.661475" calcext:value-type="float">
            <text:p>3.6615</text:p>
          </table:table-cell>
          <table:table-cell table:style-name="ce16" office:value-type="float" office:value="3.653562" calcext:value-type="float">
            <text:p>3.6536</text:p>
          </table:table-cell>
          <table:table-cell table:style-name="ce16" office:value-type="float" office:value="3.664581" calcext:value-type="float">
            <text:p>3.6646</text:p>
          </table:table-cell>
          <table:table-cell table:style-name="ce16" office:value-type="float" office:value="3.64987" calcext:value-type="float">
            <text:p>3.6499</text:p>
          </table:table-cell>
          <table:table-cell office:value-type="float" office:value="3.645495" calcext:value-type="float">
            <text:p>3.6455</text:p>
          </table:table-cell>
          <table:table-cell table:style-name="ce16" office:value-type="float" office:value="3.629248" calcext:value-type="float">
            <text:p>3.6292</text:p>
          </table:table-cell>
          <table:table-cell table:style-name="ce16" office:value-type="float" office:value="3.796875" calcext:value-type="float">
            <text:p>3.7969</text:p>
          </table:table-cell>
          <table:table-cell table:style-name="ce16" office:value-type="float" office:value="3.641058" calcext:value-type="float">
            <text:p>3.6411</text:p>
          </table:table-cell>
          <table:table-cell office:value-type="float" office:value="3.664349" calcext:value-type="float">
            <text:p>3.6643</text:p>
          </table:table-cell>
          <table:table-cell office:value-type="float" office:value="3.977792" calcext:value-type="float">
            <text:p>3.9778</text:p>
          </table:table-cell>
          <table:table-cell table:number-columns-repeated="5"/>
        </table:table-row>
        <table:table-row table:style-name="ro1">
          <table:table-cell table:style-name="ce16" office:value-type="float" office:value="3.815302" calcext:value-type="float">
            <text:p>3.8153</text:p>
          </table:table-cell>
          <table:table-cell table:style-name="ce16" office:value-type="float" office:value="3.792583" calcext:value-type="float">
            <text:p>3.7926</text:p>
          </table:table-cell>
          <table:table-cell table:style-name="ce16" office:value-type="float" office:value="3.799697" calcext:value-type="float">
            <text:p>3.7997</text:p>
          </table:table-cell>
          <table:table-cell table:style-name="ce16" office:value-type="float" office:value="3.781482" calcext:value-type="float">
            <text:p>3.7815</text:p>
          </table:table-cell>
          <table:table-cell table:style-name="ce16" office:value-type="float" office:value="3.815935" calcext:value-type="float">
            <text:p>3.8159</text:p>
          </table:table-cell>
          <table:table-cell table:style-name="ce16" office:value-type="float" office:value="3.808094" calcext:value-type="float">
            <text:p>3.8081</text:p>
          </table:table-cell>
          <table:table-cell table:style-name="ce16" office:value-type="float" office:value="3.801734" calcext:value-type="float">
            <text:p>3.8017</text:p>
          </table:table-cell>
          <table:table-cell table:style-name="ce16" office:value-type="float" office:value="3.79084" calcext:value-type="float">
            <text:p>3.7908</text:p>
          </table:table-cell>
          <table:table-cell table:style-name="ce16" office:value-type="float" office:value="3.800497" calcext:value-type="float">
            <text:p>3.8005</text:p>
          </table:table-cell>
          <table:table-cell table:style-name="ce16" office:value-type="float" office:value="3.765383" calcext:value-type="float">
            <text:p>3.7654</text:p>
          </table:table-cell>
          <table:table-cell office:value-type="float" office:value="3.778656" calcext:value-type="float">
            <text:p>3.7787</text:p>
          </table:table-cell>
          <table:table-cell table:style-name="ce16" office:value-type="float" office:value="3.759474" calcext:value-type="float">
            <text:p>3.7595</text:p>
          </table:table-cell>
          <table:table-cell table:style-name="ce16" office:value-type="float" office:value="4.171444" calcext:value-type="float">
            <text:p>4.1714</text:p>
          </table:table-cell>
          <table:table-cell table:style-name="ce16" office:value-type="float" office:value="3.772309" calcext:value-type="float">
            <text:p>3.7723</text:p>
          </table:table-cell>
          <table:table-cell office:value-type="float" office:value="3.807275" calcext:value-type="float">
            <text:p>3.8073</text:p>
          </table:table-cell>
          <table:table-cell office:value-type="float" office:value="4.343234" calcext:value-type="float">
            <text:p>4.3432</text:p>
          </table:table-cell>
          <table:table-cell table:number-columns-repeated="5"/>
        </table:table-row>
        <table:table-row table:style-name="ro1">
          <table:table-cell table:style-name="ce16" office:value-type="float" office:value="3.764616" calcext:value-type="float">
            <text:p>3.7646</text:p>
          </table:table-cell>
          <table:table-cell table:style-name="ce16" office:value-type="float" office:value="3.736823" calcext:value-type="float">
            <text:p>3.7368</text:p>
          </table:table-cell>
          <table:table-cell table:style-name="ce16" office:value-type="float" office:value="3.742487" calcext:value-type="float">
            <text:p>3.7425</text:p>
          </table:table-cell>
          <table:table-cell table:style-name="ce16" office:value-type="float" office:value="3.747175" calcext:value-type="float">
            <text:p>3.7472</text:p>
          </table:table-cell>
          <table:table-cell table:style-name="ce16" office:value-type="float" office:value="3.799937" calcext:value-type="float">
            <text:p>3.7999</text:p>
          </table:table-cell>
          <table:table-cell table:style-name="ce16" office:value-type="float" office:value="3.777747" calcext:value-type="float">
            <text:p>3.7777</text:p>
          </table:table-cell>
          <table:table-cell table:style-name="ce16" office:value-type="float" office:value="3.765569" calcext:value-type="float">
            <text:p>3.7656</text:p>
          </table:table-cell>
          <table:table-cell table:style-name="ce16" office:value-type="float" office:value="3.753986" calcext:value-type="float">
            <text:p>3.7540</text:p>
          </table:table-cell>
          <table:table-cell table:style-name="ce16" office:value-type="float" office:value="3.763181" calcext:value-type="float">
            <text:p>3.7632</text:p>
          </table:table-cell>
          <table:table-cell table:style-name="ce16" office:value-type="float" office:value="3.725278" calcext:value-type="float">
            <text:p>3.7253</text:p>
          </table:table-cell>
          <table:table-cell office:value-type="float" office:value="3.738804" calcext:value-type="float">
            <text:p>3.7388</text:p>
          </table:table-cell>
          <table:table-cell table:style-name="ce16" office:value-type="float" office:value="3.733873" calcext:value-type="float">
            <text:p>3.7339</text:p>
          </table:table-cell>
          <table:table-cell table:style-name="ce16" office:value-type="float" office:value="4.088839" calcext:value-type="float">
            <text:p>4.0888</text:p>
          </table:table-cell>
          <table:table-cell table:style-name="ce16" office:value-type="float" office:value="3.726388" calcext:value-type="float">
            <text:p>3.7264</text:p>
          </table:table-cell>
          <table:table-cell office:value-type="float" office:value="3.760073" calcext:value-type="float">
            <text:p>3.7601</text:p>
          </table:table-cell>
          <table:table-cell office:value-type="float" office:value="5.528413" calcext:value-type="float">
            <text:p>5.5284</text:p>
          </table:table-cell>
          <table:table-cell table:number-columns-repeated="5"/>
        </table:table-row>
        <table:table-row table:style-name="ro1">
          <table:table-cell table:style-name="ce16" office:value-type="float" office:value="3.596839" calcext:value-type="float">
            <text:p>3.5968</text:p>
          </table:table-cell>
          <table:table-cell table:style-name="ce16" office:value-type="float" office:value="3.588766" calcext:value-type="float">
            <text:p>3.5888</text:p>
          </table:table-cell>
          <table:table-cell table:style-name="ce16" office:value-type="float" office:value="3.613814" calcext:value-type="float">
            <text:p>3.6138</text:p>
          </table:table-cell>
          <table:table-cell table:style-name="ce16" office:value-type="float" office:value="3.579063" calcext:value-type="float">
            <text:p>3.5791</text:p>
          </table:table-cell>
          <table:table-cell table:style-name="ce16" office:value-type="float" office:value="3.602592" calcext:value-type="float">
            <text:p>3.6026</text:p>
          </table:table-cell>
          <table:table-cell table:style-name="ce16" office:value-type="float" office:value="3.587055" calcext:value-type="float">
            <text:p>3.5871</text:p>
          </table:table-cell>
          <table:table-cell table:style-name="ce16" office:value-type="float" office:value="3.61828" calcext:value-type="float">
            <text:p>3.6183</text:p>
          </table:table-cell>
          <table:table-cell table:style-name="ce16" office:value-type="float" office:value="3.59522" calcext:value-type="float">
            <text:p>3.5952</text:p>
          </table:table-cell>
          <table:table-cell table:style-name="ce16" office:value-type="float" office:value="3.591777" calcext:value-type="float">
            <text:p>3.5918</text:p>
          </table:table-cell>
          <table:table-cell table:style-name="ce16" office:value-type="float" office:value="3.585514" calcext:value-type="float">
            <text:p>3.5855</text:p>
          </table:table-cell>
          <table:table-cell office:value-type="float" office:value="3.575466" calcext:value-type="float">
            <text:p>3.5755</text:p>
          </table:table-cell>
          <table:table-cell table:style-name="ce16" office:value-type="float" office:value="3.568301" calcext:value-type="float">
            <text:p>3.5683</text:p>
          </table:table-cell>
          <table:table-cell table:style-name="ce16" office:value-type="float" office:value="3.589119" calcext:value-type="float">
            <text:p>3.5891</text:p>
          </table:table-cell>
          <table:table-cell table:style-name="ce16" office:value-type="float" office:value="3.577237" calcext:value-type="float">
            <text:p>3.5772</text:p>
          </table:table-cell>
          <table:table-cell office:value-type="float" office:value="3.599831" calcext:value-type="float">
            <text:p>3.5998</text:p>
          </table:table-cell>
          <table:table-cell office:value-type="float" office:value="4.773745" calcext:value-type="float">
            <text:p>4.7737</text:p>
          </table:table-cell>
          <table:table-cell table:number-columns-repeated="5"/>
        </table:table-row>
        <table:table-row table:style-name="ro1">
          <table:table-cell table:style-name="ce16" office:value-type="float" office:value="3.57942" calcext:value-type="float">
            <text:p>3.5794</text:p>
          </table:table-cell>
          <table:table-cell table:style-name="ce16" office:value-type="float" office:value="3.567129" calcext:value-type="float">
            <text:p>3.5671</text:p>
          </table:table-cell>
          <table:table-cell table:style-name="ce16" office:value-type="float" office:value="3.592396" calcext:value-type="float">
            <text:p>3.5924</text:p>
          </table:table-cell>
          <table:table-cell table:style-name="ce16" office:value-type="float" office:value="3.563889" calcext:value-type="float">
            <text:p>3.5639</text:p>
          </table:table-cell>
          <table:table-cell table:style-name="ce16" office:value-type="float" office:value="3.582771" calcext:value-type="float">
            <text:p>3.5828</text:p>
          </table:table-cell>
          <table:table-cell table:style-name="ce16" office:value-type="float" office:value="3.574756" calcext:value-type="float">
            <text:p>3.5748</text:p>
          </table:table-cell>
          <table:table-cell table:style-name="ce16" office:value-type="float" office:value="3.604609" calcext:value-type="float">
            <text:p>3.6046</text:p>
          </table:table-cell>
          <table:table-cell table:style-name="ce16" office:value-type="float" office:value="3.58357" calcext:value-type="float">
            <text:p>3.5836</text:p>
          </table:table-cell>
          <table:table-cell table:style-name="ce16" office:value-type="float" office:value="3.581588" calcext:value-type="float">
            <text:p>3.5816</text:p>
          </table:table-cell>
          <table:table-cell table:style-name="ce16" office:value-type="float" office:value="3.577582" calcext:value-type="float">
            <text:p>3.5776</text:p>
          </table:table-cell>
          <table:table-cell office:value-type="float" office:value="3.566465" calcext:value-type="float">
            <text:p>3.5665</text:p>
          </table:table-cell>
          <table:table-cell table:style-name="ce16" office:value-type="float" office:value="3.555803" calcext:value-type="float">
            <text:p>3.5558</text:p>
          </table:table-cell>
          <table:table-cell table:style-name="ce16" office:value-type="float" office:value="3.575537" calcext:value-type="float">
            <text:p>3.5755</text:p>
          </table:table-cell>
          <table:table-cell table:style-name="ce16" office:value-type="float" office:value="3.566685" calcext:value-type="float">
            <text:p>3.5667</text:p>
          </table:table-cell>
          <table:table-cell office:value-type="float" office:value="3.584984" calcext:value-type="float">
            <text:p>3.5850</text:p>
          </table:table-cell>
          <table:table-cell office:value-type="float" office:value="4.621786" calcext:value-type="float">
            <text:p>4.6218</text:p>
          </table:table-cell>
          <table:table-cell table:number-columns-repeated="5"/>
        </table:table-row>
        <table:table-row table:style-name="ro1">
          <table:table-cell table:style-name="ce19" table:number-columns-repeated="2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3.720757" calcext:value-type="float">
            <text:p>3.720757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office:value-type="float" office:value="4.768192" calcext:value-type="float">
            <text:p>4.76819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3.754509" calcext:value-type="float">
            <text:p>3.754509</text:p>
          </table:table-cell>
          <table:table-cell table:style-name="Default" office:value-type="float" office:value="3.977999" calcext:value-type="float">
            <text:p>3.977999</text:p>
          </table:table-cell>
          <table:table-cell table:style-name="Default" office:value-type="float" office:value="4.343648" calcext:value-type="float">
            <text:p>4.343648</text:p>
          </table:table-cell>
          <table:table-cell table:style-name="Default" office:value-type="float" office:value="5.528828" calcext:value-type="float">
            <text:p>5.528828</text:p>
          </table:table-cell>
          <table:table-cell table:style-name="Default" office:value-type="float" office:value="4.774183" calcext:value-type="float">
            <text:p>4.774183</text:p>
          </table:table-cell>
          <table:table-cell table:style-name="Default" office:value-type="float" office:value="4.621945" calcext:value-type="float">
            <text:p>4.621945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75769" calcext:value-type="float">
            <text:p>3.675769</text:p>
          </table:table-cell>
          <table:table-cell table:style-name="Default" office:value-type="float" office:value="3.520884" calcext:value-type="float">
            <text:p>3.520884</text:p>
          </table:table-cell>
          <table:table-cell table:style-name="Default" office:value-type="float" office:value="3.833448" calcext:value-type="float">
            <text:p>3.833448</text:p>
          </table:table-cell>
          <table:table-cell table:style-name="Default" office:value-type="float" office:value="5.83671" calcext:value-type="float">
            <text:p>5.83671</text:p>
          </table:table-cell>
          <table:table-cell table:style-name="Default" office:value-type="float" office:value="5.175016" calcext:value-type="float">
            <text:p>5.175016</text:p>
          </table:table-cell>
          <table:table-cell table:style-name="Default" office:value-type="float" office:value="6.311746" calcext:value-type="float">
            <text:p>6.311746</text:p>
          </table:table-cell>
          <table:table-cell table:style-name="Default" office:value-type="float" office:value="6.020565" calcext:value-type="float">
            <text:p>6.020565</text:p>
          </table:table-cell>
          <table:table-cell table:style-name="Default" office:value-type="float" office:value="4.058786" calcext:value-type="float">
            <text:p>4.058786</text:p>
          </table:table-cell>
          <table:table-cell table:style-name="Default" office:value-type="float" office:value="7.576095" calcext:value-type="float">
            <text:p>7.57609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887056" calcext:value-type="float">
            <text:p>3.8871</text:p>
          </table:table-cell>
          <table:table-cell table:style-name="ce16" office:value-type="float" office:value="3.867218" calcext:value-type="float">
            <text:p>3.8672</text:p>
          </table:table-cell>
          <table:table-cell table:style-name="ce16" office:value-type="float" office:value="3.948119" calcext:value-type="float">
            <text:p>3.9481</text:p>
          </table:table-cell>
          <table:table-cell table:style-name="ce16" office:value-type="float" office:value="3.916741" calcext:value-type="float">
            <text:p>3.9167</text:p>
          </table:table-cell>
          <table:table-cell table:style-name="ce16" office:value-type="float" office:value="3.890105" calcext:value-type="float">
            <text:p>3.8901</text:p>
          </table:table-cell>
          <table:table-cell table:style-name="ce16" office:value-type="float" office:value="3.836374" calcext:value-type="float">
            <text:p>3.8364</text:p>
          </table:table-cell>
          <table:table-cell table:style-name="ce16" office:value-type="float" office:value="3.8915" calcext:value-type="float">
            <text:p>3.8915</text:p>
          </table:table-cell>
          <table:table-cell table:style-name="ce16" office:value-type="float" office:value="3.900358" calcext:value-type="float">
            <text:p>3.9004</text:p>
          </table:table-cell>
          <table:table-cell table:style-name="ce16" office:value-type="float" office:value="3.854675" calcext:value-type="float">
            <text:p>3.8547</text:p>
          </table:table-cell>
          <table:table-cell table:style-name="ce16" office:value-type="float" office:value="3.832299" calcext:value-type="float">
            <text:p>3.8323</text:p>
          </table:table-cell>
          <table:table-cell office:value-type="float" office:value="3.869751" calcext:value-type="float">
            <text:p>3.8698</text:p>
          </table:table-cell>
          <table:table-cell table:style-name="ce16" office:value-type="float" office:value="3.879342" calcext:value-type="float">
            <text:p>3.8793</text:p>
          </table:table-cell>
          <table:table-cell table:style-name="ce16" office:value-type="float" office:value="3.886411" calcext:value-type="float">
            <text:p>3.8864</text:p>
          </table:table-cell>
          <table:table-cell table:style-name="ce16" office:value-type="float" office:value="3.866101" calcext:value-type="float">
            <text:p>3.8661</text:p>
          </table:table-cell>
          <table:table-cell office:value-type="float" office:value="6.881579" calcext:value-type="float">
            <text:p>6.8816</text:p>
          </table:table-cell>
          <table:table-cell office:value-type="float" office:value="4.568213" calcext:value-type="float">
            <text:p>4.5682</text:p>
          </table:table-cell>
          <table:table-cell table:number-columns-repeated="5"/>
        </table:table-row>
        <table:table-row table:style-name="ro1">
          <table:table-cell office:value-type="float" office:value="3.531365" calcext:value-type="float">
            <text:p>3.5314</text:p>
          </table:table-cell>
          <table:table-cell office:value-type="float" office:value="3.516" calcext:value-type="float">
            <text:p>3.5160</text:p>
          </table:table-cell>
          <table:table-cell office:value-type="float" office:value="3.522711" calcext:value-type="float">
            <text:p>3.5227</text:p>
          </table:table-cell>
          <table:table-cell office:value-type="float" office:value="3.524697" calcext:value-type="float">
            <text:p>3.5247</text:p>
          </table:table-cell>
          <table:table-cell office:value-type="float" office:value="3.520696" calcext:value-type="float">
            <text:p>3.5207</text:p>
          </table:table-cell>
          <table:table-cell office:value-type="float" office:value="3.504601" calcext:value-type="float">
            <text:p>3.5046</text:p>
          </table:table-cell>
          <table:table-cell office:value-type="float" office:value="3.524711" calcext:value-type="float">
            <text:p>3.5247</text:p>
          </table:table-cell>
          <table:table-cell office:value-type="float" office:value="3.53344" calcext:value-type="float">
            <text:p>3.5334</text:p>
          </table:table-cell>
          <table:table-cell office:value-type="float" office:value="3.536372" calcext:value-type="float">
            <text:p>3.5364</text:p>
          </table:table-cell>
          <table:table-cell office:value-type="float" office:value="3.518653" calcext:value-type="float">
            <text:p>3.5187</text:p>
          </table:table-cell>
          <table:table-cell office:value-type="float" office:value="3.514213" calcext:value-type="float">
            <text:p>3.5142</text:p>
          </table:table-cell>
          <table:table-cell office:value-type="float" office:value="3.514978" calcext:value-type="float">
            <text:p>3.5150</text:p>
          </table:table-cell>
          <table:table-cell office:value-type="float" office:value="3.506896" calcext:value-type="float">
            <text:p>3.5069</text:p>
          </table:table-cell>
          <table:table-cell office:value-type="float" office:value="3.494173" calcext:value-type="float">
            <text:p>3.4942</text:p>
          </table:table-cell>
          <table:table-cell office:value-type="float" office:value="5.519339" calcext:value-type="float">
            <text:p>5.5193</text:p>
          </table:table-cell>
          <table:table-cell table:style-name="ce16" office:value-type="float" office:value="5.527956" calcext:value-type="float">
            <text:p>5.5280</text:p>
          </table:table-cell>
          <table:table-cell table:number-columns-repeated="5"/>
        </table:table-row>
        <table:table-row table:style-name="ro1">
          <table:table-cell office:value-type="float" office:value="3.507316" calcext:value-type="float">
            <text:p>3.5073</text:p>
          </table:table-cell>
          <table:table-cell office:value-type="float" office:value="3.502072" calcext:value-type="float">
            <text:p>3.5021</text:p>
          </table:table-cell>
          <table:table-cell office:value-type="float" office:value="3.530256" calcext:value-type="float">
            <text:p>3.5303</text:p>
          </table:table-cell>
          <table:table-cell office:value-type="float" office:value="3.534115" calcext:value-type="float">
            <text:p>3.5341</text:p>
          </table:table-cell>
          <table:table-cell office:value-type="float" office:value="3.528243" calcext:value-type="float">
            <text:p>3.5282</text:p>
          </table:table-cell>
          <table:table-cell office:value-type="float" office:value="3.501596" calcext:value-type="float">
            <text:p>3.5016</text:p>
          </table:table-cell>
          <table:table-cell office:value-type="float" office:value="3.535147" calcext:value-type="float">
            <text:p>3.5351</text:p>
          </table:table-cell>
          <table:table-cell office:value-type="float" office:value="3.534649" calcext:value-type="float">
            <text:p>3.5346</text:p>
          </table:table-cell>
          <table:table-cell office:value-type="float" office:value="3.525665" calcext:value-type="float">
            <text:p>3.5257</text:p>
          </table:table-cell>
          <table:table-cell office:value-type="float" office:value="3.515273" calcext:value-type="float">
            <text:p>3.5153</text:p>
          </table:table-cell>
          <table:table-cell office:value-type="float" office:value="3.521651" calcext:value-type="float">
            <text:p>3.5217</text:p>
          </table:table-cell>
          <table:table-cell office:value-type="float" office:value="3.529246" calcext:value-type="float">
            <text:p>3.5292</text:p>
          </table:table-cell>
          <table:table-cell office:value-type="float" office:value="3.520656" calcext:value-type="float">
            <text:p>3.5207</text:p>
          </table:table-cell>
          <table:table-cell office:value-type="float" office:value="3.525755" calcext:value-type="float">
            <text:p>3.5258</text:p>
          </table:table-cell>
          <table:table-cell office:value-type="float" office:value="5.48282" calcext:value-type="float">
            <text:p>5.4828</text:p>
          </table:table-cell>
          <table:table-cell table:style-name="ce16" office:value-type="float" office:value="5.62362" calcext:value-type="float">
            <text:p>5.6236</text:p>
          </table:table-cell>
          <table:table-cell table:number-columns-repeated="5"/>
        </table:table-row>
        <table:table-row table:style-name="ro1">
          <table:table-cell office:value-type="float" office:value="3.584403" calcext:value-type="float">
            <text:p>3.5844</text:p>
          </table:table-cell>
          <table:table-cell office:value-type="float" office:value="3.566554" calcext:value-type="float">
            <text:p>3.5666</text:p>
          </table:table-cell>
          <table:table-cell office:value-type="float" office:value="3.584109" calcext:value-type="float">
            <text:p>3.5841</text:p>
          </table:table-cell>
          <table:table-cell office:value-type="float" office:value="3.587494" calcext:value-type="float">
            <text:p>3.5875</text:p>
          </table:table-cell>
          <table:table-cell office:value-type="float" office:value="3.586843" calcext:value-type="float">
            <text:p>3.5868</text:p>
          </table:table-cell>
          <table:table-cell office:value-type="float" office:value="3.569376" calcext:value-type="float">
            <text:p>3.5694</text:p>
          </table:table-cell>
          <table:table-cell office:value-type="float" office:value="3.589121" calcext:value-type="float">
            <text:p>3.5891</text:p>
          </table:table-cell>
          <table:table-cell office:value-type="float" office:value="3.588689" calcext:value-type="float">
            <text:p>3.5887</text:p>
          </table:table-cell>
          <table:table-cell office:value-type="float" office:value="3.58969" calcext:value-type="float">
            <text:p>3.5897</text:p>
          </table:table-cell>
          <table:table-cell office:value-type="float" office:value="3.586304" calcext:value-type="float">
            <text:p>3.5863</text:p>
          </table:table-cell>
          <table:table-cell office:value-type="float" office:value="3.572299" calcext:value-type="float">
            <text:p>3.5723</text:p>
          </table:table-cell>
          <table:table-cell office:value-type="float" office:value="3.579519" calcext:value-type="float">
            <text:p>3.5795</text:p>
          </table:table-cell>
          <table:table-cell office:value-type="float" office:value="3.568819" calcext:value-type="float">
            <text:p>3.5688</text:p>
          </table:table-cell>
          <table:table-cell office:value-type="float" office:value="3.570736" calcext:value-type="float">
            <text:p>3.5707</text:p>
          </table:table-cell>
          <table:table-cell office:value-type="float" office:value="4.058597" calcext:value-type="float">
            <text:p>4.0586</text:p>
          </table:table-cell>
          <table:table-cell table:style-name="ce16" office:value-type="float" office:value="3.692148" calcext:value-type="float">
            <text:p>3.6921</text:p>
          </table:table-cell>
          <table:table-cell table:number-columns-repeated="5"/>
        </table:table-row>
        <table:table-row table:style-name="ro1">
          <table:table-cell office:value-type="float" office:value="3.760146" calcext:value-type="float">
            <text:p>3.7601</text:p>
          </table:table-cell>
          <table:table-cell office:value-type="float" office:value="3.763009" calcext:value-type="float">
            <text:p>3.7630</text:p>
          </table:table-cell>
          <table:table-cell office:value-type="float" office:value="3.821765" calcext:value-type="float">
            <text:p>3.8218</text:p>
          </table:table-cell>
          <table:table-cell office:value-type="float" office:value="3.803181" calcext:value-type="float">
            <text:p>3.8032</text:p>
          </table:table-cell>
          <table:table-cell office:value-type="float" office:value="3.785341" calcext:value-type="float">
            <text:p>3.7853</text:p>
          </table:table-cell>
          <table:table-cell office:value-type="float" office:value="3.759834" calcext:value-type="float">
            <text:p>3.7598</text:p>
          </table:table-cell>
          <table:table-cell office:value-type="float" office:value="3.787356" calcext:value-type="float">
            <text:p>3.7874</text:p>
          </table:table-cell>
          <table:table-cell office:value-type="float" office:value="3.796622" calcext:value-type="float">
            <text:p>3.7966</text:p>
          </table:table-cell>
          <table:table-cell office:value-type="float" office:value="4.246449" calcext:value-type="float">
            <text:p>4.2464</text:p>
          </table:table-cell>
          <table:table-cell office:value-type="float" office:value="3.786353" calcext:value-type="float">
            <text:p>3.7864</text:p>
          </table:table-cell>
          <table:table-cell office:value-type="float" office:value="3.769252" calcext:value-type="float">
            <text:p>3.7693</text:p>
          </table:table-cell>
          <table:table-cell office:value-type="float" office:value="3.776417" calcext:value-type="float">
            <text:p>3.7764</text:p>
          </table:table-cell>
          <table:table-cell office:value-type="float" office:value="3.768285" calcext:value-type="float">
            <text:p>3.7683</text:p>
          </table:table-cell>
          <table:table-cell office:value-type="float" office:value="3.776364" calcext:value-type="float">
            <text:p>3.7764</text:p>
          </table:table-cell>
          <table:table-cell office:value-type="float" office:value="4.356034" calcext:value-type="float">
            <text:p>4.3560</text:p>
          </table:table-cell>
          <table:table-cell table:style-name="ce16" office:value-type="float" office:value="4.284142" calcext:value-type="float">
            <text:p>4.2841</text:p>
          </table:table-cell>
          <table:table-cell table:number-columns-repeated="5"/>
        </table:table-row>
        <table:table-row table:style-name="ro1">
          <table:table-cell office:value-type="float" office:value="3.834336" calcext:value-type="float">
            <text:p>3.8343</text:p>
          </table:table-cell>
          <table:table-cell office:value-type="float" office:value="3.802983" calcext:value-type="float">
            <text:p>3.8030</text:p>
          </table:table-cell>
          <table:table-cell office:value-type="float" office:value="3.858176" calcext:value-type="float">
            <text:p>3.8582</text:p>
          </table:table-cell>
          <table:table-cell office:value-type="float" office:value="3.832841" calcext:value-type="float">
            <text:p>3.8328</text:p>
          </table:table-cell>
          <table:table-cell office:value-type="float" office:value="3.843807" calcext:value-type="float">
            <text:p>3.8438</text:p>
          </table:table-cell>
          <table:table-cell office:value-type="float" office:value="3.825001" calcext:value-type="float">
            <text:p>3.8250</text:p>
          </table:table-cell>
          <table:table-cell office:value-type="float" office:value="3.833825" calcext:value-type="float">
            <text:p>3.8338</text:p>
          </table:table-cell>
          <table:table-cell office:value-type="float" office:value="3.836124" calcext:value-type="float">
            <text:p>3.8361</text:p>
          </table:table-cell>
          <table:table-cell office:value-type="float" office:value="3.816288" calcext:value-type="float">
            <text:p>3.8163</text:p>
          </table:table-cell>
          <table:table-cell office:value-type="float" office:value="3.85339" calcext:value-type="float">
            <text:p>3.8534</text:p>
          </table:table-cell>
          <table:table-cell office:value-type="float" office:value="3.805008" calcext:value-type="float">
            <text:p>3.8050</text:p>
          </table:table-cell>
          <table:table-cell office:value-type="float" office:value="3.827556" calcext:value-type="float">
            <text:p>3.8276</text:p>
          </table:table-cell>
          <table:table-cell office:value-type="float" office:value="3.811279" calcext:value-type="float">
            <text:p>3.8113</text:p>
          </table:table-cell>
          <table:table-cell office:value-type="float" office:value="3.790608" calcext:value-type="float">
            <text:p>3.7906</text:p>
          </table:table-cell>
          <table:table-cell office:value-type="float" office:value="5.889833" calcext:value-type="float">
            <text:p>5.8898</text:p>
          </table:table-cell>
          <table:table-cell table:style-name="ce16" office:value-type="float" office:value="7.278353" calcext:value-type="float">
            <text:p>7.2784</text:p>
          </table:table-cell>
          <table:table-cell table:number-columns-repeated="5"/>
        </table:table-row>
        <table:table-row table:style-name="ro1">
          <table:table-cell office:value-type="float" office:value="3.512555" calcext:value-type="float">
            <text:p>3.5126</text:p>
          </table:table-cell>
          <table:table-cell office:value-type="float" office:value="3.507376" calcext:value-type="float">
            <text:p>3.5074</text:p>
          </table:table-cell>
          <table:table-cell office:value-type="float" office:value="3.532349" calcext:value-type="float">
            <text:p>3.5323</text:p>
          </table:table-cell>
          <table:table-cell office:value-type="float" office:value="3.536803" calcext:value-type="float">
            <text:p>3.5368</text:p>
          </table:table-cell>
          <table:table-cell office:value-type="float" office:value="3.556203" calcext:value-type="float">
            <text:p>3.5562</text:p>
          </table:table-cell>
          <table:table-cell office:value-type="float" office:value="3.507828" calcext:value-type="float">
            <text:p>3.5078</text:p>
          </table:table-cell>
          <table:table-cell office:value-type="float" office:value="3.523697" calcext:value-type="float">
            <text:p>3.5237</text:p>
          </table:table-cell>
          <table:table-cell office:value-type="float" office:value="3.528692" calcext:value-type="float">
            <text:p>3.5287</text:p>
          </table:table-cell>
          <table:table-cell office:value-type="float" office:value="3.504001" calcext:value-type="float">
            <text:p>3.5040</text:p>
          </table:table-cell>
          <table:table-cell office:value-type="float" office:value="3.527874" calcext:value-type="float">
            <text:p>3.5279</text:p>
          </table:table-cell>
          <table:table-cell office:value-type="float" office:value="3.521593" calcext:value-type="float">
            <text:p>3.5216</text:p>
          </table:table-cell>
          <table:table-cell office:value-type="float" office:value="3.550581" calcext:value-type="float">
            <text:p>3.5506</text:p>
          </table:table-cell>
          <table:table-cell office:value-type="float" office:value="3.522204" calcext:value-type="float">
            <text:p>3.5222</text:p>
          </table:table-cell>
          <table:table-cell office:value-type="float" office:value="3.520249" calcext:value-type="float">
            <text:p>3.5202</text:p>
          </table:table-cell>
          <table:table-cell office:value-type="float" office:value="6.096898" calcext:value-type="float">
            <text:p>6.0969</text:p>
          </table:table-cell>
          <table:table-cell table:style-name="ce16" office:value-type="float" office:value="6.051315" calcext:value-type="float">
            <text:p>6.0513</text:p>
          </table:table-cell>
          <table:table-cell table:number-columns-repeated="5"/>
        </table:table-row>
        <table:table-row table:style-name="ro1">
          <table:table-cell office:value-type="float" office:value="3.790014" calcext:value-type="float">
            <text:p>3.7900</text:p>
          </table:table-cell>
          <table:table-cell office:value-type="float" office:value="3.764514" calcext:value-type="float">
            <text:p>3.7645</text:p>
          </table:table-cell>
          <table:table-cell office:value-type="float" office:value="3.805073" calcext:value-type="float">
            <text:p>3.8051</text:p>
          </table:table-cell>
          <table:table-cell office:value-type="float" office:value="3.808735" calcext:value-type="float">
            <text:p>3.8087</text:p>
          </table:table-cell>
          <table:table-cell office:value-type="float" office:value="3.835902" calcext:value-type="float">
            <text:p>3.8359</text:p>
          </table:table-cell>
          <table:table-cell office:value-type="float" office:value="3.841832" calcext:value-type="float">
            <text:p>3.8418</text:p>
          </table:table-cell>
          <table:table-cell office:value-type="float" office:value="3.792812" calcext:value-type="float">
            <text:p>3.7928</text:p>
          </table:table-cell>
          <table:table-cell office:value-type="float" office:value="3.775434" calcext:value-type="float">
            <text:p>3.7754</text:p>
          </table:table-cell>
          <table:table-cell office:value-type="float" office:value="3.768881" calcext:value-type="float">
            <text:p>3.7689</text:p>
          </table:table-cell>
          <table:table-cell office:value-type="float" office:value="3.805685" calcext:value-type="float">
            <text:p>3.8057</text:p>
          </table:table-cell>
          <table:table-cell office:value-type="float" office:value="3.777226" calcext:value-type="float">
            <text:p>3.7772</text:p>
          </table:table-cell>
          <table:table-cell office:value-type="float" office:value="3.812624" calcext:value-type="float">
            <text:p>3.8126</text:p>
          </table:table-cell>
          <table:table-cell office:value-type="float" office:value="3.773111" calcext:value-type="float">
            <text:p>3.7731</text:p>
          </table:table-cell>
          <table:table-cell office:value-type="float" office:value="3.783845" calcext:value-type="float">
            <text:p>3.7838</text:p>
          </table:table-cell>
          <table:table-cell office:value-type="float" office:value="6.55488" calcext:value-type="float">
            <text:p>6.5549</text:p>
          </table:table-cell>
          <table:table-cell table:style-name="ce16" office:value-type="float" office:value="7.57559" calcext:value-type="float">
            <text:p>7.5756</text:p>
          </table:table-cell>
          <table:table-cell table:number-columns-repeated="5"/>
        </table:table-row>
        <table:table-row table:style-name="ro1">
          <table:table-cell office:value-type="float" office:value="3.690747" calcext:value-type="float">
            <text:p>3.6907</text:p>
          </table:table-cell>
          <table:table-cell office:value-type="float" office:value="3.698361" calcext:value-type="float">
            <text:p>3.6984</text:p>
          </table:table-cell>
          <table:table-cell office:value-type="float" office:value="3.77342" calcext:value-type="float">
            <text:p>3.7734</text:p>
          </table:table-cell>
          <table:table-cell office:value-type="float" office:value="4.20118" calcext:value-type="float">
            <text:p>4.2012</text:p>
          </table:table-cell>
          <table:table-cell office:value-type="float" office:value="3.748219" calcext:value-type="float">
            <text:p>3.7482</text:p>
          </table:table-cell>
          <table:table-cell office:value-type="float" office:value="3.700534" calcext:value-type="float">
            <text:p>3.7005</text:p>
          </table:table-cell>
          <table:table-cell office:value-type="float" office:value="3.70807" calcext:value-type="float">
            <text:p>3.7081</text:p>
          </table:table-cell>
          <table:table-cell office:value-type="float" office:value="3.695389" calcext:value-type="float">
            <text:p>3.6954</text:p>
          </table:table-cell>
          <table:table-cell office:value-type="float" office:value="3.697527" calcext:value-type="float">
            <text:p>3.6975</text:p>
          </table:table-cell>
          <table:table-cell office:value-type="float" office:value="3.681452" calcext:value-type="float">
            <text:p>3.6815</text:p>
          </table:table-cell>
          <table:table-cell office:value-type="float" office:value="3.70293" calcext:value-type="float">
            <text:p>3.7029</text:p>
          </table:table-cell>
          <table:table-cell office:value-type="float" office:value="3.717658" calcext:value-type="float">
            <text:p>3.7177</text:p>
          </table:table-cell>
          <table:table-cell office:value-type="float" office:value="3.72048" calcext:value-type="float">
            <text:p>3.7205</text:p>
          </table:table-cell>
          <table:table-cell office:value-type="float" office:value="3.696784" calcext:value-type="float">
            <text:p>3.6968</text:p>
          </table:table-cell>
          <table:table-cell office:value-type="float" office:value="6.810913" calcext:value-type="float">
            <text:p>6.8109</text:p>
          </table:table-cell>
          <table:table-cell table:style-name="ce16" office:value-type="float" office:value="6.686287" calcext:value-type="float">
            <text:p>6.6863</text:p>
          </table:table-cell>
          <table:table-cell table:number-columns-repeated="5"/>
        </table:table-row>
        <table:table-row table:style-name="ro1">
          <table:table-cell office:value-type="float" office:value="3.725421" calcext:value-type="float">
            <text:p>3.7254</text:p>
          </table:table-cell>
          <table:table-cell office:value-type="float" office:value="3.710264" calcext:value-type="float">
            <text:p>3.7103</text:p>
          </table:table-cell>
          <table:table-cell office:value-type="float" office:value="4.135979" calcext:value-type="float">
            <text:p>4.1360</text:p>
          </table:table-cell>
          <table:table-cell office:value-type="float" office:value="3.723114" calcext:value-type="float">
            <text:p>3.7231</text:p>
          </table:table-cell>
          <table:table-cell office:value-type="float" office:value="3.741687" calcext:value-type="float">
            <text:p>3.7417</text:p>
          </table:table-cell>
          <table:table-cell office:value-type="float" office:value="3.746127" calcext:value-type="float">
            <text:p>3.7461</text:p>
          </table:table-cell>
          <table:table-cell office:value-type="float" office:value="3.747821" calcext:value-type="float">
            <text:p>3.7478</text:p>
          </table:table-cell>
          <table:table-cell office:value-type="float" office:value="3.719197" calcext:value-type="float">
            <text:p>3.7192</text:p>
          </table:table-cell>
          <table:table-cell office:value-type="float" office:value="3.712976" calcext:value-type="float">
            <text:p>3.7130</text:p>
          </table:table-cell>
          <table:table-cell office:value-type="float" office:value="3.714696" calcext:value-type="float">
            <text:p>3.7147</text:p>
          </table:table-cell>
          <table:table-cell office:value-type="float" office:value="3.717116" calcext:value-type="float">
            <text:p>3.7171</text:p>
          </table:table-cell>
          <table:table-cell office:value-type="float" office:value="3.723792" calcext:value-type="float">
            <text:p>3.7238</text:p>
          </table:table-cell>
          <table:table-cell office:value-type="float" office:value="3.726354" calcext:value-type="float">
            <text:p>3.7264</text:p>
          </table:table-cell>
          <table:table-cell office:value-type="float" office:value="3.711237" calcext:value-type="float">
            <text:p>3.7112</text:p>
          </table:table-cell>
          <table:table-cell office:value-type="float" office:value="6.71835" calcext:value-type="float">
            <text:p>6.7184</text:p>
          </table:table-cell>
          <table:table-cell table:style-name="ce16" office:value-type="float" office:value="6.853705" calcext:value-type="float">
            <text:p>6.8537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ce19"/>
          <table:table-cell table:style-name="ce20" office:value-type="float" office:value="6.898002" calcext:value-type="float">
            <text:p>6.898002</text:p>
          </table:table-cell>
          <table:table-cell table:style-name="ce20" office:value-type="float" office:value="5.528363" calcext:value-type="float">
            <text:p>5.528363</text:p>
          </table:table-cell>
          <table:table-cell table:style-name="ce20" office:value-type="float" office:value="5.624044" calcext:value-type="float">
            <text:p>5.624044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4.356232" calcext:value-type="float">
            <text:p>4.3562</text:p>
          </table:table-cell>
          <table:table-cell table:style-name="ce16" office:value-type="float" office:value="7.278801" calcext:value-type="float">
            <text:p>7.2788</text:p>
          </table:table-cell>
          <table:table-cell table:style-name="ce16" office:value-type="float" office:value="6.097329" calcext:value-type="float">
            <text:p>6.0973</text:p>
          </table:table-cell>
          <table:table-cell table:style-name="ce16" office:value-type="float" office:value="7.576095" calcext:value-type="float">
            <text:p>7.5761</text:p>
          </table:table-cell>
          <table:table-cell office:value-type="float" office:value="6.811314" calcext:value-type="float">
            <text:p>6.8113</text:p>
          </table:table-cell>
          <table:table-cell table:style-name="ce16" office:value-type="float" office:value="6.854122" calcext:value-type="float">
            <text:p>6.8541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55032" calcext:value-type="float">
            <text:p>3.9550</text:p>
          </table:table-cell>
          <table:table-cell table:style-name="ce16" office:value-type="float" office:value="3.743854" calcext:value-type="float">
            <text:p>3.7439</text:p>
          </table:table-cell>
          <table:table-cell table:style-name="ce16" office:value-type="float" office:value="3.783187" calcext:value-type="float">
            <text:p>3.7832</text:p>
          </table:table-cell>
          <table:table-cell table:style-name="ce16" office:value-type="float" office:value="3.75623" calcext:value-type="float">
            <text:p>3.7562</text:p>
          </table:table-cell>
          <table:table-cell table:style-name="ce16" office:value-type="float" office:value="3.770505" calcext:value-type="float">
            <text:p>3.7705</text:p>
          </table:table-cell>
          <table:table-cell table:style-name="ce16" office:value-type="float" office:value="3.793451" calcext:value-type="float">
            <text:p>3.7935</text:p>
          </table:table-cell>
          <table:table-cell table:style-name="ce16" office:value-type="float" office:value="3.746143" calcext:value-type="float">
            <text:p>3.7461</text:p>
          </table:table-cell>
          <table:table-cell table:style-name="ce16" office:value-type="float" office:value="3.768405" calcext:value-type="float">
            <text:p>3.7684</text:p>
          </table:table-cell>
          <table:table-cell table:style-name="ce16" office:value-type="float" office:value="4.265879" calcext:value-type="float">
            <text:p>4.2659</text:p>
          </table:table-cell>
          <table:table-cell table:style-name="ce16" office:value-type="float" office:value="3.745539" calcext:value-type="float">
            <text:p>3.7455</text:p>
          </table:table-cell>
          <table:table-cell office:value-type="float" office:value="3.711001" calcext:value-type="float">
            <text:p>3.7110</text:p>
          </table:table-cell>
          <table:table-cell table:style-name="ce16" office:value-type="float" office:value="3.734568" calcext:value-type="float">
            <text:p>3.7346</text:p>
          </table:table-cell>
          <table:table-cell table:style-name="ce16" office:value-type="float" office:value="3.754078" calcext:value-type="float">
            <text:p>3.7541</text:p>
          </table:table-cell>
          <table:table-cell table:style-name="ce16" office:value-type="float" office:value="4.505655" calcext:value-type="float">
            <text:p>4.5057</text:p>
          </table:table-cell>
          <table:table-cell office:value-type="float" office:value="4.442974" calcext:value-type="float">
            <text:p>4.4430</text:p>
          </table:table-cell>
          <table:table-cell office:value-type="float" office:value="4.510331" calcext:value-type="float">
            <text:p>4.5103</text:p>
          </table:table-cell>
          <table:table-cell table:number-columns-repeated="5"/>
        </table:table-row>
        <table:table-row table:style-name="ro1">
          <table:table-cell office:value-type="float" office:value="3.682705" calcext:value-type="float">
            <text:p>3.6827</text:p>
          </table:table-cell>
          <table:table-cell office:value-type="float" office:value="3.647983" calcext:value-type="float">
            <text:p>3.6480</text:p>
          </table:table-cell>
          <table:table-cell office:value-type="float" office:value="3.688064" calcext:value-type="float">
            <text:p>3.6881</text:p>
          </table:table-cell>
          <table:table-cell office:value-type="float" office:value="3.655895" calcext:value-type="float">
            <text:p>3.6559</text:p>
          </table:table-cell>
          <table:table-cell office:value-type="float" office:value="3.69486" calcext:value-type="float">
            <text:p>3.6949</text:p>
          </table:table-cell>
          <table:table-cell office:value-type="float" office:value="4.116245" calcext:value-type="float">
            <text:p>4.1162</text:p>
          </table:table-cell>
          <table:table-cell office:value-type="float" office:value="3.670577" calcext:value-type="float">
            <text:p>3.6706</text:p>
          </table:table-cell>
          <table:table-cell office:value-type="float" office:value="3.673256" calcext:value-type="float">
            <text:p>3.6733</text:p>
          </table:table-cell>
          <table:table-cell office:value-type="float" office:value="3.692892" calcext:value-type="float">
            <text:p>3.6929</text:p>
          </table:table-cell>
          <table:table-cell office:value-type="float" office:value="3.656521" calcext:value-type="float">
            <text:p>3.6565</text:p>
          </table:table-cell>
          <table:table-cell office:value-type="float" office:value="3.624151" calcext:value-type="float">
            <text:p>3.6242</text:p>
          </table:table-cell>
          <table:table-cell office:value-type="float" office:value="3.638117" calcext:value-type="float">
            <text:p>3.6381</text:p>
          </table:table-cell>
          <table:table-cell office:value-type="float" office:value="3.652447" calcext:value-type="float">
            <text:p>3.6524</text:p>
          </table:table-cell>
          <table:table-cell office:value-type="float" office:value="6.476934" calcext:value-type="float">
            <text:p>6.4769</text:p>
          </table:table-cell>
          <table:table-cell table:style-name="ce16" office:value-type="float" office:value="6.709689" calcext:value-type="float">
            <text:p>6.7097</text:p>
          </table:table-cell>
          <table:table-cell office:value-type="float" office:value="6.820917" calcext:value-type="float">
            <text:p>6.8209</text:p>
          </table:table-cell>
          <table:table-cell table:number-columns-repeated="5"/>
        </table:table-row>
        <table:table-row table:style-name="ro1">
          <table:table-cell office:value-type="float" office:value="3.777725" calcext:value-type="float">
            <text:p>3.7777</text:p>
          </table:table-cell>
          <table:table-cell office:value-type="float" office:value="3.747082" calcext:value-type="float">
            <text:p>3.7471</text:p>
          </table:table-cell>
          <table:table-cell office:value-type="float" office:value="3.803204" calcext:value-type="float">
            <text:p>3.8032</text:p>
          </table:table-cell>
          <table:table-cell office:value-type="float" office:value="3.761562" calcext:value-type="float">
            <text:p>3.7616</text:p>
          </table:table-cell>
          <table:table-cell office:value-type="float" office:value="3.790943" calcext:value-type="float">
            <text:p>3.7909</text:p>
          </table:table-cell>
          <table:table-cell office:value-type="float" office:value="3.796509" calcext:value-type="float">
            <text:p>3.7965</text:p>
          </table:table-cell>
          <table:table-cell office:value-type="float" office:value="3.76846" calcext:value-type="float">
            <text:p>3.7685</text:p>
          </table:table-cell>
          <table:table-cell office:value-type="float" office:value="3.815205" calcext:value-type="float">
            <text:p>3.8152</text:p>
          </table:table-cell>
          <table:table-cell office:value-type="float" office:value="3.77131" calcext:value-type="float">
            <text:p>3.7713</text:p>
          </table:table-cell>
          <table:table-cell office:value-type="float" office:value="3.756615" calcext:value-type="float">
            <text:p>3.7566</text:p>
          </table:table-cell>
          <table:table-cell office:value-type="float" office:value="3.751533" calcext:value-type="float">
            <text:p>3.7515</text:p>
          </table:table-cell>
          <table:table-cell office:value-type="float" office:value="3.736265" calcext:value-type="float">
            <text:p>3.7363</text:p>
          </table:table-cell>
          <table:table-cell office:value-type="float" office:value="3.774185" calcext:value-type="float">
            <text:p>3.7742</text:p>
          </table:table-cell>
          <table:table-cell office:value-type="float" office:value="7.29403" calcext:value-type="float">
            <text:p>7.2940</text:p>
          </table:table-cell>
          <table:table-cell table:style-name="ce16" office:value-type="float" office:value="7.410323" calcext:value-type="float">
            <text:p>7.4103</text:p>
          </table:table-cell>
          <table:table-cell office:value-type="float" office:value="6.761073" calcext:value-type="float">
            <text:p>6.7611</text:p>
          </table:table-cell>
          <table:table-cell table:number-columns-repeated="5"/>
        </table:table-row>
        <table:table-row table:style-name="ro1">
          <table:table-cell office:value-type="float" office:value="3.805287" calcext:value-type="float">
            <text:p>3.8053</text:p>
          </table:table-cell>
          <table:table-cell office:value-type="float" office:value="3.730833" calcext:value-type="float">
            <text:p>3.7308</text:p>
          </table:table-cell>
          <table:table-cell office:value-type="float" office:value="3.78475" calcext:value-type="float">
            <text:p>3.7848</text:p>
          </table:table-cell>
          <table:table-cell office:value-type="float" office:value="3.737062" calcext:value-type="float">
            <text:p>3.7371</text:p>
          </table:table-cell>
          <table:table-cell office:value-type="float" office:value="3.778422" calcext:value-type="float">
            <text:p>3.7784</text:p>
          </table:table-cell>
          <table:table-cell office:value-type="float" office:value="3.782316" calcext:value-type="float">
            <text:p>3.7823</text:p>
          </table:table-cell>
          <table:table-cell office:value-type="float" office:value="3.757991" calcext:value-type="float">
            <text:p>3.7580</text:p>
          </table:table-cell>
          <table:table-cell office:value-type="float" office:value="3.799935" calcext:value-type="float">
            <text:p>3.7999</text:p>
          </table:table-cell>
          <table:table-cell office:value-type="float" office:value="3.785491" calcext:value-type="float">
            <text:p>3.7855</text:p>
          </table:table-cell>
          <table:table-cell office:value-type="float" office:value="3.758886" calcext:value-type="float">
            <text:p>3.7589</text:p>
          </table:table-cell>
          <table:table-cell office:value-type="float" office:value="3.732974" calcext:value-type="float">
            <text:p>3.7330</text:p>
          </table:table-cell>
          <table:table-cell office:value-type="float" office:value="3.715817" calcext:value-type="float">
            <text:p>3.7158</text:p>
          </table:table-cell>
          <table:table-cell office:value-type="float" office:value="3.750203" calcext:value-type="float">
            <text:p>3.7502</text:p>
          </table:table-cell>
          <table:table-cell office:value-type="float" office:value="8.01623" calcext:value-type="float">
            <text:p>8.0162</text:p>
          </table:table-cell>
          <table:table-cell table:style-name="ce16" office:value-type="float" office:value="6.831246" calcext:value-type="float">
            <text:p>6.8312</text:p>
          </table:table-cell>
          <table:table-cell office:value-type="float" office:value="6.893197" calcext:value-type="float">
            <text:p>6.8932</text:p>
          </table:table-cell>
          <table:table-cell table:number-columns-repeated="5"/>
        </table:table-row>
        <table:table-row table:style-name="ro1">
          <table:table-cell office:value-type="float" office:value="3.823931" calcext:value-type="float">
            <text:p>3.8239</text:p>
          </table:table-cell>
          <table:table-cell office:value-type="float" office:value="3.852118" calcext:value-type="float">
            <text:p>3.8521</text:p>
          </table:table-cell>
          <table:table-cell office:value-type="float" office:value="4.038765" calcext:value-type="float">
            <text:p>4.0388</text:p>
          </table:table-cell>
          <table:table-cell office:value-type="float" office:value="3.814555" calcext:value-type="float">
            <text:p>3.8146</text:p>
          </table:table-cell>
          <table:table-cell office:value-type="float" office:value="4.14254" calcext:value-type="float">
            <text:p>4.1425</text:p>
          </table:table-cell>
          <table:table-cell office:value-type="float" office:value="3.850476" calcext:value-type="float">
            <text:p>3.8505</text:p>
          </table:table-cell>
          <table:table-cell office:value-type="float" office:value="4.189291" calcext:value-type="float">
            <text:p>4.1893</text:p>
          </table:table-cell>
          <table:table-cell office:value-type="float" office:value="3.7885" calcext:value-type="float">
            <text:p>3.7885</text:p>
          </table:table-cell>
          <table:table-cell office:value-type="float" office:value="3.820388" calcext:value-type="float">
            <text:p>3.8204</text:p>
          </table:table-cell>
          <table:table-cell office:value-type="float" office:value="3.947196" calcext:value-type="float">
            <text:p>3.9472</text:p>
          </table:table-cell>
          <table:table-cell office:value-type="float" office:value="3.724623" calcext:value-type="float">
            <text:p>3.7246</text:p>
          </table:table-cell>
          <table:table-cell office:value-type="float" office:value="3.876052" calcext:value-type="float">
            <text:p>3.8761</text:p>
          </table:table-cell>
          <table:table-cell office:value-type="float" office:value="3.797944" calcext:value-type="float">
            <text:p>3.7979</text:p>
          </table:table-cell>
          <table:table-cell office:value-type="float" office:value="7.070239" calcext:value-type="float">
            <text:p>7.0702</text:p>
          </table:table-cell>
          <table:table-cell table:style-name="ce16" office:value-type="float" office:value="6.971539" calcext:value-type="float">
            <text:p>6.9715</text:p>
          </table:table-cell>
          <table:table-cell office:value-type="float" office:value="7.051258" calcext:value-type="float">
            <text:p>7.0513</text:p>
          </table:table-cell>
          <table:table-cell table:number-columns-repeated="5"/>
        </table:table-row>
        <table:table-row table:style-name="ro1">
          <table:table-cell office:value-type="float" office:value="3.696085" calcext:value-type="float">
            <text:p>3.6961</text:p>
          </table:table-cell>
          <table:table-cell office:value-type="float" office:value="3.685056" calcext:value-type="float">
            <text:p>3.6851</text:p>
          </table:table-cell>
          <table:table-cell office:value-type="float" office:value="3.687062" calcext:value-type="float">
            <text:p>3.6871</text:p>
          </table:table-cell>
          <table:table-cell office:value-type="float" office:value="3.701579" calcext:value-type="float">
            <text:p>3.7016</text:p>
          </table:table-cell>
          <table:table-cell office:value-type="float" office:value="3.678732" calcext:value-type="float">
            <text:p>3.6787</text:p>
          </table:table-cell>
          <table:table-cell office:value-type="float" office:value="3.653952" calcext:value-type="float">
            <text:p>3.6540</text:p>
          </table:table-cell>
          <table:table-cell office:value-type="float" office:value="3.686879" calcext:value-type="float">
            <text:p>3.6869</text:p>
          </table:table-cell>
          <table:table-cell office:value-type="float" office:value="3.684522" calcext:value-type="float">
            <text:p>3.6845</text:p>
          </table:table-cell>
          <table:table-cell office:value-type="float" office:value="4.123649" calcext:value-type="float">
            <text:p>4.1236</text:p>
          </table:table-cell>
          <table:table-cell office:value-type="float" office:value="3.69019" calcext:value-type="float">
            <text:p>3.6902</text:p>
          </table:table-cell>
          <table:table-cell office:value-type="float" office:value="3.69362" calcext:value-type="float">
            <text:p>3.6936</text:p>
          </table:table-cell>
          <table:table-cell office:value-type="float" office:value="3.619458" calcext:value-type="float">
            <text:p>3.6195</text:p>
          </table:table-cell>
          <table:table-cell office:value-type="float" office:value="3.658319" calcext:value-type="float">
            <text:p>3.6583</text:p>
          </table:table-cell>
          <table:table-cell office:value-type="float" office:value="6.934837" calcext:value-type="float">
            <text:p>6.9348</text:p>
          </table:table-cell>
          <table:table-cell table:style-name="ce16" office:value-type="float" office:value="6.778429" calcext:value-type="float">
            <text:p>6.7784</text:p>
          </table:table-cell>
          <table:table-cell office:value-type="float" office:value="6.783144" calcext:value-type="float">
            <text:p>6.7831</text:p>
          </table:table-cell>
          <table:table-cell table:number-columns-repeated="5"/>
        </table:table-row>
        <table:table-row table:style-name="ro1">
          <table:table-cell office:value-type="float" office:value="3.758448" calcext:value-type="float">
            <text:p>3.7584</text:p>
          </table:table-cell>
          <table:table-cell office:value-type="float" office:value="3.765698" calcext:value-type="float">
            <text:p>3.7657</text:p>
          </table:table-cell>
          <table:table-cell office:value-type="float" office:value="3.767986" calcext:value-type="float">
            <text:p>3.7680</text:p>
          </table:table-cell>
          <table:table-cell office:value-type="float" office:value="3.786361" calcext:value-type="float">
            <text:p>3.7864</text:p>
          </table:table-cell>
          <table:table-cell office:value-type="float" office:value="3.771343" calcext:value-type="float">
            <text:p>3.7713</text:p>
          </table:table-cell>
          <table:table-cell office:value-type="float" office:value="3.735965" calcext:value-type="float">
            <text:p>3.7360</text:p>
          </table:table-cell>
          <table:table-cell office:value-type="float" office:value="3.776228" calcext:value-type="float">
            <text:p>3.7762</text:p>
          </table:table-cell>
          <table:table-cell office:value-type="float" office:value="3.76042" calcext:value-type="float">
            <text:p>3.7604</text:p>
          </table:table-cell>
          <table:table-cell office:value-type="float" office:value="3.70933" calcext:value-type="float">
            <text:p>3.7093</text:p>
          </table:table-cell>
          <table:table-cell office:value-type="float" office:value="3.761516" calcext:value-type="float">
            <text:p>3.7615</text:p>
          </table:table-cell>
          <table:table-cell office:value-type="float" office:value="3.763509" calcext:value-type="float">
            <text:p>3.7635</text:p>
          </table:table-cell>
          <table:table-cell office:value-type="float" office:value="3.722157" calcext:value-type="float">
            <text:p>3.7222</text:p>
          </table:table-cell>
          <table:table-cell office:value-type="float" office:value="3.765374" calcext:value-type="float">
            <text:p>3.7654</text:p>
          </table:table-cell>
          <table:table-cell office:value-type="float" office:value="6.764508" calcext:value-type="float">
            <text:p>6.7645</text:p>
          </table:table-cell>
          <table:table-cell table:style-name="ce16" office:value-type="float" office:value="6.666982" calcext:value-type="float">
            <text:p>6.6670</text:p>
          </table:table-cell>
          <table:table-cell office:value-type="float" office:value="7.830743" calcext:value-type="float">
            <text:p>7.8307</text:p>
          </table:table-cell>
          <table:table-cell table:number-columns-repeated="5"/>
        </table:table-row>
        <table:table-row table:style-name="ro1">
          <table:table-cell office:value-type="float" office:value="3.765594" calcext:value-type="float">
            <text:p>3.7656</text:p>
          </table:table-cell>
          <table:table-cell office:value-type="float" office:value="3.735634" calcext:value-type="float">
            <text:p>3.7356</text:p>
          </table:table-cell>
          <table:table-cell office:value-type="float" office:value="3.741147" calcext:value-type="float">
            <text:p>3.7411</text:p>
          </table:table-cell>
          <table:table-cell office:value-type="float" office:value="3.76498" calcext:value-type="float">
            <text:p>3.7650</text:p>
          </table:table-cell>
          <table:table-cell office:value-type="float" office:value="3.739919" calcext:value-type="float">
            <text:p>3.7399</text:p>
          </table:table-cell>
          <table:table-cell office:value-type="float" office:value="3.760924" calcext:value-type="float">
            <text:p>3.7609</text:p>
          </table:table-cell>
          <table:table-cell office:value-type="float" office:value="3.778317" calcext:value-type="float">
            <text:p>3.7783</text:p>
          </table:table-cell>
          <table:table-cell office:value-type="float" office:value="3.749331" calcext:value-type="float">
            <text:p>3.7493</text:p>
          </table:table-cell>
          <table:table-cell office:value-type="float" office:value="3.733838" calcext:value-type="float">
            <text:p>3.7338</text:p>
          </table:table-cell>
          <table:table-cell office:value-type="float" office:value="3.757515" calcext:value-type="float">
            <text:p>3.7575</text:p>
          </table:table-cell>
          <table:table-cell office:value-type="float" office:value="3.767342" calcext:value-type="float">
            <text:p>3.7673</text:p>
          </table:table-cell>
          <table:table-cell office:value-type="float" office:value="3.698777" calcext:value-type="float">
            <text:p>3.6988</text:p>
          </table:table-cell>
          <table:table-cell office:value-type="float" office:value="3.732149" calcext:value-type="float">
            <text:p>3.7321</text:p>
          </table:table-cell>
          <table:table-cell office:value-type="float" office:value="7.859933" calcext:value-type="float">
            <text:p>7.8599</text:p>
          </table:table-cell>
          <table:table-cell table:style-name="ce16" office:value-type="float" office:value="6.774044" calcext:value-type="float">
            <text:p>6.7740</text:p>
          </table:table-cell>
          <table:table-cell office:value-type="float" office:value="6.646118" calcext:value-type="float">
            <text:p>6.6461</text:p>
          </table:table-cell>
          <table:table-cell table:number-columns-repeated="5"/>
        </table:table-row>
        <table:table-row table:style-name="ro1">
          <table:table-cell office:value-type="float" office:value="3.704524" calcext:value-type="float">
            <text:p>3.7045</text:p>
          </table:table-cell>
          <table:table-cell office:value-type="float" office:value="3.64569" calcext:value-type="float">
            <text:p>3.6457</text:p>
          </table:table-cell>
          <table:table-cell office:value-type="float" office:value="3.704337" calcext:value-type="float">
            <text:p>3.7043</text:p>
          </table:table-cell>
          <table:table-cell office:value-type="float" office:value="3.700376" calcext:value-type="float">
            <text:p>3.7004</text:p>
          </table:table-cell>
          <table:table-cell office:value-type="float" office:value="3.639412" calcext:value-type="float">
            <text:p>3.6394</text:p>
          </table:table-cell>
          <table:table-cell office:value-type="float" office:value="3.672169" calcext:value-type="float">
            <text:p>3.6722</text:p>
          </table:table-cell>
          <table:table-cell office:value-type="float" office:value="3.635631" calcext:value-type="float">
            <text:p>3.6356</text:p>
          </table:table-cell>
          <table:table-cell office:value-type="float" office:value="3.674036" calcext:value-type="float">
            <text:p>3.6740</text:p>
          </table:table-cell>
          <table:table-cell office:value-type="float" office:value="3.656192" calcext:value-type="float">
            <text:p>3.6562</text:p>
          </table:table-cell>
          <table:table-cell office:value-type="float" office:value="3.669166" calcext:value-type="float">
            <text:p>3.6692</text:p>
          </table:table-cell>
          <table:table-cell office:value-type="float" office:value="3.660947" calcext:value-type="float">
            <text:p>3.6609</text:p>
          </table:table-cell>
          <table:table-cell office:value-type="float" office:value="3.635836" calcext:value-type="float">
            <text:p>3.6358</text:p>
          </table:table-cell>
          <table:table-cell office:value-type="float" office:value="4.130426" calcext:value-type="float">
            <text:p>4.1304</text:p>
          </table:table-cell>
          <table:table-cell office:value-type="float" office:value="6.719992" calcext:value-type="float">
            <text:p>6.7200</text:p>
          </table:table-cell>
          <table:table-cell table:style-name="ce16" office:value-type="float" office:value="6.767541" calcext:value-type="float">
            <text:p>6.7675</text:p>
          </table:table-cell>
          <table:table-cell office:value-type="float" office:value="6.717329" calcext:value-type="float">
            <text:p>6.7173</text:p>
          </table:table-cell>
          <table:table-cell table:number-columns-repeated="5"/>
        </table:table-row>
        <table:table-row table:style-name="ro1">
          <table:table-cell office:value-type="float" office:value="3.697689" calcext:value-type="float">
            <text:p>3.6977</text:p>
          </table:table-cell>
          <table:table-cell office:value-type="float" office:value="3.634475" calcext:value-type="float">
            <text:p>3.6345</text:p>
          </table:table-cell>
          <table:table-cell office:value-type="float" office:value="3.672154" calcext:value-type="float">
            <text:p>3.6722</text:p>
          </table:table-cell>
          <table:table-cell office:value-type="float" office:value="3.709469" calcext:value-type="float">
            <text:p>3.7095</text:p>
          </table:table-cell>
          <table:table-cell office:value-type="float" office:value="3.654101" calcext:value-type="float">
            <text:p>3.6541</text:p>
          </table:table-cell>
          <table:table-cell office:value-type="float" office:value="3.676077" calcext:value-type="float">
            <text:p>3.6761</text:p>
          </table:table-cell>
          <table:table-cell office:value-type="float" office:value="4.115564" calcext:value-type="float">
            <text:p>4.1156</text:p>
          </table:table-cell>
          <table:table-cell office:value-type="float" office:value="3.678219" calcext:value-type="float">
            <text:p>3.6782</text:p>
          </table:table-cell>
          <table:table-cell office:value-type="float" office:value="3.669877" calcext:value-type="float">
            <text:p>3.6699</text:p>
          </table:table-cell>
          <table:table-cell office:value-type="float" office:value="3.684434" calcext:value-type="float">
            <text:p>3.6844</text:p>
          </table:table-cell>
          <table:table-cell office:value-type="float" office:value="3.650975" calcext:value-type="float">
            <text:p>3.6510</text:p>
          </table:table-cell>
          <table:table-cell office:value-type="float" office:value="3.655195" calcext:value-type="float">
            <text:p>3.6552</text:p>
          </table:table-cell>
          <table:table-cell office:value-type="float" office:value="3.641089" calcext:value-type="float">
            <text:p>3.6411</text:p>
          </table:table-cell>
          <table:table-cell office:value-type="float" office:value="6.718106" calcext:value-type="float">
            <text:p>6.7181</text:p>
          </table:table-cell>
          <table:table-cell table:style-name="ce16" office:value-type="float" office:value="6.794074" calcext:value-type="float">
            <text:p>6.7941</text:p>
          </table:table-cell>
          <table:table-cell office:value-type="float" office:value="6.766022" calcext:value-type="float">
            <text:p>6.7660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6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36047" calcext:value-type="float">
            <text:p>4.536047</text:p>
          </table:table-cell>
          <table:table-cell table:style-name="Default" office:value-type="float" office:value="6.833399" calcext:value-type="float">
            <text:p>6.833399</text:p>
          </table:table-cell>
          <table:table-cell table:style-name="Default" office:value-type="float" office:value="7.410913" calcext:value-type="float">
            <text:p>7.410913</text:p>
          </table:table-cell>
          <table:table-cell table:style-name="Default" office:value-type="float" office:value="8.031769" calcext:value-type="float">
            <text:p>8.031769</text:p>
          </table:table-cell>
          <table:table-cell table:style-name="Default" office:value-type="float" office:value="7.100085" calcext:value-type="float">
            <text:p>7.100085</text:p>
          </table:table-cell>
          <table:table-cell table:style-name="Default" office:value-type="float" office:value="6.935345" calcext:value-type="float">
            <text:p>6.935345</text:p>
          </table:table-cell>
          <table:table-cell table:style-name="Default" office:value-type="float" office:value="7.831191" calcext:value-type="float">
            <text:p>7.831191</text:p>
          </table:table-cell>
          <table:table-cell table:style-name="Default" office:value-type="float" office:value="7.860344" calcext:value-type="float">
            <text:p>7.860344</text:p>
          </table:table-cell>
          <table:table-cell table:style-name="Default" office:value-type="float" office:value="6.76803" calcext:value-type="float">
            <text:p>6.76803</text:p>
          </table:table-cell>
          <table:table-cell table:style-name="Default" office:value-type="float" office:value="6.794538" calcext:value-type="float">
            <text:p>6.79453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54087" calcext:value-type="float">
            <text:p>3.754087</text:p>
          </table:table-cell>
          <table:table-cell table:style-name="Default" office:value-type="float" office:value="3.600533" calcext:value-type="float">
            <text:p>3.600533</text:p>
          </table:table-cell>
          <table:table-cell table:style-name="Default" office:value-type="float" office:value="3.907516" calcext:value-type="float">
            <text:p>3.907516</text:p>
          </table:table-cell>
          <table:table-cell table:style-name="Default" office:value-type="float" office:value="6.479678" calcext:value-type="float">
            <text:p>6.479678</text:p>
          </table:table-cell>
          <table:table-cell table:style-name="Default" office:value-type="float" office:value="5.693498" calcext:value-type="float">
            <text:p>5.693498</text:p>
          </table:table-cell>
          <table:table-cell table:style-name="Default" office:value-type="float" office:value="7.348314" calcext:value-type="float">
            <text:p>7.348314</text:p>
          </table:table-cell>
          <table:table-cell table:style-name="Default" office:value-type="float" office:value="7.294979" calcext:value-type="float">
            <text:p>7.294979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761301" calcext:value-type="float">
            <text:p>3.7613</text:p>
          </table:table-cell>
          <table:table-cell table:style-name="ce16" office:value-type="float" office:value="4.396456" calcext:value-type="float">
            <text:p>4.3965</text:p>
          </table:table-cell>
          <table:table-cell table:style-name="ce16" office:value-type="float" office:value="3.797584" calcext:value-type="float">
            <text:p>3.7976</text:p>
          </table:table-cell>
          <table:table-cell table:style-name="ce16" office:value-type="float" office:value="3.807472" calcext:value-type="float">
            <text:p>3.8075</text:p>
          </table:table-cell>
          <table:table-cell table:style-name="ce16" office:value-type="float" office:value="3.794932" calcext:value-type="float">
            <text:p>3.7949</text:p>
          </table:table-cell>
          <table:table-cell table:style-name="ce16" office:value-type="float" office:value="3.788102" calcext:value-type="float">
            <text:p>3.7881</text:p>
          </table:table-cell>
          <table:table-cell table:style-name="ce16" office:value-type="float" office:value="3.829379" calcext:value-type="float">
            <text:p>3.8294</text:p>
          </table:table-cell>
          <table:table-cell table:style-name="ce16" office:value-type="float" office:value="3.757356" calcext:value-type="float">
            <text:p>3.7574</text:p>
          </table:table-cell>
          <table:table-cell table:style-name="ce16" office:value-type="float" office:value="3.74859" calcext:value-type="float">
            <text:p>3.7486</text:p>
          </table:table-cell>
          <table:table-cell table:style-name="ce16" office:value-type="float" office:value="3.747873" calcext:value-type="float">
            <text:p>3.7479</text:p>
          </table:table-cell>
          <table:table-cell office:value-type="float" office:value="3.761117" calcext:value-type="float">
            <text:p>3.7611</text:p>
          </table:table-cell>
          <table:table-cell table:style-name="ce16" office:value-type="float" office:value="3.694523" calcext:value-type="float">
            <text:p>3.6945</text:p>
          </table:table-cell>
          <table:table-cell table:style-name="ce16" office:value-type="float" office:value="4.476339" calcext:value-type="float">
            <text:p>4.4763</text:p>
          </table:table-cell>
          <table:table-cell table:style-name="ce16" office:value-type="float" office:value="4.517452" calcext:value-type="float">
            <text:p>4.5175</text:p>
          </table:table-cell>
          <table:table-cell office:value-type="float" office:value="4.462199" calcext:value-type="float">
            <text:p>4.4622</text:p>
          </table:table-cell>
          <table:table-cell office:value-type="float" office:value="4.474706" calcext:value-type="float">
            <text:p>4.4747</text:p>
          </table:table-cell>
          <table:table-cell table:number-columns-repeated="5"/>
        </table:table-row>
        <table:table-row table:style-name="ro1">
          <table:table-cell office:value-type="float" office:value="3.607368" calcext:value-type="float">
            <text:p>3.6074</text:p>
          </table:table-cell>
          <table:table-cell office:value-type="float" office:value="3.58079" calcext:value-type="float">
            <text:p>3.5808</text:p>
          </table:table-cell>
          <table:table-cell office:value-type="float" office:value="3.613653" calcext:value-type="float">
            <text:p>3.6137</text:p>
          </table:table-cell>
          <table:table-cell office:value-type="float" office:value="4.159548" calcext:value-type="float">
            <text:p>4.1595</text:p>
          </table:table-cell>
          <table:table-cell office:value-type="float" office:value="3.629245" calcext:value-type="float">
            <text:p>3.6292</text:p>
          </table:table-cell>
          <table:table-cell office:value-type="float" office:value="3.593255" calcext:value-type="float">
            <text:p>3.5933</text:p>
          </table:table-cell>
          <table:table-cell office:value-type="float" office:value="3.635735" calcext:value-type="float">
            <text:p>3.6357</text:p>
          </table:table-cell>
          <table:table-cell office:value-type="float" office:value="3.589952" calcext:value-type="float">
            <text:p>3.5900</text:p>
          </table:table-cell>
          <table:table-cell office:value-type="float" office:value="3.610472" calcext:value-type="float">
            <text:p>3.6105</text:p>
          </table:table-cell>
          <table:table-cell office:value-type="float" office:value="3.610434" calcext:value-type="float">
            <text:p>3.6104</text:p>
          </table:table-cell>
          <table:table-cell office:value-type="float" office:value="3.604527" calcext:value-type="float">
            <text:p>3.6045</text:p>
          </table:table-cell>
          <table:table-cell office:value-type="float" office:value="3.545852" calcext:value-type="float">
            <text:p>3.5459</text:p>
          </table:table-cell>
          <table:table-cell office:value-type="float" office:value="6.634245" calcext:value-type="float">
            <text:p>6.6342</text:p>
          </table:table-cell>
          <table:table-cell table:style-name="ce16" office:value-type="float" office:value="6.836683" calcext:value-type="float">
            <text:p>6.8367</text:p>
          </table:table-cell>
          <table:table-cell office:value-type="float" office:value="6.781015" calcext:value-type="float">
            <text:p>6.7810</text:p>
          </table:table-cell>
          <table:table-cell office:value-type="float" office:value="6.796863" calcext:value-type="float">
            <text:p>6.7969</text:p>
          </table:table-cell>
          <table:table-cell table:number-columns-repeated="5"/>
        </table:table-row>
        <table:table-row table:style-name="ro1">
          <table:table-cell office:value-type="float" office:value="3.723674" calcext:value-type="float">
            <text:p>3.7237</text:p>
          </table:table-cell>
          <table:table-cell office:value-type="float" office:value="3.73439" calcext:value-type="float">
            <text:p>3.7344</text:p>
          </table:table-cell>
          <table:table-cell office:value-type="float" office:value="3.770256" calcext:value-type="float">
            <text:p>3.7703</text:p>
          </table:table-cell>
          <table:table-cell office:value-type="float" office:value="3.785147" calcext:value-type="float">
            <text:p>3.7851</text:p>
          </table:table-cell>
          <table:table-cell office:value-type="float" office:value="3.77759" calcext:value-type="float">
            <text:p>3.7776</text:p>
          </table:table-cell>
          <table:table-cell office:value-type="float" office:value="3.739098" calcext:value-type="float">
            <text:p>3.7391</text:p>
          </table:table-cell>
          <table:table-cell office:value-type="float" office:value="3.779242" calcext:value-type="float">
            <text:p>3.7792</text:p>
          </table:table-cell>
          <table:table-cell office:value-type="float" office:value="3.732497" calcext:value-type="float">
            <text:p>3.7325</text:p>
          </table:table-cell>
          <table:table-cell office:value-type="float" office:value="3.728252" calcext:value-type="float">
            <text:p>3.7283</text:p>
          </table:table-cell>
          <table:table-cell office:value-type="float" office:value="3.723573" calcext:value-type="float">
            <text:p>3.7236</text:p>
          </table:table-cell>
          <table:table-cell office:value-type="float" office:value="3.708022" calcext:value-type="float">
            <text:p>3.7080</text:p>
          </table:table-cell>
          <table:table-cell office:value-type="float" office:value="3.662357" calcext:value-type="float">
            <text:p>3.6624</text:p>
          </table:table-cell>
          <table:table-cell office:value-type="float" office:value="6.860545" calcext:value-type="float">
            <text:p>6.8605</text:p>
          </table:table-cell>
          <table:table-cell table:style-name="ce16" office:value-type="float" office:value="6.900917" calcext:value-type="float">
            <text:p>6.9009</text:p>
          </table:table-cell>
          <table:table-cell office:value-type="float" office:value="6.829765" calcext:value-type="float">
            <text:p>6.8298</text:p>
          </table:table-cell>
          <table:table-cell office:value-type="float" office:value="6.653609" calcext:value-type="float">
            <text:p>6.6536</text:p>
          </table:table-cell>
          <table:table-cell table:number-columns-repeated="5"/>
        </table:table-row>
        <table:table-row table:style-name="ro1">
          <table:table-cell office:value-type="float" office:value="3.76631" calcext:value-type="float">
            <text:p>3.7663</text:p>
          </table:table-cell>
          <table:table-cell office:value-type="float" office:value="4.092084" calcext:value-type="float">
            <text:p>4.0921</text:p>
          </table:table-cell>
          <table:table-cell office:value-type="float" office:value="3.764421" calcext:value-type="float">
            <text:p>3.7644</text:p>
          </table:table-cell>
          <table:table-cell office:value-type="float" office:value="3.787239" calcext:value-type="float">
            <text:p>3.7872</text:p>
          </table:table-cell>
          <table:table-cell office:value-type="float" office:value="3.792628" calcext:value-type="float">
            <text:p>3.7926</text:p>
          </table:table-cell>
          <table:table-cell office:value-type="float" office:value="3.762256" calcext:value-type="float">
            <text:p>3.7623</text:p>
          </table:table-cell>
          <table:table-cell office:value-type="float" office:value="3.799763" calcext:value-type="float">
            <text:p>3.7998</text:p>
          </table:table-cell>
          <table:table-cell office:value-type="float" office:value="3.764189" calcext:value-type="float">
            <text:p>3.7642</text:p>
          </table:table-cell>
          <table:table-cell office:value-type="float" office:value="3.781756" calcext:value-type="float">
            <text:p>3.7818</text:p>
          </table:table-cell>
          <table:table-cell office:value-type="float" office:value="3.772775" calcext:value-type="float">
            <text:p>3.7728</text:p>
          </table:table-cell>
          <table:table-cell office:value-type="float" office:value="3.75918" calcext:value-type="float">
            <text:p>3.7592</text:p>
          </table:table-cell>
          <table:table-cell office:value-type="float" office:value="3.715063" calcext:value-type="float">
            <text:p>3.7151</text:p>
          </table:table-cell>
          <table:table-cell office:value-type="float" office:value="6.672267" calcext:value-type="float">
            <text:p>6.6723</text:p>
          </table:table-cell>
          <table:table-cell table:style-name="ce16" office:value-type="float" office:value="4.65613" calcext:value-type="float">
            <text:p>4.6561</text:p>
          </table:table-cell>
          <table:table-cell office:value-type="float" office:value="4.457634" calcext:value-type="float">
            <text:p>4.4576</text:p>
          </table:table-cell>
          <table:table-cell office:value-type="float" office:value="4.470098" calcext:value-type="float">
            <text:p>4.4701</text:p>
          </table:table-cell>
          <table:table-cell table:number-columns-repeated="5"/>
        </table:table-row>
        <table:table-row table:style-name="ro1">
          <table:table-cell office:value-type="float" office:value="3.81018" calcext:value-type="float">
            <text:p>3.8102</text:p>
          </table:table-cell>
          <table:table-cell office:value-type="float" office:value="3.871646" calcext:value-type="float">
            <text:p>3.8716</text:p>
          </table:table-cell>
          <table:table-cell office:value-type="float" office:value="3.847933" calcext:value-type="float">
            <text:p>3.8479</text:p>
          </table:table-cell>
          <table:table-cell office:value-type="float" office:value="3.859535" calcext:value-type="float">
            <text:p>3.8595</text:p>
          </table:table-cell>
          <table:table-cell office:value-type="float" office:value="3.866153" calcext:value-type="float">
            <text:p>3.8662</text:p>
          </table:table-cell>
          <table:table-cell office:value-type="float" office:value="3.824759" calcext:value-type="float">
            <text:p>3.8248</text:p>
          </table:table-cell>
          <table:table-cell office:value-type="float" office:value="3.865416" calcext:value-type="float">
            <text:p>3.8654</text:p>
          </table:table-cell>
          <table:table-cell office:value-type="float" office:value="3.814801" calcext:value-type="float">
            <text:p>3.8148</text:p>
          </table:table-cell>
          <table:table-cell office:value-type="float" office:value="3.810642" calcext:value-type="float">
            <text:p>3.8106</text:p>
          </table:table-cell>
          <table:table-cell office:value-type="float" office:value="3.804825" calcext:value-type="float">
            <text:p>3.8048</text:p>
          </table:table-cell>
          <table:table-cell office:value-type="float" office:value="3.78245" calcext:value-type="float">
            <text:p>3.7825</text:p>
          </table:table-cell>
          <table:table-cell office:value-type="float" office:value="3.749856" calcext:value-type="float">
            <text:p>3.7499</text:p>
          </table:table-cell>
          <table:table-cell office:value-type="float" office:value="4.519542" calcext:value-type="float">
            <text:p>4.5195</text:p>
          </table:table-cell>
          <table:table-cell table:style-name="ce16" office:value-type="float" office:value="5.485129" calcext:value-type="float">
            <text:p>5.4851</text:p>
          </table:table-cell>
          <table:table-cell office:value-type="float" office:value="4.506521" calcext:value-type="float">
            <text:p>4.5065</text:p>
          </table:table-cell>
          <table:table-cell office:value-type="float" office:value="6.150857" calcext:value-type="float">
            <text:p>6.1509</text:p>
          </table:table-cell>
          <table:table-cell table:number-columns-repeated="5"/>
        </table:table-row>
        <table:table-row table:style-name="ro1">
          <table:table-cell office:value-type="float" office:value="3.758358" calcext:value-type="float">
            <text:p>3.7584</text:p>
          </table:table-cell>
          <table:table-cell office:value-type="float" office:value="3.744154" calcext:value-type="float">
            <text:p>3.7442</text:p>
          </table:table-cell>
          <table:table-cell office:value-type="float" office:value="3.747041" calcext:value-type="float">
            <text:p>3.7470</text:p>
          </table:table-cell>
          <table:table-cell office:value-type="float" office:value="3.776581" calcext:value-type="float">
            <text:p>3.7766</text:p>
          </table:table-cell>
          <table:table-cell office:value-type="float" office:value="3.792637" calcext:value-type="float">
            <text:p>3.7926</text:p>
          </table:table-cell>
          <table:table-cell office:value-type="float" office:value="3.74763" calcext:value-type="float">
            <text:p>3.7476</text:p>
          </table:table-cell>
          <table:table-cell office:value-type="float" office:value="3.783359" calcext:value-type="float">
            <text:p>3.7834</text:p>
          </table:table-cell>
          <table:table-cell office:value-type="float" office:value="3.747889" calcext:value-type="float">
            <text:p>3.7479</text:p>
          </table:table-cell>
          <table:table-cell office:value-type="float" office:value="3.770703" calcext:value-type="float">
            <text:p>3.7707</text:p>
          </table:table-cell>
          <table:table-cell office:value-type="float" office:value="3.761301" calcext:value-type="float">
            <text:p>3.7613</text:p>
          </table:table-cell>
          <table:table-cell office:value-type="float" office:value="3.756129" calcext:value-type="float">
            <text:p>3.7561</text:p>
          </table:table-cell>
          <table:table-cell office:value-type="float" office:value="3.756042" calcext:value-type="float">
            <text:p>3.7560</text:p>
          </table:table-cell>
          <table:table-cell office:value-type="float" office:value="4.500298" calcext:value-type="float">
            <text:p>4.5003</text:p>
          </table:table-cell>
          <table:table-cell table:style-name="ce16" office:value-type="float" office:value="7.886858" calcext:value-type="float">
            <text:p>7.8869</text:p>
          </table:table-cell>
          <table:table-cell office:value-type="float" office:value="6.738385" calcext:value-type="float">
            <text:p>6.7384</text:p>
          </table:table-cell>
          <table:table-cell office:value-type="float" office:value="6.706679" calcext:value-type="float">
            <text:p>6.7067</text:p>
          </table:table-cell>
          <table:table-cell table:number-columns-repeated="5"/>
        </table:table-row>
        <table:table-row table:style-name="ro1">
          <table:table-cell office:value-type="float" office:value="3.743937" calcext:value-type="float">
            <text:p>3.7439</text:p>
          </table:table-cell>
          <table:table-cell office:value-type="float" office:value="3.740612" calcext:value-type="float">
            <text:p>3.7406</text:p>
          </table:table-cell>
          <table:table-cell office:value-type="float" office:value="3.818635" calcext:value-type="float">
            <text:p>3.8186</text:p>
          </table:table-cell>
          <table:table-cell office:value-type="float" office:value="3.731434" calcext:value-type="float">
            <text:p>3.7314</text:p>
          </table:table-cell>
          <table:table-cell office:value-type="float" office:value="4.149266" calcext:value-type="float">
            <text:p>4.1493</text:p>
          </table:table-cell>
          <table:table-cell office:value-type="float" office:value="3.744568" calcext:value-type="float">
            <text:p>3.7446</text:p>
          </table:table-cell>
          <table:table-cell office:value-type="float" office:value="3.860016" calcext:value-type="float">
            <text:p>3.8600</text:p>
          </table:table-cell>
          <table:table-cell office:value-type="float" office:value="3.767776" calcext:value-type="float">
            <text:p>3.7678</text:p>
          </table:table-cell>
          <table:table-cell office:value-type="float" office:value="3.697" calcext:value-type="float">
            <text:p>3.6970</text:p>
          </table:table-cell>
          <table:table-cell office:value-type="float" office:value="3.802403" calcext:value-type="float">
            <text:p>3.8024</text:p>
          </table:table-cell>
          <table:table-cell office:value-type="float" office:value="3.730212" calcext:value-type="float">
            <text:p>3.7302</text:p>
          </table:table-cell>
          <table:table-cell office:value-type="float" office:value="3.729312" calcext:value-type="float">
            <text:p>3.7293</text:p>
          </table:table-cell>
          <table:table-cell office:value-type="float" office:value="7.175732" calcext:value-type="float">
            <text:p>7.1757</text:p>
          </table:table-cell>
          <table:table-cell table:style-name="ce16" office:value-type="float" office:value="7.158042" calcext:value-type="float">
            <text:p>7.1580</text:p>
          </table:table-cell>
          <table:table-cell office:value-type="float" office:value="7.347765" calcext:value-type="float">
            <text:p>7.3478</text:p>
          </table:table-cell>
          <table:table-cell office:value-type="float" office:value="7.128632" calcext:value-type="float">
            <text:p>7.1286</text:p>
          </table:table-cell>
          <table:table-cell table:number-columns-repeated="5"/>
        </table:table-row>
        <table:table-row table:style-name="ro1">
          <table:table-cell office:value-type="float" office:value="3.709648" calcext:value-type="float">
            <text:p>3.7096</text:p>
          </table:table-cell>
          <table:table-cell office:value-type="float" office:value="3.70995" calcext:value-type="float">
            <text:p>3.7100</text:p>
          </table:table-cell>
          <table:table-cell office:value-type="float" office:value="3.677145" calcext:value-type="float">
            <text:p>3.6771</text:p>
          </table:table-cell>
          <table:table-cell office:value-type="float" office:value="3.724344" calcext:value-type="float">
            <text:p>3.7243</text:p>
          </table:table-cell>
          <table:table-cell office:value-type="float" office:value="3.720363" calcext:value-type="float">
            <text:p>3.7204</text:p>
          </table:table-cell>
          <table:table-cell office:value-type="float" office:value="3.726643" calcext:value-type="float">
            <text:p>3.7266</text:p>
          </table:table-cell>
          <table:table-cell office:value-type="float" office:value="3.73408" calcext:value-type="float">
            <text:p>3.7341</text:p>
          </table:table-cell>
          <table:table-cell office:value-type="float" office:value="3.736687" calcext:value-type="float">
            <text:p>3.7367</text:p>
          </table:table-cell>
          <table:table-cell office:value-type="float" office:value="3.720393" calcext:value-type="float">
            <text:p>3.7204</text:p>
          </table:table-cell>
          <table:table-cell office:value-type="float" office:value="3.724632" calcext:value-type="float">
            <text:p>3.7246</text:p>
          </table:table-cell>
          <table:table-cell office:value-type="float" office:value="3.705945" calcext:value-type="float">
            <text:p>3.7059</text:p>
          </table:table-cell>
          <table:table-cell office:value-type="float" office:value="3.725301" calcext:value-type="float">
            <text:p>3.7253</text:p>
          </table:table-cell>
          <table:table-cell office:value-type="float" office:value="8.034648" calcext:value-type="float">
            <text:p>8.0346</text:p>
          </table:table-cell>
          <table:table-cell table:style-name="ce16" office:value-type="float" office:value="6.97564" calcext:value-type="float">
            <text:p>6.9756</text:p>
          </table:table-cell>
          <table:table-cell office:value-type="float" office:value="6.941358" calcext:value-type="float">
            <text:p>6.9414</text:p>
          </table:table-cell>
          <table:table-cell office:value-type="float" office:value="6.860624" calcext:value-type="float">
            <text:p>6.8606</text:p>
          </table:table-cell>
          <table:table-cell table:number-columns-repeated="5"/>
        </table:table-row>
        <table:table-row table:style-name="ro1">
          <table:table-cell office:value-type="float" office:value="3.708455" calcext:value-type="float">
            <text:p>3.7085</text:p>
          </table:table-cell>
          <table:table-cell office:value-type="float" office:value="3.74755" calcext:value-type="float">
            <text:p>3.7476</text:p>
          </table:table-cell>
          <table:table-cell office:value-type="float" office:value="3.751576" calcext:value-type="float">
            <text:p>3.7516</text:p>
          </table:table-cell>
          <table:table-cell office:value-type="float" office:value="3.754538" calcext:value-type="float">
            <text:p>3.7545</text:p>
          </table:table-cell>
          <table:table-cell office:value-type="float" office:value="3.738929" calcext:value-type="float">
            <text:p>3.7389</text:p>
          </table:table-cell>
          <table:table-cell office:value-type="float" office:value="3.75507" calcext:value-type="float">
            <text:p>3.7551</text:p>
          </table:table-cell>
          <table:table-cell office:value-type="float" office:value="3.757905" calcext:value-type="float">
            <text:p>3.7579</text:p>
          </table:table-cell>
          <table:table-cell office:value-type="float" office:value="3.758317" calcext:value-type="float">
            <text:p>3.7583</text:p>
          </table:table-cell>
          <table:table-cell office:value-type="float" office:value="3.688887" calcext:value-type="float">
            <text:p>3.6889</text:p>
          </table:table-cell>
          <table:table-cell office:value-type="float" office:value="3.708751" calcext:value-type="float">
            <text:p>3.7088</text:p>
          </table:table-cell>
          <table:table-cell office:value-type="float" office:value="3.69142" calcext:value-type="float">
            <text:p>3.6914</text:p>
          </table:table-cell>
          <table:table-cell office:value-type="float" office:value="3.71924" calcext:value-type="float">
            <text:p>3.7192</text:p>
          </table:table-cell>
          <table:table-cell office:value-type="float" office:value="6.850801" calcext:value-type="float">
            <text:p>6.8508</text:p>
          </table:table-cell>
          <table:table-cell table:style-name="ce16" office:value-type="float" office:value="8.072558" calcext:value-type="float">
            <text:p>8.0726</text:p>
          </table:table-cell>
          <table:table-cell office:value-type="float" office:value="6.895518" calcext:value-type="float">
            <text:p>6.8955</text:p>
          </table:table-cell>
          <table:table-cell office:value-type="float" office:value="6.911825" calcext:value-type="float">
            <text:p>6.9118</text:p>
          </table:table-cell>
          <table:table-cell table:number-columns-repeated="5"/>
        </table:table-row>
        <table:table-row table:style-name="ro1">
          <table:table-cell office:value-type="float" office:value="3.75363" calcext:value-type="float">
            <text:p>3.7536</text:p>
          </table:table-cell>
          <table:table-cell office:value-type="float" office:value="3.77909" calcext:value-type="float">
            <text:p>3.7791</text:p>
          </table:table-cell>
          <table:table-cell office:value-type="float" office:value="3.764041" calcext:value-type="float">
            <text:p>3.7640</text:p>
          </table:table-cell>
          <table:table-cell office:value-type="float" office:value="3.800485" calcext:value-type="float">
            <text:p>3.8005</text:p>
          </table:table-cell>
          <table:table-cell office:value-type="float" office:value="3.763723" calcext:value-type="float">
            <text:p>3.7637</text:p>
          </table:table-cell>
          <table:table-cell office:value-type="float" office:value="3.780271" calcext:value-type="float">
            <text:p>3.7803</text:p>
          </table:table-cell>
          <table:table-cell office:value-type="float" office:value="3.767433" calcext:value-type="float">
            <text:p>3.7674</text:p>
          </table:table-cell>
          <table:table-cell office:value-type="float" office:value="3.737863" calcext:value-type="float">
            <text:p>3.7379</text:p>
          </table:table-cell>
          <table:table-cell office:value-type="float" office:value="3.773192" calcext:value-type="float">
            <text:p>3.7732</text:p>
          </table:table-cell>
          <table:table-cell office:value-type="float" office:value="3.822308" calcext:value-type="float">
            <text:p>3.8223</text:p>
          </table:table-cell>
          <table:table-cell office:value-type="float" office:value="3.755206" calcext:value-type="float">
            <text:p>3.7552</text:p>
          </table:table-cell>
          <table:table-cell office:value-type="float" office:value="3.780653" calcext:value-type="float">
            <text:p>3.7807</text:p>
          </table:table-cell>
          <table:table-cell office:value-type="float" office:value="6.782764" calcext:value-type="float">
            <text:p>6.7828</text:p>
          </table:table-cell>
          <table:table-cell table:style-name="ce16" office:value-type="float" office:value="6.733774" calcext:value-type="float">
            <text:p>6.7338</text:p>
          </table:table-cell>
          <table:table-cell office:value-type="float" office:value="7.748885" calcext:value-type="float">
            <text:p>7.7489</text:p>
          </table:table-cell>
          <table:table-cell office:value-type="float" office:value="4.605805" calcext:value-type="float">
            <text:p>4.60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6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4033" calcext:value-type="float">
            <text:p>4.544033</text:p>
          </table:table-cell>
          <table:table-cell table:style-name="Default" office:value-type="float" office:value="6.837118" calcext:value-type="float">
            <text:p>6.837118</text:p>
          </table:table-cell>
          <table:table-cell table:style-name="Default" office:value-type="float" office:value="6.901333" calcext:value-type="float">
            <text:p>6.901333</text:p>
          </table:table-cell>
          <table:table-cell table:style-name="Default" office:value-type="float" office:value="6.672423" calcext:value-type="float">
            <text:p>6.672423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7.887262" calcext:value-type="float">
            <text:p>7.887262</text:p>
          </table:table-cell>
          <table:table-cell table:style-name="Default" office:value-type="float" office:value="7.348203" calcext:value-type="float">
            <text:p>7.348203</text:p>
          </table:table-cell>
          <table:table-cell table:style-name="Default" office:value-type="float" office:value="8.035111" calcext:value-type="float">
            <text:p>8.035111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office:value-type="float" office:value="7.749328" calcext:value-type="float">
            <text:p>7.74932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35643" calcext:value-type="float">
            <text:p>3.735643</text:p>
          </table:table-cell>
          <table:table-cell table:style-name="Default" office:value-type="float" office:value="3.56415" calcext:value-type="float">
            <text:p>3.56415</text:p>
          </table:table-cell>
          <table:table-cell table:style-name="Default" office:value-type="float" office:value="3.947991" calcext:value-type="float">
            <text:p>3.947991</text:p>
          </table:table-cell>
          <table:table-cell table:style-name="Default" office:value-type="float" office:value="6.045986" calcext:value-type="float">
            <text:p>6.045986</text:p>
          </table:table-cell>
          <table:table-cell table:style-name="Default" office:value-type="float" office:value="4.856866" calcext:value-type="float">
            <text:p>4.856866</text:p>
          </table:table-cell>
          <table:table-cell table:style-name="Default" office:value-type="float" office:value="7.241239" calcext:value-type="float">
            <text:p>7.241239</text:p>
          </table:table-cell>
          <table:table-cell table:style-name="Default" office:value-type="float" office:value="7.244437" calcext:value-type="float">
            <text:p>7.244437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82269" calcext:value-type="float">
            <text:p>3.9823</text:p>
          </table:table-cell>
          <table:table-cell table:style-name="ce16" office:value-type="float" office:value="4.600354" calcext:value-type="float">
            <text:p>4.6004</text:p>
          </table:table-cell>
          <table:table-cell table:style-name="ce16" office:value-type="float" office:value="3.826592" calcext:value-type="float">
            <text:p>3.8266</text:p>
          </table:table-cell>
          <table:table-cell table:style-name="ce16" office:value-type="float" office:value="3.868957" calcext:value-type="float">
            <text:p>3.8690</text:p>
          </table:table-cell>
          <table:table-cell table:style-name="ce16" office:value-type="float" office:value="3.808433" calcext:value-type="float">
            <text:p>3.8084</text:p>
          </table:table-cell>
          <table:table-cell table:style-name="ce16" office:value-type="float" office:value="3.820469" calcext:value-type="float">
            <text:p>3.8205</text:p>
          </table:table-cell>
          <table:table-cell table:style-name="ce16" office:value-type="float" office:value="3.85015" calcext:value-type="float">
            <text:p>3.8502</text:p>
          </table:table-cell>
          <table:table-cell table:style-name="ce16" office:value-type="float" office:value="3.832164" calcext:value-type="float">
            <text:p>3.8322</text:p>
          </table:table-cell>
          <table:table-cell table:style-name="ce16" office:value-type="float" office:value="3.811773" calcext:value-type="float">
            <text:p>3.8118</text:p>
          </table:table-cell>
          <table:table-cell table:style-name="ce16" office:value-type="float" office:value="3.715785" calcext:value-type="float">
            <text:p>3.7158</text:p>
          </table:table-cell>
          <table:table-cell office:value-type="float" office:value="3.760589" calcext:value-type="float">
            <text:p>3.7606</text:p>
          </table:table-cell>
          <table:table-cell table:style-name="ce16" office:value-type="float" office:value="4.665017" calcext:value-type="float">
            <text:p>4.6650</text:p>
          </table:table-cell>
          <table:table-cell table:style-name="ce16" office:value-type="float" office:value="4.767876" calcext:value-type="float">
            <text:p>4.7679</text:p>
          </table:table-cell>
          <table:table-cell table:style-name="ce16" office:value-type="float" office:value="4.739973" calcext:value-type="float">
            <text:p>4.7400</text:p>
          </table:table-cell>
          <table:table-cell office:value-type="float" office:value="4.67463" calcext:value-type="float">
            <text:p>4.6746</text:p>
          </table:table-cell>
          <table:table-cell office:value-type="float" office:value="4.704753" calcext:value-type="float">
            <text:p>4.7048</text:p>
          </table:table-cell>
          <table:table-cell table:number-columns-repeated="5"/>
        </table:table-row>
        <table:table-row table:style-name="ro1">
          <table:table-cell office:value-type="float" office:value="3.567774" calcext:value-type="float">
            <text:p>3.5678</text:p>
          </table:table-cell>
          <table:table-cell office:value-type="float" office:value="3.619349" calcext:value-type="float">
            <text:p>3.6193</text:p>
          </table:table-cell>
          <table:table-cell office:value-type="float" office:value="3.585605" calcext:value-type="float">
            <text:p>3.5856</text:p>
          </table:table-cell>
          <table:table-cell office:value-type="float" office:value="3.632142" calcext:value-type="float">
            <text:p>3.6321</text:p>
          </table:table-cell>
          <table:table-cell office:value-type="float" office:value="4.008135" calcext:value-type="float">
            <text:p>4.0081</text:p>
          </table:table-cell>
          <table:table-cell office:value-type="float" office:value="3.606467" calcext:value-type="float">
            <text:p>3.6065</text:p>
          </table:table-cell>
          <table:table-cell office:value-type="float" office:value="3.613328" calcext:value-type="float">
            <text:p>3.6133</text:p>
          </table:table-cell>
          <table:table-cell office:value-type="float" office:value="3.625198" calcext:value-type="float">
            <text:p>3.6252</text:p>
          </table:table-cell>
          <table:table-cell office:value-type="float" office:value="3.599469" calcext:value-type="float">
            <text:p>3.5995</text:p>
          </table:table-cell>
          <table:table-cell office:value-type="float" office:value="3.600991" calcext:value-type="float">
            <text:p>3.6010</text:p>
          </table:table-cell>
          <table:table-cell office:value-type="float" office:value="3.617654" calcext:value-type="float">
            <text:p>3.6177</text:p>
          </table:table-cell>
          <table:table-cell office:value-type="float" office:value="6.069731" calcext:value-type="float">
            <text:p>6.0697</text:p>
          </table:table-cell>
          <table:table-cell table:style-name="ce16" office:value-type="float" office:value="6.697821" calcext:value-type="float">
            <text:p>6.6978</text:p>
          </table:table-cell>
          <table:table-cell office:value-type="float" office:value="7.449791" calcext:value-type="float">
            <text:p>7.4498</text:p>
          </table:table-cell>
          <table:table-cell office:value-type="float" office:value="6.995409" calcext:value-type="float">
            <text:p>6.9954</text:p>
          </table:table-cell>
          <table:table-cell office:value-type="float" office:value="6.965069" calcext:value-type="float">
            <text:p>6.9651</text:p>
          </table:table-cell>
          <table:table-cell table:number-columns-repeated="5"/>
        </table:table-row>
        <table:table-row table:style-name="ro1">
          <table:table-cell office:value-type="float" office:value="4.30783" calcext:value-type="float">
            <text:p>4.3078</text:p>
          </table:table-cell>
          <table:table-cell office:value-type="float" office:value="3.652102" calcext:value-type="float">
            <text:p>3.6521</text:p>
          </table:table-cell>
          <table:table-cell office:value-type="float" office:value="3.60368" calcext:value-type="float">
            <text:p>3.6037</text:p>
          </table:table-cell>
          <table:table-cell office:value-type="float" office:value="3.634641" calcext:value-type="float">
            <text:p>3.6346</text:p>
          </table:table-cell>
          <table:table-cell office:value-type="float" office:value="3.588043" calcext:value-type="float">
            <text:p>3.5880</text:p>
          </table:table-cell>
          <table:table-cell office:value-type="float" office:value="3.6299" calcext:value-type="float">
            <text:p>3.6299</text:p>
          </table:table-cell>
          <table:table-cell office:value-type="float" office:value="3.622781" calcext:value-type="float">
            <text:p>3.6228</text:p>
          </table:table-cell>
          <table:table-cell office:value-type="float" office:value="3.598249" calcext:value-type="float">
            <text:p>3.5982</text:p>
          </table:table-cell>
          <table:table-cell office:value-type="float" office:value="3.541679" calcext:value-type="float">
            <text:p>3.5417</text:p>
          </table:table-cell>
          <table:table-cell office:value-type="float" office:value="3.535158" calcext:value-type="float">
            <text:p>3.5352</text:p>
          </table:table-cell>
          <table:table-cell office:value-type="float" office:value="3.561172" calcext:value-type="float">
            <text:p>3.5612</text:p>
          </table:table-cell>
          <table:table-cell office:value-type="float" office:value="6.971818" calcext:value-type="float">
            <text:p>6.9718</text:p>
          </table:table-cell>
          <table:table-cell table:style-name="ce16" office:value-type="float" office:value="7.028646" calcext:value-type="float">
            <text:p>7.0286</text:p>
          </table:table-cell>
          <table:table-cell office:value-type="float" office:value="6.947545" calcext:value-type="float">
            <text:p>6.9475</text:p>
          </table:table-cell>
          <table:table-cell office:value-type="float" office:value="6.969011" calcext:value-type="float">
            <text:p>6.9690</text:p>
          </table:table-cell>
          <table:table-cell office:value-type="float" office:value="4.488289" calcext:value-type="float">
            <text:p>4.4883</text:p>
          </table:table-cell>
          <table:table-cell table:number-columns-repeated="5"/>
        </table:table-row>
        <table:table-row table:style-name="ro1">
          <table:table-cell office:value-type="float" office:value="3.799664" calcext:value-type="float">
            <text:p>3.7997</text:p>
          </table:table-cell>
          <table:table-cell office:value-type="float" office:value="3.833856" calcext:value-type="float">
            <text:p>3.8339</text:p>
          </table:table-cell>
          <table:table-cell office:value-type="float" office:value="3.804221" calcext:value-type="float">
            <text:p>3.8042</text:p>
          </table:table-cell>
          <table:table-cell office:value-type="float" office:value="3.829362" calcext:value-type="float">
            <text:p>3.8294</text:p>
          </table:table-cell>
          <table:table-cell office:value-type="float" office:value="3.803155" calcext:value-type="float">
            <text:p>3.8032</text:p>
          </table:table-cell>
          <table:table-cell office:value-type="float" office:value="3.833112" calcext:value-type="float">
            <text:p>3.8331</text:p>
          </table:table-cell>
          <table:table-cell office:value-type="float" office:value="3.823474" calcext:value-type="float">
            <text:p>3.8235</text:p>
          </table:table-cell>
          <table:table-cell office:value-type="float" office:value="3.834191" calcext:value-type="float">
            <text:p>3.8342</text:p>
          </table:table-cell>
          <table:table-cell office:value-type="float" office:value="3.81369" calcext:value-type="float">
            <text:p>3.8137</text:p>
          </table:table-cell>
          <table:table-cell office:value-type="float" office:value="3.807888" calcext:value-type="float">
            <text:p>3.8079</text:p>
          </table:table-cell>
          <table:table-cell office:value-type="float" office:value="3.825686" calcext:value-type="float">
            <text:p>3.8257</text:p>
          </table:table-cell>
          <table:table-cell office:value-type="float" office:value="7.57088" calcext:value-type="float">
            <text:p>7.5709</text:p>
          </table:table-cell>
          <table:table-cell table:style-name="ce16" office:value-type="float" office:value="4.658483" calcext:value-type="float">
            <text:p>4.6585</text:p>
          </table:table-cell>
          <table:table-cell office:value-type="float" office:value="4.558414" calcext:value-type="float">
            <text:p>4.5584</text:p>
          </table:table-cell>
          <table:table-cell office:value-type="float" office:value="4.56343" calcext:value-type="float">
            <text:p>4.5634</text:p>
          </table:table-cell>
          <table:table-cell office:value-type="float" office:value="4.547461" calcext:value-type="float">
            <text:p>4.5475</text:p>
          </table:table-cell>
          <table:table-cell table:number-columns-repeated="5"/>
        </table:table-row>
        <table:table-row table:style-name="ro1">
          <table:table-cell office:value-type="float" office:value="3.80699" calcext:value-type="float">
            <text:p>3.8070</text:p>
          </table:table-cell>
          <table:table-cell office:value-type="float" office:value="3.860863" calcext:value-type="float">
            <text:p>3.8609</text:p>
          </table:table-cell>
          <table:table-cell office:value-type="float" office:value="3.820246" calcext:value-type="float">
            <text:p>3.8202</text:p>
          </table:table-cell>
          <table:table-cell office:value-type="float" office:value="3.837931" calcext:value-type="float">
            <text:p>3.8379</text:p>
          </table:table-cell>
          <table:table-cell office:value-type="float" office:value="3.805277" calcext:value-type="float">
            <text:p>3.8053</text:p>
          </table:table-cell>
          <table:table-cell office:value-type="float" office:value="3.84528" calcext:value-type="float">
            <text:p>3.8453</text:p>
          </table:table-cell>
          <table:table-cell office:value-type="float" office:value="3.830389" calcext:value-type="float">
            <text:p>3.8304</text:p>
          </table:table-cell>
          <table:table-cell office:value-type="float" office:value="3.832852" calcext:value-type="float">
            <text:p>3.8329</text:p>
          </table:table-cell>
          <table:table-cell office:value-type="float" office:value="3.760388" calcext:value-type="float">
            <text:p>3.7604</text:p>
          </table:table-cell>
          <table:table-cell office:value-type="float" office:value="3.751586" calcext:value-type="float">
            <text:p>3.7516</text:p>
          </table:table-cell>
          <table:table-cell office:value-type="float" office:value="3.774933" calcext:value-type="float">
            <text:p>3.7749</text:p>
          </table:table-cell>
          <table:table-cell office:value-type="float" office:value="4.528024" calcext:value-type="float">
            <text:p>4.5280</text:p>
          </table:table-cell>
          <table:table-cell table:style-name="ce16" office:value-type="float" office:value="6.185958" calcext:value-type="float">
            <text:p>6.1860</text:p>
          </table:table-cell>
          <table:table-cell office:value-type="float" office:value="4.556361" calcext:value-type="float">
            <text:p>4.5564</text:p>
          </table:table-cell>
          <table:table-cell office:value-type="float" office:value="4.55527" calcext:value-type="float">
            <text:p>4.5553</text:p>
          </table:table-cell>
          <table:table-cell office:value-type="float" office:value="6.066064" calcext:value-type="float">
            <text:p>6.0661</text:p>
          </table:table-cell>
          <table:table-cell table:number-columns-repeated="5"/>
        </table:table-row>
        <table:table-row table:style-name="ro1">
          <table:table-cell office:value-type="float" office:value="3.700674" calcext:value-type="float">
            <text:p>3.7007</text:p>
          </table:table-cell>
          <table:table-cell office:value-type="float" office:value="3.716837" calcext:value-type="float">
            <text:p>3.7168</text:p>
          </table:table-cell>
          <table:table-cell office:value-type="float" office:value="3.686218" calcext:value-type="float">
            <text:p>3.6862</text:p>
          </table:table-cell>
          <table:table-cell office:value-type="float" office:value="3.70732" calcext:value-type="float">
            <text:p>3.7073</text:p>
          </table:table-cell>
          <table:table-cell office:value-type="float" office:value="3.683992" calcext:value-type="float">
            <text:p>3.6840</text:p>
          </table:table-cell>
          <table:table-cell office:value-type="float" office:value="3.71535" calcext:value-type="float">
            <text:p>3.7154</text:p>
          </table:table-cell>
          <table:table-cell office:value-type="float" office:value="3.66492" calcext:value-type="float">
            <text:p>3.6649</text:p>
          </table:table-cell>
          <table:table-cell office:value-type="float" office:value="3.741549" calcext:value-type="float">
            <text:p>3.7415</text:p>
          </table:table-cell>
          <table:table-cell office:value-type="float" office:value="3.689901" calcext:value-type="float">
            <text:p>3.6899</text:p>
          </table:table-cell>
          <table:table-cell office:value-type="float" office:value="3.67869" calcext:value-type="float">
            <text:p>3.6787</text:p>
          </table:table-cell>
          <table:table-cell office:value-type="float" office:value="3.699522" calcext:value-type="float">
            <text:p>3.6995</text:p>
          </table:table-cell>
          <table:table-cell office:value-type="float" office:value="4.505842" calcext:value-type="float">
            <text:p>4.5058</text:p>
          </table:table-cell>
          <table:table-cell table:style-name="ce16" office:value-type="float" office:value="6.87619" calcext:value-type="float">
            <text:p>6.8762</text:p>
          </table:table-cell>
          <table:table-cell office:value-type="float" office:value="6.929556" calcext:value-type="float">
            <text:p>6.9296</text:p>
          </table:table-cell>
          <table:table-cell office:value-type="float" office:value="6.902372" calcext:value-type="float">
            <text:p>6.9024</text:p>
          </table:table-cell>
          <table:table-cell office:value-type="float" office:value="7.982289" calcext:value-type="float">
            <text:p>7.9823</text:p>
          </table:table-cell>
          <table:table-cell table:number-columns-repeated="5"/>
        </table:table-row>
        <table:table-row table:style-name="ro1">
          <table:table-cell office:value-type="float" office:value="3.61156" calcext:value-type="float">
            <text:p>3.6116</text:p>
          </table:table-cell>
          <table:table-cell office:value-type="float" office:value="3.690859" calcext:value-type="float">
            <text:p>3.6909</text:p>
          </table:table-cell>
          <table:table-cell office:value-type="float" office:value="3.657794" calcext:value-type="float">
            <text:p>3.6578</text:p>
          </table:table-cell>
          <table:table-cell office:value-type="float" office:value="3.682215" calcext:value-type="float">
            <text:p>3.6822</text:p>
          </table:table-cell>
          <table:table-cell office:value-type="float" office:value="3.637384" calcext:value-type="float">
            <text:p>3.6374</text:p>
          </table:table-cell>
          <table:table-cell office:value-type="float" office:value="3.679265" calcext:value-type="float">
            <text:p>3.6793</text:p>
          </table:table-cell>
          <table:table-cell office:value-type="float" office:value="3.656499" calcext:value-type="float">
            <text:p>3.6565</text:p>
          </table:table-cell>
          <table:table-cell office:value-type="float" office:value="3.599968" calcext:value-type="float">
            <text:p>3.6000</text:p>
          </table:table-cell>
          <table:table-cell office:value-type="float" office:value="3.571667" calcext:value-type="float">
            <text:p>3.5717</text:p>
          </table:table-cell>
          <table:table-cell office:value-type="float" office:value="3.880118" calcext:value-type="float">
            <text:p>3.8801</text:p>
          </table:table-cell>
          <table:table-cell office:value-type="float" office:value="3.583242" calcext:value-type="float">
            <text:p>3.5832</text:p>
          </table:table-cell>
          <table:table-cell office:value-type="float" office:value="7.049635" calcext:value-type="float">
            <text:p>7.0496</text:p>
          </table:table-cell>
          <table:table-cell table:style-name="ce16" office:value-type="float" office:value="7.020696" calcext:value-type="float">
            <text:p>7.0207</text:p>
          </table:table-cell>
          <table:table-cell office:value-type="float" office:value="7.629352" calcext:value-type="float">
            <text:p>7.6294</text:p>
          </table:table-cell>
          <table:table-cell office:value-type="float" office:value="7.005614" calcext:value-type="float">
            <text:p>7.0056</text:p>
          </table:table-cell>
          <table:table-cell office:value-type="float" office:value="6.949978" calcext:value-type="float">
            <text:p>6.9500</text:p>
          </table:table-cell>
          <table:table-cell table:number-columns-repeated="5"/>
        </table:table-row>
        <table:table-row table:style-name="ro1">
          <table:table-cell office:value-type="float" office:value="3.731711" calcext:value-type="float">
            <text:p>3.7317</text:p>
          </table:table-cell>
          <table:table-cell office:value-type="float" office:value="3.774878" calcext:value-type="float">
            <text:p>3.7749</text:p>
          </table:table-cell>
          <table:table-cell office:value-type="float" office:value="3.731068" calcext:value-type="float">
            <text:p>3.7311</text:p>
          </table:table-cell>
          <table:table-cell office:value-type="float" office:value="3.752766" calcext:value-type="float">
            <text:p>3.7528</text:p>
          </table:table-cell>
          <table:table-cell office:value-type="float" office:value="3.754807" calcext:value-type="float">
            <text:p>3.7548</text:p>
          </table:table-cell>
          <table:table-cell office:value-type="float" office:value="3.786339" calcext:value-type="float">
            <text:p>3.7863</text:p>
          </table:table-cell>
          <table:table-cell office:value-type="float" office:value="3.747009" calcext:value-type="float">
            <text:p>3.7470</text:p>
          </table:table-cell>
          <table:table-cell office:value-type="float" office:value="3.739435" calcext:value-type="float">
            <text:p>3.7394</text:p>
          </table:table-cell>
          <table:table-cell office:value-type="float" office:value="3.739586" calcext:value-type="float">
            <text:p>3.7396</text:p>
          </table:table-cell>
          <table:table-cell office:value-type="float" office:value="3.761627" calcext:value-type="float">
            <text:p>3.7616</text:p>
          </table:table-cell>
          <table:table-cell office:value-type="float" office:value="3.740919" calcext:value-type="float">
            <text:p>3.7409</text:p>
          </table:table-cell>
          <table:table-cell office:value-type="float" office:value="8.072179" calcext:value-type="float">
            <text:p>8.0722</text:p>
          </table:table-cell>
          <table:table-cell table:style-name="ce16" office:value-type="float" office:value="6.835073" calcext:value-type="float">
            <text:p>6.8351</text:p>
          </table:table-cell>
          <table:table-cell office:value-type="float" office:value="6.798359" calcext:value-type="float">
            <text:p>6.7984</text:p>
          </table:table-cell>
          <table:table-cell office:value-type="float" office:value="4.543112" calcext:value-type="float">
            <text:p>4.5431</text:p>
          </table:table-cell>
          <table:table-cell office:value-type="float" office:value="4.484229" calcext:value-type="float">
            <text:p>4.4842</text:p>
          </table:table-cell>
          <table:table-cell table:number-columns-repeated="5"/>
        </table:table-row>
        <table:table-row table:style-name="ro1">
          <table:table-cell office:value-type="float" office:value="3.742425" calcext:value-type="float">
            <text:p>3.7424</text:p>
          </table:table-cell>
          <table:table-cell office:value-type="float" office:value="3.804742" calcext:value-type="float">
            <text:p>3.8047</text:p>
          </table:table-cell>
          <table:table-cell office:value-type="float" office:value="3.763056" calcext:value-type="float">
            <text:p>3.7631</text:p>
          </table:table-cell>
          <table:table-cell office:value-type="float" office:value="3.799012" calcext:value-type="float">
            <text:p>3.7990</text:p>
          </table:table-cell>
          <table:table-cell office:value-type="float" office:value="4.28909" calcext:value-type="float">
            <text:p>4.2891</text:p>
          </table:table-cell>
          <table:table-cell office:value-type="float" office:value="3.808168" calcext:value-type="float">
            <text:p>3.8082</text:p>
          </table:table-cell>
          <table:table-cell office:value-type="float" office:value="3.760502" calcext:value-type="float">
            <text:p>3.7605</text:p>
          </table:table-cell>
          <table:table-cell office:value-type="float" office:value="3.711546" calcext:value-type="float">
            <text:p>3.7115</text:p>
          </table:table-cell>
          <table:table-cell office:value-type="float" office:value="3.699312" calcext:value-type="float">
            <text:p>3.6993</text:p>
          </table:table-cell>
          <table:table-cell office:value-type="float" office:value="3.723634" calcext:value-type="float">
            <text:p>3.7236</text:p>
          </table:table-cell>
          <table:table-cell office:value-type="float" office:value="3.715443" calcext:value-type="float">
            <text:p>3.7154</text:p>
          </table:table-cell>
          <table:table-cell office:value-type="float" office:value="6.202669" calcext:value-type="float">
            <text:p>6.2027</text:p>
          </table:table-cell>
          <table:table-cell table:style-name="ce16" office:value-type="float" office:value="5.158832" calcext:value-type="float">
            <text:p>5.1588</text:p>
          </table:table-cell>
          <table:table-cell office:value-type="float" office:value="4.497288" calcext:value-type="float">
            <text:p>4.4973</text:p>
          </table:table-cell>
          <table:table-cell office:value-type="float" office:value="4.513114" calcext:value-type="float">
            <text:p>4.5131</text:p>
          </table:table-cell>
          <table:table-cell office:value-type="float" office:value="4.489483" calcext:value-type="float">
            <text:p>4.4895</text:p>
          </table:table-cell>
          <table:table-cell table:number-columns-repeated="5"/>
        </table:table-row>
        <table:table-row table:style-name="ro1">
          <table:table-cell office:value-type="float" office:value="3.768029" calcext:value-type="float">
            <text:p>3.7680</text:p>
          </table:table-cell>
          <table:table-cell office:value-type="float" office:value="3.797122" calcext:value-type="float">
            <text:p>3.7971</text:p>
          </table:table-cell>
          <table:table-cell office:value-type="float" office:value="3.763291" calcext:value-type="float">
            <text:p>3.7633</text:p>
          </table:table-cell>
          <table:table-cell office:value-type="float" office:value="3.80463" calcext:value-type="float">
            <text:p>3.8046</text:p>
          </table:table-cell>
          <table:table-cell office:value-type="float" office:value="3.758948" calcext:value-type="float">
            <text:p>3.7589</text:p>
          </table:table-cell>
          <table:table-cell office:value-type="float" office:value="3.823806" calcext:value-type="float">
            <text:p>3.8238</text:p>
          </table:table-cell>
          <table:table-cell office:value-type="float" office:value="3.753445" calcext:value-type="float">
            <text:p>3.7534</text:p>
          </table:table-cell>
          <table:table-cell office:value-type="float" office:value="3.761876" calcext:value-type="float">
            <text:p>3.7619</text:p>
          </table:table-cell>
          <table:table-cell office:value-type="float" office:value="3.758519" calcext:value-type="float">
            <text:p>3.7585</text:p>
          </table:table-cell>
          <table:table-cell office:value-type="float" office:value="3.773877" calcext:value-type="float">
            <text:p>3.7739</text:p>
          </table:table-cell>
          <table:table-cell office:value-type="float" office:value="3.766131" calcext:value-type="float">
            <text:p>3.7661</text:p>
          </table:table-cell>
          <table:table-cell office:value-type="float" office:value="4.529008" calcext:value-type="float">
            <text:p>4.5290</text:p>
          </table:table-cell>
          <table:table-cell table:style-name="ce16" office:value-type="float" office:value="6.162101" calcext:value-type="float">
            <text:p>6.1621</text:p>
          </table:table-cell>
          <table:table-cell office:value-type="float" office:value="4.534688" calcext:value-type="float">
            <text:p>4.5347</text:p>
          </table:table-cell>
          <table:table-cell office:value-type="float" office:value="7.049384" calcext:value-type="float">
            <text:p>7.0494</text:p>
          </table:table-cell>
          <table:table-cell office:value-type="float" office:value="6.974868" calcext:value-type="float">
            <text:p>6.9749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6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80038" calcext:value-type="float">
            <text:p>4.780038</text:p>
          </table:table-cell>
          <table:table-cell table:style-name="Default" office:value-type="float" office:value="7.464044" calcext:value-type="float">
            <text:p>7.464044</text:p>
          </table:table-cell>
          <table:table-cell table:style-name="Default" office:value-type="float" office:value="7.041077" calcext:value-type="float">
            <text:p>7.041077</text:p>
          </table:table-cell>
          <table:table-cell table:style-name="Default" office:value-type="float" office:value="7.57103" calcext:value-type="float">
            <text:p>7.57103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7.982696" calcext:value-type="float">
            <text:p>7.982696</text:p>
          </table:table-cell>
          <table:table-cell table:style-name="Default" office:value-type="float" office:value="7.629837" calcext:value-type="float">
            <text:p>7.629837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office:value-type="float" office:value="6.202849" calcext:value-type="float">
            <text:p>6.202849</text:p>
          </table:table-cell>
          <table:table-cell table:style-name="Default" office:value-type="float" office:value="7.049597" calcext:value-type="float">
            <text:p>7.049597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754768" calcext:value-type="float">
            <text:p>3.754768</text:p>
          </table:table-cell>
          <table:table-cell table:style-name="Default" office:value-type="float" office:value="3.636337" calcext:value-type="float">
            <text:p>3.636337</text:p>
          </table:table-cell>
          <table:table-cell table:style-name="Default" office:value-type="float" office:value="3.800333" calcext:value-type="float">
            <text:p>3.800333</text:p>
          </table:table-cell>
          <table:table-cell table:style-name="Default" office:value-type="float" office:value="6.123757" calcext:value-type="float">
            <text:p>6.123757</text:p>
          </table:table-cell>
          <table:table-cell table:style-name="Default" office:value-type="float" office:value="4.918979" calcext:value-type="float">
            <text:p>4.918979</text:p>
          </table:table-cell>
          <table:table-cell table:style-name="Default" office:value-type="float" office:value="7.463296" calcext:value-type="float">
            <text:p>7.463296</text:p>
          </table:table-cell>
          <table:table-cell table:style-name="Default" office:value-type="float" office:value="7.463619" calcext:value-type="float">
            <text:p>7.463619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02834" calcext:value-type="float">
            <text:p>3.9028</text:p>
          </table:table-cell>
          <table:table-cell table:style-name="ce16" office:value-type="float" office:value="3.832879" calcext:value-type="float">
            <text:p>3.8329</text:p>
          </table:table-cell>
          <table:table-cell table:style-name="ce16" office:value-type="float" office:value="3.87599" calcext:value-type="float">
            <text:p>3.8760</text:p>
          </table:table-cell>
          <table:table-cell table:style-name="ce16" office:value-type="float" office:value="4.63706" calcext:value-type="float">
            <text:p>4.6371</text:p>
          </table:table-cell>
          <table:table-cell table:style-name="ce16" office:value-type="float" office:value="3.790455" calcext:value-type="float">
            <text:p>3.7905</text:p>
          </table:table-cell>
          <table:table-cell table:style-name="ce16" office:value-type="float" office:value="3.819465" calcext:value-type="float">
            <text:p>3.8195</text:p>
          </table:table-cell>
          <table:table-cell table:style-name="ce16" office:value-type="float" office:value="3.730124" calcext:value-type="float">
            <text:p>3.7301</text:p>
          </table:table-cell>
          <table:table-cell table:style-name="ce16" office:value-type="float" office:value="3.776814" calcext:value-type="float">
            <text:p>3.7768</text:p>
          </table:table-cell>
          <table:table-cell table:style-name="ce16" office:value-type="float" office:value="3.722985" calcext:value-type="float">
            <text:p>3.7230</text:p>
          </table:table-cell>
          <table:table-cell table:style-name="ce16" office:value-type="float" office:value="3.782664" calcext:value-type="float">
            <text:p>3.7827</text:p>
          </table:table-cell>
          <table:table-cell office:value-type="float" office:value="4.701116" calcext:value-type="float">
            <text:p>4.7011</text:p>
          </table:table-cell>
          <table:table-cell table:style-name="ce16" office:value-type="float" office:value="4.657992" calcext:value-type="float">
            <text:p>4.6580</text:p>
          </table:table-cell>
          <table:table-cell table:style-name="ce16" office:value-type="float" office:value="4.620841" calcext:value-type="float">
            <text:p>4.6208</text:p>
          </table:table-cell>
          <table:table-cell table:style-name="ce16" office:value-type="float" office:value="4.623631" calcext:value-type="float">
            <text:p>4.6236</text:p>
          </table:table-cell>
          <table:table-cell office:value-type="float" office:value="4.663395" calcext:value-type="float">
            <text:p>4.6634</text:p>
          </table:table-cell>
          <table:table-cell office:value-type="float" office:value="4.694691" calcext:value-type="float">
            <text:p>4.6947</text:p>
          </table:table-cell>
          <table:table-cell table:number-columns-repeated="5"/>
        </table:table-row>
        <table:table-row table:style-name="ro1">
          <table:table-cell office:value-type="float" office:value="3.646038" calcext:value-type="float">
            <text:p>3.6460</text:p>
          </table:table-cell>
          <table:table-cell office:value-type="float" office:value="3.668456" calcext:value-type="float">
            <text:p>3.6685</text:p>
          </table:table-cell>
          <table:table-cell office:value-type="float" office:value="3.692318" calcext:value-type="float">
            <text:p>3.6923</text:p>
          </table:table-cell>
          <table:table-cell office:value-type="float" office:value="3.62997" calcext:value-type="float">
            <text:p>3.6300</text:p>
          </table:table-cell>
          <table:table-cell office:value-type="float" office:value="3.643074" calcext:value-type="float">
            <text:p>3.6431</text:p>
          </table:table-cell>
          <table:table-cell office:value-type="float" office:value="3.647869" calcext:value-type="float">
            <text:p>3.6479</text:p>
          </table:table-cell>
          <table:table-cell office:value-type="float" office:value="3.582187" calcext:value-type="float">
            <text:p>3.5822</text:p>
          </table:table-cell>
          <table:table-cell office:value-type="float" office:value="3.656403" calcext:value-type="float">
            <text:p>3.6564</text:p>
          </table:table-cell>
          <table:table-cell office:value-type="float" office:value="3.652675" calcext:value-type="float">
            <text:p>3.6527</text:p>
          </table:table-cell>
          <table:table-cell office:value-type="float" office:value="3.676064" calcext:value-type="float">
            <text:p>3.6761</text:p>
          </table:table-cell>
          <table:table-cell office:value-type="float" office:value="6.1685" calcext:value-type="float">
            <text:p>6.1685</text:p>
          </table:table-cell>
          <table:table-cell table:style-name="ce16" office:value-type="float" office:value="6.568303" calcext:value-type="float">
            <text:p>6.5683</text:p>
          </table:table-cell>
          <table:table-cell office:value-type="float" office:value="6.977869" calcext:value-type="float">
            <text:p>6.9779</text:p>
          </table:table-cell>
          <table:table-cell office:value-type="float" office:value="7.21226" calcext:value-type="float">
            <text:p>7.2123</text:p>
          </table:table-cell>
          <table:table-cell office:value-type="float" office:value="8.231177" calcext:value-type="float">
            <text:p>8.2312</text:p>
          </table:table-cell>
          <table:table-cell office:value-type="float" office:value="7.178289" calcext:value-type="float">
            <text:p>7.1783</text:p>
          </table:table-cell>
          <table:table-cell table:number-columns-repeated="5"/>
        </table:table-row>
        <table:table-row table:style-name="ro1">
          <table:table-cell office:value-type="float" office:value="3.751375" calcext:value-type="float">
            <text:p>3.7514</text:p>
          </table:table-cell>
          <table:table-cell office:value-type="float" office:value="3.815392" calcext:value-type="float">
            <text:p>3.8154</text:p>
          </table:table-cell>
          <table:table-cell office:value-type="float" office:value="3.852365" calcext:value-type="float">
            <text:p>3.8524</text:p>
          </table:table-cell>
          <table:table-cell office:value-type="float" office:value="3.756347" calcext:value-type="float">
            <text:p>3.7563</text:p>
          </table:table-cell>
          <table:table-cell office:value-type="float" office:value="3.765608" calcext:value-type="float">
            <text:p>3.7656</text:p>
          </table:table-cell>
          <table:table-cell office:value-type="float" office:value="3.778902" calcext:value-type="float">
            <text:p>3.7789</text:p>
          </table:table-cell>
          <table:table-cell office:value-type="float" office:value="3.733775" calcext:value-type="float">
            <text:p>3.7338</text:p>
          </table:table-cell>
          <table:table-cell office:value-type="float" office:value="3.736645" calcext:value-type="float">
            <text:p>3.7366</text:p>
          </table:table-cell>
          <table:table-cell office:value-type="float" office:value="3.690237" calcext:value-type="float">
            <text:p>3.6902</text:p>
          </table:table-cell>
          <table:table-cell office:value-type="float" office:value="3.721322" calcext:value-type="float">
            <text:p>3.7213</text:p>
          </table:table-cell>
          <table:table-cell office:value-type="float" office:value="7.121379" calcext:value-type="float">
            <text:p>7.1214</text:p>
          </table:table-cell>
          <table:table-cell table:style-name="ce16" office:value-type="float" office:value="7.072187" calcext:value-type="float">
            <text:p>7.0722</text:p>
          </table:table-cell>
          <table:table-cell office:value-type="float" office:value="7.051252" calcext:value-type="float">
            <text:p>7.0513</text:p>
          </table:table-cell>
          <table:table-cell office:value-type="float" office:value="8.262135" calcext:value-type="float">
            <text:p>8.2621</text:p>
          </table:table-cell>
          <table:table-cell office:value-type="float" office:value="4.565941" calcext:value-type="float">
            <text:p>4.5659</text:p>
          </table:table-cell>
          <table:table-cell office:value-type="float" office:value="4.600144" calcext:value-type="float">
            <text:p>4.6001</text:p>
          </table:table-cell>
          <table:table-cell table:number-columns-repeated="5"/>
        </table:table-row>
        <table:table-row table:style-name="ro1">
          <table:table-cell office:value-type="float" office:value="3.851483" calcext:value-type="float">
            <text:p>3.8515</text:p>
          </table:table-cell>
          <table:table-cell office:value-type="float" office:value="3.888551" calcext:value-type="float">
            <text:p>3.8886</text:p>
          </table:table-cell>
          <table:table-cell office:value-type="float" office:value="3.812147" calcext:value-type="float">
            <text:p>3.8121</text:p>
          </table:table-cell>
          <table:table-cell office:value-type="float" office:value="3.841047" calcext:value-type="float">
            <text:p>3.8410</text:p>
          </table:table-cell>
          <table:table-cell office:value-type="float" office:value="3.849849" calcext:value-type="float">
            <text:p>3.8498</text:p>
          </table:table-cell>
          <table:table-cell office:value-type="float" office:value="3.857355" calcext:value-type="float">
            <text:p>3.8574</text:p>
          </table:table-cell>
          <table:table-cell office:value-type="float" office:value="3.834402" calcext:value-type="float">
            <text:p>3.8344</text:p>
          </table:table-cell>
          <table:table-cell office:value-type="float" office:value="3.859633" calcext:value-type="float">
            <text:p>3.8596</text:p>
          </table:table-cell>
          <table:table-cell office:value-type="float" office:value="3.864634" calcext:value-type="float">
            <text:p>3.8646</text:p>
          </table:table-cell>
          <table:table-cell office:value-type="float" office:value="3.864258" calcext:value-type="float">
            <text:p>3.8643</text:p>
          </table:table-cell>
          <table:table-cell office:value-type="float" office:value="7.554826" calcext:value-type="float">
            <text:p>7.5548</text:p>
          </table:table-cell>
          <table:table-cell table:style-name="ce16" office:value-type="float" office:value="4.66235" calcext:value-type="float">
            <text:p>4.6624</text:p>
          </table:table-cell>
          <table:table-cell office:value-type="float" office:value="4.584468" calcext:value-type="float">
            <text:p>4.5845</text:p>
          </table:table-cell>
          <table:table-cell office:value-type="float" office:value="4.604209" calcext:value-type="float">
            <text:p>4.6042</text:p>
          </table:table-cell>
          <table:table-cell office:value-type="float" office:value="4.563924" calcext:value-type="float">
            <text:p>4.5639</text:p>
          </table:table-cell>
          <table:table-cell office:value-type="float" office:value="4.601147" calcext:value-type="float">
            <text:p>4.6011</text:p>
          </table:table-cell>
          <table:table-cell table:number-columns-repeated="5"/>
        </table:table-row>
        <table:table-row table:style-name="ro1">
          <table:table-cell office:value-type="float" office:value="3.78346" calcext:value-type="float">
            <text:p>3.7835</text:p>
          </table:table-cell>
          <table:table-cell office:value-type="float" office:value="3.880997" calcext:value-type="float">
            <text:p>3.8810</text:p>
          </table:table-cell>
          <table:table-cell office:value-type="float" office:value="3.815108" calcext:value-type="float">
            <text:p>3.8151</text:p>
          </table:table-cell>
          <table:table-cell office:value-type="float" office:value="3.820649" calcext:value-type="float">
            <text:p>3.8206</text:p>
          </table:table-cell>
          <table:table-cell office:value-type="float" office:value="3.806961" calcext:value-type="float">
            <text:p>3.8070</text:p>
          </table:table-cell>
          <table:table-cell office:value-type="float" office:value="3.815653" calcext:value-type="float">
            <text:p>3.8157</text:p>
          </table:table-cell>
          <table:table-cell office:value-type="float" office:value="3.765908" calcext:value-type="float">
            <text:p>3.7659</text:p>
          </table:table-cell>
          <table:table-cell office:value-type="float" office:value="3.760784" calcext:value-type="float">
            <text:p>3.7608</text:p>
          </table:table-cell>
          <table:table-cell office:value-type="float" office:value="3.714378" calcext:value-type="float">
            <text:p>3.7144</text:p>
          </table:table-cell>
          <table:table-cell office:value-type="float" office:value="3.753779" calcext:value-type="float">
            <text:p>3.7538</text:p>
          </table:table-cell>
          <table:table-cell office:value-type="float" office:value="4.56599" calcext:value-type="float">
            <text:p>4.5660</text:p>
          </table:table-cell>
          <table:table-cell table:style-name="ce16" office:value-type="float" office:value="6.161458" calcext:value-type="float">
            <text:p>6.1615</text:p>
          </table:table-cell>
          <table:table-cell office:value-type="float" office:value="4.569949" calcext:value-type="float">
            <text:p>4.5699</text:p>
          </table:table-cell>
          <table:table-cell office:value-type="float" office:value="4.584657" calcext:value-type="float">
            <text:p>4.5847</text:p>
          </table:table-cell>
          <table:table-cell office:value-type="float" office:value="6.909446" calcext:value-type="float">
            <text:p>6.9094</text:p>
          </table:table-cell>
          <table:table-cell office:value-type="float" office:value="6.966041" calcext:value-type="float">
            <text:p>6.9660</text:p>
          </table:table-cell>
          <table:table-cell table:number-columns-repeated="5"/>
        </table:table-row>
        <table:table-row table:style-name="ro1">
          <table:table-cell office:value-type="float" office:value="3.666661" calcext:value-type="float">
            <text:p>3.6667</text:p>
          </table:table-cell>
          <table:table-cell office:value-type="float" office:value="3.708175" calcext:value-type="float">
            <text:p>3.7082</text:p>
          </table:table-cell>
          <table:table-cell office:value-type="float" office:value="3.670196" calcext:value-type="float">
            <text:p>3.6702</text:p>
          </table:table-cell>
          <table:table-cell office:value-type="float" office:value="3.691031" calcext:value-type="float">
            <text:p>3.6910</text:p>
          </table:table-cell>
          <table:table-cell office:value-type="float" office:value="3.724298" calcext:value-type="float">
            <text:p>3.7243</text:p>
          </table:table-cell>
          <table:table-cell office:value-type="float" office:value="3.70253" calcext:value-type="float">
            <text:p>3.7025</text:p>
          </table:table-cell>
          <table:table-cell office:value-type="float" office:value="3.681795" calcext:value-type="float">
            <text:p>3.6818</text:p>
          </table:table-cell>
          <table:table-cell office:value-type="float" office:value="3.697817" calcext:value-type="float">
            <text:p>3.6978</text:p>
          </table:table-cell>
          <table:table-cell office:value-type="float" office:value="3.694619" calcext:value-type="float">
            <text:p>3.6946</text:p>
          </table:table-cell>
          <table:table-cell office:value-type="float" office:value="3.712154" calcext:value-type="float">
            <text:p>3.7122</text:p>
          </table:table-cell>
          <table:table-cell office:value-type="float" office:value="4.569731" calcext:value-type="float">
            <text:p>4.5697</text:p>
          </table:table-cell>
          <table:table-cell table:style-name="ce16" office:value-type="float" office:value="6.977326" calcext:value-type="float">
            <text:p>6.9773</text:p>
          </table:table-cell>
          <table:table-cell office:value-type="float" office:value="7.092259" calcext:value-type="float">
            <text:p>7.0923</text:p>
          </table:table-cell>
          <table:table-cell office:value-type="float" office:value="7.08264" calcext:value-type="float">
            <text:p>7.0826</text:p>
          </table:table-cell>
          <table:table-cell office:value-type="float" office:value="8.247924" calcext:value-type="float">
            <text:p>8.2479</text:p>
          </table:table-cell>
          <table:table-cell office:value-type="float" office:value="7.112517" calcext:value-type="float">
            <text:p>7.1125</text:p>
          </table:table-cell>
          <table:table-cell table:number-columns-repeated="5"/>
        </table:table-row>
        <table:table-row table:style-name="ro1">
          <table:table-cell office:value-type="float" office:value="3.676892" calcext:value-type="float">
            <text:p>3.6769</text:p>
          </table:table-cell>
          <table:table-cell office:value-type="float" office:value="3.744043" calcext:value-type="float">
            <text:p>3.7440</text:p>
          </table:table-cell>
          <table:table-cell office:value-type="float" office:value="3.729283" calcext:value-type="float">
            <text:p>3.7293</text:p>
          </table:table-cell>
          <table:table-cell office:value-type="float" office:value="3.68842" calcext:value-type="float">
            <text:p>3.6884</text:p>
          </table:table-cell>
          <table:table-cell office:value-type="float" office:value="3.711729" calcext:value-type="float">
            <text:p>3.7117</text:p>
          </table:table-cell>
          <table:table-cell office:value-type="float" office:value="3.710934" calcext:value-type="float">
            <text:p>3.7109</text:p>
          </table:table-cell>
          <table:table-cell office:value-type="float" office:value="3.681092" calcext:value-type="float">
            <text:p>3.6811</text:p>
          </table:table-cell>
          <table:table-cell office:value-type="float" office:value="3.668963" calcext:value-type="float">
            <text:p>3.6690</text:p>
          </table:table-cell>
          <table:table-cell office:value-type="float" office:value="3.622581" calcext:value-type="float">
            <text:p>3.6226</text:p>
          </table:table-cell>
          <table:table-cell office:value-type="float" office:value="3.659253" calcext:value-type="float">
            <text:p>3.6593</text:p>
          </table:table-cell>
          <table:table-cell office:value-type="float" office:value="7.179529" calcext:value-type="float">
            <text:p>7.1795</text:p>
          </table:table-cell>
          <table:table-cell table:style-name="ce16" office:value-type="float" office:value="7.08972" calcext:value-type="float">
            <text:p>7.0897</text:p>
          </table:table-cell>
          <table:table-cell office:value-type="float" office:value="7.122389" calcext:value-type="float">
            <text:p>7.1224</text:p>
          </table:table-cell>
          <table:table-cell office:value-type="float" office:value="7.114579" calcext:value-type="float">
            <text:p>7.1146</text:p>
          </table:table-cell>
          <table:table-cell office:value-type="float" office:value="7.157261" calcext:value-type="float">
            <text:p>7.1573</text:p>
          </table:table-cell>
          <table:table-cell office:value-type="float" office:value="6.376651" calcext:value-type="float">
            <text:p>6.3767</text:p>
          </table:table-cell>
          <table:table-cell table:number-columns-repeated="5"/>
        </table:table-row>
        <table:table-row table:style-name="ro1">
          <table:table-cell office:value-type="float" office:value="3.803955" calcext:value-type="float">
            <text:p>3.8040</text:p>
          </table:table-cell>
          <table:table-cell office:value-type="float" office:value="3.846287" calcext:value-type="float">
            <text:p>3.8463</text:p>
          </table:table-cell>
          <table:table-cell office:value-type="float" office:value="3.829948" calcext:value-type="float">
            <text:p>3.8299</text:p>
          </table:table-cell>
          <table:table-cell office:value-type="float" office:value="3.812081" calcext:value-type="float">
            <text:p>3.8121</text:p>
          </table:table-cell>
          <table:table-cell office:value-type="float" office:value="3.842597" calcext:value-type="float">
            <text:p>3.8426</text:p>
          </table:table-cell>
          <table:table-cell office:value-type="float" office:value="3.837231" calcext:value-type="float">
            <text:p>3.8372</text:p>
          </table:table-cell>
          <table:table-cell office:value-type="float" office:value="3.834395" calcext:value-type="float">
            <text:p>3.8344</text:p>
          </table:table-cell>
          <table:table-cell office:value-type="float" office:value="3.825421" calcext:value-type="float">
            <text:p>3.8254</text:p>
          </table:table-cell>
          <table:table-cell office:value-type="float" office:value="3.833378" calcext:value-type="float">
            <text:p>3.8334</text:p>
          </table:table-cell>
          <table:table-cell office:value-type="float" office:value="3.848158" calcext:value-type="float">
            <text:p>3.8482</text:p>
          </table:table-cell>
          <table:table-cell office:value-type="float" office:value="6.144071" calcext:value-type="float">
            <text:p>6.1441</text:p>
          </table:table-cell>
          <table:table-cell table:style-name="ce16" office:value-type="float" office:value="4.565988" calcext:value-type="float">
            <text:p>4.5660</text:p>
          </table:table-cell>
          <table:table-cell office:value-type="float" office:value="4.577254" calcext:value-type="float">
            <text:p>4.5773</text:p>
          </table:table-cell>
          <table:table-cell office:value-type="float" office:value="4.611777" calcext:value-type="float">
            <text:p>4.6118</text:p>
          </table:table-cell>
          <table:table-cell office:value-type="float" office:value="6.281577" calcext:value-type="float">
            <text:p>6.2816</text:p>
          </table:table-cell>
          <table:table-cell office:value-type="float" office:value="4.556432" calcext:value-type="float">
            <text:p>4.5564</text:p>
          </table:table-cell>
          <table:table-cell table:number-columns-repeated="5"/>
        </table:table-row>
        <table:table-row table:style-name="ro1">
          <table:table-cell office:value-type="float" office:value="3.854256" calcext:value-type="float">
            <text:p>3.8543</text:p>
          </table:table-cell>
          <table:table-cell office:value-type="float" office:value="3.872199" calcext:value-type="float">
            <text:p>3.8722</text:p>
          </table:table-cell>
          <table:table-cell office:value-type="float" office:value="3.873973" calcext:value-type="float">
            <text:p>3.8740</text:p>
          </table:table-cell>
          <table:table-cell office:value-type="float" office:value="3.835373" calcext:value-type="float">
            <text:p>3.8354</text:p>
          </table:table-cell>
          <table:table-cell office:value-type="float" office:value="3.86403" calcext:value-type="float">
            <text:p>3.8640</text:p>
          </table:table-cell>
          <table:table-cell office:value-type="float" office:value="3.872582" calcext:value-type="float">
            <text:p>3.8726</text:p>
          </table:table-cell>
          <table:table-cell office:value-type="float" office:value="3.839358" calcext:value-type="float">
            <text:p>3.8394</text:p>
          </table:table-cell>
          <table:table-cell office:value-type="float" office:value="3.812564" calcext:value-type="float">
            <text:p>3.8126</text:p>
          </table:table-cell>
          <table:table-cell office:value-type="float" office:value="3.760153" calcext:value-type="float">
            <text:p>3.7602</text:p>
          </table:table-cell>
          <table:table-cell office:value-type="float" office:value="3.805702" calcext:value-type="float">
            <text:p>3.8057</text:p>
          </table:table-cell>
          <table:table-cell office:value-type="float" office:value="6.250295" calcext:value-type="float">
            <text:p>6.2503</text:p>
          </table:table-cell>
          <table:table-cell table:style-name="ce16" office:value-type="float" office:value="4.575344" calcext:value-type="float">
            <text:p>4.5753</text:p>
          </table:table-cell>
          <table:table-cell office:value-type="float" office:value="4.598999" calcext:value-type="float">
            <text:p>4.5990</text:p>
          </table:table-cell>
          <table:table-cell office:value-type="float" office:value="4.624974" calcext:value-type="float">
            <text:p>4.6250</text:p>
          </table:table-cell>
          <table:table-cell office:value-type="float" office:value="4.602293" calcext:value-type="float">
            <text:p>4.6023</text:p>
          </table:table-cell>
          <table:table-cell office:value-type="float" office:value="5.913826" calcext:value-type="float">
            <text:p>5.9138</text:p>
          </table:table-cell>
          <table:table-cell table:number-columns-repeated="5"/>
        </table:table-row>
        <table:table-row table:style-name="ro1">
          <table:table-cell office:value-type="float" office:value="3.6936" calcext:value-type="float">
            <text:p>3.6936</text:p>
          </table:table-cell>
          <table:table-cell office:value-type="float" office:value="3.666737" calcext:value-type="float">
            <text:p>3.6667</text:p>
          </table:table-cell>
          <table:table-cell office:value-type="float" office:value="3.672475" calcext:value-type="float">
            <text:p>3.6725</text:p>
          </table:table-cell>
          <table:table-cell office:value-type="float" office:value="3.66334" calcext:value-type="float">
            <text:p>3.6633</text:p>
          </table:table-cell>
          <table:table-cell office:value-type="float" office:value="3.693927" calcext:value-type="float">
            <text:p>3.6939</text:p>
          </table:table-cell>
          <table:table-cell office:value-type="float" office:value="3.698061" calcext:value-type="float">
            <text:p>3.6981</text:p>
          </table:table-cell>
          <table:table-cell office:value-type="float" office:value="3.6924" calcext:value-type="float">
            <text:p>3.6924</text:p>
          </table:table-cell>
          <table:table-cell office:value-type="float" office:value="3.680554" calcext:value-type="float">
            <text:p>3.6806</text:p>
          </table:table-cell>
          <table:table-cell office:value-type="float" office:value="3.685542" calcext:value-type="float">
            <text:p>3.6855</text:p>
          </table:table-cell>
          <table:table-cell office:value-type="float" office:value="3.698293" calcext:value-type="float">
            <text:p>3.6983</text:p>
          </table:table-cell>
          <table:table-cell office:value-type="float" office:value="4.536448" calcext:value-type="float">
            <text:p>4.5364</text:p>
          </table:table-cell>
          <table:table-cell table:style-name="ce16" office:value-type="float" office:value="7.073171" calcext:value-type="float">
            <text:p>7.0732</text:p>
          </table:table-cell>
          <table:table-cell office:value-type="float" office:value="7.020382" calcext:value-type="float">
            <text:p>7.0204</text:p>
          </table:table-cell>
          <table:table-cell office:value-type="float" office:value="7.083694" calcext:value-type="float">
            <text:p>7.0837</text:p>
          </table:table-cell>
          <table:table-cell office:value-type="float" office:value="7.009747" calcext:value-type="float">
            <text:p>7.0097</text:p>
          </table:table-cell>
          <table:table-cell office:value-type="float" office:value="8.196159" calcext:value-type="float">
            <text:p>8.196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17294" calcext:value-type="float">
            <text:p>4.717294</text:p>
          </table:table-cell>
          <table:table-cell table:style-name="Default" office:value-type="float" office:value="8.231637" calcext:value-type="float">
            <text:p>8.231637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office:value-type="float" office:value="7.555013" calcext:value-type="float">
            <text:p>7.555013</text:p>
          </table:table-cell>
          <table:table-cell table:style-name="Default" office:value-type="float" office:value="6.966209" calcext:value-type="float">
            <text:p>6.966209</text:p>
          </table:table-cell>
          <table:table-cell table:style-name="Default" office:value-type="float" office:value="8.24833" calcext:value-type="float">
            <text:p>8.24833</text:p>
          </table:table-cell>
          <table:table-cell table:style-name="Default" office:value-type="float" office:value="7.179979" calcext:value-type="float">
            <text:p>7.179979</text:p>
          </table:table-cell>
          <table:table-cell table:style-name="Default" office:value-type="float" office:value="6.281764" calcext:value-type="float">
            <text:p>6.281764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196578" calcext:value-type="float">
            <text:p>8.19657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/>
          <table:table-cell table:style-name="ce5"/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/>
          <table:table-cell table:style-name="ce20" table:number-columns-repeated="4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 table:number-rows-repeated="7">
          <table:table-cell table:number-columns-repeated="21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6:10:00.849811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14T18:47:11.079741223</dc:date>
    <meta:editing-duration>PT7H34M33S</meta:editing-duration>
    <meta:editing-cycles>20</meta:editing-cycles>
    <meta:generator>LibreOffice/7.0.6.2$Linux_X86_64 LibreOffice_project/00$Build-2</meta:generator>
    <meta:document-statistic meta:table-count="6" meta:cell-count="619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178">
                <text:p>0.432178</text:p>
                <draw:g>
                  <svg:desc>'7.10.21'.L34:'7.10.21'.L39</svg:desc>
                </draw:g>
              </table:table-cell>
              <table:table-cell office:value-type="float" office:value="0.396727">
                <text:p>0.396727</text:p>
                <draw:g>
                  <svg:desc>'7.10.21'.F34:'7.10.21'.F39</svg:desc>
                </draw:g>
              </table:table-cell>
              <table:table-cell office:value-type="float" office:value="0.390392">
                <text:p>0.390392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815">
                <text:p>0.495815</text:p>
              </table:table-cell>
              <table:table-cell office:value-type="float" office:value="0.425796">
                <text:p>0.425796</text:p>
              </table:table-cell>
              <table:table-cell office:value-type="float" office:value="0.428304">
                <text:p>0.428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3307">
                <text:p>0.453307</text:p>
              </table:table-cell>
              <table:table-cell office:value-type="float" office:value="0.397654">
                <text:p>0.397654</text:p>
              </table:table-cell>
              <table:table-cell office:value-type="float" office:value="0.385221">
                <text:p>0.38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016">
                <text:p>0.534016</text:p>
              </table:table-cell>
              <table:table-cell office:value-type="float" office:value="0.432779">
                <text:p>0.432779</text:p>
              </table:table-cell>
              <table:table-cell office:value-type="float" office:value="0.433658">
                <text:p>0.433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741">
                <text:p>0.454741</text:p>
              </table:table-cell>
              <table:table-cell office:value-type="float" office:value="0.40278">
                <text:p>0.40278</text:p>
              </table:table-cell>
              <table:table-cell office:value-type="float" office:value="0.399032">
                <text:p>0.39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9378">
                <text:p>0.439378</text:p>
              </table:table-cell>
              <table:table-cell office:value-type="float" office:value="0.414006">
                <text:p>0.414006</text:p>
              </table:table-cell>
              <table:table-cell office:value-type="float" office:value="0.398896">
                <text:p>0.39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Maximum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549">
                <text:p>0.476549</text:p>
                <draw:g>
                  <svg:desc>'7.10.21'.N34:'7.10.21'.N39</svg:desc>
                </draw:g>
              </table:table-cell>
              <table:table-cell office:value-type="float" office:value="0.42503">
                <text:p>0.42503</text:p>
                <draw:g>
                  <svg:desc>'7.10.21'.H34:'7.10.21'.H39</svg:desc>
                </draw:g>
              </table:table-cell>
              <table:table-cell office:value-type="float" office:value="0.390397">
                <text:p>0.39039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2332">
                <text:p>0.572332</text:p>
              </table:table-cell>
              <table:table-cell office:value-type="float" office:value="0.467159">
                <text:p>0.467159</text:p>
              </table:table-cell>
              <table:table-cell office:value-type="float" office:value="0.436552">
                <text:p>0.436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9478">
                <text:p>0.479478</text:p>
              </table:table-cell>
              <table:table-cell office:value-type="float" office:value="0.452737">
                <text:p>0.452737</text:p>
              </table:table-cell>
              <table:table-cell office:value-type="float" office:value="0.393167">
                <text:p>0.39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086">
                <text:p>0.60086</text:p>
              </table:table-cell>
              <table:table-cell office:value-type="float" office:value="0.510013">
                <text:p>0.510013</text:p>
              </table:table-cell>
              <table:table-cell office:value-type="float" office:value="0.483611">
                <text:p>0.48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9705">
                <text:p>0.499705</text:p>
              </table:table-cell>
              <table:table-cell office:value-type="float" office:value="0.447915">
                <text:p>0.447915</text:p>
              </table:table-cell>
              <table:table-cell office:value-type="float" office:value="0.410102">
                <text:p>0.4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6928">
                <text:p>0.446928</text:p>
              </table:table-cell>
              <table:table-cell office:value-type="float" office:value="0.435548">
                <text:p>0.435548</text:p>
              </table:table-cell>
              <table:table-cell office:value-type="float" office:value="0.408507">
                <text:p>0.408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9447">
                <text:p>0.409447</text:p>
                <draw:g>
                  <svg:desc>'7.10.21'.M34:'7.10.21'.M39</svg:desc>
                </draw:g>
              </table:table-cell>
              <table:table-cell office:value-type="float" office:value="0.386137">
                <text:p>0.386137</text:p>
                <draw:g>
                  <svg:desc>'7.10.21'.G34:'7.10.21'.G39</svg:desc>
                </draw:g>
              </table:table-cell>
              <table:table-cell office:value-type="float" office:value="0.374917">
                <text:p>0.374917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5854">
                <text:p>0.455854</text:p>
              </table:table-cell>
              <table:table-cell office:value-type="float" office:value="0.389499">
                <text:p>0.389499</text:p>
              </table:table-cell>
              <table:table-cell office:value-type="float" office:value="0.389577">
                <text:p>0.38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177">
                <text:p>0.415177</text:p>
              </table:table-cell>
              <table:table-cell office:value-type="float" office:value="0.378775">
                <text:p>0.378775</text:p>
              </table:table-cell>
              <table:table-cell office:value-type="float" office:value="0.374797">
                <text:p>0.374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0327">
                <text:p>0.420327</text:p>
              </table:table-cell>
              <table:table-cell office:value-type="float" office:value="0.382437">
                <text:p>0.382437</text:p>
              </table:table-cell>
              <table:table-cell office:value-type="float" office:value="0.399213">
                <text:p>0.39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663">
                <text:p>0.427663</text:p>
              </table:table-cell>
              <table:table-cell office:value-type="float" office:value="0.375845">
                <text:p>0.375845</text:p>
              </table:table-cell>
              <table:table-cell office:value-type="float" office:value="0.379606">
                <text:p>0.37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5941">
                <text:p>0.425941</text:p>
              </table:table-cell>
              <table:table-cell office:value-type="float" office:value="0.405685">
                <text:p>0.405685</text:p>
              </table:table-cell>
              <table:table-cell office:value-type="float" office:value="0.376167">
                <text:p>0.376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62742">
                <text:p>4.562742</text:p>
                <draw:g>
                  <svg:desc>'13.10.21'.L34:'13.10.21'.L39</svg:desc>
                </draw:g>
              </table:table-cell>
              <table:table-cell office:value-type="float" office:value="3.665463">
                <text:p>3.665463</text:p>
                <draw:g>
                  <svg:desc>'13.10.21'.F34:'13.10.21'.F39</svg:desc>
                </draw:g>
              </table:table-cell>
              <table:table-cell office:value-type="float" office:value="4.562454">
                <text:p>4.562454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0565">
                <text:p>6.020565</text:p>
              </table:table-cell>
              <table:table-cell office:value-type="float" office:value="3.675769">
                <text:p>3.675769</text:p>
              </table:table-cell>
              <table:table-cell office:value-type="float" office:value="5.83671">
                <text:p>5.8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85068">
                <text:p>7.285068</text:p>
              </table:table-cell>
              <table:table-cell office:value-type="float" office:value="3.750663">
                <text:p>3.750663</text:p>
              </table:table-cell>
              <table:table-cell office:value-type="float" office:value="6.95661">
                <text:p>6.95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94979">
                <text:p>7.294979</text:p>
              </table:table-cell>
              <table:table-cell office:value-type="float" office:value="3.754087">
                <text:p>3.754087</text:p>
              </table:table-cell>
              <table:table-cell office:value-type="float" office:value="6.479678">
                <text:p>6.479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44437">
                <text:p>7.244437</text:p>
              </table:table-cell>
              <table:table-cell office:value-type="float" office:value="3.735643">
                <text:p>3.735643</text:p>
              </table:table-cell>
              <table:table-cell office:value-type="float" office:value="6.045986">
                <text:p>6.045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63619">
                <text:p>7.463619</text:p>
              </table:table-cell>
              <table:table-cell office:value-type="float" office:value="3.754768">
                <text:p>3.754768</text:p>
              </table:table-cell>
              <table:table-cell office:value-type="float" office:value="6.123757">
                <text:p>6.1237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52cm" svg:y="0.316cm" chart:style-name="ch2">
          <text:p>Benchmark, second version</text:p>
        </chart:title>
        <chart:subtitle svg:x="7.149cm" svg:y="1.275cm" chart:style-name="ch3">
          <text:p>Max time</text:p>
        </chart:subtitle>
        <chart:legend chart:legend-position="top" svg:x="5.436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1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51754">
                <text:p>5.551754</text:p>
                <draw:g>
                  <svg:desc>'13.10.21'.N34:'13.10.21'.N39</svg:desc>
                </draw:g>
              </table:table-cell>
              <table:table-cell office:value-type="float" office:value="3.871935">
                <text:p>3.871935</text:p>
                <draw:g>
                  <svg:desc>'13.10.21'.H34:'13.10.21'.H39</svg:desc>
                </draw:g>
              </table:table-cell>
              <table:table-cell office:value-type="float" office:value="5.551327">
                <text:p>5.551327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76095">
                <text:p>7.576095</text:p>
              </table:table-cell>
              <table:table-cell office:value-type="float" office:value="3.833448">
                <text:p>3.833448</text:p>
              </table:table-cell>
              <table:table-cell office:value-type="float" office:value="6.311746">
                <text:p>6.31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31769">
                <text:p>8.031769</text:p>
              </table:table-cell>
              <table:table-cell office:value-type="float" office:value="3.984483">
                <text:p>3.984483</text:p>
              </table:table-cell>
              <table:table-cell office:value-type="float" office:value="7.278315">
                <text:p>7.278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72969">
                <text:p>8.072969</text:p>
              </table:table-cell>
              <table:table-cell office:value-type="float" office:value="3.907516">
                <text:p>3.907516</text:p>
              </table:table-cell>
              <table:table-cell office:value-type="float" office:value="7.348314">
                <text:p>7.348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72641">
                <text:p>8.072641</text:p>
              </table:table-cell>
              <table:table-cell office:value-type="float" office:value="3.947991">
                <text:p>3.947991</text:p>
              </table:table-cell>
              <table:table-cell office:value-type="float" office:value="7.241239">
                <text:p>7.241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62591">
                <text:p>8.262591</text:p>
              </table:table-cell>
              <table:table-cell office:value-type="float" office:value="3.800333">
                <text:p>3.800333</text:p>
              </table:table-cell>
              <table:table-cell office:value-type="float" office:value="7.463296">
                <text:p>7.463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4362">
                <text:p>3.74362</text:p>
                <draw:g>
                  <svg:desc>'13.10.21'.M34:'13.10.21'.M39</svg:desc>
                </draw:g>
              </table:table-cell>
              <table:table-cell office:value-type="float" office:value="3.62922">
                <text:p>3.62922</text:p>
                <draw:g>
                  <svg:desc>'13.10.21'.G34:'13.10.21'.G39</svg:desc>
                </draw:g>
              </table:table-cell>
              <table:table-cell office:value-type="float" office:value="4.562454">
                <text:p>4.562454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8786">
                <text:p>4.058786</text:p>
              </table:table-cell>
              <table:table-cell office:value-type="float" office:value="3.520884">
                <text:p>3.520884</text:p>
              </table:table-cell>
              <table:table-cell office:value-type="float" office:value="5.175016">
                <text:p>5.175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6803">
                <text:p>6.76803</text:p>
              </table:table-cell>
              <table:table-cell office:value-type="float" office:value="3.658582">
                <text:p>3.658582</text:p>
              </table:table-cell>
              <table:table-cell office:value-type="float" office:value="6.476934">
                <text:p>6.476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51063">
                <text:p>6.151063</text:p>
              </table:table-cell>
              <table:table-cell office:value-type="float" office:value="3.600533">
                <text:p>3.600533</text:p>
              </table:table-cell>
              <table:table-cell office:value-type="float" office:value="5.693498">
                <text:p>5.693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86162">
                <text:p>6.186162</text:p>
              </table:table-cell>
              <table:table-cell office:value-type="float" office:value="3.56415">
                <text:p>3.56415</text:p>
              </table:table-cell>
              <table:table-cell office:value-type="float" office:value="4.856866">
                <text:p>4.856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0473">
                <text:p>6.250473</text:p>
              </table:table-cell>
              <table:table-cell office:value-type="float" office:value="3.636337">
                <text:p>3.636337</text:p>
              </table:table-cell>
              <table:table-cell office:value-type="float" office:value="4.918979">
                <text:p>4.9189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